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11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1.375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11" table:style-name="ta1">
        <table:shapes>
          <draw:frame draw:z-index="0" draw:style-name="gr1" draw:text-style-name="P1" svg:width="6.2988in" svg:height="3.5429in" svg:x="1.5752in" svg:y="4.4106in">
            <draw:object draw:notify-on-update-of-ranges="flat11.A1:flat11.A1 flat11.B1:flat11.GY1 flat11.A6:flat11.A6 flat11.B6:flat11.GY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8" table:default-cell-style-name="Default"/>
        <table:table-column table:style-name="co11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5" table:default-cell-style-name="Default"/>
        <table:table-column table:style-name="co11" table:default-cell-style-name="Default"/>
        <table:table-column table:style-name="co9" table:number-columns-repeated="4" table:default-cell-style-name="Default"/>
        <table:table-column table:style-name="co7" table:number-columns-repeated="5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13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5" table:default-cell-style-name="Default"/>
        <table:table-column table:style-name="co9" table:default-cell-style-name="Default"/>
        <table:table-column table:style-name="co7" table:number-columns-repeated="6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7" table:number-columns-repeated="9" table:default-cell-style-name="Default"/>
        <table:table-column table:style-name="co4" table:default-cell-style-name="Default"/>
        <table:table-column table:style-name="co7" table:number-columns-repeated="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14" table:default-cell-style-name="Default"/>
        <table:table-column table:style-name="co2" table:default-cell-style-name="Default"/>
        <table:table-column table:style-name="co7" table:number-columns-repeated="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13" table:number-columns-repeated="63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09041595459" calcext:value-type="float">
            <text:p>0.066709041595459</text:p>
          </table:table-cell>
          <table:table-cell office:value-type="float" office:value="0.100063800811768" calcext:value-type="float">
            <text:p>0.100063800811768</text:p>
          </table:table-cell>
          <table:table-cell office:value-type="float" office:value="0.133418321609497" calcext:value-type="float">
            <text:p>0.133418321609497</text:p>
          </table:table-cell>
          <table:table-cell office:value-type="float" office:value="0.200127601623535" calcext:value-type="float">
            <text:p>0.200127601623535</text:p>
          </table:table-cell>
          <table:table-cell office:value-type="float" office:value="0.233481884002686" calcext:value-type="float">
            <text:p>0.233481884002686</text:p>
          </table:table-cell>
          <table:table-cell office:value-type="float" office:value="0.300192594528198" calcext:value-type="float">
            <text:p>0.300192594528198</text:p>
          </table:table-cell>
          <table:table-cell office:value-type="float" office:value="0.333547830581665" calcext:value-type="float">
            <text:p>0.333547830581665</text:p>
          </table:table-cell>
          <table:table-cell office:value-type="float" office:value="0.366903305053711" calcext:value-type="float">
            <text:p>0.366903305053711</text:p>
          </table:table-cell>
          <table:table-cell office:value-type="float" office:value="0.433613777160645" calcext:value-type="float">
            <text:p>0.433613777160645</text:p>
          </table:table-cell>
          <table:table-cell office:value-type="float" office:value="0.466969013214111" calcext:value-type="float">
            <text:p>0.466969013214111</text:p>
          </table:table-cell>
          <table:table-cell office:value-type="float" office:value="0.533679485321045" calcext:value-type="float">
            <text:p>0.533679485321045</text:p>
          </table:table-cell>
          <table:table-cell office:value-type="float" office:value="0.567034721374512" calcext:value-type="float">
            <text:p>0.567034721374512</text:p>
          </table:table-cell>
          <table:table-cell office:value-type="float" office:value="0.600389957427979" calcext:value-type="float">
            <text:p>0.600389957427979</text:p>
          </table:table-cell>
          <table:table-cell office:value-type="float" office:value="0.633745193481445" calcext:value-type="float">
            <text:p>0.633745193481445</text:p>
          </table:table-cell>
          <table:table-cell office:value-type="float" office:value="0.667100429534912" calcext:value-type="float">
            <text:p>0.667100429534912</text:p>
          </table:table-cell>
          <table:table-cell office:value-type="float" office:value="0.733810663223267" calcext:value-type="float">
            <text:p>0.733810663223267</text:p>
          </table:table-cell>
          <table:table-cell office:value-type="float" office:value="0.767165899276733" calcext:value-type="float">
            <text:p>0.767165899276733</text:p>
          </table:table-cell>
          <table:table-cell office:value-type="float" office:value="0.800520896911621" calcext:value-type="float">
            <text:p>0.800520896911621</text:p>
          </table:table-cell>
          <table:table-cell office:value-type="float" office:value="0.867230892181397" calcext:value-type="float">
            <text:p>0.867230892181397</text:p>
          </table:table-cell>
          <table:table-cell office:value-type="float" office:value="0.933941125869751" calcext:value-type="float">
            <text:p>0.933941125869751</text:p>
          </table:table-cell>
          <table:table-cell office:value-type="float" office:value="0.967296123504639" calcext:value-type="float">
            <text:p>0.967296123504639</text:p>
          </table:table-cell>
          <table:table-cell office:value-type="float" office:value="1.00065112113953" calcext:value-type="float">
            <text:p>1.00065112113953</text:p>
          </table:table-cell>
          <table:table-cell office:value-type="float" office:value="1.03400611877441" calcext:value-type="float">
            <text:p>1.03400611877441</text:p>
          </table:table-cell>
          <table:table-cell office:value-type="float" office:value="1.10071611404419" calcext:value-type="float">
            <text:p>1.10071611404419</text:p>
          </table:table-cell>
          <table:table-cell office:value-type="float" office:value="1.13407111167908" calcext:value-type="float">
            <text:p>1.13407111167908</text:p>
          </table:table-cell>
          <table:table-cell office:value-type="float" office:value="1.16742610931396" calcext:value-type="float">
            <text:p>1.16742610931396</text:p>
          </table:table-cell>
          <table:table-cell office:value-type="float" office:value="1.23413586616516" calcext:value-type="float">
            <text:p>1.23413586616516</text:p>
          </table:table-cell>
          <table:table-cell office:value-type="float" office:value="1.26749110221863" calcext:value-type="float">
            <text:p>1.26749110221863</text:p>
          </table:table-cell>
          <table:table-cell office:value-type="float" office:value="1.30084633827209" calcext:value-type="float">
            <text:p>1.30084633827209</text:p>
          </table:table-cell>
          <table:table-cell office:value-type="float" office:value="1.36755633354187" calcext:value-type="float">
            <text:p>1.36755633354187</text:p>
          </table:table-cell>
          <table:table-cell office:value-type="float" office:value="1.40091156959534" calcext:value-type="float">
            <text:p>1.40091156959534</text:p>
          </table:table-cell>
          <table:table-cell office:value-type="float" office:value="1.46762180328369" calcext:value-type="float">
            <text:p>1.46762180328369</text:p>
          </table:table-cell>
          <table:table-cell office:value-type="float" office:value="1.50097680091858" calcext:value-type="float">
            <text:p>1.50097680091858</text:p>
          </table:table-cell>
          <table:table-cell office:value-type="float" office:value="1.56768679618835" calcext:value-type="float">
            <text:p>1.56768679618835</text:p>
          </table:table-cell>
          <table:table-cell office:value-type="float" office:value="1.60104179382324" calcext:value-type="float">
            <text:p>1.60104179382324</text:p>
          </table:table-cell>
          <table:table-cell office:value-type="float" office:value="1.66775178909302" calcext:value-type="float">
            <text:p>1.66775178909302</text:p>
          </table:table-cell>
          <table:table-cell office:value-type="float" office:value="1.73446178436279" calcext:value-type="float">
            <text:p>1.73446178436279</text:p>
          </table:table-cell>
          <table:table-cell office:value-type="float" office:value="1.80117177963257" calcext:value-type="float">
            <text:p>1.80117177963257</text:p>
          </table:table-cell>
          <table:table-cell office:value-type="float" office:value="1.86788129806519" calcext:value-type="float">
            <text:p>1.86788129806519</text:p>
          </table:table-cell>
          <table:table-cell office:value-type="float" office:value="1.9345908164978" calcext:value-type="float">
            <text:p>1.9345908164978</text:p>
          </table:table-cell>
          <table:table-cell office:value-type="float" office:value="1.96794581413269" calcext:value-type="float">
            <text:p>1.96794581413269</text:p>
          </table:table-cell>
          <table:table-cell office:value-type="float" office:value="2.001300573349" calcext:value-type="float">
            <text:p>2.001300573349</text:p>
          </table:table-cell>
          <table:table-cell office:value-type="float" office:value="2.06801009178162" calcext:value-type="float">
            <text:p>2.06801009178162</text:p>
          </table:table-cell>
          <table:table-cell office:value-type="float" office:value="2.10136485099792" calcext:value-type="float">
            <text:p>2.10136485099792</text:p>
          </table:table-cell>
          <table:table-cell office:value-type="float" office:value="2.13471961021423" calcext:value-type="float">
            <text:p>2.13471961021423</text:p>
          </table:table-cell>
          <table:table-cell office:value-type="float" office:value="2.16807436943054" calcext:value-type="float">
            <text:p>2.16807436943054</text:p>
          </table:table-cell>
          <table:table-cell office:value-type="float" office:value="2.20142889022827" calcext:value-type="float">
            <text:p>2.20142889022827</text:p>
          </table:table-cell>
          <table:table-cell office:value-type="float" office:value="2.23478364944458" calcext:value-type="float">
            <text:p>2.23478364944458</text:p>
          </table:table-cell>
          <table:table-cell office:value-type="float" office:value="2.26813888549805" calcext:value-type="float">
            <text:p>2.26813888549805</text:p>
          </table:table-cell>
          <table:table-cell office:value-type="float" office:value="2.33484935760498" calcext:value-type="float">
            <text:p>2.33484935760498</text:p>
          </table:table-cell>
          <table:table-cell office:value-type="float" office:value="2.36820435523987" calcext:value-type="float">
            <text:p>2.36820435523987</text:p>
          </table:table-cell>
          <table:table-cell office:value-type="float" office:value="2.40155959129333" calcext:value-type="float">
            <text:p>2.40155959129333</text:p>
          </table:table-cell>
          <table:table-cell office:value-type="float" office:value="2.46826982498169" calcext:value-type="float">
            <text:p>2.46826982498169</text:p>
          </table:table-cell>
          <table:table-cell office:value-type="float" office:value="2.50162506103516" calcext:value-type="float">
            <text:p>2.50162506103516</text:p>
          </table:table-cell>
          <table:table-cell office:value-type="float" office:value="2.53498005867004" calcext:value-type="float">
            <text:p>2.53498005867004</text:p>
          </table:table-cell>
          <table:table-cell office:value-type="float" office:value="2.56833529472351" calcext:value-type="float">
            <text:p>2.56833529472351</text:p>
          </table:table-cell>
          <table:table-cell office:value-type="float" office:value="2.6016902923584" calcext:value-type="float">
            <text:p>2.6016902923584</text:p>
          </table:table-cell>
          <table:table-cell office:value-type="float" office:value="2.66840028762817" calcext:value-type="float">
            <text:p>2.66840028762817</text:p>
          </table:table-cell>
          <table:table-cell office:value-type="float" office:value="2.70175528526306" calcext:value-type="float">
            <text:p>2.70175528526306</text:p>
          </table:table-cell>
          <table:table-cell office:value-type="float" office:value="2.73511004447937" calcext:value-type="float">
            <text:p>2.73511004447937</text:p>
          </table:table-cell>
          <table:table-cell office:value-type="float" office:value="2.76846504211426" calcext:value-type="float">
            <text:p>2.76846504211426</text:p>
          </table:table-cell>
          <table:table-cell office:value-type="float" office:value="2.80182003974915" calcext:value-type="float">
            <text:p>2.80182003974915</text:p>
          </table:table-cell>
          <table:table-cell office:value-type="float" office:value="2.83517479896545" calcext:value-type="float">
            <text:p>2.83517479896545</text:p>
          </table:table-cell>
          <table:table-cell office:value-type="float" office:value="2.90188455581665" calcext:value-type="float">
            <text:p>2.90188455581665</text:p>
          </table:table-cell>
          <table:table-cell office:value-type="float" office:value="2.96859431266785" calcext:value-type="float">
            <text:p>2.96859431266785</text:p>
          </table:table-cell>
          <table:table-cell office:value-type="float" office:value="3.03530406951904" calcext:value-type="float">
            <text:p>3.03530406951904</text:p>
          </table:table-cell>
          <table:table-cell office:value-type="float" office:value="3.06865882873535" calcext:value-type="float">
            <text:p>3.06865882873535</text:p>
          </table:table-cell>
          <table:table-cell office:value-type="float" office:value="3.13536810874939" calcext:value-type="float">
            <text:p>3.13536810874939</text:p>
          </table:table-cell>
          <table:table-cell office:value-type="float" office:value="3.1687228679657" calcext:value-type="float">
            <text:p>3.1687228679657</text:p>
          </table:table-cell>
          <table:table-cell office:value-type="float" office:value="3.23543238639832" calcext:value-type="float">
            <text:p>3.23543238639832</text:p>
          </table:table-cell>
          <table:table-cell office:value-type="float" office:value="3.26878714561462" calcext:value-type="float">
            <text:p>3.26878714561462</text:p>
          </table:table-cell>
          <table:table-cell office:value-type="float" office:value="3.3354971408844" calcext:value-type="float">
            <text:p>3.3354971408844</text:p>
          </table:table-cell>
          <table:table-cell office:value-type="float" office:value="3.36885190010071" calcext:value-type="float">
            <text:p>3.36885190010071</text:p>
          </table:table-cell>
          <table:table-cell office:value-type="float" office:value="3.4022068977356" calcext:value-type="float">
            <text:p>3.4022068977356</text:p>
          </table:table-cell>
          <table:table-cell office:value-type="float" office:value="3.4355616569519" calcext:value-type="float">
            <text:p>3.4355616569519</text:p>
          </table:table-cell>
          <table:table-cell office:value-type="float" office:value="3.50227117538452" calcext:value-type="float">
            <text:p>3.50227117538452</text:p>
          </table:table-cell>
          <table:table-cell office:value-type="float" office:value="3.56898069381714" calcext:value-type="float">
            <text:p>3.56898069381714</text:p>
          </table:table-cell>
          <table:table-cell office:value-type="float" office:value="3.60233545303345" calcext:value-type="float">
            <text:p>3.60233545303345</text:p>
          </table:table-cell>
          <table:table-cell office:value-type="float" office:value="3.63569021224976" calcext:value-type="float">
            <text:p>3.63569021224976</text:p>
          </table:table-cell>
          <table:table-cell office:value-type="float" office:value="3.70239949226379" calcext:value-type="float">
            <text:p>3.70239949226379</text:p>
          </table:table-cell>
          <table:table-cell office:value-type="float" office:value="3.76910877227783" calcext:value-type="float">
            <text:p>3.76910877227783</text:p>
          </table:table-cell>
          <table:table-cell office:value-type="float" office:value="3.83581781387329" calcext:value-type="float">
            <text:p>3.83581781387329</text:p>
          </table:table-cell>
          <table:table-cell office:value-type="float" office:value="3.86917233467102" calcext:value-type="float">
            <text:p>3.86917233467102</text:p>
          </table:table-cell>
          <table:table-cell office:value-type="float" office:value="3.90252685546875" calcext:value-type="float">
            <text:p>3.90252685546875</text:p>
          </table:table-cell>
          <table:table-cell office:value-type="float" office:value="4.1360080242157" calcext:value-type="float">
            <text:p>4.1360080242157</text:p>
          </table:table-cell>
          <table:table-cell office:value-type="float" office:value="4.20271682739258" calcext:value-type="float">
            <text:p>4.20271682739258</text:p>
          </table:table-cell>
          <table:table-cell office:value-type="float" office:value="4.26942658424377" calcext:value-type="float">
            <text:p>4.26942658424377</text:p>
          </table:table-cell>
          <table:table-cell office:value-type="float" office:value="4.33613753318787" calcext:value-type="float">
            <text:p>4.33613753318787</text:p>
          </table:table-cell>
          <table:table-cell office:value-type="float" office:value="4.40284824371338" calcext:value-type="float">
            <text:p>4.40284824371338</text:p>
          </table:table-cell>
          <table:table-cell office:value-type="float" office:value="4.46955895423889" calcext:value-type="float">
            <text:p>4.46955895423889</text:p>
          </table:table-cell>
          <table:table-cell office:value-type="float" office:value="4.73640084266663" calcext:value-type="float">
            <text:p>4.73640084266663</text:p>
          </table:table-cell>
          <table:table-cell office:value-type="float" office:value="4.76975607872009" calcext:value-type="float">
            <text:p>4.76975607872009</text:p>
          </table:table-cell>
          <table:table-cell office:value-type="float" office:value="4.90317678451538" calcext:value-type="float">
            <text:p>4.90317678451538</text:p>
          </table:table-cell>
          <table:table-cell office:value-type="float" office:value="4.93653202056885" calcext:value-type="float">
            <text:p>4.93653202056885</text:p>
          </table:table-cell>
          <table:table-cell office:value-type="float" office:value="5.0032422542572" calcext:value-type="float">
            <text:p>5.0032422542572</text:p>
          </table:table-cell>
          <table:table-cell office:value-type="float" office:value="5.06995224952698" calcext:value-type="float">
            <text:p>5.06995224952698</text:p>
          </table:table-cell>
          <table:table-cell office:value-type="float" office:value="5.27008366584778" calcext:value-type="float">
            <text:p>5.27008366584778</text:p>
          </table:table-cell>
          <table:table-cell office:value-type="float" office:value="5.30343985557556" calcext:value-type="float">
            <text:p>5.30343985557556</text:p>
          </table:table-cell>
          <table:table-cell office:value-type="float" office:value="5.33679604530335" calcext:value-type="float">
            <text:p>5.33679604530335</text:p>
          </table:table-cell>
          <table:table-cell office:value-type="float" office:value="5.37015223503113" calcext:value-type="float">
            <text:p>5.37015223503113</text:p>
          </table:table-cell>
          <table:table-cell office:value-type="float" office:value="5.43686461448669" calcext:value-type="float">
            <text:p>5.43686461448669</text:p>
          </table:table-cell>
          <table:table-cell office:value-type="float" office:value="5.4702205657959" calcext:value-type="float">
            <text:p>5.4702205657959</text:p>
          </table:table-cell>
          <table:table-cell office:value-type="float" office:value="5.53693294525147" calcext:value-type="float">
            <text:p>5.53693294525147</text:p>
          </table:table-cell>
          <table:table-cell office:value-type="float" office:value="5.60364532470703" calcext:value-type="float">
            <text:p>5.60364532470703</text:p>
          </table:table-cell>
          <table:table-cell office:value-type="float" office:value="5.67035746574402" calcext:value-type="float">
            <text:p>5.67035746574402</text:p>
          </table:table-cell>
          <table:table-cell office:value-type="float" office:value="5.83713817596436" calcext:value-type="float">
            <text:p>5.83713817596436</text:p>
          </table:table-cell>
          <table:table-cell office:value-type="float" office:value="5.90385031700134" calcext:value-type="float">
            <text:p>5.90385031700134</text:p>
          </table:table-cell>
          <table:table-cell office:value-type="float" office:value="5.93720626831055" calcext:value-type="float">
            <text:p>5.93720626831055</text:p>
          </table:table-cell>
          <table:table-cell office:value-type="float" office:value="5.97056245803833" calcext:value-type="float">
            <text:p>5.97056245803833</text:p>
          </table:table-cell>
          <table:table-cell office:value-type="float" office:value="6.00391840934753" calcext:value-type="float">
            <text:p>6.00391840934753</text:p>
          </table:table-cell>
          <table:table-cell office:value-type="float" office:value="6.03727436065674" calcext:value-type="float">
            <text:p>6.03727436065674</text:p>
          </table:table-cell>
          <table:table-cell office:value-type="float" office:value="6.07063055038452" calcext:value-type="float">
            <text:p>6.07063055038452</text:p>
          </table:table-cell>
          <table:table-cell office:value-type="float" office:value="6.13734269142151" calcext:value-type="float">
            <text:p>6.13734269142151</text:p>
          </table:table-cell>
          <table:table-cell office:value-type="float" office:value="6.17069888114929" calcext:value-type="float">
            <text:p>6.17069888114929</text:p>
          </table:table-cell>
          <table:table-cell office:value-type="float" office:value="6.2040548324585" calcext:value-type="float">
            <text:p>6.2040548324585</text:p>
          </table:table-cell>
          <table:table-cell office:value-type="float" office:value="6.30412244796753" calcext:value-type="float">
            <text:p>6.30412244796753</text:p>
          </table:table-cell>
          <table:table-cell office:value-type="float" office:value="6.37083387374878" calcext:value-type="float">
            <text:p>6.37083387374878</text:p>
          </table:table-cell>
          <table:table-cell office:value-type="float" office:value="6.43754529953003" calcext:value-type="float">
            <text:p>6.43754529953003</text:p>
          </table:table-cell>
          <table:table-cell office:value-type="float" office:value="6.47090101242065" calcext:value-type="float">
            <text:p>6.47090101242065</text:p>
          </table:table-cell>
          <table:table-cell office:value-type="float" office:value="6.50425672531128" calcext:value-type="float">
            <text:p>6.50425672531128</text:p>
          </table:table-cell>
          <table:table-cell office:value-type="float" office:value="6.5376124382019" calcext:value-type="float">
            <text:p>6.5376124382019</text:p>
          </table:table-cell>
          <table:table-cell office:value-type="float" office:value="6.57096815109253" calcext:value-type="float">
            <text:p>6.57096815109253</text:p>
          </table:table-cell>
          <table:table-cell office:value-type="float" office:value="6.60432386398315" calcext:value-type="float">
            <text:p>6.60432386398315</text:p>
          </table:table-cell>
          <table:table-cell office:value-type="float" office:value="6.87116861343384" calcext:value-type="float">
            <text:p>6.87116861343384</text:p>
          </table:table-cell>
          <table:table-cell office:value-type="float" office:value="6.93787980079651" calcext:value-type="float">
            <text:p>6.93787980079651</text:p>
          </table:table-cell>
          <table:table-cell office:value-type="float" office:value="7.4048707485199" calcext:value-type="float">
            <text:p>7.4048707485199</text:p>
          </table:table-cell>
          <table:table-cell office:value-type="float" office:value="7.43822908401489" calcext:value-type="float">
            <text:p>7.43822908401489</text:p>
          </table:table-cell>
          <table:table-cell office:value-type="float" office:value="7.47158741950989" calcext:value-type="float">
            <text:p>7.47158741950989</text:p>
          </table:table-cell>
          <table:table-cell office:value-type="float" office:value="7.50494575500488" calcext:value-type="float">
            <text:p>7.50494575500488</text:p>
          </table:table-cell>
          <table:table-cell office:value-type="float" office:value="7.57166242599487" calcext:value-type="float">
            <text:p>7.57166242599487</text:p>
          </table:table-cell>
          <table:table-cell office:value-type="float" office:value="7.97196316719055" calcext:value-type="float">
            <text:p>7.97196316719055</text:p>
          </table:table-cell>
          <table:table-cell office:value-type="float" office:value="8.07203841209412" calcext:value-type="float">
            <text:p>8.07203841209412</text:p>
          </table:table-cell>
          <table:table-cell office:value-type="float" office:value="8.10539674758911" calcext:value-type="float">
            <text:p>8.10539674758911</text:p>
          </table:table-cell>
          <table:table-cell office:value-type="float" office:value="8.17211365699768" calcext:value-type="float">
            <text:p>8.17211365699768</text:p>
          </table:table-cell>
          <table:table-cell office:value-type="float" office:value="8.23883008956909" calcext:value-type="float">
            <text:p>8.23883008956909</text:p>
          </table:table-cell>
          <table:table-cell office:value-type="float" office:value="8.27218675613403" calcext:value-type="float">
            <text:p>8.27218675613403</text:p>
          </table:table-cell>
          <table:table-cell office:value-type="float" office:value="8.3055431842804" calcext:value-type="float">
            <text:p>8.3055431842804</text:p>
          </table:table-cell>
          <table:table-cell office:value-type="float" office:value="8.33889961242676" calcext:value-type="float">
            <text:p>8.33889961242676</text:p>
          </table:table-cell>
          <table:table-cell office:value-type="float" office:value="8.40561294555664" calcext:value-type="float">
            <text:p>8.40561294555664</text:p>
          </table:table-cell>
          <table:table-cell office:value-type="float" office:value="8.438969373703" calcext:value-type="float">
            <text:p>8.438969373703</text:p>
          </table:table-cell>
          <table:table-cell office:value-type="float" office:value="8.63910841941834" calcext:value-type="float">
            <text:p>8.63910841941834</text:p>
          </table:table-cell>
          <table:table-cell office:value-type="float" office:value="8.70582127571106" calcext:value-type="float">
            <text:p>8.70582127571106</text:p>
          </table:table-cell>
          <table:table-cell office:value-type="float" office:value="8.77253437042236" calcext:value-type="float">
            <text:p>8.77253437042236</text:p>
          </table:table-cell>
          <table:table-cell office:value-type="float" office:value="8.83924746513367" calcext:value-type="float">
            <text:p>8.83924746513367</text:p>
          </table:table-cell>
          <table:table-cell office:value-type="float" office:value="8.9726734161377" calcext:value-type="float">
            <text:p>8.9726734161377</text:p>
          </table:table-cell>
          <table:table-cell office:value-type="float" office:value="9.039386510849" calcext:value-type="float">
            <text:p>9.039386510849</text:p>
          </table:table-cell>
          <table:table-cell office:value-type="float" office:value="9.23952555656433" calcext:value-type="float">
            <text:p>9.23952555656433</text:p>
          </table:table-cell>
          <table:table-cell office:value-type="float" office:value="9.27288794517517" calcext:value-type="float">
            <text:p>9.27288794517517</text:p>
          </table:table-cell>
          <table:table-cell office:value-type="float" office:value="9.30625081062317" calcext:value-type="float">
            <text:p>9.30625081062317</text:p>
          </table:table-cell>
          <table:table-cell office:value-type="float" office:value="9.33961367607117" calcext:value-type="float">
            <text:p>9.33961367607117</text:p>
          </table:table-cell>
          <table:table-cell office:value-type="float" office:value="9.37297630310059" calcext:value-type="float">
            <text:p>9.37297630310059</text:p>
          </table:table-cell>
          <table:table-cell office:value-type="float" office:value="9.40633916854858" calcext:value-type="float">
            <text:p>9.40633916854858</text:p>
          </table:table-cell>
          <table:table-cell office:value-type="float" office:value="9.63988161087036" calcext:value-type="float">
            <text:p>9.63988161087036</text:p>
          </table:table-cell>
          <table:table-cell office:value-type="float" office:value="9.97352027893066" calcext:value-type="float">
            <text:p>9.97352027893066</text:p>
          </table:table-cell>
          <table:table-cell office:value-type="float" office:value="10.2404365539551" calcext:value-type="float">
            <text:p>10.2404365539551</text:p>
          </table:table-cell>
          <table:table-cell office:value-type="float" office:value="10.3071517944336" calcext:value-type="float">
            <text:p>10.3071517944336</text:p>
          </table:table-cell>
          <table:table-cell office:value-type="float" office:value="10.3405096530914" calcext:value-type="float">
            <text:p>10.3405096530914</text:p>
          </table:table-cell>
          <table:table-cell office:value-type="float" office:value="10.3738670349121" calcext:value-type="float">
            <text:p>10.3738670349121</text:p>
          </table:table-cell>
          <table:table-cell office:value-type="float" office:value="10.4405822753906" calcext:value-type="float">
            <text:p>10.4405822753906</text:p>
          </table:table-cell>
          <table:table-cell office:value-type="float" office:value="10.5072977542877" calcext:value-type="float">
            <text:p>10.5072977542877</text:p>
          </table:table-cell>
          <table:table-cell office:value-type="float" office:value="10.5740129947662" calcext:value-type="float">
            <text:p>10.5740129947662</text:p>
          </table:table-cell>
          <table:table-cell office:value-type="float" office:value="10.840874671936" calcext:value-type="float">
            <text:p>10.840874671936</text:p>
          </table:table-cell>
          <table:table-cell office:value-type="float" office:value="10.8742322921753" calcext:value-type="float">
            <text:p>10.8742322921753</text:p>
          </table:table-cell>
          <table:table-cell office:value-type="float" office:value="10.9075899124146" calcext:value-type="float">
            <text:p>10.9075899124146</text:p>
          </table:table-cell>
          <table:table-cell office:value-type="float" office:value="11.1410939693451" calcext:value-type="float">
            <text:p>11.1410939693451</text:p>
          </table:table-cell>
          <table:table-cell office:value-type="float" office:value="11.4413394927979" calcext:value-type="float">
            <text:p>11.4413394927979</text:p>
          </table:table-cell>
          <table:table-cell office:value-type="float" office:value="11.508064031601" calcext:value-type="float">
            <text:p>11.508064031601</text:p>
          </table:table-cell>
          <table:table-cell office:value-type="float" office:value="11.7416007518768" calcext:value-type="float">
            <text:p>11.7416007518768</text:p>
          </table:table-cell>
          <table:table-cell office:value-type="float" office:value="11.7749631404877" calcext:value-type="float">
            <text:p>11.7749631404877</text:p>
          </table:table-cell>
          <table:table-cell office:value-type="float" office:value="11.8083257675171" calcext:value-type="float">
            <text:p>11.8083257675171</text:p>
          </table:table-cell>
          <table:table-cell office:value-type="float" office:value="12.0418648719788" calcext:value-type="float">
            <text:p>12.0418648719788</text:p>
          </table:table-cell>
          <table:table-cell office:value-type="float" office:value="12.0752277374268" calcext:value-type="float">
            <text:p>12.0752277374268</text:p>
          </table:table-cell>
          <table:table-cell office:value-type="float" office:value="12.3421139717102" calcext:value-type="float">
            <text:p>12.3421139717102</text:p>
          </table:table-cell>
          <table:table-cell office:value-type="float" office:value="12.3754713535309" calcext:value-type="float">
            <text:p>12.3754713535309</text:p>
          </table:table-cell>
          <table:table-cell office:value-type="float" office:value="12.9091863632202" calcext:value-type="float">
            <text:p>12.9091863632202</text:p>
          </table:table-cell>
          <table:table-cell office:value-type="float" office:value="12.9759006500244" calcext:value-type="float">
            <text:p>12.9759006500244</text:p>
          </table:table-cell>
          <table:table-cell office:value-type="float" office:value="13.0426149368286" calcext:value-type="float">
            <text:p>13.0426149368286</text:p>
          </table:table-cell>
          <table:table-cell office:value-type="float" office:value="13.2761163711548" calcext:value-type="float">
            <text:p>13.2761163711548</text:p>
          </table:table-cell>
          <table:table-cell office:value-type="float" office:value="13.3094742298126" calcext:value-type="float">
            <text:p>13.3094742298126</text:p>
          </table:table-cell>
          <table:table-cell office:value-type="float" office:value="13.4778697490692" calcext:value-type="float">
            <text:p>13.4778697490692</text:p>
          </table:table-cell>
          <table:table-cell office:value-type="float" office:value="13.5452420711517" calcext:value-type="float">
            <text:p>13.5452420711517</text:p>
          </table:table-cell>
          <table:table-cell office:value-type="float" office:value="13.6126224994659" calcext:value-type="float">
            <text:p>13.6126224994659</text:p>
          </table:table-cell>
          <table:table-cell office:value-type="float" office:value="13.7474081516266" calcext:value-type="float">
            <text:p>13.7474081516266</text:p>
          </table:table-cell>
          <table:table-cell office:value-type="float" office:value="13.7811095714569" calcext:value-type="float">
            <text:p>13.7811095714569</text:p>
          </table:table-cell>
          <table:table-cell office:value-type="float" office:value="13.8148131370544" calcext:value-type="float">
            <text:p>13.8148131370544</text:p>
          </table:table-cell>
          <table:table-cell office:value-type="float" office:value="13.8485186100006" calcext:value-type="float">
            <text:p>13.8485186100006</text:p>
          </table:table-cell>
          <table:table-cell office:value-type="float" office:value="13.915935754776" calcext:value-type="float">
            <text:p>13.915935754776</text:p>
          </table:table-cell>
          <table:table-cell office:value-type="float" office:value="13.9496474266052" calcext:value-type="float">
            <text:p>13.9496474266052</text:p>
          </table:table-cell>
          <table:table-cell office:value-type="float" office:value="14.0845143795013" calcext:value-type="float">
            <text:p>14.0845143795013</text:p>
          </table:table-cell>
          <table:table-cell office:value-type="float" office:value="14.1519598960876" calcext:value-type="float">
            <text:p>14.1519598960876</text:p>
          </table:table-cell>
          <table:table-cell office:value-type="float" office:value="14.1856861114502" calcext:value-type="float">
            <text:p>14.1856861114502</text:p>
          </table:table-cell>
          <table:table-cell office:value-type="float" office:value="14.253143787384" calcext:value-type="float">
            <text:p>14.253143787384</text:p>
          </table:table-cell>
          <table:table-cell office:value-type="float" office:value="14.3206014633179" calcext:value-type="float">
            <text:p>14.3206014633179</text:p>
          </table:table-cell>
          <table:table-cell office:value-type="float" office:value="14.3539266586304" calcext:value-type="float">
            <text:p>14.3539266586304</text:p>
          </table:table-cell>
          <table:table-cell office:value-type="float" office:value="14.4205756187439" calcext:value-type="float">
            <text:p>14.4205756187439</text:p>
          </table:table-cell>
          <table:table-cell office:value-type="float" office:value="14.4872238636017" calcext:value-type="float">
            <text:p>14.4872238636017</text:p>
          </table:table-cell>
          <table:table-cell office:value-type="float" office:value="14.5538711547852" calcext:value-type="float">
            <text:p>14.5538711547852</text:p>
          </table:table-cell>
          <table:table-cell office:value-type="float" office:value="14.5871942043304" calcext:value-type="float">
            <text:p>14.5871942043304</text:p>
          </table:table-cell>
          <table:table-cell office:value-type="float" office:value="14.7204837799072" calcext:value-type="float">
            <text:p>14.7204837799072</text:p>
          </table:table-cell>
          <table:table-cell office:value-type="float" office:value="14.753805398941" calcext:value-type="float">
            <text:p>14.753805398941</text:p>
          </table:table-cell>
          <table:table-cell office:value-type="float" office:value="14.8204481601715" calcext:value-type="float">
            <text:p>14.8204481601715</text:p>
          </table:table-cell>
          <table:table-cell office:value-type="float" office:value="17.3196778297424" calcext:value-type="float">
            <text:p>17.3196778297424</text:p>
          </table:table-cell>
          <table:table-cell office:value-type="float" office:value="17.3863291740417" calcext:value-type="float">
            <text:p>17.3863291740417</text:p>
          </table:table-cell>
          <table:table-cell office:value-type="float" office:value="17.4196543693542" calcext:value-type="float">
            <text:p>17.4196543693542</text:p>
          </table:table-cell>
          <table:table-cell office:value-type="float" office:value="17.4529793262482" calcext:value-type="float">
            <text:p>17.4529793262482</text:p>
          </table:table-cell>
          <table:table-cell table:number-columns-repeated="637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37116190056676" calcext:value-type="float">
            <text:p>0.137116190056676</text:p>
          </table:table-cell>
          <table:table-cell office:value-type="float" office:value="0.137158407452685" calcext:value-type="float">
            <text:p>0.137158407452685</text:p>
          </table:table-cell>
          <table:table-cell office:value-type="float" office:value="0.137183723233122" calcext:value-type="float">
            <text:p>0.137183723233122</text:p>
          </table:table-cell>
          <table:table-cell office:value-type="float" office:value="0.137143427752228" calcext:value-type="float">
            <text:p>0.137143427752228</text:p>
          </table:table-cell>
          <table:table-cell office:value-type="float" office:value="0.137136644330669" calcext:value-type="float">
            <text:p>0.137136644330669</text:p>
          </table:table-cell>
          <table:table-cell office:value-type="float" office:value="0.137072281217781" calcext:value-type="float">
            <text:p>0.137072281217781</text:p>
          </table:table-cell>
          <table:table-cell office:value-type="float" office:value="0.137462318346262" calcext:value-type="float">
            <text:p>0.137462318346262</text:p>
          </table:table-cell>
          <table:table-cell office:value-type="float" office:value="0.137458339835608" calcext:value-type="float">
            <text:p>0.137458339835608</text:p>
          </table:table-cell>
          <table:table-cell office:value-type="float" office:value="0.137216344716562" calcext:value-type="float">
            <text:p>0.137216344716562</text:p>
          </table:table-cell>
          <table:table-cell office:value-type="float" office:value="0.137551021529406" calcext:value-type="float">
            <text:p>0.137551021529406</text:p>
          </table:table-cell>
          <table:table-cell office:value-type="float" office:value="0.137258347600748" calcext:value-type="float">
            <text:p>0.137258347600748</text:p>
          </table:table-cell>
          <table:table-cell office:value-type="float" office:value="0.13743405889002" calcext:value-type="float">
            <text:p>0.13743405889002</text:p>
          </table:table-cell>
          <table:table-cell office:value-type="float" office:value="0.137390062554614" calcext:value-type="float">
            <text:p>0.137390062554614</text:p>
          </table:table-cell>
          <table:table-cell office:value-type="float" office:value="0.137329379430058" calcext:value-type="float">
            <text:p>0.137329379430058</text:p>
          </table:table-cell>
          <table:table-cell office:value-type="float" office:value="0.13737351244411" calcext:value-type="float">
            <text:p>0.13737351244411</text:p>
          </table:table-cell>
          <table:table-cell office:value-type="float" office:value="0.137473729297536" calcext:value-type="float">
            <text:p>0.137473729297536</text:p>
          </table:table-cell>
          <table:table-cell office:value-type="float" office:value="0.137319877766708" calcext:value-type="float">
            <text:p>0.137319877766708</text:p>
          </table:table-cell>
          <table:table-cell office:value-type="float" office:value="0.137363397874377" calcext:value-type="float">
            <text:p>0.137363397874377</text:p>
          </table:table-cell>
          <table:table-cell office:value-type="float" office:value="0.137287656060304" calcext:value-type="float">
            <text:p>0.137287656060304</text:p>
          </table:table-cell>
          <table:table-cell office:value-type="float" office:value="0.1374150785683" calcext:value-type="float">
            <text:p>0.1374150785683</text:p>
          </table:table-cell>
          <table:table-cell office:value-type="float" office:value="0.137382072504606" calcext:value-type="float">
            <text:p>0.137382072504606</text:p>
          </table:table-cell>
          <table:table-cell office:value-type="float" office:value="0.137474152905968" calcext:value-type="float">
            <text:p>0.137474152905968</text:p>
          </table:table-cell>
          <table:table-cell office:value-type="float" office:value="0.137302237337025" calcext:value-type="float">
            <text:p>0.137302237337025</text:p>
          </table:table-cell>
          <table:table-cell office:value-type="float" office:value="0.137450809462208" calcext:value-type="float">
            <text:p>0.137450809462208</text:p>
          </table:table-cell>
          <table:table-cell office:value-type="float" office:value="0.137427494757489" calcext:value-type="float">
            <text:p>0.137427494757489</text:p>
          </table:table-cell>
          <table:table-cell office:value-type="float" office:value="0.137380129976407" calcext:value-type="float">
            <text:p>0.137380129976407</text:p>
          </table:table-cell>
          <table:table-cell office:value-type="float" office:value="0.137392139396027" calcext:value-type="float">
            <text:p>0.137392139396027</text:p>
          </table:table-cell>
          <table:table-cell office:value-type="float" office:value="0.13740957599509" calcext:value-type="float">
            <text:p>0.13740957599509</text:p>
          </table:table-cell>
          <table:table-cell office:value-type="float" office:value="0.137587716161417" calcext:value-type="float">
            <text:p>0.137587716161417</text:p>
          </table:table-cell>
          <table:table-cell office:value-type="float" office:value="0.137356746257047" calcext:value-type="float">
            <text:p>0.137356746257047</text:p>
          </table:table-cell>
          <table:table-cell office:value-type="float" office:value="0.137377963697924" calcext:value-type="float">
            <text:p>0.137377963697924</text:p>
          </table:table-cell>
          <table:table-cell office:value-type="float" office:value="0.137438391870009" calcext:value-type="float">
            <text:p>0.137438391870009</text:p>
          </table:table-cell>
          <table:table-cell office:value-type="float" office:value="0.137704520473375" calcext:value-type="float">
            <text:p>0.137704520473375</text:p>
          </table:table-cell>
          <table:table-cell office:value-type="float" office:value="0.137377856236241" calcext:value-type="float">
            <text:p>0.137377856236241</text:p>
          </table:table-cell>
          <table:table-cell office:value-type="float" office:value="0.137341065165138" calcext:value-type="float">
            <text:p>0.137341065165138</text:p>
          </table:table-cell>
          <table:table-cell office:value-type="float" office:value="0.137820587421689" calcext:value-type="float">
            <text:p>0.137820587421689</text:p>
          </table:table-cell>
          <table:table-cell office:value-type="float" office:value="0.137479914577925" calcext:value-type="float">
            <text:p>0.137479914577925</text:p>
          </table:table-cell>
          <table:table-cell office:value-type="float" office:value="0.137807842305444" calcext:value-type="float">
            <text:p>0.137807842305444</text:p>
          </table:table-cell>
          <table:table-cell office:value-type="float" office:value="0.137523363999512" calcext:value-type="float">
            <text:p>0.137523363999512</text:p>
          </table:table-cell>
          <table:table-cell office:value-type="float" office:value="0.137356288870613" calcext:value-type="float">
            <text:p>0.137356288870613</text:p>
          </table:table-cell>
          <table:table-cell office:value-type="float" office:value="0.137364296665247" calcext:value-type="float">
            <text:p>0.137364296665247</text:p>
          </table:table-cell>
          <table:table-cell office:value-type="float" office:value="0.137470942818226" calcext:value-type="float">
            <text:p>0.137470942818226</text:p>
          </table:table-cell>
          <table:table-cell office:value-type="float" office:value="0.137519743498732" calcext:value-type="float">
            <text:p>0.137519743498732</text:p>
          </table:table-cell>
          <table:table-cell office:value-type="float" office:value="0.137922280323549" calcext:value-type="float">
            <text:p>0.137922280323549</text:p>
          </table:table-cell>
          <table:table-cell office:value-type="float" office:value="0.137369232813768" calcext:value-type="float">
            <text:p>0.137369232813768</text:p>
          </table:table-cell>
          <table:table-cell office:value-type="float" office:value="0.137247409340404" calcext:value-type="float">
            <text:p>0.137247409340404</text:p>
          </table:table-cell>
          <table:table-cell office:value-type="float" office:value="0.137269854373189" calcext:value-type="float">
            <text:p>0.137269854373189</text:p>
          </table:table-cell>
          <table:table-cell office:value-type="float" office:value="0.137390989539631" calcext:value-type="float">
            <text:p>0.137390989539631</text:p>
          </table:table-cell>
          <table:table-cell office:value-type="float" office:value="0.137753545713893" calcext:value-type="float">
            <text:p>0.137753545713893</text:p>
          </table:table-cell>
          <table:table-cell office:value-type="float" office:value="0.137855667781889" calcext:value-type="float">
            <text:p>0.137855667781889</text:p>
          </table:table-cell>
          <table:table-cell office:value-type="float" office:value="0.137410664274239" calcext:value-type="float">
            <text:p>0.137410664274239</text:p>
          </table:table-cell>
          <table:table-cell office:value-type="float" office:value="0.137328983567041" calcext:value-type="float">
            <text:p>0.137328983567041</text:p>
          </table:table-cell>
          <table:table-cell office:value-type="float" office:value="0.137921082286667" calcext:value-type="float">
            <text:p>0.137921082286667</text:p>
          </table:table-cell>
          <table:table-cell office:value-type="float" office:value="0.137652477201398" calcext:value-type="float">
            <text:p>0.137652477201398</text:p>
          </table:table-cell>
          <table:table-cell office:value-type="float" office:value="0.13780294888674" calcext:value-type="float">
            <text:p>0.13780294888674</text:p>
          </table:table-cell>
          <table:table-cell office:value-type="float" office:value="0.138309450549339" calcext:value-type="float">
            <text:p>0.138309450549339</text:p>
          </table:table-cell>
          <table:table-cell office:value-type="float" office:value="0.13826093170541" calcext:value-type="float">
            <text:p>0.13826093170541</text:p>
          </table:table-cell>
          <table:table-cell office:value-type="float" office:value="0.13801111096975" calcext:value-type="float">
            <text:p>0.13801111096975</text:p>
          </table:table-cell>
          <table:table-cell office:value-type="float" office:value="0.138145716234286" calcext:value-type="float">
            <text:p>0.138145716234286</text:p>
          </table:table-cell>
          <table:table-cell office:value-type="float" office:value="0.138030732515993" calcext:value-type="float">
            <text:p>0.138030732515993</text:p>
          </table:table-cell>
          <table:table-cell office:value-type="float" office:value="0.138031769791024" calcext:value-type="float">
            <text:p>0.138031769791024</text:p>
          </table:table-cell>
          <table:table-cell office:value-type="float" office:value="0.137486495871358" calcext:value-type="float">
            <text:p>0.137486495871358</text:p>
          </table:table-cell>
          <table:table-cell office:value-type="float" office:value="0.137259289215421" calcext:value-type="float">
            <text:p>0.137259289215421</text:p>
          </table:table-cell>
          <table:table-cell office:value-type="float" office:value="0.137508990732944" calcext:value-type="float">
            <text:p>0.137508990732944</text:p>
          </table:table-cell>
          <table:table-cell office:value-type="float" office:value="0.137811556471774" calcext:value-type="float">
            <text:p>0.137811556471774</text:p>
          </table:table-cell>
          <table:table-cell office:value-type="float" office:value="0.13785826866116" calcext:value-type="float">
            <text:p>0.13785826866116</text:p>
          </table:table-cell>
          <table:table-cell office:value-type="float" office:value="0.137786436588704" calcext:value-type="float">
            <text:p>0.137786436588704</text:p>
          </table:table-cell>
          <table:table-cell office:value-type="float" office:value="0.137894304061171" calcext:value-type="float">
            <text:p>0.137894304061171</text:p>
          </table:table-cell>
          <table:table-cell office:value-type="float" office:value="0.137935769624464" calcext:value-type="float">
            <text:p>0.137935769624464</text:p>
          </table:table-cell>
          <table:table-cell office:value-type="float" office:value="0.137705623775165" calcext:value-type="float">
            <text:p>0.137705623775165</text:p>
          </table:table-cell>
          <table:table-cell office:value-type="float" office:value="0.137885097320335" calcext:value-type="float">
            <text:p>0.137885097320335</text:p>
          </table:table-cell>
          <table:table-cell office:value-type="float" office:value="0.137907693103956" calcext:value-type="float">
            <text:p>0.137907693103956</text:p>
          </table:table-cell>
          <table:table-cell office:value-type="float" office:value="0.137820552301732" calcext:value-type="float">
            <text:p>0.137820552301732</text:p>
          </table:table-cell>
          <table:table-cell office:value-type="float" office:value="0.138260630829511" calcext:value-type="float">
            <text:p>0.138260630829511</text:p>
          </table:table-cell>
          <table:table-cell office:value-type="float" office:value="0.137841955687993" calcext:value-type="float">
            <text:p>0.137841955687993</text:p>
          </table:table-cell>
          <table:table-cell office:value-type="float" office:value="0.137925071400544" calcext:value-type="float">
            <text:p>0.137925071400544</text:p>
          </table:table-cell>
          <table:table-cell office:value-type="float" office:value="0.137977125967448" calcext:value-type="float">
            <text:p>0.137977125967448</text:p>
          </table:table-cell>
          <table:table-cell office:value-type="float" office:value="0.139629008189558" calcext:value-type="float">
            <text:p>0.139629008189558</text:p>
          </table:table-cell>
          <table:table-cell office:value-type="float" office:value="0.142647551240079" calcext:value-type="float">
            <text:p>0.142647551240079</text:p>
          </table:table-cell>
          <table:table-cell office:value-type="float" office:value="0.14235905832634" calcext:value-type="float">
            <text:p>0.14235905832634</text:p>
          </table:table-cell>
          <table:table-cell office:value-type="float" office:value="0.135101641354197" calcext:value-type="float">
            <text:p>0.135101641354197</text:p>
          </table:table-cell>
          <table:table-cell office:value-type="float" office:value="0.132826529726271" calcext:value-type="float">
            <text:p>0.132826529726271</text:p>
          </table:table-cell>
          <table:table-cell office:value-type="float" office:value="0.129617150072978" calcext:value-type="float">
            <text:p>0.129617150072978</text:p>
          </table:table-cell>
          <table:table-cell office:value-type="float" office:value="0.131067641661915" calcext:value-type="float">
            <text:p>0.131067641661915</text:p>
          </table:table-cell>
          <table:table-cell office:value-type="float" office:value="0.133857745278615" calcext:value-type="float">
            <text:p>0.133857745278615</text:p>
          </table:table-cell>
          <table:table-cell office:value-type="float" office:value="0.188190512914708" calcext:value-type="float">
            <text:p>0.188190512914708</text:p>
          </table:table-cell>
          <table:table-cell office:value-type="float" office:value="0.184436175107496" calcext:value-type="float">
            <text:p>0.184436175107496</text:p>
          </table:table-cell>
          <table:table-cell office:value-type="float" office:value="0.175885689161934" calcext:value-type="float">
            <text:p>0.175885689161934</text:p>
          </table:table-cell>
          <table:table-cell office:value-type="float" office:value="0.163606420146509" calcext:value-type="float">
            <text:p>0.163606420146509</text:p>
          </table:table-cell>
          <table:table-cell office:value-type="float" office:value="0.155606476843352" calcext:value-type="float">
            <text:p>0.155606476843352</text:p>
          </table:table-cell>
          <table:table-cell office:value-type="float" office:value="0.154379325366769" calcext:value-type="float">
            <text:p>0.154379325366769</text:p>
          </table:table-cell>
          <table:table-cell office:value-type="float" office:value="0.207524265786148" calcext:value-type="float">
            <text:p>0.207524265786148</text:p>
          </table:table-cell>
          <table:table-cell office:value-type="float" office:value="0.209814679784797" calcext:value-type="float">
            <text:p>0.209814679784797</text:p>
          </table:table-cell>
          <table:table-cell office:value-type="float" office:value="0.190534074590863" calcext:value-type="float">
            <text:p>0.190534074590863</text:p>
          </table:table-cell>
          <table:table-cell office:value-type="float" office:value="0.183037570516809" calcext:value-type="float">
            <text:p>0.183037570516809</text:p>
          </table:table-cell>
          <table:table-cell office:value-type="float" office:value="0.172906396073418" calcext:value-type="float">
            <text:p>0.172906396073418</text:p>
          </table:table-cell>
          <table:table-cell office:value-type="float" office:value="0.166623111911074" calcext:value-type="float">
            <text:p>0.166623111911074</text:p>
          </table:table-cell>
          <table:table-cell office:value-type="float" office:value="0.201314339201497" calcext:value-type="float">
            <text:p>0.201314339201497</text:p>
          </table:table-cell>
          <table:table-cell office:value-type="float" office:value="0.206928685146971" calcext:value-type="float">
            <text:p>0.206928685146971</text:p>
          </table:table-cell>
          <table:table-cell office:value-type="float" office:value="0.20817852056575" calcext:value-type="float">
            <text:p>0.20817852056575</text:p>
          </table:table-cell>
          <table:table-cell office:value-type="float" office:value="0.209452819451369" calcext:value-type="float">
            <text:p>0.209452819451369</text:p>
          </table:table-cell>
          <table:table-cell office:value-type="float" office:value="0.210139827051782" calcext:value-type="float">
            <text:p>0.210139827051782</text:p>
          </table:table-cell>
          <table:table-cell office:value-type="float" office:value="0.203406857887266" calcext:value-type="float">
            <text:p>0.203406857887266</text:p>
          </table:table-cell>
          <table:table-cell office:value-type="float" office:value="0.191050638722084" calcext:value-type="float">
            <text:p>0.191050638722084</text:p>
          </table:table-cell>
          <table:table-cell office:value-type="float" office:value="0.182430283472684" calcext:value-type="float">
            <text:p>0.182430283472684</text:p>
          </table:table-cell>
          <table:table-cell office:value-type="float" office:value="0.178307183673804" calcext:value-type="float">
            <text:p>0.178307183673804</text:p>
          </table:table-cell>
          <table:table-cell office:value-type="float" office:value="0.20446455312679" calcext:value-type="float">
            <text:p>0.20446455312679</text:p>
          </table:table-cell>
          <table:table-cell office:value-type="float" office:value="0.211176623736461" calcext:value-type="float">
            <text:p>0.211176623736461</text:p>
          </table:table-cell>
          <table:table-cell office:value-type="float" office:value="0.212337305719835" calcext:value-type="float">
            <text:p>0.212337305719835</text:p>
          </table:table-cell>
          <table:table-cell office:value-type="float" office:value="0.21034717431663" calcext:value-type="float">
            <text:p>0.21034717431663</text:p>
          </table:table-cell>
          <table:table-cell office:value-type="float" office:value="0.2094838846965" calcext:value-type="float">
            <text:p>0.2094838846965</text:p>
          </table:table-cell>
          <table:table-cell office:value-type="float" office:value="0.210708670288432" calcext:value-type="float">
            <text:p>0.210708670288432</text:p>
          </table:table-cell>
          <table:table-cell office:value-type="float" office:value="0.206033225382071" calcext:value-type="float">
            <text:p>0.206033225382071</text:p>
          </table:table-cell>
          <table:table-cell office:value-type="float" office:value="0.194452705299858" calcext:value-type="float">
            <text:p>0.194452705299858</text:p>
          </table:table-cell>
          <table:table-cell office:value-type="float" office:value="0.190225545256559" calcext:value-type="float">
            <text:p>0.190225545256559</text:p>
          </table:table-cell>
          <table:table-cell office:value-type="float" office:value="0.184573813901762" calcext:value-type="float">
            <text:p>0.184573813901762</text:p>
          </table:table-cell>
          <table:table-cell office:value-type="float" office:value="0.175228216945649" calcext:value-type="float">
            <text:p>0.175228216945649</text:p>
          </table:table-cell>
          <table:table-cell office:value-type="float" office:value="0.183103096139483" calcext:value-type="float">
            <text:p>0.183103096139483</text:p>
          </table:table-cell>
          <table:table-cell office:value-type="float" office:value="0.188243884436789" calcext:value-type="float">
            <text:p>0.188243884436789</text:p>
          </table:table-cell>
          <table:table-cell office:value-type="float" office:value="0.191393855291508" calcext:value-type="float">
            <text:p>0.191393855291508</text:p>
          </table:table-cell>
          <table:table-cell office:value-type="float" office:value="0.195780383929296" calcext:value-type="float">
            <text:p>0.195780383929296</text:p>
          </table:table-cell>
          <table:table-cell office:value-type="float" office:value="0.199563419893368" calcext:value-type="float">
            <text:p>0.199563419893368</text:p>
          </table:table-cell>
          <table:table-cell office:value-type="float" office:value="0.201050758261563" calcext:value-type="float">
            <text:p>0.201050758261563</text:p>
          </table:table-cell>
          <table:table-cell office:value-type="float" office:value="0.202012470852184" calcext:value-type="float">
            <text:p>0.202012470852184</text:p>
          </table:table-cell>
          <table:table-cell office:value-type="float" office:value="0.144310609344169" calcext:value-type="float">
            <text:p>0.144310609344169</text:p>
          </table:table-cell>
          <table:table-cell office:value-type="float" office:value="0.142492968251878" calcext:value-type="float">
            <text:p>0.142492968251878</text:p>
          </table:table-cell>
          <table:table-cell office:value-type="float" office:value="0.138096116389175" calcext:value-type="float">
            <text:p>0.138096116389175</text:p>
          </table:table-cell>
          <table:table-cell office:value-type="float" office:value="0.136132415766404" calcext:value-type="float">
            <text:p>0.136132415766404</text:p>
          </table:table-cell>
          <table:table-cell office:value-type="float" office:value="0.13454571086055" calcext:value-type="float">
            <text:p>0.13454571086055</text:p>
          </table:table-cell>
          <table:table-cell office:value-type="float" office:value="0.137191213633888" calcext:value-type="float">
            <text:p>0.137191213633888</text:p>
          </table:table-cell>
          <table:table-cell office:value-type="float" office:value="0.138549265891029" calcext:value-type="float">
            <text:p>0.138549265891029</text:p>
          </table:table-cell>
          <table:table-cell office:value-type="float" office:value="0.136811323099915" calcext:value-type="float">
            <text:p>0.136811323099915</text:p>
          </table:table-cell>
          <table:table-cell office:value-type="float" office:value="0.144198488587602" calcext:value-type="float">
            <text:p>0.144198488587602</text:p>
          </table:table-cell>
          <table:table-cell office:value-type="float" office:value="0.145861630301234" calcext:value-type="float">
            <text:p>0.145861630301234</text:p>
          </table:table-cell>
          <table:table-cell office:value-type="float" office:value="0.143678293895485" calcext:value-type="float">
            <text:p>0.143678293895485</text:p>
          </table:table-cell>
          <table:table-cell office:value-type="float" office:value="0.150945871466723" calcext:value-type="float">
            <text:p>0.150945871466723</text:p>
          </table:table-cell>
          <table:table-cell office:value-type="float" office:value="0.152877541857315" calcext:value-type="float">
            <text:p>0.152877541857315</text:p>
          </table:table-cell>
          <table:table-cell office:value-type="float" office:value="0.151974550407598" calcext:value-type="float">
            <text:p>0.151974550407598</text:p>
          </table:table-cell>
          <table:table-cell office:value-type="float" office:value="0.155360902717832" calcext:value-type="float">
            <text:p>0.155360902717832</text:p>
          </table:table-cell>
          <table:table-cell office:value-type="float" office:value="0.15844586715976" calcext:value-type="float">
            <text:p>0.15844586715976</text:p>
          </table:table-cell>
          <table:table-cell office:value-type="float" office:value="0.158631318937199" calcext:value-type="float">
            <text:p>0.158631318937199</text:p>
          </table:table-cell>
          <table:table-cell office:value-type="float" office:value="0.121328586603892" calcext:value-type="float">
            <text:p>0.121328586603892</text:p>
          </table:table-cell>
          <table:table-cell office:value-type="float" office:value="0.120357498832418" calcext:value-type="float">
            <text:p>0.120357498832418</text:p>
          </table:table-cell>
          <table:table-cell office:value-type="float" office:value="0.119838450205078" calcext:value-type="float">
            <text:p>0.119838450205078</text:p>
          </table:table-cell>
          <table:table-cell office:value-type="float" office:value="0.132236453497905" calcext:value-type="float">
            <text:p>0.132236453497905</text:p>
          </table:table-cell>
          <table:table-cell office:value-type="float" office:value="0.14839772062416" calcext:value-type="float">
            <text:p>0.14839772062416</text:p>
          </table:table-cell>
          <table:table-cell office:value-type="float" office:value="0.150345147517915" calcext:value-type="float">
            <text:p>0.150345147517915</text:p>
          </table:table-cell>
          <table:table-cell office:value-type="float" office:value="0.0987756980302478" calcext:value-type="float">
            <text:p>0.098775698030248</text:p>
          </table:table-cell>
          <table:table-cell office:value-type="float" office:value="0.0940489214577036" calcext:value-type="float">
            <text:p>0.094048921457704</text:p>
          </table:table-cell>
          <table:table-cell office:value-type="float" office:value="0.0927558671032706" calcext:value-type="float">
            <text:p>0.092755867103271</text:p>
          </table:table-cell>
          <table:table-cell office:value-type="float" office:value="0.0914273497336481" calcext:value-type="float">
            <text:p>0.091427349733648</text:p>
          </table:table-cell>
          <table:table-cell office:value-type="float" office:value="0.0904152394519366" calcext:value-type="float">
            <text:p>0.090415239451937</text:p>
          </table:table-cell>
          <table:table-cell office:value-type="float" office:value="0.094850040729918" calcext:value-type="float">
            <text:p>0.094850040729918</text:p>
          </table:table-cell>
          <table:table-cell office:value-type="float" office:value="0.143532645086953" calcext:value-type="float">
            <text:p>0.143532645086953</text:p>
          </table:table-cell>
          <table:table-cell office:value-type="float" office:value="0.071192019425037" calcext:value-type="float">
            <text:p>0.071192019425037</text:p>
          </table:table-cell>
          <table:table-cell office:value-type="float" office:value="0.112102720099472" calcext:value-type="float">
            <text:p>0.112102720099472</text:p>
          </table:table-cell>
          <table:table-cell office:value-type="float" office:value="0.112443131509087" calcext:value-type="float">
            <text:p>0.112443131509087</text:p>
          </table:table-cell>
          <table:table-cell office:value-type="float" office:value="0.108928479129926" calcext:value-type="float">
            <text:p>0.108928479129926</text:p>
          </table:table-cell>
          <table:table-cell office:value-type="float" office:value="0.103269890823138" calcext:value-type="float">
            <text:p>0.103269890823138</text:p>
          </table:table-cell>
          <table:table-cell office:value-type="float" office:value="0.0948260493342974" calcext:value-type="float">
            <text:p>0.094826049334297</text:p>
          </table:table-cell>
          <table:table-cell office:value-type="float" office:value="0.0887440707625675" calcext:value-type="float">
            <text:p>0.088744070762568</text:p>
          </table:table-cell>
          <table:table-cell office:value-type="float" office:value="0.0925040680101628" calcext:value-type="float">
            <text:p>0.092504068010163</text:p>
          </table:table-cell>
          <table:table-cell office:value-type="float" office:value="0.177418912993649" calcext:value-type="float">
            <text:p>0.177418912993649</text:p>
          </table:table-cell>
          <table:table-cell office:value-type="float" office:value="0.17464970521705" calcext:value-type="float">
            <text:p>0.17464970521705</text:p>
          </table:table-cell>
          <table:table-cell office:value-type="float" office:value="0.177279826317839" calcext:value-type="float">
            <text:p>0.177279826317839</text:p>
          </table:table-cell>
          <table:table-cell office:value-type="float" office:value="0.123235100563587" calcext:value-type="float">
            <text:p>0.123235100563587</text:p>
          </table:table-cell>
          <table:table-cell office:value-type="float" office:value="0.170944217222254" calcext:value-type="float">
            <text:p>0.170944217222254</text:p>
          </table:table-cell>
          <table:table-cell office:value-type="float" office:value="0.170747204028342" calcext:value-type="float">
            <text:p>0.170747204028342</text:p>
          </table:table-cell>
          <table:table-cell office:value-type="float" office:value="0.120245417825063" calcext:value-type="float">
            <text:p>0.120245417825063</text:p>
          </table:table-cell>
          <table:table-cell office:value-type="float" office:value="0.114746335681143" calcext:value-type="float">
            <text:p>0.114746335681143</text:p>
          </table:table-cell>
          <table:table-cell office:value-type="float" office:value="0.117145864072067" calcext:value-type="float">
            <text:p>0.117145864072067</text:p>
          </table:table-cell>
          <table:table-cell office:value-type="float" office:value="0.170535610474982" calcext:value-type="float">
            <text:p>0.170535610474982</text:p>
          </table:table-cell>
          <table:table-cell office:value-type="float" office:value="0.166566085975889" calcext:value-type="float">
            <text:p>0.166566085975889</text:p>
          </table:table-cell>
          <table:table-cell office:value-type="float" office:value="0.115178766958702" calcext:value-type="float">
            <text:p>0.115178766958702</text:p>
          </table:table-cell>
          <table:table-cell office:value-type="float" office:value="0.117385034143292" calcext:value-type="float">
            <text:p>0.117385034143292</text:p>
          </table:table-cell>
          <table:table-cell office:value-type="float" office:value="0.115189080394932" calcext:value-type="float">
            <text:p>0.115189080394932</text:p>
          </table:table-cell>
          <table:table-cell office:value-type="float" office:value="0.11605744069942" calcext:value-type="float">
            <text:p>0.11605744069942</text:p>
          </table:table-cell>
          <table:table-cell office:value-type="float" office:value="0.119022381103997" calcext:value-type="float">
            <text:p>0.119022381103997</text:p>
          </table:table-cell>
          <table:table-cell office:value-type="float" office:value="0.152815197297647" calcext:value-type="float">
            <text:p>0.152815197297647</text:p>
          </table:table-cell>
          <table:table-cell office:value-type="float" office:value="0.153913761154444" calcext:value-type="float">
            <text:p>0.153913761154444</text:p>
          </table:table-cell>
          <table:table-cell office:value-type="float" office:value="0.131927419757228" calcext:value-type="float">
            <text:p>0.131927419757228</text:p>
          </table:table-cell>
          <table:table-cell office:value-type="float" office:value="0.133882085169545" calcext:value-type="float">
            <text:p>0.133882085169545</text:p>
          </table:table-cell>
          <table:table-cell office:value-type="float" office:value="0.139591872011868" calcext:value-type="float">
            <text:p>0.139591872011868</text:p>
          </table:table-cell>
          <table:table-cell office:value-type="float" office:value="0.159887480477262" calcext:value-type="float">
            <text:p>0.159887480477262</text:p>
          </table:table-cell>
          <table:table-cell office:value-type="float" office:value="0.160214875866917" calcext:value-type="float">
            <text:p>0.160214875866917</text:p>
          </table:table-cell>
          <table:table-cell office:value-type="float" office:value="0.1638229258388" calcext:value-type="float">
            <text:p>0.1638229258388</text:p>
          </table:table-cell>
          <table:table-cell office:value-type="float" office:value="0.166459255615721" calcext:value-type="float">
            <text:p>0.166459255615721</text:p>
          </table:table-cell>
          <table:table-cell office:value-type="float" office:value="0.168302397100354" calcext:value-type="float">
            <text:p>0.168302397100354</text:p>
          </table:table-cell>
          <table:table-cell office:value-type="float" office:value="0.167974815280887" calcext:value-type="float">
            <text:p>0.167974815280887</text:p>
          </table:table-cell>
          <table:table-cell office:value-type="float" office:value="0.14009310653041" calcext:value-type="float">
            <text:p>0.14009310653041</text:p>
          </table:table-cell>
          <table:table-cell office:value-type="float" office:value="0.13227333706916" calcext:value-type="float">
            <text:p>0.13227333706916</text:p>
          </table:table-cell>
          <table:table-cell office:value-type="float" office:value="0.133115572040556" calcext:value-type="float">
            <text:p>0.133115572040556</text:p>
          </table:table-cell>
          <table:table-cell office:value-type="float" office:value="0.138408254864359" calcext:value-type="float">
            <text:p>0.138408254864359</text:p>
          </table:table-cell>
          <table:table-cell office:value-type="float" office:value="0.152074454927918" calcext:value-type="float">
            <text:p>0.152074454927918</text:p>
          </table:table-cell>
          <table:table-cell office:value-type="float" office:value="0.148268482478301" calcext:value-type="float">
            <text:p>0.148268482478301</text:p>
          </table:table-cell>
          <table:table-cell office:value-type="float" office:value="0.156122878412519" calcext:value-type="float">
            <text:p>0.156122878412519</text:p>
          </table:table-cell>
          <table:table-cell office:value-type="float" office:value="0.166037567221466" calcext:value-type="float">
            <text:p>0.166037567221466</text:p>
          </table:table-cell>
          <table:table-cell office:value-type="float" office:value="0.171093684607852" calcext:value-type="float">
            <text:p>0.171093684607852</text:p>
          </table:table-cell>
          <table:table-cell office:value-type="float" office:value="0.166227242878852" calcext:value-type="float">
            <text:p>0.166227242878852</text:p>
          </table:table-cell>
          <table:table-cell office:value-type="float" office:value="0.137047797297619" calcext:value-type="float">
            <text:p>0.137047797297619</text:p>
          </table:table-cell>
          <table:table-cell office:value-type="float" office:value="0.133076809132117" calcext:value-type="float">
            <text:p>0.133076809132117</text:p>
          </table:table-cell>
          <table:table-cell office:value-type="float" office:value="0.126521298491222" calcext:value-type="float">
            <text:p>0.126521298491222</text:p>
          </table:table-cell>
          <table:table-cell office:value-type="float" office:value="0.153788524388242" calcext:value-type="float">
            <text:p>0.153788524388242</text:p>
          </table:table-cell>
          <table:table-cell office:value-type="float" office:value="0.153602188019618" calcext:value-type="float">
            <text:p>0.153602188019618</text:p>
          </table:table-cell>
          <table:table-cell office:value-type="float" office:value="0.153854125958561" calcext:value-type="float">
            <text:p>0.153854125958561</text:p>
          </table:table-cell>
          <table:table-cell office:value-type="float" office:value="0.158322198593538" calcext:value-type="float">
            <text:p>0.158322198593538</text:p>
          </table:table-cell>
          <table:table-cell table:number-columns-repeated="637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47809460632007" calcext:value-type="float">
            <text:p>-0.014780946063201</text:p>
          </table:table-cell>
          <table:table-cell office:value-type="float" office:value="-0.0147833141549745" calcext:value-type="float">
            <text:p>-0.014783314154975</text:p>
          </table:table-cell>
          <table:table-cell office:value-type="float" office:value="-0.0147535953267128" calcext:value-type="float">
            <text:p>-0.014753595326713</text:p>
          </table:table-cell>
          <table:table-cell office:value-type="float" office:value="-0.0147979981028368" calcext:value-type="float">
            <text:p>-0.014797998102837</text:p>
          </table:table-cell>
          <table:table-cell office:value-type="float" office:value="-0.0147718602659337" calcext:value-type="float">
            <text:p>-0.014771860265934</text:p>
          </table:table-cell>
          <table:table-cell office:value-type="float" office:value="-0.0147767981121349" calcext:value-type="float">
            <text:p>-0.014776798112135</text:p>
          </table:table-cell>
          <table:table-cell office:value-type="float" office:value="-0.0148239450734377" calcext:value-type="float">
            <text:p>-0.014823945073438</text:p>
          </table:table-cell>
          <table:table-cell office:value-type="float" office:value="-0.0148106788108619" calcext:value-type="float">
            <text:p>-0.014810678810862</text:p>
          </table:table-cell>
          <table:table-cell office:value-type="float" office:value="-0.0147802368056448" calcext:value-type="float">
            <text:p>-0.014780236805645</text:p>
          </table:table-cell>
          <table:table-cell office:value-type="float" office:value="-0.0148893616373851" calcext:value-type="float">
            <text:p>-0.014889361637385</text:p>
          </table:table-cell>
          <table:table-cell office:value-type="float" office:value="-0.0148039793234406" calcext:value-type="float">
            <text:p>-0.014803979323441</text:p>
          </table:table-cell>
          <table:table-cell office:value-type="float" office:value="-0.0148138233013805" calcext:value-type="float">
            <text:p>-0.014813823301381</text:p>
          </table:table-cell>
          <table:table-cell office:value-type="float" office:value="-0.0148157367804255" calcext:value-type="float">
            <text:p>-0.014815736780426</text:p>
          </table:table-cell>
          <table:table-cell office:value-type="float" office:value="-0.0148085183745643" calcext:value-type="float">
            <text:p>-0.014808518374564</text:p>
          </table:table-cell>
          <table:table-cell office:value-type="float" office:value="-0.0148144675249513" calcext:value-type="float">
            <text:p>-0.014814467524951</text:p>
          </table:table-cell>
          <table:table-cell office:value-type="float" office:value="-0.0147915064536787" calcext:value-type="float">
            <text:p>-0.014791506453679</text:p>
          </table:table-cell>
          <table:table-cell office:value-type="float" office:value="-0.0147859353676629" calcext:value-type="float">
            <text:p>-0.014785935367663</text:p>
          </table:table-cell>
          <table:table-cell office:value-type="float" office:value="-0.014782520280173" calcext:value-type="float">
            <text:p>-0.014782520280173</text:p>
          </table:table-cell>
          <table:table-cell office:value-type="float" office:value="-0.0148083204105822" calcext:value-type="float">
            <text:p>-0.014808320410582</text:p>
          </table:table-cell>
          <table:table-cell office:value-type="float" office:value="-0.014770006213343" calcext:value-type="float">
            <text:p>-0.014770006213343</text:p>
          </table:table-cell>
          <table:table-cell office:value-type="float" office:value="-0.0147978100708529" calcext:value-type="float">
            <text:p>-0.014797810070853</text:p>
          </table:table-cell>
          <table:table-cell office:value-type="float" office:value="-0.0148217906776112" calcext:value-type="float">
            <text:p>-0.014821790677611</text:p>
          </table:table-cell>
          <table:table-cell office:value-type="float" office:value="-0.0148001574925468" calcext:value-type="float">
            <text:p>-0.014800157492547</text:p>
          </table:table-cell>
          <table:table-cell office:value-type="float" office:value="-0.014809201211315" calcext:value-type="float">
            <text:p>-0.014809201211315</text:p>
          </table:table-cell>
          <table:table-cell office:value-type="float" office:value="-0.0148055421243751" calcext:value-type="float">
            <text:p>-0.014805542124375</text:p>
          </table:table-cell>
          <table:table-cell office:value-type="float" office:value="-0.0148132003627237" calcext:value-type="float">
            <text:p>-0.014813200362724</text:p>
          </table:table-cell>
          <table:table-cell office:value-type="float" office:value="-0.014795551322838" calcext:value-type="float">
            <text:p>-0.014795551322838</text:p>
          </table:table-cell>
          <table:table-cell office:value-type="float" office:value="-0.0148051140812284" calcext:value-type="float">
            <text:p>-0.014805114081228</text:p>
          </table:table-cell>
          <table:table-cell office:value-type="float" office:value="-0.0148215982270163" calcext:value-type="float">
            <text:p>-0.014821598227016</text:p>
          </table:table-cell>
          <table:table-cell office:value-type="float" office:value="-0.0148060881249284" calcext:value-type="float">
            <text:p>-0.014806088124928</text:p>
          </table:table-cell>
          <table:table-cell office:value-type="float" office:value="-0.0147990654865824" calcext:value-type="float">
            <text:p>-0.014799065486583</text:p>
          </table:table-cell>
          <table:table-cell office:value-type="float" office:value="-0.0148251501813515" calcext:value-type="float">
            <text:p>-0.014825150181352</text:p>
          </table:table-cell>
          <table:table-cell office:value-type="float" office:value="-0.0148880997787233" calcext:value-type="float">
            <text:p>-0.014888099778723</text:p>
          </table:table-cell>
          <table:table-cell office:value-type="float" office:value="-0.0147939952873767" calcext:value-type="float">
            <text:p>-0.014793995287377</text:p>
          </table:table-cell>
          <table:table-cell office:value-type="float" office:value="-0.014808878730542" calcext:value-type="float">
            <text:p>-0.014808878730542</text:p>
          </table:table-cell>
          <table:table-cell office:value-type="float" office:value="-0.0149088812201138" calcext:value-type="float">
            <text:p>-0.014908881220114</text:p>
          </table:table-cell>
          <table:table-cell office:value-type="float" office:value="-0.0148106621816295" calcext:value-type="float">
            <text:p>-0.01481066218163</text:p>
          </table:table-cell>
          <table:table-cell office:value-type="float" office:value="-0.0149190674681055" calcext:value-type="float">
            <text:p>-0.014919067468106</text:p>
          </table:table-cell>
          <table:table-cell office:value-type="float" office:value="-0.0147891394293804" calcext:value-type="float">
            <text:p>-0.014789139429381</text:p>
          </table:table-cell>
          <table:table-cell office:value-type="float" office:value="-0.0147829701714806" calcext:value-type="float">
            <text:p>-0.014782970171481</text:p>
          </table:table-cell>
          <table:table-cell office:value-type="float" office:value="-0.0148697638134194" calcext:value-type="float">
            <text:p>-0.014869763813419</text:p>
          </table:table-cell>
          <table:table-cell office:value-type="float" office:value="-0.0148792439330361" calcext:value-type="float">
            <text:p>-0.014879243933036</text:p>
          </table:table-cell>
          <table:table-cell office:value-type="float" office:value="-0.0148230502667155" calcext:value-type="float">
            <text:p>-0.014823050266716</text:p>
          </table:table-cell>
          <table:table-cell office:value-type="float" office:value="-0.014924146940757" calcext:value-type="float">
            <text:p>-0.014924146940757</text:p>
          </table:table-cell>
          <table:table-cell office:value-type="float" office:value="-0.014809959628497" calcext:value-type="float">
            <text:p>-0.014809959628497</text:p>
          </table:table-cell>
          <table:table-cell office:value-type="float" office:value="-0.0148149342759388" calcext:value-type="float">
            <text:p>-0.014814934275939</text:p>
          </table:table-cell>
          <table:table-cell office:value-type="float" office:value="-0.0148111898753627" calcext:value-type="float">
            <text:p>-0.014811189875363</text:p>
          </table:table-cell>
          <table:table-cell office:value-type="float" office:value="-0.0148236189447465" calcext:value-type="float">
            <text:p>-0.014823618944747</text:p>
          </table:table-cell>
          <table:table-cell office:value-type="float" office:value="-0.0149222891828841" calcext:value-type="float">
            <text:p>-0.014922289182884</text:p>
          </table:table-cell>
          <table:table-cell office:value-type="float" office:value="-0.0149413299941282" calcext:value-type="float">
            <text:p>-0.014941329994128</text:p>
          </table:table-cell>
          <table:table-cell office:value-type="float" office:value="-0.0147896054716238" calcext:value-type="float">
            <text:p>-0.014789605471624</text:p>
          </table:table-cell>
          <table:table-cell office:value-type="float" office:value="-0.0147652240921028" calcext:value-type="float">
            <text:p>-0.014765224092103</text:p>
          </table:table-cell>
          <table:table-cell office:value-type="float" office:value="-0.0148636069159606" calcext:value-type="float">
            <text:p>-0.014863606915961</text:p>
          </table:table-cell>
          <table:table-cell office:value-type="float" office:value="-0.0147852708312454" calcext:value-type="float">
            <text:p>-0.014785270831246</text:p>
          </table:table-cell>
          <table:table-cell office:value-type="float" office:value="-0.0147106694707277" calcext:value-type="float">
            <text:p>-0.014710669470728</text:p>
          </table:table-cell>
          <table:table-cell office:value-type="float" office:value="-0.0147588840475227" calcext:value-type="float">
            <text:p>-0.014758884047523</text:p>
          </table:table-cell>
          <table:table-cell office:value-type="float" office:value="-0.0147817333354303" calcext:value-type="float">
            <text:p>-0.01478173333543</text:p>
          </table:table-cell>
          <table:table-cell office:value-type="float" office:value="-0.0147904507802019" calcext:value-type="float">
            <text:p>-0.014790450780202</text:p>
          </table:table-cell>
          <table:table-cell office:value-type="float" office:value="-0.0148083738602811" calcext:value-type="float">
            <text:p>-0.014808373860281</text:p>
          </table:table-cell>
          <table:table-cell office:value-type="float" office:value="-0.0148693611899411" calcext:value-type="float">
            <text:p>-0.014869361189941</text:p>
          </table:table-cell>
          <table:table-cell office:value-type="float" office:value="-0.0148671108382387" calcext:value-type="float">
            <text:p>-0.014867110838239</text:p>
          </table:table-cell>
          <table:table-cell office:value-type="float" office:value="-0.0147444088288495" calcext:value-type="float">
            <text:p>-0.01474440882885</text:p>
          </table:table-cell>
          <table:table-cell office:value-type="float" office:value="-0.0147813348192537" calcext:value-type="float">
            <text:p>-0.014781334819254</text:p>
          </table:table-cell>
          <table:table-cell office:value-type="float" office:value="-0.0148474391449621" calcext:value-type="float">
            <text:p>-0.014847439144962</text:p>
          </table:table-cell>
          <table:table-cell office:value-type="float" office:value="-0.0149215732917542" calcext:value-type="float">
            <text:p>-0.014921573291754</text:p>
          </table:table-cell>
          <table:table-cell office:value-type="float" office:value="-0.0149285491355496" calcext:value-type="float">
            <text:p>-0.01492854913555</text:p>
          </table:table-cell>
          <table:table-cell office:value-type="float" office:value="-0.0149260972472646" calcext:value-type="float">
            <text:p>-0.014926097247265</text:p>
          </table:table-cell>
          <table:table-cell office:value-type="float" office:value="-0.0148739949490441" calcext:value-type="float">
            <text:p>-0.014873994949044</text:p>
          </table:table-cell>
          <table:table-cell office:value-type="float" office:value="-0.0149323951489446" calcext:value-type="float">
            <text:p>-0.014932395148945</text:p>
          </table:table-cell>
          <table:table-cell office:value-type="float" office:value="-0.0149162030034364" calcext:value-type="float">
            <text:p>-0.014916203003436</text:p>
          </table:table-cell>
          <table:table-cell office:value-type="float" office:value="-0.0149516079222197" calcext:value-type="float">
            <text:p>-0.01495160792222</text:p>
          </table:table-cell>
          <table:table-cell office:value-type="float" office:value="-0.0148719764182972" calcext:value-type="float">
            <text:p>-0.014871976418297</text:p>
          </table:table-cell>
          <table:table-cell office:value-type="float" office:value="-0.014919471485104" calcext:value-type="float">
            <text:p>-0.014919471485104</text:p>
          </table:table-cell>
          <table:table-cell office:value-type="float" office:value="-0.0149107022590836" calcext:value-type="float">
            <text:p>-0.014910702259084</text:p>
          </table:table-cell>
          <table:table-cell office:value-type="float" office:value="-0.0149525036306412" calcext:value-type="float">
            <text:p>-0.014952503630641</text:p>
          </table:table-cell>
          <table:table-cell office:value-type="float" office:value="-0.0148910915846478" calcext:value-type="float">
            <text:p>-0.014891091584648</text:p>
          </table:table-cell>
          <table:table-cell office:value-type="float" office:value="-0.0149320505118717" calcext:value-type="float">
            <text:p>-0.014932050511872</text:p>
          </table:table-cell>
          <table:table-cell office:value-type="float" office:value="-0.0152620347955973" calcext:value-type="float">
            <text:p>-0.015262034795597</text:p>
          </table:table-cell>
          <table:table-cell office:value-type="float" office:value="-0.014411521267483" calcext:value-type="float">
            <text:p>-0.014411521267483</text:p>
          </table:table-cell>
          <table:table-cell office:value-type="float" office:value="-0.0135413233775333" calcext:value-type="float">
            <text:p>-0.013541323377533</text:p>
          </table:table-cell>
          <table:table-cell office:value-type="float" office:value="-0.0162065035023718" calcext:value-type="float">
            <text:p>-0.016206503502372</text:p>
          </table:table-cell>
          <table:table-cell office:value-type="float" office:value="-0.0159302340765533" calcext:value-type="float">
            <text:p>-0.015930234076553</text:p>
          </table:table-cell>
          <table:table-cell office:value-type="float" office:value="-0.0143726234490181" calcext:value-type="float">
            <text:p>-0.014372623449018</text:p>
          </table:table-cell>
          <table:table-cell office:value-type="float" office:value="-0.0157638703254864" calcext:value-type="float">
            <text:p>-0.015763870325486</text:p>
          </table:table-cell>
          <table:table-cell office:value-type="float" office:value="-0.0159857932179924" calcext:value-type="float">
            <text:p>-0.015985793217993</text:p>
          </table:table-cell>
          <table:table-cell office:value-type="float" office:value="-0.0219460931815884" calcext:value-type="float">
            <text:p>-0.021946093181588</text:p>
          </table:table-cell>
          <table:table-cell office:value-type="float" office:value="-0.0197071349160791" calcext:value-type="float">
            <text:p>-0.019707134916079</text:p>
          </table:table-cell>
          <table:table-cell office:value-type="float" office:value="-0.0217756630111539" calcext:value-type="float">
            <text:p>-0.021775663011154</text:p>
          </table:table-cell>
          <table:table-cell office:value-type="float" office:value="-0.0232757381241781" calcext:value-type="float">
            <text:p>-0.023275738124178</text:p>
          </table:table-cell>
          <table:table-cell office:value-type="float" office:value="-0.0197052124180035" calcext:value-type="float">
            <text:p>-0.019705212418004</text:p>
          </table:table-cell>
          <table:table-cell office:value-type="float" office:value="-0.0193414759633242" calcext:value-type="float">
            <text:p>-0.019341475963324</text:p>
          </table:table-cell>
          <table:table-cell office:value-type="float" office:value="-0.0259908859295572" calcext:value-type="float">
            <text:p>-0.025990885929557</text:p>
          </table:table-cell>
          <table:table-cell office:value-type="float" office:value="-0.0270981444380899" calcext:value-type="float">
            <text:p>-0.02709814443809</text:p>
          </table:table-cell>
          <table:table-cell office:value-type="float" office:value="-0.0245840494580939" calcext:value-type="float">
            <text:p>-0.024584049458094</text:p>
          </table:table-cell>
          <table:table-cell office:value-type="float" office:value="-0.0251141824565224" calcext:value-type="float">
            <text:p>-0.025114182456523</text:p>
          </table:table-cell>
          <table:table-cell office:value-type="float" office:value="-0.022961789888631" calcext:value-type="float">
            <text:p>-0.022961789888631</text:p>
          </table:table-cell>
          <table:table-cell office:value-type="float" office:value="-0.021751382517782" calcext:value-type="float">
            <text:p>-0.021751382517782</text:p>
          </table:table-cell>
          <table:table-cell office:value-type="float" office:value="-0.0290327682801195" calcext:value-type="float">
            <text:p>-0.02903276828012</text:p>
          </table:table-cell>
          <table:table-cell office:value-type="float" office:value="-0.0277301476590122" calcext:value-type="float">
            <text:p>-0.027730147659012</text:p>
          </table:table-cell>
          <table:table-cell office:value-type="float" office:value="-0.0248184021587772" calcext:value-type="float">
            <text:p>-0.024818402158777</text:p>
          </table:table-cell>
          <table:table-cell office:value-type="float" office:value="-0.0253068381114457" calcext:value-type="float">
            <text:p>-0.025306838111446</text:p>
          </table:table-cell>
          <table:table-cell office:value-type="float" office:value="-0.023039118797574" calcext:value-type="float">
            <text:p>-0.023039118797574</text:p>
          </table:table-cell>
          <table:table-cell office:value-type="float" office:value="-0.0211255935253677" calcext:value-type="float">
            <text:p>-0.021125593525368</text:p>
          </table:table-cell>
          <table:table-cell office:value-type="float" office:value="-0.0229020013556601" calcext:value-type="float">
            <text:p>-0.02290200135566</text:p>
          </table:table-cell>
          <table:table-cell office:value-type="float" office:value="-0.0214945842277113" calcext:value-type="float">
            <text:p>-0.021494584227711</text:p>
          </table:table-cell>
          <table:table-cell office:value-type="float" office:value="-0.0194899635479402" calcext:value-type="float">
            <text:p>-0.01948996354794</text:p>
          </table:table-cell>
          <table:table-cell office:value-type="float" office:value="-0.027506889315524" calcext:value-type="float">
            <text:p>-0.027506889315524</text:p>
          </table:table-cell>
          <table:table-cell office:value-type="float" office:value="-0.0270554842312366" calcext:value-type="float">
            <text:p>-0.027055484231237</text:p>
          </table:table-cell>
          <table:table-cell office:value-type="float" office:value="-0.0251230059681685" calcext:value-type="float">
            <text:p>-0.025123005968169</text:p>
          </table:table-cell>
          <table:table-cell office:value-type="float" office:value="-0.0245406099707561" calcext:value-type="float">
            <text:p>-0.024540609970756</text:p>
          </table:table-cell>
          <table:table-cell office:value-type="float" office:value="-0.0252983980310499" calcext:value-type="float">
            <text:p>-0.02529839803105</text:p>
          </table:table-cell>
          <table:table-cell office:value-type="float" office:value="-0.0240478246781705" calcext:value-type="float">
            <text:p>-0.024047824678171</text:p>
          </table:table-cell>
          <table:table-cell office:value-type="float" office:value="-0.0211933642455489" calcext:value-type="float">
            <text:p>-0.021193364245549</text:p>
          </table:table-cell>
          <table:table-cell office:value-type="float" office:value="-0.0217830569648769" calcext:value-type="float">
            <text:p>-0.021783056964877</text:p>
          </table:table-cell>
          <table:table-cell office:value-type="float" office:value="-0.0229009177722962" calcext:value-type="float">
            <text:p>-0.022900917772296</text:p>
          </table:table-cell>
          <table:table-cell office:value-type="float" office:value="-0.021756660583225" calcext:value-type="float">
            <text:p>-0.021756660583225</text:p>
          </table:table-cell>
          <table:table-cell office:value-type="float" office:value="-0.0188414862502193" calcext:value-type="float">
            <text:p>-0.018841486250219</text:p>
          </table:table-cell>
          <table:table-cell office:value-type="float" office:value="-0.0217265049319601" calcext:value-type="float">
            <text:p>-0.02172650493196</text:p>
          </table:table-cell>
          <table:table-cell office:value-type="float" office:value="-0.0254783078919722" calcext:value-type="float">
            <text:p>-0.025478307891972</text:p>
          </table:table-cell>
          <table:table-cell office:value-type="float" office:value="-0.0267066779061206" calcext:value-type="float">
            <text:p>-0.026706677906121</text:p>
          </table:table-cell>
          <table:table-cell office:value-type="float" office:value="-0.0256997797184862" calcext:value-type="float">
            <text:p>-0.025699779718486</text:p>
          </table:table-cell>
          <table:table-cell office:value-type="float" office:value="-0.023338064886209" calcext:value-type="float">
            <text:p>-0.023338064886209</text:p>
          </table:table-cell>
          <table:table-cell office:value-type="float" office:value="-0.0225751787427797" calcext:value-type="float">
            <text:p>-0.02257517874278</text:p>
          </table:table-cell>
          <table:table-cell office:value-type="float" office:value="-0.023596956236618" calcext:value-type="float">
            <text:p>-0.023596956236618</text:p>
          </table:table-cell>
          <table:table-cell office:value-type="float" office:value="-0.0205488539257885" calcext:value-type="float">
            <text:p>-0.020548853925789</text:p>
          </table:table-cell>
          <table:table-cell office:value-type="float" office:value="-0.0207047629165698" calcext:value-type="float">
            <text:p>-0.02070476291657</text:p>
          </table:table-cell>
          <table:table-cell office:value-type="float" office:value="-0.0271033134951201" calcext:value-type="float">
            <text:p>-0.02710331349512</text:p>
          </table:table-cell>
          <table:table-cell office:value-type="float" office:value="-0.0252257557512026" calcext:value-type="float">
            <text:p>-0.025225755751203</text:p>
          </table:table-cell>
          <table:table-cell office:value-type="float" office:value="-0.0229171161848556" calcext:value-type="float">
            <text:p>-0.022917116184856</text:p>
          </table:table-cell>
          <table:table-cell office:value-type="float" office:value="-0.0231541664714379" calcext:value-type="float">
            <text:p>-0.023154166471438</text:p>
          </table:table-cell>
          <table:table-cell office:value-type="float" office:value="-0.0198502098877316" calcext:value-type="float">
            <text:p>-0.019850209887732</text:p>
          </table:table-cell>
          <table:table-cell office:value-type="float" office:value="-0.0246818633683414" calcext:value-type="float">
            <text:p>-0.024681863368341</text:p>
          </table:table-cell>
          <table:table-cell office:value-type="float" office:value="-0.0231768509125046" calcext:value-type="float">
            <text:p>-0.023176850912505</text:p>
          </table:table-cell>
          <table:table-cell office:value-type="float" office:value="-0.0226239339634741" calcext:value-type="float">
            <text:p>-0.022623933963474</text:p>
          </table:table-cell>
          <table:table-cell office:value-type="float" office:value="-0.0211241816728764" calcext:value-type="float">
            <text:p>-0.021124181672876</text:p>
          </table:table-cell>
          <table:table-cell office:value-type="float" office:value="-0.022280512168608" calcext:value-type="float">
            <text:p>-0.022280512168608</text:p>
          </table:table-cell>
          <table:table-cell office:value-type="float" office:value="-0.0244863564425183" calcext:value-type="float">
            <text:p>-0.024486356442518</text:p>
          </table:table-cell>
          <table:table-cell office:value-type="float" office:value="-0.0251356970331018" calcext:value-type="float">
            <text:p>-0.025135697033102</text:p>
          </table:table-cell>
          <table:table-cell office:value-type="float" office:value="-0.023931359700791" calcext:value-type="float">
            <text:p>-0.023931359700791</text:p>
          </table:table-cell>
          <table:table-cell office:value-type="float" office:value="-0.0208062991042415" calcext:value-type="float">
            <text:p>-0.020806299104242</text:p>
          </table:table-cell>
          <table:table-cell office:value-type="float" office:value="-0.0210928290254563" calcext:value-type="float">
            <text:p>-0.021092829025456</text:p>
          </table:table-cell>
          <table:table-cell office:value-type="float" office:value="-0.0211823101676902" calcext:value-type="float">
            <text:p>-0.02118231016769</text:p>
          </table:table-cell>
          <table:table-cell office:value-type="float" office:value="-0.0198520441045817" calcext:value-type="float">
            <text:p>-0.019852044104582</text:p>
          </table:table-cell>
          <table:table-cell office:value-type="float" office:value="-0.0197853245285934" calcext:value-type="float">
            <text:p>-0.019785324528593</text:p>
          </table:table-cell>
          <table:table-cell office:value-type="float" office:value="-0.0204620259316689" calcext:value-type="float">
            <text:p>-0.020462025931669</text:p>
          </table:table-cell>
          <table:table-cell office:value-type="float" office:value="-0.0204163480049121" calcext:value-type="float">
            <text:p>-0.020416348004912</text:p>
          </table:table-cell>
          <table:table-cell office:value-type="float" office:value="-0.0242059062899924" calcext:value-type="float">
            <text:p>-0.024205906289992</text:p>
          </table:table-cell>
          <table:table-cell office:value-type="float" office:value="-0.0251844969642528" calcext:value-type="float">
            <text:p>-0.025184496964253</text:p>
          </table:table-cell>
          <table:table-cell office:value-type="float" office:value="-0.0226730647356199" calcext:value-type="float">
            <text:p>-0.02267306473562</text:p>
          </table:table-cell>
          <table:table-cell office:value-type="float" office:value="-0.0215079754989339" calcext:value-type="float">
            <text:p>-0.021507975498934</text:p>
          </table:table-cell>
          <table:table-cell office:value-type="float" office:value="-0.0223289859270215" calcext:value-type="float">
            <text:p>-0.022328985927022</text:p>
          </table:table-cell>
          <table:table-cell office:value-type="float" office:value="-0.0223948964751347" calcext:value-type="float">
            <text:p>-0.022394896475135</text:p>
          </table:table-cell>
          <table:table-cell office:value-type="float" office:value="-0.01954024016508" calcext:value-type="float">
            <text:p>-0.01954024016508</text:p>
          </table:table-cell>
          <table:table-cell office:value-type="float" office:value="-0.025983891728728" calcext:value-type="float">
            <text:p>-0.025983891728728</text:p>
          </table:table-cell>
          <table:table-cell office:value-type="float" office:value="-0.0209411697732805" calcext:value-type="float">
            <text:p>-0.020941169773281</text:p>
          </table:table-cell>
          <table:table-cell office:value-type="float" office:value="-0.0196102581410141" calcext:value-type="float">
            <text:p>-0.019610258141014</text:p>
          </table:table-cell>
          <table:table-cell office:value-type="float" office:value="-0.0189527597416396" calcext:value-type="float">
            <text:p>-0.01895275974164</text:p>
          </table:table-cell>
          <table:table-cell office:value-type="float" office:value="-0.0201919857799293" calcext:value-type="float">
            <text:p>-0.020191985779929</text:p>
          </table:table-cell>
          <table:table-cell office:value-type="float" office:value="-0.0208749809999484" calcext:value-type="float">
            <text:p>-0.020874980999948</text:p>
          </table:table-cell>
          <table:table-cell office:value-type="float" office:value="-0.019928926654288" calcext:value-type="float">
            <text:p>-0.019928926654288</text:p>
          </table:table-cell>
          <table:table-cell office:value-type="float" office:value="-0.0146529031550824" calcext:value-type="float">
            <text:p>-0.014652903155083</text:p>
          </table:table-cell>
          <table:table-cell office:value-type="float" office:value="-0.0158363638940595" calcext:value-type="float">
            <text:p>-0.01583636389406</text:p>
          </table:table-cell>
          <table:table-cell office:value-type="float" office:value="-0.0238406679519537" calcext:value-type="float">
            <text:p>-0.023840667951954</text:p>
          </table:table-cell>
          <table:table-cell office:value-type="float" office:value="-0.0236855907179952" calcext:value-type="float">
            <text:p>-0.023685590717995</text:p>
          </table:table-cell>
          <table:table-cell office:value-type="float" office:value="-0.0236729155544047" calcext:value-type="float">
            <text:p>-0.023672915554405</text:p>
          </table:table-cell>
          <table:table-cell office:value-type="float" office:value="-0.0189788853922932" calcext:value-type="float">
            <text:p>-0.018978885392293</text:p>
          </table:table-cell>
          <table:table-cell office:value-type="float" office:value="-0.0225502175928465" calcext:value-type="float">
            <text:p>-0.022550217592847</text:p>
          </table:table-cell>
          <table:table-cell office:value-type="float" office:value="-0.0236736501623093" calcext:value-type="float">
            <text:p>-0.023673650162309</text:p>
          </table:table-cell>
          <table:table-cell office:value-type="float" office:value="-0.0216034533569716" calcext:value-type="float">
            <text:p>-0.021603453356972</text:p>
          </table:table-cell>
          <table:table-cell office:value-type="float" office:value="-0.0218750414968044" calcext:value-type="float">
            <text:p>-0.021875041496805</text:p>
          </table:table-cell>
          <table:table-cell office:value-type="float" office:value="-0.0215383374014094" calcext:value-type="float">
            <text:p>-0.02153833740141</text:p>
          </table:table-cell>
          <table:table-cell office:value-type="float" office:value="-0.0247683937170379" calcext:value-type="float">
            <text:p>-0.024768393717038</text:p>
          </table:table-cell>
          <table:table-cell office:value-type="float" office:value="-0.0253325012267955" calcext:value-type="float">
            <text:p>-0.025332501226796</text:p>
          </table:table-cell>
          <table:table-cell office:value-type="float" office:value="-0.0224811781634259" calcext:value-type="float">
            <text:p>-0.022481178163426</text:p>
          </table:table-cell>
          <table:table-cell office:value-type="float" office:value="-0.0230770111158849" calcext:value-type="float">
            <text:p>-0.023077011115885</text:p>
          </table:table-cell>
          <table:table-cell office:value-type="float" office:value="-0.0238972516194226" calcext:value-type="float">
            <text:p>-0.023897251619423</text:p>
          </table:table-cell>
          <table:table-cell office:value-type="float" office:value="-0.0211784874463732" calcext:value-type="float">
            <text:p>-0.021178487446373</text:p>
          </table:table-cell>
          <table:table-cell office:value-type="float" office:value="-0.0189055804294423" calcext:value-type="float">
            <text:p>-0.018905580429442</text:p>
          </table:table-cell>
          <table:table-cell office:value-type="float" office:value="-0.0193167480687327" calcext:value-type="float">
            <text:p>-0.019316748068733</text:p>
          </table:table-cell>
          <table:table-cell office:value-type="float" office:value="-0.0187243366208337" calcext:value-type="float">
            <text:p>-0.018724336620834</text:p>
          </table:table-cell>
          <table:table-cell office:value-type="float" office:value="-0.0216575234479608" calcext:value-type="float">
            <text:p>-0.021657523447961</text:p>
          </table:table-cell>
          <table:table-cell office:value-type="float" office:value="-0.018766581662741" calcext:value-type="float">
            <text:p>-0.018766581662741</text:p>
          </table:table-cell>
          <table:table-cell office:value-type="float" office:value="-0.020193752075404" calcext:value-type="float">
            <text:p>-0.020193752075404</text:p>
          </table:table-cell>
          <table:table-cell office:value-type="float" office:value="-0.0234759149843595" calcext:value-type="float">
            <text:p>-0.02347591498436</text:p>
          </table:table-cell>
          <table:table-cell office:value-type="float" office:value="-0.0246004603225351" calcext:value-type="float">
            <text:p>-0.024600460322535</text:p>
          </table:table-cell>
          <table:table-cell office:value-type="float" office:value="-0.0236748469374029" calcext:value-type="float">
            <text:p>-0.023674846937403</text:p>
          </table:table-cell>
          <table:table-cell office:value-type="float" office:value="-0.0217872355781537" calcext:value-type="float">
            <text:p>-0.021787235578154</text:p>
          </table:table-cell>
          <table:table-cell office:value-type="float" office:value="-0.0212656007175884" calcext:value-type="float">
            <text:p>-0.021265600717589</text:p>
          </table:table-cell>
          <table:table-cell office:value-type="float" office:value="-0.0208391785046044" calcext:value-type="float">
            <text:p>-0.020839178504605</text:p>
          </table:table-cell>
          <table:table-cell office:value-type="float" office:value="-0.0237805638743691" calcext:value-type="float">
            <text:p>-0.023780563874369</text:p>
          </table:table-cell>
          <table:table-cell office:value-type="float" office:value="-0.019658003683812" calcext:value-type="float">
            <text:p>-0.019658003683812</text:p>
          </table:table-cell>
          <table:table-cell office:value-type="float" office:value="-0.0196417565161285" calcext:value-type="float">
            <text:p>-0.019641756516129</text:p>
          </table:table-cell>
          <table:table-cell office:value-type="float" office:value="-0.0191395693252638" calcext:value-type="float">
            <text:p>-0.019139569325264</text:p>
          </table:table-cell>
          <table:table-cell office:value-type="float" office:value="-0.0205902772906414" calcext:value-type="float">
            <text:p>-0.020590277290642</text:p>
          </table:table-cell>
          <table:table-cell office:value-type="float" office:value="-0.0232825807556162" calcext:value-type="float">
            <text:p>-0.023282580755616</text:p>
          </table:table-cell>
          <table:table-cell office:value-type="float" office:value="-0.0242999151912395" calcext:value-type="float">
            <text:p>-0.02429991519124</text:p>
          </table:table-cell>
          <table:table-cell office:value-type="float" office:value="-0.0222357355728401" calcext:value-type="float">
            <text:p>-0.02223573557284</text:p>
          </table:table-cell>
          <table:table-cell office:value-type="float" office:value="-0.0227819376575193" calcext:value-type="float">
            <text:p>-0.022781937657519</text:p>
          </table:table-cell>
          <table:table-cell office:value-type="float" office:value="-0.0231873978580445" calcext:value-type="float">
            <text:p>-0.023187397858045</text:p>
          </table:table-cell>
          <table:table-cell office:value-type="float" office:value="-0.0244277631134917" calcext:value-type="float">
            <text:p>-0.024427763113492</text:p>
          </table:table-cell>
          <table:table-cell office:value-type="float" office:value="-0.0222250441838518" calcext:value-type="float">
            <text:p>-0.022225044183852</text:p>
          </table:table-cell>
          <table:table-cell office:value-type="float" office:value="-0.0217083511200206" calcext:value-type="float">
            <text:p>-0.021708351120021</text:p>
          </table:table-cell>
          <table:table-cell office:value-type="float" office:value="-0.0239777043007928" calcext:value-type="float">
            <text:p>-0.023977704300793</text:p>
          </table:table-cell>
          <table:table-cell office:value-type="float" office:value="-0.0278255466709249" calcext:value-type="float">
            <text:p>-0.027825546670925</text:p>
          </table:table-cell>
          <table:table-cell office:value-type="float" office:value="-0.0291090225627748" calcext:value-type="float">
            <text:p>-0.029109022562775</text:p>
          </table:table-cell>
          <table:table-cell office:value-type="float" office:value="-0.0290279376620974" calcext:value-type="float">
            <text:p>-0.029027937662097</text:p>
          </table:table-cell>
          <table:table-cell table:number-columns-repeated="637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53349362097455" calcext:value-type="float">
            <text:p>0.653349362097455</text:p>
          </table:table-cell>
          <table:table-cell office:value-type="float" office:value="0.653546546525419" calcext:value-type="float">
            <text:p>0.653546546525419</text:p>
          </table:table-cell>
          <table:table-cell office:value-type="float" office:value="0.653756901757958" calcext:value-type="float">
            <text:p>0.653756901757958</text:p>
          </table:table-cell>
          <table:table-cell office:value-type="float" office:value="0.653563190728048" calcext:value-type="float">
            <text:p>0.653563190728048</text:p>
          </table:table-cell>
          <table:table-cell office:value-type="float" office:value="0.653511025732709" calcext:value-type="float">
            <text:p>0.653511025732709</text:p>
          </table:table-cell>
          <table:table-cell office:value-type="float" office:value="0.653187988313486" calcext:value-type="float">
            <text:p>0.653187988313486</text:p>
          </table:table-cell>
          <table:table-cell office:value-type="float" office:value="0.655047739003386" calcext:value-type="float">
            <text:p>0.655047739003386</text:p>
          </table:table-cell>
          <table:table-cell office:value-type="float" office:value="0.655123029077984" calcext:value-type="float">
            <text:p>0.655123029077984</text:p>
          </table:table-cell>
          <table:table-cell office:value-type="float" office:value="0.653897566428553" calcext:value-type="float">
            <text:p>0.653897566428553</text:p>
          </table:table-cell>
          <table:table-cell office:value-type="float" office:value="0.655462441292817" calcext:value-type="float">
            <text:p>0.655462441292817</text:p>
          </table:table-cell>
          <table:table-cell office:value-type="float" office:value="0.654048728311427" calcext:value-type="float">
            <text:p>0.654048728311427</text:p>
          </table:table-cell>
          <table:table-cell office:value-type="float" office:value="0.654900233476214" calcext:value-type="float">
            <text:p>0.654900233476214</text:p>
          </table:table-cell>
          <table:table-cell office:value-type="float" office:value="0.6547214694701" calcext:value-type="float">
            <text:p>0.6547214694701</text:p>
          </table:table-cell>
          <table:table-cell office:value-type="float" office:value="0.654517217764469" calcext:value-type="float">
            <text:p>0.654517217764469</text:p>
          </table:table-cell>
          <table:table-cell office:value-type="float" office:value="0.654591498456635" calcext:value-type="float">
            <text:p>0.654591498456635</text:p>
          </table:table-cell>
          <table:table-cell office:value-type="float" office:value="0.65513080728906" calcext:value-type="float">
            <text:p>0.65513080728906</text:p>
          </table:table-cell>
          <table:table-cell office:value-type="float" office:value="0.654277225892248" calcext:value-type="float">
            <text:p>0.654277225892248</text:p>
          </table:table-cell>
          <table:table-cell office:value-type="float" office:value="0.654670507120231" calcext:value-type="float">
            <text:p>0.654670507120231</text:p>
          </table:table-cell>
          <table:table-cell office:value-type="float" office:value="0.65425337687891" calcext:value-type="float">
            <text:p>0.65425337687891</text:p>
          </table:table-cell>
          <table:table-cell office:value-type="float" office:value="0.654819569415009" calcext:value-type="float">
            <text:p>0.654819569415009</text:p>
          </table:table-cell>
          <table:table-cell office:value-type="float" office:value="0.654576874385772" calcext:value-type="float">
            <text:p>0.654576874385772</text:p>
          </table:table-cell>
          <table:table-cell office:value-type="float" office:value="0.655081833188728" calcext:value-type="float">
            <text:p>0.655081833188728</text:p>
          </table:table-cell>
          <table:table-cell office:value-type="float" office:value="0.654181691621802" calcext:value-type="float">
            <text:p>0.654181691621802</text:p>
          </table:table-cell>
          <table:table-cell office:value-type="float" office:value="0.654980497748689" calcext:value-type="float">
            <text:p>0.654980497748689</text:p>
          </table:table-cell>
          <table:table-cell office:value-type="float" office:value="0.654671435904724" calcext:value-type="float">
            <text:p>0.654671435904724</text:p>
          </table:table-cell>
          <table:table-cell office:value-type="float" office:value="0.654540039515086" calcext:value-type="float">
            <text:p>0.654540039515086</text:p>
          </table:table-cell>
          <table:table-cell office:value-type="float" office:value="0.654632773372163" calcext:value-type="float">
            <text:p>0.654632773372163</text:p>
          </table:table-cell>
          <table:table-cell office:value-type="float" office:value="0.654659868698717" calcext:value-type="float">
            <text:p>0.654659868698717</text:p>
          </table:table-cell>
          <table:table-cell office:value-type="float" office:value="0.655486715259032" calcext:value-type="float">
            <text:p>0.655486715259032</text:p>
          </table:table-cell>
          <table:table-cell office:value-type="float" office:value="0.654481216803227" calcext:value-type="float">
            <text:p>0.654481216803227</text:p>
          </table:table-cell>
          <table:table-cell office:value-type="float" office:value="0.654583029065566" calcext:value-type="float">
            <text:p>0.654583029065566</text:p>
          </table:table-cell>
          <table:table-cell office:value-type="float" office:value="0.65482461476925" calcext:value-type="float">
            <text:p>0.65482461476925</text:p>
          </table:table-cell>
          <table:table-cell office:value-type="float" office:value="0.656114805204799" calcext:value-type="float">
            <text:p>0.656114805204799</text:p>
          </table:table-cell>
          <table:table-cell office:value-type="float" office:value="0.654544784055204" calcext:value-type="float">
            <text:p>0.654544784055204</text:p>
          </table:table-cell>
          <table:table-cell office:value-type="float" office:value="0.654291993850033" calcext:value-type="float">
            <text:p>0.654291993850033</text:p>
          </table:table-cell>
          <table:table-cell office:value-type="float" office:value="0.65658338664263" calcext:value-type="float">
            <text:p>0.65658338664263</text:p>
          </table:table-cell>
          <table:table-cell office:value-type="float" office:value="0.654976201564796" calcext:value-type="float">
            <text:p>0.654976201564796</text:p>
          </table:table-cell>
          <table:table-cell office:value-type="float" office:value="0.656567327302927" calcext:value-type="float">
            <text:p>0.656567327302927</text:p>
          </table:table-cell>
          <table:table-cell office:value-type="float" office:value="0.65522676965296" calcext:value-type="float">
            <text:p>0.65522676965296</text:p>
          </table:table-cell>
          <table:table-cell office:value-type="float" office:value="0.65437969248805" calcext:value-type="float">
            <text:p>0.65437969248805</text:p>
          </table:table-cell>
          <table:table-cell office:value-type="float" office:value="0.654586262734762" calcext:value-type="float">
            <text:p>0.654586262734762</text:p>
          </table:table-cell>
          <table:table-cell office:value-type="float" office:value="0.65505625016014" calcext:value-type="float">
            <text:p>0.65505625016014</text:p>
          </table:table-cell>
          <table:table-cell office:value-type="float" office:value="0.655374938396765" calcext:value-type="float">
            <text:p>0.655374938396765</text:p>
          </table:table-cell>
          <table:table-cell office:value-type="float" office:value="0.657040371578064" calcext:value-type="float">
            <text:p>0.657040371578064</text:p>
          </table:table-cell>
          <table:table-cell office:value-type="float" office:value="0.654536189224523" calcext:value-type="float">
            <text:p>0.654536189224523</text:p>
          </table:table-cell>
          <table:table-cell office:value-type="float" office:value="0.65404981009293" calcext:value-type="float">
            <text:p>0.65404981009293</text:p>
          </table:table-cell>
          <table:table-cell office:value-type="float" office:value="0.653984654272627" calcext:value-type="float">
            <text:p>0.653984654272627</text:p>
          </table:table-cell>
          <table:table-cell office:value-type="float" office:value="0.654503936521831" calcext:value-type="float">
            <text:p>0.654503936521831</text:p>
          </table:table-cell>
          <table:table-cell office:value-type="float" office:value="0.656176101124158" calcext:value-type="float">
            <text:p>0.656176101124158</text:p>
          </table:table-cell>
          <table:table-cell office:value-type="float" office:value="0.65681986481314" calcext:value-type="float">
            <text:p>0.65681986481314</text:p>
          </table:table-cell>
          <table:table-cell office:value-type="float" office:value="0.654771490661474" calcext:value-type="float">
            <text:p>0.654771490661474</text:p>
          </table:table-cell>
          <table:table-cell office:value-type="float" office:value="0.654353864319459" calcext:value-type="float">
            <text:p>0.654353864319459</text:p>
          </table:table-cell>
          <table:table-cell office:value-type="float" office:value="0.657087358984051" calcext:value-type="float">
            <text:p>0.657087358984051</text:p>
          </table:table-cell>
          <table:table-cell office:value-type="float" office:value="0.655520102794246" calcext:value-type="float">
            <text:p>0.655520102794246</text:p>
          </table:table-cell>
          <table:table-cell office:value-type="float" office:value="0.655909718973813" calcext:value-type="float">
            <text:p>0.655909718973813</text:p>
          </table:table-cell>
          <table:table-cell office:value-type="float" office:value="0.658229986538998" calcext:value-type="float">
            <text:p>0.658229986538998</text:p>
          </table:table-cell>
          <table:table-cell office:value-type="float" office:value="0.657719544787229" calcext:value-type="float">
            <text:p>0.657719544787229</text:p>
          </table:table-cell>
          <table:table-cell office:value-type="float" office:value="0.656673968133023" calcext:value-type="float">
            <text:p>0.656673968133023</text:p>
          </table:table-cell>
          <table:table-cell office:value-type="float" office:value="0.657246714336058" calcext:value-type="float">
            <text:p>0.657246714336058</text:p>
          </table:table-cell>
          <table:table-cell office:value-type="float" office:value="0.656734413228464" calcext:value-type="float">
            <text:p>0.656734413228464</text:p>
          </table:table-cell>
          <table:table-cell office:value-type="float" office:value="0.657104814165536" calcext:value-type="float">
            <text:p>0.657104814165536</text:p>
          </table:table-cell>
          <table:table-cell office:value-type="float" office:value="0.654841437781193" calcext:value-type="float">
            <text:p>0.654841437781193</text:p>
          </table:table-cell>
          <table:table-cell office:value-type="float" office:value="0.654080365431295" calcext:value-type="float">
            <text:p>0.654080365431295</text:p>
          </table:table-cell>
          <table:table-cell office:value-type="float" office:value="0.655122750771705" calcext:value-type="float">
            <text:p>0.655122750771705</text:p>
          </table:table-cell>
          <table:table-cell office:value-type="float" office:value="0.656276742018051" calcext:value-type="float">
            <text:p>0.656276742018051</text:p>
          </table:table-cell>
          <table:table-cell office:value-type="float" office:value="0.656540991866781" calcext:value-type="float">
            <text:p>0.656540991866781</text:p>
          </table:table-cell>
          <table:table-cell office:value-type="float" office:value="0.656098541044407" calcext:value-type="float">
            <text:p>0.656098541044407</text:p>
          </table:table-cell>
          <table:table-cell office:value-type="float" office:value="0.656884184506342" calcext:value-type="float">
            <text:p>0.656884184506342</text:p>
          </table:table-cell>
          <table:table-cell office:value-type="float" office:value="0.656879454285055" calcext:value-type="float">
            <text:p>0.656879454285055</text:p>
          </table:table-cell>
          <table:table-cell office:value-type="float" office:value="0.65600094370612" calcext:value-type="float">
            <text:p>0.65600094370612</text:p>
          </table:table-cell>
          <table:table-cell office:value-type="float" office:value="0.656560285821175" calcext:value-type="float">
            <text:p>0.656560285821175</text:p>
          </table:table-cell>
          <table:table-cell office:value-type="float" office:value="0.65654512643756" calcext:value-type="float">
            <text:p>0.65654512643756</text:p>
          </table:table-cell>
          <table:table-cell office:value-type="float" office:value="0.656004781491103" calcext:value-type="float">
            <text:p>0.656004781491103</text:p>
          </table:table-cell>
          <table:table-cell office:value-type="float" office:value="0.658121156919566" calcext:value-type="float">
            <text:p>0.658121156919566</text:p>
          </table:table-cell>
          <table:table-cell office:value-type="float" office:value="0.656305971588051" calcext:value-type="float">
            <text:p>0.656305971588051</text:p>
          </table:table-cell>
          <table:table-cell office:value-type="float" office:value="0.656670877288935" calcext:value-type="float">
            <text:p>0.656670877288935</text:p>
          </table:table-cell>
          <table:table-cell office:value-type="float" office:value="0.656768108184675" calcext:value-type="float">
            <text:p>0.656768108184675</text:p>
          </table:table-cell>
          <table:table-cell office:value-type="float" office:value="0.657753620800058" calcext:value-type="float">
            <text:p>0.657753620800058</text:p>
          </table:table-cell>
          <table:table-cell office:value-type="float" office:value="0.661228573659014" calcext:value-type="float">
            <text:p>0.661228573659014</text:p>
          </table:table-cell>
          <table:table-cell office:value-type="float" office:value="0.665965638621805" calcext:value-type="float">
            <text:p>0.665965638621805</text:p>
          </table:table-cell>
          <table:table-cell office:value-type="float" office:value="0.661890348675027" calcext:value-type="float">
            <text:p>0.661890348675027</text:p>
          </table:table-cell>
          <table:table-cell office:value-type="float" office:value="0.663396127356571" calcext:value-type="float">
            <text:p>0.663396127356571</text:p>
          </table:table-cell>
          <table:table-cell office:value-type="float" office:value="0.655866587975688" calcext:value-type="float">
            <text:p>0.655866587975688</text:p>
          </table:table-cell>
          <table:table-cell office:value-type="float" office:value="0.653887396848431" calcext:value-type="float">
            <text:p>0.653887396848431</text:p>
          </table:table-cell>
          <table:table-cell office:value-type="float" office:value="0.655770132105358" calcext:value-type="float">
            <text:p>0.655770132105358</text:p>
          </table:table-cell>
          <table:table-cell office:value-type="float" office:value="0.669156915596829" calcext:value-type="float">
            <text:p>0.669156915596829</text:p>
          </table:table-cell>
          <table:table-cell office:value-type="float" office:value="0.633582600989196" calcext:value-type="float">
            <text:p>0.633582600989196</text:p>
          </table:table-cell>
          <table:table-cell office:value-type="float" office:value="0.631468677919605" calcext:value-type="float">
            <text:p>0.631468677919605</text:p>
          </table:table-cell>
          <table:table-cell office:value-type="float" office:value="0.611501674122523" calcext:value-type="float">
            <text:p>0.611501674122523</text:p>
          </table:table-cell>
          <table:table-cell office:value-type="float" office:value="0.594795797160301" calcext:value-type="float">
            <text:p>0.594795797160301</text:p>
          </table:table-cell>
          <table:table-cell office:value-type="float" office:value="0.574652138567227" calcext:value-type="float">
            <text:p>0.574652138567227</text:p>
          </table:table-cell>
          <table:table-cell office:value-type="float" office:value="0.578369688925703" calcext:value-type="float">
            <text:p>0.578369688925703</text:p>
          </table:table-cell>
          <table:table-cell office:value-type="float" office:value="0.583292537602272" calcext:value-type="float">
            <text:p>0.583292537602272</text:p>
          </table:table-cell>
          <table:table-cell office:value-type="float" office:value="0.577737797102985" calcext:value-type="float">
            <text:p>0.577737797102985</text:p>
          </table:table-cell>
          <table:table-cell office:value-type="float" office:value="0.574423333373402" calcext:value-type="float">
            <text:p>0.574423333373402</text:p>
          </table:table-cell>
          <table:table-cell office:value-type="float" office:value="0.565876520426164" calcext:value-type="float">
            <text:p>0.565876520426164</text:p>
          </table:table-cell>
          <table:table-cell office:value-type="float" office:value="0.546831555020451" calcext:value-type="float">
            <text:p>0.546831555020451</text:p>
          </table:table-cell>
          <table:table-cell office:value-type="float" office:value="0.551759239462365" calcext:value-type="float">
            <text:p>0.551759239462365</text:p>
          </table:table-cell>
          <table:table-cell office:value-type="float" office:value="0.55997095717236" calcext:value-type="float">
            <text:p>0.55997095717236</text:p>
          </table:table-cell>
          <table:table-cell office:value-type="float" office:value="0.556035131420119" calcext:value-type="float">
            <text:p>0.556035131420119</text:p>
          </table:table-cell>
          <table:table-cell office:value-type="float" office:value="0.562530142308381" calcext:value-type="float">
            <text:p>0.562530142308381</text:p>
          </table:table-cell>
          <table:table-cell office:value-type="float" office:value="0.570004612325775" calcext:value-type="float">
            <text:p>0.570004612325775</text:p>
          </table:table-cell>
          <table:table-cell office:value-type="float" office:value="0.56355376853659" calcext:value-type="float">
            <text:p>0.56355376853659</text:p>
          </table:table-cell>
          <table:table-cell office:value-type="float" office:value="0.560012925056381" calcext:value-type="float">
            <text:p>0.560012925056381</text:p>
          </table:table-cell>
          <table:table-cell office:value-type="float" office:value="0.551161004072717" calcext:value-type="float">
            <text:p>0.551161004072717</text:p>
          </table:table-cell>
          <table:table-cell office:value-type="float" office:value="0.537506796386507" calcext:value-type="float">
            <text:p>0.537506796386507</text:p>
          </table:table-cell>
          <table:table-cell office:value-type="float" office:value="0.551388249487583" calcext:value-type="float">
            <text:p>0.551388249487583</text:p>
          </table:table-cell>
          <table:table-cell office:value-type="float" office:value="0.559465676492095" calcext:value-type="float">
            <text:p>0.559465676492095</text:p>
          </table:table-cell>
          <table:table-cell office:value-type="float" office:value="0.56455680565278" calcext:value-type="float">
            <text:p>0.56455680565278</text:p>
          </table:table-cell>
          <table:table-cell office:value-type="float" office:value="0.565275390329969" calcext:value-type="float">
            <text:p>0.565275390329969</text:p>
          </table:table-cell>
          <table:table-cell office:value-type="float" office:value="0.567143530977284" calcext:value-type="float">
            <text:p>0.567143530977284</text:p>
          </table:table-cell>
          <table:table-cell office:value-type="float" office:value="0.572697391462887" calcext:value-type="float">
            <text:p>0.572697391462887</text:p>
          </table:table-cell>
          <table:table-cell office:value-type="float" office:value="0.564328723683477" calcext:value-type="float">
            <text:p>0.564328723683477</text:p>
          </table:table-cell>
          <table:table-cell office:value-type="float" office:value="0.559741487137101" calcext:value-type="float">
            <text:p>0.559741487137101</text:p>
          </table:table-cell>
          <table:table-cell office:value-type="float" office:value="0.560821860929175" calcext:value-type="float">
            <text:p>0.560821860929175</text:p>
          </table:table-cell>
          <table:table-cell office:value-type="float" office:value="0.551608991999528" calcext:value-type="float">
            <text:p>0.551608991999528</text:p>
          </table:table-cell>
          <table:table-cell office:value-type="float" office:value="0.527865744868006" calcext:value-type="float">
            <text:p>0.527865744868006</text:p>
          </table:table-cell>
          <table:table-cell office:value-type="float" office:value="0.536770968262386" calcext:value-type="float">
            <text:p>0.536770968262386</text:p>
          </table:table-cell>
          <table:table-cell office:value-type="float" office:value="0.538221617856651" calcext:value-type="float">
            <text:p>0.538221617856651</text:p>
          </table:table-cell>
          <table:table-cell office:value-type="float" office:value="0.541342773105311" calcext:value-type="float">
            <text:p>0.541342773105311</text:p>
          </table:table-cell>
          <table:table-cell office:value-type="float" office:value="0.549353561044309" calcext:value-type="float">
            <text:p>0.549353561044309</text:p>
          </table:table-cell>
          <table:table-cell office:value-type="float" office:value="0.550779030787873" calcext:value-type="float">
            <text:p>0.550779030787873</text:p>
          </table:table-cell>
          <table:table-cell office:value-type="float" office:value="0.551045987111586" calcext:value-type="float">
            <text:p>0.551045987111586</text:p>
          </table:table-cell>
          <table:table-cell office:value-type="float" office:value="0.554142294007303" calcext:value-type="float">
            <text:p>0.554142294007303</text:p>
          </table:table-cell>
          <table:table-cell office:value-type="float" office:value="0.54448628061545" calcext:value-type="float">
            <text:p>0.54448628061545</text:p>
          </table:table-cell>
          <table:table-cell office:value-type="float" office:value="0.535433087771781" calcext:value-type="float">
            <text:p>0.535433087771781</text:p>
          </table:table-cell>
          <table:table-cell office:value-type="float" office:value="0.56708735289285" calcext:value-type="float">
            <text:p>0.56708735289285</text:p>
          </table:table-cell>
          <table:table-cell office:value-type="float" office:value="0.563824712014217" calcext:value-type="float">
            <text:p>0.563824712014217</text:p>
          </table:table-cell>
          <table:table-cell office:value-type="float" office:value="0.553382905312223" calcext:value-type="float">
            <text:p>0.553382905312223</text:p>
          </table:table-cell>
          <table:table-cell office:value-type="float" office:value="0.55173693397723" calcext:value-type="float">
            <text:p>0.55173693397723</text:p>
          </table:table-cell>
          <table:table-cell office:value-type="float" office:value="0.534051825546945" calcext:value-type="float">
            <text:p>0.534051825546945</text:p>
          </table:table-cell>
          <table:table-cell office:value-type="float" office:value="0.565140017603474" calcext:value-type="float">
            <text:p>0.565140017603474</text:p>
          </table:table-cell>
          <table:table-cell office:value-type="float" office:value="0.557980514805848" calcext:value-type="float">
            <text:p>0.557980514805848</text:p>
          </table:table-cell>
          <table:table-cell office:value-type="float" office:value="0.553645889358171" calcext:value-type="float">
            <text:p>0.553645889358171</text:p>
          </table:table-cell>
          <table:table-cell office:value-type="float" office:value="0.542495507156053" calcext:value-type="float">
            <text:p>0.542495507156053</text:p>
          </table:table-cell>
          <table:table-cell office:value-type="float" office:value="0.554157825131585" calcext:value-type="float">
            <text:p>0.554157825131585</text:p>
          </table:table-cell>
          <table:table-cell office:value-type="float" office:value="0.549767886937474" calcext:value-type="float">
            <text:p>0.549767886937474</text:p>
          </table:table-cell>
          <table:table-cell office:value-type="float" office:value="0.535996126783175" calcext:value-type="float">
            <text:p>0.535996126783175</text:p>
          </table:table-cell>
          <table:table-cell office:value-type="float" office:value="0.53675705682083" calcext:value-type="float">
            <text:p>0.53675705682083</text:p>
          </table:table-cell>
          <table:table-cell office:value-type="float" office:value="0.530767945582676" calcext:value-type="float">
            <text:p>0.530767945582676</text:p>
          </table:table-cell>
          <table:table-cell office:value-type="float" office:value="0.53341548507156" calcext:value-type="float">
            <text:p>0.53341548507156</text:p>
          </table:table-cell>
          <table:table-cell office:value-type="float" office:value="0.551774589461866" calcext:value-type="float">
            <text:p>0.551774589461866</text:p>
          </table:table-cell>
          <table:table-cell office:value-type="float" office:value="0.55014313118628" calcext:value-type="float">
            <text:p>0.55014313118628</text:p>
          </table:table-cell>
          <table:table-cell office:value-type="float" office:value="0.547310263249616" calcext:value-type="float">
            <text:p>0.547310263249616</text:p>
          </table:table-cell>
          <table:table-cell office:value-type="float" office:value="0.572230257041062" calcext:value-type="float">
            <text:p>0.572230257041062</text:p>
          </table:table-cell>
          <table:table-cell office:value-type="float" office:value="0.549118419220977" calcext:value-type="float">
            <text:p>0.549118419220977</text:p>
          </table:table-cell>
          <table:table-cell office:value-type="float" office:value="0.558785396309691" calcext:value-type="float">
            <text:p>0.558785396309691</text:p>
          </table:table-cell>
          <table:table-cell office:value-type="float" office:value="0.589622268929391" calcext:value-type="float">
            <text:p>0.589622268929391</text:p>
          </table:table-cell>
          <table:table-cell office:value-type="float" office:value="0.572775376404462" calcext:value-type="float">
            <text:p>0.572775376404462</text:p>
          </table:table-cell>
          <table:table-cell office:value-type="float" office:value="0.56512047740583" calcext:value-type="float">
            <text:p>0.56512047740583</text:p>
          </table:table-cell>
          <table:table-cell office:value-type="float" office:value="0.559882168275073" calcext:value-type="float">
            <text:p>0.559882168275073</text:p>
          </table:table-cell>
          <table:table-cell office:value-type="float" office:value="0.554664537502415" calcext:value-type="float">
            <text:p>0.554664537502415</text:p>
          </table:table-cell>
          <table:table-cell office:value-type="float" office:value="0.564025409549909" calcext:value-type="float">
            <text:p>0.564025409549909</text:p>
          </table:table-cell>
          <table:table-cell office:value-type="float" office:value="0.540104579240837" calcext:value-type="float">
            <text:p>0.540104579240837</text:p>
          </table:table-cell>
          <table:table-cell office:value-type="float" office:value="0.619826470755239" calcext:value-type="float">
            <text:p>0.619826470755239</text:p>
          </table:table-cell>
          <table:table-cell office:value-type="float" office:value="0.573430635051425" calcext:value-type="float">
            <text:p>0.573430635051425</text:p>
          </table:table-cell>
          <table:table-cell office:value-type="float" office:value="0.579406490425369" calcext:value-type="float">
            <text:p>0.579406490425369</text:p>
          </table:table-cell>
          <table:table-cell office:value-type="float" office:value="0.585777758832662" calcext:value-type="float">
            <text:p>0.585777758832662</text:p>
          </table:table-cell>
          <table:table-cell office:value-type="float" office:value="0.585799898220579" calcext:value-type="float">
            <text:p>0.585799898220579</text:p>
          </table:table-cell>
          <table:table-cell office:value-type="float" office:value="0.58439442235377" calcext:value-type="float">
            <text:p>0.58439442235377</text:p>
          </table:table-cell>
          <table:table-cell office:value-type="float" office:value="0.574990314841096" calcext:value-type="float">
            <text:p>0.574990314841096</text:p>
          </table:table-cell>
          <table:table-cell office:value-type="float" office:value="0.589169831404603" calcext:value-type="float">
            <text:p>0.589169831404603</text:p>
          </table:table-cell>
          <table:table-cell office:value-type="float" office:value="0.613561802445804" calcext:value-type="float">
            <text:p>0.613561802445804</text:p>
          </table:table-cell>
          <table:table-cell office:value-type="float" office:value="0.597308266670024" calcext:value-type="float">
            <text:p>0.597308266670024</text:p>
          </table:table-cell>
          <table:table-cell office:value-type="float" office:value="0.61130845777412" calcext:value-type="float">
            <text:p>0.61130845777412</text:p>
          </table:table-cell>
          <table:table-cell office:value-type="float" office:value="0.588142963228546" calcext:value-type="float">
            <text:p>0.588142963228546</text:p>
          </table:table-cell>
          <table:table-cell office:value-type="float" office:value="0.570005933969058" calcext:value-type="float">
            <text:p>0.570005933969058</text:p>
          </table:table-cell>
          <table:table-cell office:value-type="float" office:value="0.56471456284315" calcext:value-type="float">
            <text:p>0.56471456284315</text:p>
          </table:table-cell>
          <table:table-cell office:value-type="float" office:value="0.572577930460328" calcext:value-type="float">
            <text:p>0.572577930460328</text:p>
          </table:table-cell>
          <table:table-cell office:value-type="float" office:value="0.553167103024805" calcext:value-type="float">
            <text:p>0.553167103024805</text:p>
          </table:table-cell>
          <table:table-cell office:value-type="float" office:value="0.556404044400373" calcext:value-type="float">
            <text:p>0.556404044400373</text:p>
          </table:table-cell>
          <table:table-cell office:value-type="float" office:value="0.560187743410994" calcext:value-type="float">
            <text:p>0.560187743410994</text:p>
          </table:table-cell>
          <table:table-cell office:value-type="float" office:value="0.547253899999553" calcext:value-type="float">
            <text:p>0.547253899999553</text:p>
          </table:table-cell>
          <table:table-cell office:value-type="float" office:value="0.56553782836169" calcext:value-type="float">
            <text:p>0.56553782836169</text:p>
          </table:table-cell>
          <table:table-cell office:value-type="float" office:value="0.566193946009089" calcext:value-type="float">
            <text:p>0.566193946009089</text:p>
          </table:table-cell>
          <table:table-cell office:value-type="float" office:value="0.609434743600743" calcext:value-type="float">
            <text:p>0.609434743600743</text:p>
          </table:table-cell>
          <table:table-cell office:value-type="float" office:value="0.596968667799423" calcext:value-type="float">
            <text:p>0.596968667799423</text:p>
          </table:table-cell>
          <table:table-cell office:value-type="float" office:value="0.588840836413006" calcext:value-type="float">
            <text:p>0.588840836413006</text:p>
          </table:table-cell>
          <table:table-cell office:value-type="float" office:value="0.560920516895731" calcext:value-type="float">
            <text:p>0.560920516895731</text:p>
          </table:table-cell>
          <table:table-cell office:value-type="float" office:value="0.562323160608301" calcext:value-type="float">
            <text:p>0.562323160608301</text:p>
          </table:table-cell>
          <table:table-cell office:value-type="float" office:value="0.582762530024359" calcext:value-type="float">
            <text:p>0.582762530024359</text:p>
          </table:table-cell>
          <table:table-cell office:value-type="float" office:value="0.58126751586239" calcext:value-type="float">
            <text:p>0.58126751586239</text:p>
          </table:table-cell>
          <table:table-cell office:value-type="float" office:value="0.573992992506505" calcext:value-type="float">
            <text:p>0.573992992506505</text:p>
          </table:table-cell>
          <table:table-cell office:value-type="float" office:value="0.57734955268055" calcext:value-type="float">
            <text:p>0.57734955268055</text:p>
          </table:table-cell>
          <table:table-cell office:value-type="float" office:value="0.567263927807603" calcext:value-type="float">
            <text:p>0.567263927807603</text:p>
          </table:table-cell>
          <table:table-cell office:value-type="float" office:value="0.566146738658166" calcext:value-type="float">
            <text:p>0.566146738658166</text:p>
          </table:table-cell>
          <table:table-cell office:value-type="float" office:value="0.562330267353324" calcext:value-type="float">
            <text:p>0.562330267353324</text:p>
          </table:table-cell>
          <table:table-cell office:value-type="float" office:value="0.557215353375931" calcext:value-type="float">
            <text:p>0.557215353375931</text:p>
          </table:table-cell>
          <table:table-cell office:value-type="float" office:value="0.563180598919769" calcext:value-type="float">
            <text:p>0.563180598919769</text:p>
          </table:table-cell>
          <table:table-cell office:value-type="float" office:value="0.561546968008966" calcext:value-type="float">
            <text:p>0.561546968008966</text:p>
          </table:table-cell>
          <table:table-cell office:value-type="float" office:value="0.551449886055699" calcext:value-type="float">
            <text:p>0.551449886055699</text:p>
          </table:table-cell>
          <table:table-cell office:value-type="float" office:value="0.548435734119257" calcext:value-type="float">
            <text:p>0.548435734119257</text:p>
          </table:table-cell>
          <table:table-cell office:value-type="float" office:value="0.544507942377502" calcext:value-type="float">
            <text:p>0.544507942377502</text:p>
          </table:table-cell>
          <table:table-cell office:value-type="float" office:value="0.55684734353413" calcext:value-type="float">
            <text:p>0.55684734353413</text:p>
          </table:table-cell>
          <table:table-cell office:value-type="float" office:value="0.531724647678865" calcext:value-type="float">
            <text:p>0.531724647678865</text:p>
          </table:table-cell>
          <table:table-cell office:value-type="float" office:value="0.532739595134407" calcext:value-type="float">
            <text:p>0.532739595134407</text:p>
          </table:table-cell>
          <table:table-cell office:value-type="float" office:value="0.528507030259338" calcext:value-type="float">
            <text:p>0.528507030259338</text:p>
          </table:table-cell>
          <table:table-cell office:value-type="float" office:value="0.535099000156722" calcext:value-type="float">
            <text:p>0.535099000156722</text:p>
          </table:table-cell>
          <table:table-cell office:value-type="float" office:value="0.536012420510182" calcext:value-type="float">
            <text:p>0.536012420510182</text:p>
          </table:table-cell>
          <table:table-cell office:value-type="float" office:value="0.54103218441074" calcext:value-type="float">
            <text:p>0.54103218441074</text:p>
          </table:table-cell>
          <table:table-cell office:value-type="float" office:value="0.545413185680304" calcext:value-type="float">
            <text:p>0.545413185680304</text:p>
          </table:table-cell>
          <table:table-cell office:value-type="float" office:value="0.52339822256725" calcext:value-type="float">
            <text:p>0.52339822256725</text:p>
          </table:table-cell>
          <table:table-cell office:value-type="float" office:value="0.59546652850081" calcext:value-type="float">
            <text:p>0.59546652850081</text:p>
          </table:table-cell>
          <table:table-cell office:value-type="float" office:value="0.600745911261116" calcext:value-type="float">
            <text:p>0.600745911261116</text:p>
          </table:table-cell>
          <table:table-cell office:value-type="float" office:value="0.596608181668826" calcext:value-type="float">
            <text:p>0.596608181668826</text:p>
          </table:table-cell>
          <table:table-cell office:value-type="float" office:value="0.602733289192032" calcext:value-type="float">
            <text:p>0.602733289192032</text:p>
          </table:table-cell>
          <table:table-cell table:number-columns-repeated="637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00162130295921" calcext:value-type="float">
            <text:p>-0.200162130295921</text:p>
          </table:table-cell>
          <table:table-cell office:value-type="float" office:value="-0.200210424657147" calcext:value-type="float">
            <text:p>-0.200210424657147</text:p>
          </table:table-cell>
          <table:table-cell office:value-type="float" office:value="-0.200219644986712" calcext:value-type="float">
            <text:p>-0.200219644986712</text:p>
          </table:table-cell>
          <table:table-cell office:value-type="float" office:value="-0.20020725773475" calcext:value-type="float">
            <text:p>-0.20020725773475</text:p>
          </table:table-cell>
          <table:table-cell office:value-type="float" office:value="-0.200193402134197" calcext:value-type="float">
            <text:p>-0.200193402134197</text:p>
          </table:table-cell>
          <table:table-cell office:value-type="float" office:value="-0.20011449176081" calcext:value-type="float">
            <text:p>-0.20011449176081</text:p>
          </table:table-cell>
          <table:table-cell office:value-type="float" office:value="-0.200509725430669" calcext:value-type="float">
            <text:p>-0.200509725430669</text:p>
          </table:table-cell>
          <table:table-cell office:value-type="float" office:value="-0.200502460680036" calcext:value-type="float">
            <text:p>-0.200502460680036</text:p>
          </table:table-cell>
          <table:table-cell office:value-type="float" office:value="-0.200276448510907" calcext:value-type="float">
            <text:p>-0.200276448510907</text:p>
          </table:table-cell>
          <table:table-cell office:value-type="float" office:value="-0.20059872022318" calcext:value-type="float">
            <text:p>-0.20059872022318</text:p>
          </table:table-cell>
          <table:table-cell office:value-type="float" office:value="-0.200306759564577" calcext:value-type="float">
            <text:p>-0.200306759564577</text:p>
          </table:table-cell>
          <table:table-cell office:value-type="float" office:value="-0.200484567989284" calcext:value-type="float">
            <text:p>-0.200484567989284</text:p>
          </table:table-cell>
          <table:table-cell office:value-type="float" office:value="-0.200442419785928" calcext:value-type="float">
            <text:p>-0.200442419785928</text:p>
          </table:table-cell>
          <table:table-cell office:value-type="float" office:value="-0.200373906389758" calcext:value-type="float">
            <text:p>-0.200373906389758</text:p>
          </table:table-cell>
          <table:table-cell office:value-type="float" office:value="-0.200416949266245" calcext:value-type="float">
            <text:p>-0.200416949266245</text:p>
          </table:table-cell>
          <table:table-cell office:value-type="float" office:value="-0.200528530840886" calcext:value-type="float">
            <text:p>-0.200528530840886</text:p>
          </table:table-cell>
          <table:table-cell office:value-type="float" office:value="-0.200372330885085" calcext:value-type="float">
            <text:p>-0.200372330885085</text:p>
          </table:table-cell>
          <table:table-cell office:value-type="float" office:value="-0.20041640340971" calcext:value-type="float">
            <text:p>-0.20041640340971</text:p>
          </table:table-cell>
          <table:table-cell office:value-type="float" office:value="-0.20032245741028" calcext:value-type="float">
            <text:p>-0.20032245741028</text:p>
          </table:table-cell>
          <table:table-cell office:value-type="float" office:value="-0.200452251129408" calcext:value-type="float">
            <text:p>-0.200452251129408</text:p>
          </table:table-cell>
          <table:table-cell office:value-type="float" office:value="-0.200413991163204" calcext:value-type="float">
            <text:p>-0.200413991163204</text:p>
          </table:table-cell>
          <table:table-cell office:value-type="float" office:value="-0.200520795171407" calcext:value-type="float">
            <text:p>-0.200520795171407</text:p>
          </table:table-cell>
          <table:table-cell office:value-type="float" office:value="-0.200346687717978" calcext:value-type="float">
            <text:p>-0.200346687717978</text:p>
          </table:table-cell>
          <table:table-cell office:value-type="float" office:value="-0.200517480991511" calcext:value-type="float">
            <text:p>-0.200517480991511</text:p>
          </table:table-cell>
          <table:table-cell office:value-type="float" office:value="-0.200468314037279" calcext:value-type="float">
            <text:p>-0.200468314037279</text:p>
          </table:table-cell>
          <table:table-cell office:value-type="float" office:value="-0.200427585857016" calcext:value-type="float">
            <text:p>-0.200427585857016</text:p>
          </table:table-cell>
          <table:table-cell office:value-type="float" office:value="-0.200434827580133" calcext:value-type="float">
            <text:p>-0.200434827580133</text:p>
          </table:table-cell>
          <table:table-cell office:value-type="float" office:value="-0.200442155708565" calcext:value-type="float">
            <text:p>-0.200442155708565</text:p>
          </table:table-cell>
          <table:table-cell office:value-type="float" office:value="-0.200618805433048" calcext:value-type="float">
            <text:p>-0.200618805433048</text:p>
          </table:table-cell>
          <table:table-cell office:value-type="float" office:value="-0.200398299274008" calcext:value-type="float">
            <text:p>-0.200398299274008</text:p>
          </table:table-cell>
          <table:table-cell office:value-type="float" office:value="-0.200424405612124" calcext:value-type="float">
            <text:p>-0.200424405612124</text:p>
          </table:table-cell>
          <table:table-cell office:value-type="float" office:value="-0.200485777506582" calcext:value-type="float">
            <text:p>-0.200485777506582</text:p>
          </table:table-cell>
          <table:table-cell office:value-type="float" office:value="-0.200739623383192" calcext:value-type="float">
            <text:p>-0.200739623383192</text:p>
          </table:table-cell>
          <table:table-cell office:value-type="float" office:value="-0.200428277274317" calcext:value-type="float">
            <text:p>-0.200428277274317</text:p>
          </table:table-cell>
          <table:table-cell office:value-type="float" office:value="-0.200393807487742" calcext:value-type="float">
            <text:p>-0.200393807487742</text:p>
          </table:table-cell>
          <table:table-cell office:value-type="float" office:value="-0.200870661385251" calcext:value-type="float">
            <text:p>-0.200870661385251</text:p>
          </table:table-cell>
          <table:table-cell office:value-type="float" office:value="-0.200541506789525" calcext:value-type="float">
            <text:p>-0.200541506789525</text:p>
          </table:table-cell>
          <table:table-cell office:value-type="float" office:value="-0.200853269501459" calcext:value-type="float">
            <text:p>-0.200853269501459</text:p>
          </table:table-cell>
          <table:table-cell office:value-type="float" office:value="-0.200570903086675" calcext:value-type="float">
            <text:p>-0.200570903086675</text:p>
          </table:table-cell>
          <table:table-cell office:value-type="float" office:value="-0.200392249852908" calcext:value-type="float">
            <text:p>-0.200392249852908</text:p>
          </table:table-cell>
          <table:table-cell office:value-type="float" office:value="-0.200419320349089" calcext:value-type="float">
            <text:p>-0.200419320349089</text:p>
          </table:table-cell>
          <table:table-cell office:value-type="float" office:value="-0.200519793235447" calcext:value-type="float">
            <text:p>-0.200519793235447</text:p>
          </table:table-cell>
          <table:table-cell office:value-type="float" office:value="-0.200564411486206" calcext:value-type="float">
            <text:p>-0.200564411486206</text:p>
          </table:table-cell>
          <table:table-cell office:value-type="float" office:value="-0.200983455820656" calcext:value-type="float">
            <text:p>-0.200983455820656</text:p>
          </table:table-cell>
          <table:table-cell office:value-type="float" office:value="-0.200416374306594" calcext:value-type="float">
            <text:p>-0.200416374306594</text:p>
          </table:table-cell>
          <table:table-cell office:value-type="float" office:value="-0.20029683486325" calcext:value-type="float">
            <text:p>-0.20029683486325</text:p>
          </table:table-cell>
          <table:table-cell office:value-type="float" office:value="-0.200321803248756" calcext:value-type="float">
            <text:p>-0.200321803248756</text:p>
          </table:table-cell>
          <table:table-cell office:value-type="float" office:value="-0.200432720354634" calcext:value-type="float">
            <text:p>-0.200432720354634</text:p>
          </table:table-cell>
          <table:table-cell office:value-type="float" office:value="-0.200800970155091" calcext:value-type="float">
            <text:p>-0.200800970155091</text:p>
          </table:table-cell>
          <table:table-cell office:value-type="float" office:value="-0.200901641343259" calcext:value-type="float">
            <text:p>-0.200901641343259</text:p>
          </table:table-cell>
          <table:table-cell office:value-type="float" office:value="-0.200440202105053" calcext:value-type="float">
            <text:p>-0.200440202105053</text:p>
          </table:table-cell>
          <table:table-cell office:value-type="float" office:value="-0.200383692407807" calcext:value-type="float">
            <text:p>-0.200383692407807</text:p>
          </table:table-cell>
          <table:table-cell office:value-type="float" office:value="-0.200969200532913" calcext:value-type="float">
            <text:p>-0.200969200532913</text:p>
          </table:table-cell>
          <table:table-cell office:value-type="float" office:value="-0.200693237791983" calcext:value-type="float">
            <text:p>-0.200693237791983</text:p>
          </table:table-cell>
          <table:table-cell office:value-type="float" office:value="-0.20084994474944" calcext:value-type="float">
            <text:p>-0.20084994474944</text:p>
          </table:table-cell>
          <table:table-cell office:value-type="float" office:value="-0.201373361867536" calcext:value-type="float">
            <text:p>-0.201373361867536</text:p>
          </table:table-cell>
          <table:table-cell office:value-type="float" office:value="-0.2013127307029" calcext:value-type="float">
            <text:p>-0.2013127307029</text:p>
          </table:table-cell>
          <table:table-cell office:value-type="float" office:value="-0.201066896584668" calcext:value-type="float">
            <text:p>-0.201066896584668</text:p>
          </table:table-cell>
          <table:table-cell office:value-type="float" office:value="-0.201187979836014" calcext:value-type="float">
            <text:p>-0.201187979836014</text:p>
          </table:table-cell>
          <table:table-cell office:value-type="float" office:value="-0.201092894640886" calcext:value-type="float">
            <text:p>-0.201092894640886</text:p>
          </table:table-cell>
          <table:table-cell office:value-type="float" office:value="-0.201065705150684" calcext:value-type="float">
            <text:p>-0.201065705150684</text:p>
          </table:table-cell>
          <table:table-cell office:value-type="float" office:value="-0.200530268291986" calcext:value-type="float">
            <text:p>-0.200530268291986</text:p>
          </table:table-cell>
          <table:table-cell office:value-type="float" office:value="-0.200305133836937" calcext:value-type="float">
            <text:p>-0.200305133836937</text:p>
          </table:table-cell>
          <table:table-cell office:value-type="float" office:value="-0.200541479332577" calcext:value-type="float">
            <text:p>-0.200541479332577</text:p>
          </table:table-cell>
          <table:table-cell office:value-type="float" office:value="-0.200870613953865" calcext:value-type="float">
            <text:p>-0.200870613953865</text:p>
          </table:table-cell>
          <table:table-cell office:value-type="float" office:value="-0.200917423027893" calcext:value-type="float">
            <text:p>-0.200917423027893</text:p>
          </table:table-cell>
          <table:table-cell office:value-type="float" office:value="-0.200840132128224" calcext:value-type="float">
            <text:p>-0.200840132128224</text:p>
          </table:table-cell>
          <table:table-cell office:value-type="float" office:value="-0.200954721432041" calcext:value-type="float">
            <text:p>-0.200954721432041</text:p>
          </table:table-cell>
          <table:table-cell office:value-type="float" office:value="-0.20098224505112" calcext:value-type="float">
            <text:p>-0.20098224505112</text:p>
          </table:table-cell>
          <table:table-cell office:value-type="float" office:value="-0.200757379067628" calcext:value-type="float">
            <text:p>-0.200757379067628</text:p>
          </table:table-cell>
          <table:table-cell office:value-type="float" office:value="-0.200924673489949" calcext:value-type="float">
            <text:p>-0.200924673489949</text:p>
          </table:table-cell>
          <table:table-cell office:value-type="float" office:value="-0.200959926256264" calcext:value-type="float">
            <text:p>-0.200959926256264</text:p>
          </table:table-cell>
          <table:table-cell office:value-type="float" office:value="-0.200860919079373" calcext:value-type="float">
            <text:p>-0.200860919079373</text:p>
          </table:table-cell>
          <table:table-cell office:value-type="float" office:value="-0.201291764129252" calcext:value-type="float">
            <text:p>-0.201291764129252</text:p>
          </table:table-cell>
          <table:table-cell office:value-type="float" office:value="-0.200899743839105" calcext:value-type="float">
            <text:p>-0.200899743839105</text:p>
          </table:table-cell>
          <table:table-cell office:value-type="float" office:value="-0.200965908301635" calcext:value-type="float">
            <text:p>-0.200965908301635</text:p>
          </table:table-cell>
          <table:table-cell office:value-type="float" office:value="-0.201033116913325" calcext:value-type="float">
            <text:p>-0.201033116913325</text:p>
          </table:table-cell>
          <table:table-cell office:value-type="float" office:value="-0.202674884012514" calcext:value-type="float">
            <text:p>-0.202674884012514</text:p>
          </table:table-cell>
          <table:table-cell office:value-type="float" office:value="-0.205702683105519" calcext:value-type="float">
            <text:p>-0.205702683105519</text:p>
          </table:table-cell>
          <table:table-cell office:value-type="float" office:value="-0.205403507081837" calcext:value-type="float">
            <text:p>-0.205403507081837</text:p>
          </table:table-cell>
          <table:table-cell office:value-type="float" office:value="-0.198134261439152" calcext:value-type="float">
            <text:p>-0.198134261439152</text:p>
          </table:table-cell>
          <table:table-cell office:value-type="float" office:value="-0.195866215481168" calcext:value-type="float">
            <text:p>-0.195866215481168</text:p>
          </table:table-cell>
          <table:table-cell office:value-type="float" office:value="-0.192662596343356" calcext:value-type="float">
            <text:p>-0.192662596343356</text:p>
          </table:table-cell>
          <table:table-cell office:value-type="float" office:value="-0.194117372077631" calcext:value-type="float">
            <text:p>-0.194117372077631</text:p>
          </table:table-cell>
          <table:table-cell office:value-type="float" office:value="-0.196911952143613" calcext:value-type="float">
            <text:p>-0.196911952143613</text:p>
          </table:table-cell>
          <table:table-cell office:value-type="float" office:value="-0.251221652754019" calcext:value-type="float">
            <text:p>-0.251221652754019</text:p>
          </table:table-cell>
          <table:table-cell office:value-type="float" office:value="-0.247489659678644" calcext:value-type="float">
            <text:p>-0.247489659678644</text:p>
          </table:table-cell>
          <table:table-cell office:value-type="float" office:value="-0.238945290384799" calcext:value-type="float">
            <text:p>-0.238945290384799</text:p>
          </table:table-cell>
          <table:table-cell office:value-type="float" office:value="-0.226669610178374" calcext:value-type="float">
            <text:p>-0.226669610178374</text:p>
          </table:table-cell>
          <table:table-cell office:value-type="float" office:value="-0.218660461716138" calcext:value-type="float">
            <text:p>-0.218660461716138</text:p>
          </table:table-cell>
          <table:table-cell office:value-type="float" office:value="-0.217436153291884" calcext:value-type="float">
            <text:p>-0.217436153291884</text:p>
          </table:table-cell>
          <table:table-cell office:value-type="float" office:value="-0.270583125418845" calcext:value-type="float">
            <text:p>-0.270583125418845</text:p>
          </table:table-cell>
          <table:table-cell office:value-type="float" office:value="-0.272880401954147" calcext:value-type="float">
            <text:p>-0.272880401954147</text:p>
          </table:table-cell>
          <table:table-cell office:value-type="float" office:value="-0.253589947001971" calcext:value-type="float">
            <text:p>-0.253589947001971</text:p>
          </table:table-cell>
          <table:table-cell office:value-type="float" office:value="-0.246090945490694" calcext:value-type="float">
            <text:p>-0.246090945490694</text:p>
          </table:table-cell>
          <table:table-cell office:value-type="float" office:value="-0.235962861587021" calcext:value-type="float">
            <text:p>-0.235962861587021</text:p>
          </table:table-cell>
          <table:table-cell office:value-type="float" office:value="-0.229691774820899" calcext:value-type="float">
            <text:p>-0.229691774820899</text:p>
          </table:table-cell>
          <table:table-cell office:value-type="float" office:value="-0.264377286025996" calcext:value-type="float">
            <text:p>-0.264377286025996</text:p>
          </table:table-cell>
          <table:table-cell office:value-type="float" office:value="-0.269977645361889" calcext:value-type="float">
            <text:p>-0.269977645361889</text:p>
          </table:table-cell>
          <table:table-cell office:value-type="float" office:value="-0.271229602041285" calcext:value-type="float">
            <text:p>-0.271229602041285</text:p>
          </table:table-cell>
          <table:table-cell office:value-type="float" office:value="-0.272525131593862" calcext:value-type="float">
            <text:p>-0.272525131593862</text:p>
          </table:table-cell>
          <table:table-cell office:value-type="float" office:value="-0.273177507582027" calcext:value-type="float">
            <text:p>-0.273177507582027</text:p>
          </table:table-cell>
          <table:table-cell office:value-type="float" office:value="-0.266471654414263" calcext:value-type="float">
            <text:p>-0.266471654414263</text:p>
          </table:table-cell>
          <table:table-cell office:value-type="float" office:value="-0.254113369853655" calcext:value-type="float">
            <text:p>-0.254113369853655</text:p>
          </table:table-cell>
          <table:table-cell office:value-type="float" office:value="-0.245487385512792" calcext:value-type="float">
            <text:p>-0.245487385512792</text:p>
          </table:table-cell>
          <table:table-cell office:value-type="float" office:value="-0.24137202276748" calcext:value-type="float">
            <text:p>-0.24137202276748</text:p>
          </table:table-cell>
          <table:table-cell office:value-type="float" office:value="-0.267534669194987" calcext:value-type="float">
            <text:p>-0.267534669194987</text:p>
          </table:table-cell>
          <table:table-cell office:value-type="float" office:value="-0.274225293003102" calcext:value-type="float">
            <text:p>-0.274225293003102</text:p>
          </table:table-cell>
          <table:table-cell office:value-type="float" office:value="-0.275406991799051" calcext:value-type="float">
            <text:p>-0.275406991799051</text:p>
          </table:table-cell>
          <table:table-cell office:value-type="float" office:value="-0.273405111196452" calcext:value-type="float">
            <text:p>-0.273405111196452</text:p>
          </table:table-cell>
          <table:table-cell office:value-type="float" office:value="-0.272566034944112" calcext:value-type="float">
            <text:p>-0.272566034944112</text:p>
          </table:table-cell>
          <table:table-cell office:value-type="float" office:value="-0.273758214134864" calcext:value-type="float">
            <text:p>-0.273758214134864</text:p>
          </table:table-cell>
          <table:table-cell office:value-type="float" office:value="-0.269104401414275" calcext:value-type="float">
            <text:p>-0.269104401414275</text:p>
          </table:table-cell>
          <table:table-cell office:value-type="float" office:value="-0.257527377974729" calcext:value-type="float">
            <text:p>-0.257527377974729</text:p>
          </table:table-cell>
          <table:table-cell office:value-type="float" office:value="-0.253299811641895" calcext:value-type="float">
            <text:p>-0.253299811641895</text:p>
          </table:table-cell>
          <table:table-cell office:value-type="float" office:value="-0.247633711116741" calcext:value-type="float">
            <text:p>-0.247633711116741</text:p>
          </table:table-cell>
          <table:table-cell office:value-type="float" office:value="-0.238301538691114" calcext:value-type="float">
            <text:p>-0.238301538691114</text:p>
          </table:table-cell>
          <table:table-cell office:value-type="float" office:value="-0.246175654392434" calcext:value-type="float">
            <text:p>-0.246175654392434</text:p>
          </table:table-cell>
          <table:table-cell office:value-type="float" office:value="-0.25132891229327" calcext:value-type="float">
            <text:p>-0.25132891229327</text:p>
          </table:table-cell>
          <table:table-cell office:value-type="float" office:value="-0.254445628382743" calcext:value-type="float">
            <text:p>-0.254445628382743</text:p>
          </table:table-cell>
          <table:table-cell office:value-type="float" office:value="-0.258860242209597" calcext:value-type="float">
            <text:p>-0.258860242209597</text:p>
          </table:table-cell>
          <table:table-cell office:value-type="float" office:value="-0.262621039411974" calcext:value-type="float">
            <text:p>-0.262621039411974</text:p>
          </table:table-cell>
          <table:table-cell office:value-type="float" office:value="-0.264102539916349" calcext:value-type="float">
            <text:p>-0.264102539916349</text:p>
          </table:table-cell>
          <table:table-cell office:value-type="float" office:value="-0.265080731466494" calcext:value-type="float">
            <text:p>-0.265080731466494</text:p>
          </table:table-cell>
          <table:table-cell office:value-type="float" office:value="-0.207359075938923" calcext:value-type="float">
            <text:p>-0.207359075938923</text:p>
          </table:table-cell>
          <table:table-cell office:value-type="float" office:value="-0.205561788447542" calcext:value-type="float">
            <text:p>-0.205561788447542</text:p>
          </table:table-cell>
          <table:table-cell office:value-type="float" office:value="-0.201132422022108" calcext:value-type="float">
            <text:p>-0.201132422022108</text:p>
          </table:table-cell>
          <table:table-cell office:value-type="float" office:value="-0.199178629072594" calcext:value-type="float">
            <text:p>-0.199178629072594</text:p>
          </table:table-cell>
          <table:table-cell office:value-type="float" office:value="-0.197591623899516" calcext:value-type="float">
            <text:p>-0.197591623899516</text:p>
          </table:table-cell>
          <table:table-cell office:value-type="float" office:value="-0.200259404113366" calcext:value-type="float">
            <text:p>-0.200259404113366</text:p>
          </table:table-cell>
          <table:table-cell office:value-type="float" office:value="-0.201615167338069" calcext:value-type="float">
            <text:p>-0.201615167338069</text:p>
          </table:table-cell>
          <table:table-cell office:value-type="float" office:value="-0.199857657622123" calcext:value-type="float">
            <text:p>-0.199857657622123</text:p>
          </table:table-cell>
          <table:table-cell office:value-type="float" office:value="-0.207256329325479" calcext:value-type="float">
            <text:p>-0.207256329325479</text:p>
          </table:table-cell>
          <table:table-cell office:value-type="float" office:value="-0.2089097197679" calcext:value-type="float">
            <text:p>-0.2089097197679</text:p>
          </table:table-cell>
          <table:table-cell office:value-type="float" office:value="-0.206734841825654" calcext:value-type="float">
            <text:p>-0.206734841825654</text:p>
          </table:table-cell>
          <table:table-cell office:value-type="float" office:value="-0.214008702833499" calcext:value-type="float">
            <text:p>-0.214008702833499</text:p>
          </table:table-cell>
          <table:table-cell office:value-type="float" office:value="-0.215931098238329" calcext:value-type="float">
            <text:p>-0.215931098238329</text:p>
          </table:table-cell>
          <table:table-cell office:value-type="float" office:value="-0.215019584821401" calcext:value-type="float">
            <text:p>-0.215019584821401</text:p>
          </table:table-cell>
          <table:table-cell office:value-type="float" office:value="-0.218416624438385" calcext:value-type="float">
            <text:p>-0.218416624438385</text:p>
          </table:table-cell>
          <table:table-cell office:value-type="float" office:value="-0.221492020193369" calcext:value-type="float">
            <text:p>-0.221492020193369</text:p>
          </table:table-cell>
          <table:table-cell office:value-type="float" office:value="-0.221697791769652" calcext:value-type="float">
            <text:p>-0.221697791769652</text:p>
          </table:table-cell>
          <table:table-cell office:value-type="float" office:value="-0.184372461750269" calcext:value-type="float">
            <text:p>-0.184372461750269</text:p>
          </table:table-cell>
          <table:table-cell office:value-type="float" office:value="-0.183408175725235" calcext:value-type="float">
            <text:p>-0.183408175725235</text:p>
          </table:table-cell>
          <table:table-cell office:value-type="float" office:value="-0.182891108992221" calcext:value-type="float">
            <text:p>-0.182891108992221</text:p>
          </table:table-cell>
          <table:table-cell office:value-type="float" office:value="-0.195280313424227" calcext:value-type="float">
            <text:p>-0.195280313424227</text:p>
          </table:table-cell>
          <table:table-cell office:value-type="float" office:value="-0.211440424196759" calcext:value-type="float">
            <text:p>-0.211440424196759</text:p>
          </table:table-cell>
          <table:table-cell office:value-type="float" office:value="-0.213401328804837" calcext:value-type="float">
            <text:p>-0.213401328804837</text:p>
          </table:table-cell>
          <table:table-cell office:value-type="float" office:value="-0.161817475256855" calcext:value-type="float">
            <text:p>-0.161817475256855</text:p>
          </table:table-cell>
          <table:table-cell office:value-type="float" office:value="-0.157097486651371" calcext:value-type="float">
            <text:p>-0.157097486651371</text:p>
          </table:table-cell>
          <table:table-cell office:value-type="float" office:value="-0.155804308657777" calcext:value-type="float">
            <text:p>-0.155804308657777</text:p>
          </table:table-cell>
          <table:table-cell office:value-type="float" office:value="-0.154492491864518" calcext:value-type="float">
            <text:p>-0.154492491864518</text:p>
          </table:table-cell>
          <table:table-cell office:value-type="float" office:value="-0.153481014756063" calcext:value-type="float">
            <text:p>-0.153481014756063</text:p>
          </table:table-cell>
          <table:table-cell office:value-type="float" office:value="-0.157902075108852" calcext:value-type="float">
            <text:p>-0.157902075108852</text:p>
          </table:table-cell>
          <table:table-cell office:value-type="float" office:value="-0.206584570591847" calcext:value-type="float">
            <text:p>-0.206584570591847</text:p>
          </table:table-cell>
          <table:table-cell office:value-type="float" office:value="-0.134247663079559" calcext:value-type="float">
            <text:p>-0.134247663079559</text:p>
          </table:table-cell>
          <table:table-cell office:value-type="float" office:value="-0.17516326679634" calcext:value-type="float">
            <text:p>-0.17516326679634</text:p>
          </table:table-cell>
          <table:table-cell office:value-type="float" office:value="-0.175505817355347" calcext:value-type="float">
            <text:p>-0.175505817355347</text:p>
          </table:table-cell>
          <table:table-cell office:value-type="float" office:value="-0.172001856021092" calcext:value-type="float">
            <text:p>-0.172001856021092</text:p>
          </table:table-cell>
          <table:table-cell office:value-type="float" office:value="-0.166334270939019" calcext:value-type="float">
            <text:p>-0.166334270939019</text:p>
          </table:table-cell>
          <table:table-cell office:value-type="float" office:value="-0.157898497517498" calcext:value-type="float">
            <text:p>-0.157898497517498</text:p>
          </table:table-cell>
          <table:table-cell office:value-type="float" office:value="-0.151810565329409" calcext:value-type="float">
            <text:p>-0.151810565329409</text:p>
          </table:table-cell>
          <table:table-cell office:value-type="float" office:value="-0.155577264868234" calcext:value-type="float">
            <text:p>-0.155577264868234</text:p>
          </table:table-cell>
          <table:table-cell office:value-type="float" office:value="-0.24049635812914" calcext:value-type="float">
            <text:p>-0.24049635812914</text:p>
          </table:table-cell>
          <table:table-cell office:value-type="float" office:value="-0.237729540561476" calcext:value-type="float">
            <text:p>-0.237729540561476</text:p>
          </table:table-cell>
          <table:table-cell office:value-type="float" office:value="-0.240346434297547" calcext:value-type="float">
            <text:p>-0.240346434297547</text:p>
          </table:table-cell>
          <table:table-cell office:value-type="float" office:value="-0.186295859158743" calcext:value-type="float">
            <text:p>-0.186295859158743</text:p>
          </table:table-cell>
          <table:table-cell office:value-type="float" office:value="-0.234010766735988" calcext:value-type="float">
            <text:p>-0.234010766735988</text:p>
          </table:table-cell>
          <table:table-cell office:value-type="float" office:value="-0.233810997836197" calcext:value-type="float">
            <text:p>-0.233810997836197</text:p>
          </table:table-cell>
          <table:table-cell office:value-type="float" office:value="-0.183308330141968" calcext:value-type="float">
            <text:p>-0.183308330141968</text:p>
          </table:table-cell>
          <table:table-cell office:value-type="float" office:value="-0.177807157377791" calcext:value-type="float">
            <text:p>-0.177807157377791</text:p>
          </table:table-cell>
          <table:table-cell office:value-type="float" office:value="-0.180209915196582" calcext:value-type="float">
            <text:p>-0.180209915196582</text:p>
          </table:table-cell>
          <table:table-cell office:value-type="float" office:value="-0.233592112674004" calcext:value-type="float">
            <text:p>-0.233592112674004</text:p>
          </table:table-cell>
          <table:table-cell office:value-type="float" office:value="-0.229638156713993" calcext:value-type="float">
            <text:p>-0.229638156713993</text:p>
          </table:table-cell>
          <table:table-cell office:value-type="float" office:value="-0.178251502189867" calcext:value-type="float">
            <text:p>-0.178251502189867</text:p>
          </table:table-cell>
          <table:table-cell office:value-type="float" office:value="-0.180445382303871" calcext:value-type="float">
            <text:p>-0.180445382303871</text:p>
          </table:table-cell>
          <table:table-cell office:value-type="float" office:value="-0.178239220072376" calcext:value-type="float">
            <text:p>-0.178239220072376</text:p>
          </table:table-cell>
          <table:table-cell office:value-type="float" office:value="-0.179114108191371" calcext:value-type="float">
            <text:p>-0.179114108191371</text:p>
          </table:table-cell>
          <table:table-cell office:value-type="float" office:value="-0.182074872573284" calcext:value-type="float">
            <text:p>-0.182074872573284</text:p>
          </table:table-cell>
          <table:table-cell office:value-type="float" office:value="-0.215874521727622" calcext:value-type="float">
            <text:p>-0.215874521727622</text:p>
          </table:table-cell>
          <table:table-cell office:value-type="float" office:value="-0.216963233632516" calcext:value-type="float">
            <text:p>-0.216963233632516</text:p>
          </table:table-cell>
          <table:table-cell office:value-type="float" office:value="-0.194971283481261" calcext:value-type="float">
            <text:p>-0.194971283481261</text:p>
          </table:table-cell>
          <table:table-cell office:value-type="float" office:value="-0.196945679215177" calcext:value-type="float">
            <text:p>-0.196945679215177</text:p>
          </table:table-cell>
          <table:table-cell office:value-type="float" office:value="-0.202637045541195" calcext:value-type="float">
            <text:p>-0.202637045541195</text:p>
          </table:table-cell>
          <table:table-cell office:value-type="float" office:value="-0.222919832432977" calcext:value-type="float">
            <text:p>-0.222919832432977</text:p>
          </table:table-cell>
          <table:table-cell office:value-type="float" office:value="-0.223283741687335" calcext:value-type="float">
            <text:p>-0.223283741687335</text:p>
          </table:table-cell>
          <table:table-cell office:value-type="float" office:value="-0.226868902084411" calcext:value-type="float">
            <text:p>-0.226868902084411</text:p>
          </table:table-cell>
          <table:table-cell office:value-type="float" office:value="-0.22949730578778" calcext:value-type="float">
            <text:p>-0.22949730578778</text:p>
          </table:table-cell>
          <table:table-cell office:value-type="float" office:value="-0.231364971333163" calcext:value-type="float">
            <text:p>-0.231364971333163</text:p>
          </table:table-cell>
          <table:table-cell office:value-type="float" office:value="-0.231034368318993" calcext:value-type="float">
            <text:p>-0.231034368318993</text:p>
          </table:table-cell>
          <table:table-cell office:value-type="float" office:value="-0.203133514191446" calcext:value-type="float">
            <text:p>-0.203133514191446</text:p>
          </table:table-cell>
          <table:table-cell office:value-type="float" office:value="-0.195308992673399" calcext:value-type="float">
            <text:p>-0.195308992673399</text:p>
          </table:table-cell>
          <table:table-cell office:value-type="float" office:value="-0.196148624345459" calcext:value-type="float">
            <text:p>-0.196148624345459</text:p>
          </table:table-cell>
          <table:table-cell office:value-type="float" office:value="-0.201461182892581" calcext:value-type="float">
            <text:p>-0.201461182892581</text:p>
          </table:table-cell>
          <table:table-cell office:value-type="float" office:value="-0.215116338789256" calcext:value-type="float">
            <text:p>-0.215116338789256</text:p>
          </table:table-cell>
          <table:table-cell office:value-type="float" office:value="-0.21132385542662" calcext:value-type="float">
            <text:p>-0.21132385542662</text:p>
          </table:table-cell>
          <table:table-cell office:value-type="float" office:value="-0.219144699309065" calcext:value-type="float">
            <text:p>-0.219144699309065</text:p>
          </table:table-cell>
          <table:table-cell office:value-type="float" office:value="-0.229082200964314" calcext:value-type="float">
            <text:p>-0.229082200964314</text:p>
          </table:table-cell>
          <table:table-cell office:value-type="float" office:value="-0.234112736371782" calcext:value-type="float">
            <text:p>-0.234112736371782</text:p>
          </table:table-cell>
          <table:table-cell office:value-type="float" office:value="-0.229254874930685" calcext:value-type="float">
            <text:p>-0.229254874930685</text:p>
          </table:table-cell>
          <table:table-cell office:value-type="float" office:value="-0.200098480117897" calcext:value-type="float">
            <text:p>-0.200098480117897</text:p>
          </table:table-cell>
          <table:table-cell office:value-type="float" office:value="-0.196100326693715" calcext:value-type="float">
            <text:p>-0.196100326693715</text:p>
          </table:table-cell>
          <table:table-cell office:value-type="float" office:value="-0.189570864766421" calcext:value-type="float">
            <text:p>-0.189570864766421</text:p>
          </table:table-cell>
          <table:table-cell office:value-type="float" office:value="-0.216841200453817" calcext:value-type="float">
            <text:p>-0.216841200453817</text:p>
          </table:table-cell>
          <table:table-cell office:value-type="float" office:value="-0.216643817579781" calcext:value-type="float">
            <text:p>-0.216643817579781</text:p>
          </table:table-cell>
          <table:table-cell office:value-type="float" office:value="-0.216893367949921" calcext:value-type="float">
            <text:p>-0.216893367949921</text:p>
          </table:table-cell>
          <table:table-cell office:value-type="float" office:value="-0.221361556232433" calcext:value-type="float">
            <text:p>-0.221361556232433</text:p>
          </table:table-cell>
          <table:table-cell table:number-columns-repeated="637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0956249960925" calcext:value-type="float">
            <text:p>0.300956249960925</text:p>
          </table:table-cell>
          <table:table-cell office:value-type="float" office:value="0.300969573988098" calcext:value-type="float">
            <text:p>0.300969573988098</text:p>
          </table:table-cell>
          <table:table-cell office:value-type="float" office:value="0.300934482725786" calcext:value-type="float">
            <text:p>0.300934482725786</text:p>
          </table:table-cell>
          <table:table-cell office:value-type="float" office:value="0.300987062380797" calcext:value-type="float">
            <text:p>0.300987062380797</text:p>
          </table:table-cell>
          <table:table-cell office:value-type="float" office:value="0.300961296210252" calcext:value-type="float">
            <text:p>0.300961296210252</text:p>
          </table:table-cell>
          <table:table-cell office:value-type="float" office:value="0.300958036406113" calcext:value-type="float">
            <text:p>0.300958036406113</text:p>
          </table:table-cell>
          <table:table-cell office:value-type="float" office:value="0.301004854019587" calcext:value-type="float">
            <text:p>0.301004854019587</text:p>
          </table:table-cell>
          <table:table-cell office:value-type="float" office:value="0.30098503393231" calcext:value-type="float">
            <text:p>0.30098503393231</text:p>
          </table:table-cell>
          <table:table-cell office:value-type="float" office:value="0.300965096432" calcext:value-type="float">
            <text:p>0.300965096432</text:p>
          </table:table-cell>
          <table:table-cell office:value-type="float" office:value="0.301066780034354" calcext:value-type="float">
            <text:p>0.301066780034354</text:p>
          </table:table-cell>
          <table:table-cell office:value-type="float" office:value="0.300990138430107" calcext:value-type="float">
            <text:p>0.300990138430107</text:p>
          </table:table-cell>
          <table:table-cell office:value-type="float" office:value="0.301006221833455" calcext:value-type="float">
            <text:p>0.301006221833455</text:p>
          </table:table-cell>
          <table:table-cell office:value-type="float" office:value="0.30099778568399" calcext:value-type="float">
            <text:p>0.30099778568399</text:p>
          </table:table-cell>
          <table:table-cell office:value-type="float" office:value="0.300993882154395" calcext:value-type="float">
            <text:p>0.300993882154395</text:p>
          </table:table-cell>
          <table:table-cell office:value-type="float" office:value="0.300999613057686" calcext:value-type="float">
            <text:p>0.300999613057686</text:p>
          </table:table-cell>
          <table:table-cell office:value-type="float" office:value="0.300983534315909" calcext:value-type="float">
            <text:p>0.300983534315909</text:p>
          </table:table-cell>
          <table:table-cell office:value-type="float" office:value="0.300972586620559" calcext:value-type="float">
            <text:p>0.300972586620559</text:p>
          </table:table-cell>
          <table:table-cell office:value-type="float" office:value="0.300970981339928" calcext:value-type="float">
            <text:p>0.300970981339928</text:p>
          </table:table-cell>
          <table:table-cell office:value-type="float" office:value="0.300992652649304" calcext:value-type="float">
            <text:p>0.300992652649304</text:p>
          </table:table-cell>
          <table:table-cell office:value-type="float" office:value="0.300941763327305" calcext:value-type="float">
            <text:p>0.300941763327305</text:p>
          </table:table-cell>
          <table:table-cell office:value-type="float" office:value="0.300982937030777" calcext:value-type="float">
            <text:p>0.300982937030777</text:p>
          </table:table-cell>
          <table:table-cell office:value-type="float" office:value="0.301010525554485" calcext:value-type="float">
            <text:p>0.301010525554485</text:p>
          </table:table-cell>
          <table:table-cell office:value-type="float" office:value="0.300986807255947" calcext:value-type="float">
            <text:p>0.300986807255947</text:p>
          </table:table-cell>
          <table:table-cell office:value-type="float" office:value="0.30099809546839" calcext:value-type="float">
            <text:p>0.30099809546839</text:p>
          </table:table-cell>
          <table:table-cell office:value-type="float" office:value="0.300992642281479" calcext:value-type="float">
            <text:p>0.300992642281479</text:p>
          </table:table-cell>
          <table:table-cell office:value-type="float" office:value="0.300988243104116" calcext:value-type="float">
            <text:p>0.300988243104116</text:p>
          </table:table-cell>
          <table:table-cell office:value-type="float" office:value="0.300987686888201" calcext:value-type="float">
            <text:p>0.300987686888201</text:p>
          </table:table-cell>
          <table:table-cell office:value-type="float" office:value="0.300977475045592" calcext:value-type="float">
            <text:p>0.300977475045592</text:p>
          </table:table-cell>
          <table:table-cell office:value-type="float" office:value="0.300989729090984" calcext:value-type="float">
            <text:p>0.300989729090984</text:p>
          </table:table-cell>
          <table:table-cell office:value-type="float" office:value="0.300988163984414" calcext:value-type="float">
            <text:p>0.300988163984414</text:p>
          </table:table-cell>
          <table:table-cell office:value-type="float" office:value="0.300979040690529" calcext:value-type="float">
            <text:p>0.300979040690529</text:p>
          </table:table-cell>
          <table:table-cell office:value-type="float" office:value="0.301012240864552" calcext:value-type="float">
            <text:p>0.301012240864552</text:p>
          </table:table-cell>
          <table:table-cell office:value-type="float" office:value="0.301067951818936" calcext:value-type="float">
            <text:p>0.301067951818936</text:p>
          </table:table-cell>
          <table:table-cell office:value-type="float" office:value="0.300973921278604" calcext:value-type="float">
            <text:p>0.300973921278604</text:p>
          </table:table-cell>
          <table:table-cell office:value-type="float" office:value="0.300994959152301" calcext:value-type="float">
            <text:p>0.300994959152301</text:p>
          </table:table-cell>
          <table:table-cell office:value-type="float" office:value="0.301096801639408" calcext:value-type="float">
            <text:p>0.301096801639408</text:p>
          </table:table-cell>
          <table:table-cell office:value-type="float" office:value="0.30100097802672" calcext:value-type="float">
            <text:p>0.30100097802672</text:p>
          </table:table-cell>
          <table:table-cell office:value-type="float" office:value="0.301093143767572" calcext:value-type="float">
            <text:p>0.301093143767572</text:p>
          </table:table-cell>
          <table:table-cell office:value-type="float" office:value="0.300972774873105" calcext:value-type="float">
            <text:p>0.300972774873105</text:p>
          </table:table-cell>
          <table:table-cell office:value-type="float" office:value="0.300960973332953" calcext:value-type="float">
            <text:p>0.300960973332953</text:p>
          </table:table-cell>
          <table:table-cell office:value-type="float" office:value="0.301056586075751" calcext:value-type="float">
            <text:p>0.301056586075751</text:p>
          </table:table-cell>
          <table:table-cell office:value-type="float" office:value="0.301056787021157" calcext:value-type="float">
            <text:p>0.301056787021157</text:p>
          </table:table-cell>
          <table:table-cell office:value-type="float" office:value="0.301009922749471" calcext:value-type="float">
            <text:p>0.301009922749471</text:p>
          </table:table-cell>
          <table:table-cell office:value-type="float" office:value="0.301118898985548" calcext:value-type="float">
            <text:p>0.301118898985548</text:p>
          </table:table-cell>
          <table:table-cell office:value-type="float" office:value="0.300986083186285" calcext:value-type="float">
            <text:p>0.300986083186285</text:p>
          </table:table-cell>
          <table:table-cell office:value-type="float" office:value="0.300998923819635" calcext:value-type="float">
            <text:p>0.300998923819635</text:p>
          </table:table-cell>
          <table:table-cell office:value-type="float" office:value="0.300995877611598" calcext:value-type="float">
            <text:p>0.300995877611598</text:p>
          </table:table-cell>
          <table:table-cell office:value-type="float" office:value="0.301005970954905" calcext:value-type="float">
            <text:p>0.301005970954905</text:p>
          </table:table-cell>
          <table:table-cell office:value-type="float" office:value="0.301106226768313" calcext:value-type="float">
            <text:p>0.301106226768313</text:p>
          </table:table-cell>
          <table:table-cell office:value-type="float" office:value="0.301128232754414" calcext:value-type="float">
            <text:p>0.301128232754414</text:p>
          </table:table-cell>
          <table:table-cell office:value-type="float" office:value="0.300959981591695" calcext:value-type="float">
            <text:p>0.300959981591695</text:p>
          </table:table-cell>
          <table:table-cell office:value-type="float" office:value="0.300946172697878" calcext:value-type="float">
            <text:p>0.300946172697878</text:p>
          </table:table-cell>
          <table:table-cell office:value-type="float" office:value="0.301041355667844" calcext:value-type="float">
            <text:p>0.301041355667844</text:p>
          </table:table-cell>
          <table:table-cell office:value-type="float" office:value="0.300968583046851" calcext:value-type="float">
            <text:p>0.300968583046851</text:p>
          </table:table-cell>
          <table:table-cell office:value-type="float" office:value="0.300892272762025" calcext:value-type="float">
            <text:p>0.300892272762025</text:p>
          </table:table-cell>
          <table:table-cell office:value-type="float" office:value="0.300950820140279" calcext:value-type="float">
            <text:p>0.300950820140279</text:p>
          </table:table-cell>
          <table:table-cell office:value-type="float" office:value="0.3009656864567" calcext:value-type="float">
            <text:p>0.3009656864567</text:p>
          </table:table-cell>
          <table:table-cell office:value-type="float" office:value="0.300971293533137" calcext:value-type="float">
            <text:p>0.300971293533137</text:p>
          </table:table-cell>
          <table:table-cell office:value-type="float" office:value="0.300982912477728" calcext:value-type="float">
            <text:p>0.300982912477728</text:p>
          </table:table-cell>
          <table:table-cell office:value-type="float" office:value="0.30105828566683" calcext:value-type="float">
            <text:p>0.30105828566683</text:p>
          </table:table-cell>
          <table:table-cell office:value-type="float" office:value="0.301053494802875" calcext:value-type="float">
            <text:p>0.301053494802875</text:p>
          </table:table-cell>
          <table:table-cell office:value-type="float" office:value="0.30092680379716" calcext:value-type="float">
            <text:p>0.30092680379716</text:p>
          </table:table-cell>
          <table:table-cell office:value-type="float" office:value="0.300959260912973" calcext:value-type="float">
            <text:p>0.300959260912973</text:p>
          </table:table-cell>
          <table:table-cell office:value-type="float" office:value="0.30102522079937" calcext:value-type="float">
            <text:p>0.30102522079937</text:p>
          </table:table-cell>
          <table:table-cell office:value-type="float" office:value="0.301117273718953" calcext:value-type="float">
            <text:p>0.301117273718953</text:p>
          </table:table-cell>
          <table:table-cell office:value-type="float" office:value="0.301118002596996" calcext:value-type="float">
            <text:p>0.301118002596996</text:p>
          </table:table-cell>
          <table:table-cell office:value-type="float" office:value="0.30111518153621" calcext:value-type="float">
            <text:p>0.30111518153621</text:p>
          </table:table-cell>
          <table:table-cell office:value-type="float" office:value="0.301062186508626" calcext:value-type="float">
            <text:p>0.301062186508626</text:p>
          </table:table-cell>
          <table:table-cell office:value-type="float" office:value="0.301118167033766" calcext:value-type="float">
            <text:p>0.301118167033766</text:p>
          </table:table-cell>
          <table:table-cell office:value-type="float" office:value="0.301103148807617" calcext:value-type="float">
            <text:p>0.301103148807617</text:p>
          </table:table-cell>
          <table:table-cell office:value-type="float" office:value="0.30113171241828" calcext:value-type="float">
            <text:p>0.30113171241828</text:p>
          </table:table-cell>
          <table:table-cell office:value-type="float" office:value="0.301055687504314" calcext:value-type="float">
            <text:p>0.301055687504314</text:p>
          </table:table-cell>
          <table:table-cell office:value-type="float" office:value="0.301105923136496" calcext:value-type="float">
            <text:p>0.301105923136496</text:p>
          </table:table-cell>
          <table:table-cell office:value-type="float" office:value="0.301093814259642" calcext:value-type="float">
            <text:p>0.301093814259642</text:p>
          </table:table-cell>
          <table:table-cell office:value-type="float" office:value="0.301144718821765" calcext:value-type="float">
            <text:p>0.301144718821765</text:p>
          </table:table-cell>
          <table:table-cell office:value-type="float" office:value="0.301074960096032" calcext:value-type="float">
            <text:p>0.301074960096032</text:p>
          </table:table-cell>
          <table:table-cell office:value-type="float" office:value="0.301121171326422" calcext:value-type="float">
            <text:p>0.301121171326422</text:p>
          </table:table-cell>
          <table:table-cell office:value-type="float" office:value="0.301443796720282" calcext:value-type="float">
            <text:p>0.301443796720282</text:p>
          </table:table-cell>
          <table:table-cell office:value-type="float" office:value="0.300599107938657" calcext:value-type="float">
            <text:p>0.300599107938657</text:p>
          </table:table-cell>
          <table:table-cell office:value-type="float" office:value="0.299725626064211" calcext:value-type="float">
            <text:p>0.299725626064211</text:p>
          </table:table-cell>
          <table:table-cell office:value-type="float" office:value="0.302381456472284" calcext:value-type="float">
            <text:p>0.302381456472284</text:p>
          </table:table-cell>
          <table:table-cell office:value-type="float" office:value="0.302111463056853" calcext:value-type="float">
            <text:p>0.302111463056853</text:p>
          </table:table-cell>
          <table:table-cell office:value-type="float" office:value="0.300546377902382" calcext:value-type="float">
            <text:p>0.300546377902382</text:p>
          </table:table-cell>
          <table:table-cell office:value-type="float" office:value="0.301947962488708" calcext:value-type="float">
            <text:p>0.301947962488708</text:p>
          </table:table-cell>
          <table:table-cell office:value-type="float" office:value="0.302170513749873" calcext:value-type="float">
            <text:p>0.302170513749873</text:p>
          </table:table-cell>
          <table:table-cell office:value-type="float" office:value="0.308127117988422" calcext:value-type="float">
            <text:p>0.308127117988422</text:p>
          </table:table-cell>
          <table:table-cell office:value-type="float" office:value="0.305899356506015" calcext:value-type="float">
            <text:p>0.305899356506015</text:p>
          </table:table-cell>
          <table:table-cell office:value-type="float" office:value="0.307971220705802" calcext:value-type="float">
            <text:p>0.307971220705802</text:p>
          </table:table-cell>
          <table:table-cell office:value-type="float" office:value="0.309473311272857" calcext:value-type="float">
            <text:p>0.309473311272857</text:p>
          </table:table-cell>
          <table:table-cell office:value-type="float" office:value="0.30589956611552" calcext:value-type="float">
            <text:p>0.30589956611552</text:p>
          </table:table-cell>
          <table:table-cell office:value-type="float" office:value="0.305533360412738" calcext:value-type="float">
            <text:p>0.305533360412738</text:p>
          </table:table-cell>
          <table:table-cell office:value-type="float" office:value="0.312193117144439" calcext:value-type="float">
            <text:p>0.312193117144439</text:p>
          </table:table-cell>
          <table:table-cell office:value-type="float" office:value="0.313316589604567" calcext:value-type="float">
            <text:p>0.313316589604567</text:p>
          </table:table-cell>
          <table:table-cell office:value-type="float" office:value="0.310795085638647" calcext:value-type="float">
            <text:p>0.310795085638647</text:p>
          </table:table-cell>
          <table:table-cell office:value-type="float" office:value="0.311314258936922" calcext:value-type="float">
            <text:p>0.311314258936922</text:p>
          </table:table-cell>
          <table:table-cell office:value-type="float" office:value="0.309166980981064" calcext:value-type="float">
            <text:p>0.309166980981064</text:p>
          </table:table-cell>
          <table:table-cell office:value-type="float" office:value="0.307960647136511" calcext:value-type="float">
            <text:p>0.307960647136511</text:p>
          </table:table-cell>
          <table:table-cell office:value-type="float" office:value="0.315240076417348" calcext:value-type="float">
            <text:p>0.315240076417348</text:p>
          </table:table-cell>
          <table:table-cell office:value-type="float" office:value="0.313930279327738" calcext:value-type="float">
            <text:p>0.313930279327738</text:p>
          </table:table-cell>
          <table:table-cell office:value-type="float" office:value="0.31103630126002" calcext:value-type="float">
            <text:p>0.31103630126002</text:p>
          </table:table-cell>
          <table:table-cell office:value-type="float" office:value="0.311508625022077" calcext:value-type="float">
            <text:p>0.311508625022077</text:p>
          </table:table-cell>
          <table:table-cell office:value-type="float" office:value="0.309254488937774" calcext:value-type="float">
            <text:p>0.309254488937774</text:p>
          </table:table-cell>
          <table:table-cell office:value-type="float" office:value="0.307341148397676" calcext:value-type="float">
            <text:p>0.307341148397676</text:p>
          </table:table-cell>
          <table:table-cell office:value-type="float" office:value="0.309106043450363" calcext:value-type="float">
            <text:p>0.309106043450363</text:p>
          </table:table-cell>
          <table:table-cell office:value-type="float" office:value="0.307709733378574" calcext:value-type="float">
            <text:p>0.307709733378574</text:p>
          </table:table-cell>
          <table:table-cell office:value-type="float" office:value="0.305702995673036" calcext:value-type="float">
            <text:p>0.305702995673036</text:p>
          </table:table-cell>
          <table:table-cell office:value-type="float" office:value="0.313714442187995" calcext:value-type="float">
            <text:p>0.313714442187995</text:p>
          </table:table-cell>
          <table:table-cell office:value-type="float" office:value="0.313246777824586" calcext:value-type="float">
            <text:p>0.313246777824586</text:p>
          </table:table-cell>
          <table:table-cell office:value-type="float" office:value="0.311332262973801" calcext:value-type="float">
            <text:p>0.311332262973801</text:p>
          </table:table-cell>
          <table:table-cell office:value-type="float" office:value="0.310755859686103" calcext:value-type="float">
            <text:p>0.310755859686103</text:p>
          </table:table-cell>
          <table:table-cell office:value-type="float" office:value="0.311504561066279" calcext:value-type="float">
            <text:p>0.311504561066279</text:p>
          </table:table-cell>
          <table:table-cell office:value-type="float" office:value="0.310241775129249" calcext:value-type="float">
            <text:p>0.310241775129249</text:p>
          </table:table-cell>
          <table:table-cell office:value-type="float" office:value="0.307395734383806" calcext:value-type="float">
            <text:p>0.307395734383806</text:p>
          </table:table-cell>
          <table:table-cell office:value-type="float" office:value="0.307978552915288" calcext:value-type="float">
            <text:p>0.307978552915288</text:p>
          </table:table-cell>
          <table:table-cell office:value-type="float" office:value="0.309098737274933" calcext:value-type="float">
            <text:p>0.309098737274933</text:p>
          </table:table-cell>
          <table:table-cell office:value-type="float" office:value="0.307958454779386" calcext:value-type="float">
            <text:p>0.307958454779386</text:p>
          </table:table-cell>
          <table:table-cell office:value-type="float" office:value="0.305045175035968" calcext:value-type="float">
            <text:p>0.305045175035968</text:p>
          </table:table-cell>
          <table:table-cell office:value-type="float" office:value="0.307926203015664" calcext:value-type="float">
            <text:p>0.307926203015664</text:p>
          </table:table-cell>
          <table:table-cell office:value-type="float" office:value="0.311670874642398" calcext:value-type="float">
            <text:p>0.311670874642398</text:p>
          </table:table-cell>
          <table:table-cell office:value-type="float" office:value="0.312904218450355" calcext:value-type="float">
            <text:p>0.312904218450355</text:p>
          </table:table-cell>
          <table:table-cell office:value-type="float" office:value="0.311884106433648" calcext:value-type="float">
            <text:p>0.311884106433648</text:p>
          </table:table-cell>
          <table:table-cell office:value-type="float" office:value="0.309520797933971" calcext:value-type="float">
            <text:p>0.309520797933971</text:p>
          </table:table-cell>
          <table:table-cell office:value-type="float" office:value="0.308753364995821" calcext:value-type="float">
            <text:p>0.308753364995821</text:p>
          </table:table-cell>
          <table:table-cell office:value-type="float" office:value="0.309791525849495" calcext:value-type="float">
            <text:p>0.309791525849495</text:p>
          </table:table-cell>
          <table:table-cell office:value-type="float" office:value="0.30672933319459" calcext:value-type="float">
            <text:p>0.30672933319459</text:p>
          </table:table-cell>
          <table:table-cell office:value-type="float" office:value="0.306886805683593" calcext:value-type="float">
            <text:p>0.306886805683593</text:p>
          </table:table-cell>
          <table:table-cell office:value-type="float" office:value="0.313273929617205" calcext:value-type="float">
            <text:p>0.313273929617205</text:p>
          </table:table-cell>
          <table:table-cell office:value-type="float" office:value="0.311391490158387" calcext:value-type="float">
            <text:p>0.311391490158387</text:p>
          </table:table-cell>
          <table:table-cell office:value-type="float" office:value="0.309092812102456" calcext:value-type="float">
            <text:p>0.309092812102456</text:p>
          </table:table-cell>
          <table:table-cell office:value-type="float" office:value="0.309337641180112" calcext:value-type="float">
            <text:p>0.309337641180112</text:p>
          </table:table-cell>
          <table:table-cell office:value-type="float" office:value="0.306034287677331" calcext:value-type="float">
            <text:p>0.306034287677331</text:p>
          </table:table-cell>
          <table:table-cell office:value-type="float" office:value="0.310857552301283" calcext:value-type="float">
            <text:p>0.310857552301283</text:p>
          </table:table-cell>
          <table:table-cell office:value-type="float" office:value="0.309356933066187" calcext:value-type="float">
            <text:p>0.309356933066187</text:p>
          </table:table-cell>
          <table:table-cell office:value-type="float" office:value="0.30879489460474" calcext:value-type="float">
            <text:p>0.30879489460474</text:p>
          </table:table-cell>
          <table:table-cell office:value-type="float" office:value="0.307299222499647" calcext:value-type="float">
            <text:p>0.307299222499647</text:p>
          </table:table-cell>
          <table:table-cell office:value-type="float" office:value="0.30845736855024" calcext:value-type="float">
            <text:p>0.30845736855024</text:p>
          </table:table-cell>
          <table:table-cell office:value-type="float" office:value="0.310658618483184" calcext:value-type="float">
            <text:p>0.310658618483184</text:p>
          </table:table-cell>
          <table:table-cell office:value-type="float" office:value="0.311301001590398" calcext:value-type="float">
            <text:p>0.311301001590398</text:p>
          </table:table-cell>
          <table:table-cell office:value-type="float" office:value="0.310108185075639" calcext:value-type="float">
            <text:p>0.310108185075639</text:p>
          </table:table-cell>
          <table:table-cell office:value-type="float" office:value="0.306971079027962" calcext:value-type="float">
            <text:p>0.306971079027962</text:p>
          </table:table-cell>
          <table:table-cell office:value-type="float" office:value="0.307271435609183" calcext:value-type="float">
            <text:p>0.307271435609183</text:p>
          </table:table-cell>
          <table:table-cell office:value-type="float" office:value="0.307348075080703" calcext:value-type="float">
            <text:p>0.307348075080703</text:p>
          </table:table-cell>
          <table:table-cell office:value-type="float" office:value="0.30602856128367" calcext:value-type="float">
            <text:p>0.30602856128367</text:p>
          </table:table-cell>
          <table:table-cell office:value-type="float" office:value="0.305969642293404" calcext:value-type="float">
            <text:p>0.305969642293404</text:p>
          </table:table-cell>
          <table:table-cell office:value-type="float" office:value="0.306631921939574" calcext:value-type="float">
            <text:p>0.306631921939574</text:p>
          </table:table-cell>
          <table:table-cell office:value-type="float" office:value="0.306582840729073" calcext:value-type="float">
            <text:p>0.306582840729073</text:p>
          </table:table-cell>
          <table:table-cell office:value-type="float" office:value="0.3103821945216" calcext:value-type="float">
            <text:p>0.3103821945216</text:p>
          </table:table-cell>
          <table:table-cell office:value-type="float" office:value="0.311353551987975" calcext:value-type="float">
            <text:p>0.311353551987975</text:p>
          </table:table-cell>
          <table:table-cell office:value-type="float" office:value="0.308851061917789" calcext:value-type="float">
            <text:p>0.308851061917789</text:p>
          </table:table-cell>
          <table:table-cell office:value-type="float" office:value="0.307676812055452" calcext:value-type="float">
            <text:p>0.307676812055452</text:p>
          </table:table-cell>
          <table:table-cell office:value-type="float" office:value="0.30849849802276" calcext:value-type="float">
            <text:p>0.30849849802276</text:p>
          </table:table-cell>
          <table:table-cell office:value-type="float" office:value="0.308570741298374" calcext:value-type="float">
            <text:p>0.308570741298374</text:p>
          </table:table-cell>
          <table:table-cell office:value-type="float" office:value="0.305712841685033" calcext:value-type="float">
            <text:p>0.305712841685033</text:p>
          </table:table-cell>
          <table:table-cell office:value-type="float" office:value="0.312147312681846" calcext:value-type="float">
            <text:p>0.312147312681846</text:p>
          </table:table-cell>
          <table:table-cell office:value-type="float" office:value="0.307109615192063" calcext:value-type="float">
            <text:p>0.307109615192063</text:p>
          </table:table-cell>
          <table:table-cell office:value-type="float" office:value="0.305770687275023" calcext:value-type="float">
            <text:p>0.305770687275023</text:p>
          </table:table-cell>
          <table:table-cell office:value-type="float" office:value="0.305111368189535" calcext:value-type="float">
            <text:p>0.305111368189535</text:p>
          </table:table-cell>
          <table:table-cell office:value-type="float" office:value="0.306354951189456" calcext:value-type="float">
            <text:p>0.306354951189456</text:p>
          </table:table-cell>
          <table:table-cell office:value-type="float" office:value="0.307038360118168" calcext:value-type="float">
            <text:p>0.307038360118168</text:p>
          </table:table-cell>
          <table:table-cell office:value-type="float" office:value="0.306102090340056" calcext:value-type="float">
            <text:p>0.306102090340056</text:p>
          </table:table-cell>
          <table:table-cell office:value-type="float" office:value="0.300818864191028" calcext:value-type="float">
            <text:p>0.300818864191028</text:p>
          </table:table-cell>
          <table:table-cell office:value-type="float" office:value="0.302005697715004" calcext:value-type="float">
            <text:p>0.302005697715004</text:p>
          </table:table-cell>
          <table:table-cell office:value-type="float" office:value="0.310012221146704" calcext:value-type="float">
            <text:p>0.310012221146704</text:p>
          </table:table-cell>
          <table:table-cell office:value-type="float" office:value="0.309859298105673" calcext:value-type="float">
            <text:p>0.309859298105673</text:p>
          </table:table-cell>
          <table:table-cell office:value-type="float" office:value="0.30983773615829" calcext:value-type="float">
            <text:p>0.30983773615829</text:p>
          </table:table-cell>
          <table:table-cell office:value-type="float" office:value="0.305142432863426" calcext:value-type="float">
            <text:p>0.305142432863426</text:p>
          </table:table-cell>
          <table:table-cell office:value-type="float" office:value="0.308711687059801" calcext:value-type="float">
            <text:p>0.308711687059801</text:p>
          </table:table-cell>
          <table:table-cell office:value-type="float" office:value="0.309840523614552" calcext:value-type="float">
            <text:p>0.309840523614552</text:p>
          </table:table-cell>
          <table:table-cell office:value-type="float" office:value="0.307772310832454" calcext:value-type="float">
            <text:p>0.307772310832454</text:p>
          </table:table-cell>
          <table:table-cell office:value-type="float" office:value="0.308036269515105" calcext:value-type="float">
            <text:p>0.308036269515105</text:p>
          </table:table-cell>
          <table:table-cell office:value-type="float" office:value="0.307688555352728" calcext:value-type="float">
            <text:p>0.307688555352728</text:p>
          </table:table-cell>
          <table:table-cell office:value-type="float" office:value="0.310925899038635" calcext:value-type="float">
            <text:p>0.310925899038635</text:p>
          </table:table-cell>
          <table:table-cell office:value-type="float" office:value="0.311496271224138" calcext:value-type="float">
            <text:p>0.311496271224138</text:p>
          </table:table-cell>
          <table:table-cell office:value-type="float" office:value="0.308646199128266" calcext:value-type="float">
            <text:p>0.308646199128266</text:p>
          </table:table-cell>
          <table:table-cell office:value-type="float" office:value="0.309246089856301" calcext:value-type="float">
            <text:p>0.309246089856301</text:p>
          </table:table-cell>
          <table:table-cell office:value-type="float" office:value="0.310060618144078" calcext:value-type="float">
            <text:p>0.310060618144078</text:p>
          </table:table-cell>
          <table:table-cell office:value-type="float" office:value="0.307341962610284" calcext:value-type="float">
            <text:p>0.307341962610284</text:p>
          </table:table-cell>
          <table:table-cell office:value-type="float" office:value="0.305069080110424" calcext:value-type="float">
            <text:p>0.305069080110424</text:p>
          </table:table-cell>
          <table:table-cell office:value-type="float" office:value="0.305488373741589" calcext:value-type="float">
            <text:p>0.305488373741589</text:p>
          </table:table-cell>
          <table:table-cell office:value-type="float" office:value="0.30488625085918" calcext:value-type="float">
            <text:p>0.30488625085918</text:p>
          </table:table-cell>
          <table:table-cell office:value-type="float" office:value="0.307819234864667" calcext:value-type="float">
            <text:p>0.307819234864667</text:p>
          </table:table-cell>
          <table:table-cell office:value-type="float" office:value="0.30493980301508" calcext:value-type="float">
            <text:p>0.30493980301508</text:p>
          </table:table-cell>
          <table:table-cell office:value-type="float" office:value="0.306354735625891" calcext:value-type="float">
            <text:p>0.306354735625891</text:p>
          </table:table-cell>
          <table:table-cell office:value-type="float" office:value="0.309634265043666" calcext:value-type="float">
            <text:p>0.309634265043666</text:p>
          </table:table-cell>
          <table:table-cell office:value-type="float" office:value="0.310768244732783" calcext:value-type="float">
            <text:p>0.310768244732783</text:p>
          </table:table-cell>
          <table:table-cell office:value-type="float" office:value="0.309843814604929" calcext:value-type="float">
            <text:p>0.309843814604929</text:p>
          </table:table-cell>
          <table:table-cell office:value-type="float" office:value="0.307940616344512" calcext:value-type="float">
            <text:p>0.307940616344512</text:p>
          </table:table-cell>
          <table:table-cell office:value-type="float" office:value="0.307437633795218" calcext:value-type="float">
            <text:p>0.307437633795218</text:p>
          </table:table-cell>
          <table:table-cell office:value-type="float" office:value="0.307000585270636" calcext:value-type="float">
            <text:p>0.307000585270636</text:p>
          </table:table-cell>
          <table:table-cell office:value-type="float" office:value="0.309937906930387" calcext:value-type="float">
            <text:p>0.309937906930387</text:p>
          </table:table-cell>
          <table:table-cell office:value-type="float" office:value="0.305813020772698" calcext:value-type="float">
            <text:p>0.305813020772698</text:p>
          </table:table-cell>
          <table:table-cell office:value-type="float" office:value="0.305799751655708" calcext:value-type="float">
            <text:p>0.305799751655708</text:p>
          </table:table-cell>
          <table:table-cell office:value-type="float" office:value="0.3053073240349" calcext:value-type="float">
            <text:p>0.3053073240349</text:p>
          </table:table-cell>
          <table:table-cell office:value-type="float" office:value="0.306752641140019" calcext:value-type="float">
            <text:p>0.306752641140019</text:p>
          </table:table-cell>
          <table:table-cell office:value-type="float" office:value="0.30944864005756" calcext:value-type="float">
            <text:p>0.30944864005756</text:p>
          </table:table-cell>
          <table:table-cell office:value-type="float" office:value="0.310439161093941" calcext:value-type="float">
            <text:p>0.310439161093941</text:p>
          </table:table-cell>
          <table:table-cell office:value-type="float" office:value="0.308383280676643" calcext:value-type="float">
            <text:p>0.308383280676643</text:p>
          </table:table-cell>
          <table:table-cell office:value-type="float" office:value="0.308937822482125" calcext:value-type="float">
            <text:p>0.308937822482125</text:p>
          </table:table-cell>
          <table:table-cell office:value-type="float" office:value="0.309342946062744" calcext:value-type="float">
            <text:p>0.309342946062744</text:p>
          </table:table-cell>
          <table:table-cell office:value-type="float" office:value="0.310584203463146" calcext:value-type="float">
            <text:p>0.310584203463146</text:p>
          </table:table-cell>
          <table:table-cell office:value-type="float" office:value="0.308367653153317" calcext:value-type="float">
            <text:p>0.308367653153317</text:p>
          </table:table-cell>
          <table:table-cell office:value-type="float" office:value="0.30788191660278" calcext:value-type="float">
            <text:p>0.30788191660278</text:p>
          </table:table-cell>
          <table:table-cell office:value-type="float" office:value="0.310144237213846" calcext:value-type="float">
            <text:p>0.310144237213846</text:p>
          </table:table-cell>
          <table:table-cell office:value-type="float" office:value="0.313974510003473" calcext:value-type="float">
            <text:p>0.313974510003473</text:p>
          </table:table-cell>
          <table:table-cell office:value-type="float" office:value="0.315272065427258" calcext:value-type="float">
            <text:p>0.315272065427258</text:p>
          </table:table-cell>
          <table:table-cell office:value-type="float" office:value="0.315186568179961" calcext:value-type="float">
            <text:p>0.315186568179961</text:p>
          </table:table-cell>
          <table:table-cell table:number-columns-repeated="637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5236501358832" calcext:value-type="float">
            <text:p>-0.45236501358832</text:p>
          </table:table-cell>
          <table:table-cell office:value-type="float" office:value="-0.452532457661087" calcext:value-type="float">
            <text:p>-0.452532457661087</text:p>
          </table:table-cell>
          <table:table-cell office:value-type="float" office:value="-0.452780458774608" calcext:value-type="float">
            <text:p>-0.452780458774608</text:p>
          </table:table-cell>
          <table:table-cell office:value-type="float" office:value="-0.452510439261392" calcext:value-type="float">
            <text:p>-0.452510439261392</text:p>
          </table:table-cell>
          <table:table-cell office:value-type="float" office:value="-0.452478358918384" calcext:value-type="float">
            <text:p>-0.452478358918384</text:p>
          </table:table-cell>
          <table:table-cell office:value-type="float" office:value="-0.452208866430694" calcext:value-type="float">
            <text:p>-0.452208866430694</text:p>
          </table:table-cell>
          <table:table-cell office:value-type="float" office:value="-0.454039012830056" calcext:value-type="float">
            <text:p>-0.454039012830056</text:p>
          </table:table-cell>
          <table:table-cell office:value-type="float" office:value="-0.454142831921805" calcext:value-type="float">
            <text:p>-0.454142831921805</text:p>
          </table:table-cell>
          <table:table-cell office:value-type="float" office:value="-0.452875820271919" calcext:value-type="float">
            <text:p>-0.452875820271919</text:p>
          </table:table-cell>
          <table:table-cell office:value-type="float" office:value="-0.454453044404055" calcext:value-type="float">
            <text:p>-0.454453044404055</text:p>
          </table:table-cell>
          <table:table-cell office:value-type="float" office:value="-0.45304018217124" calcext:value-type="float">
            <text:p>-0.45304018217124</text:p>
          </table:table-cell>
          <table:table-cell office:value-type="float" office:value="-0.453876354151735" calcext:value-type="float">
            <text:p>-0.453876354151735</text:p>
          </table:table-cell>
          <table:table-cell office:value-type="float" office:value="-0.453725697606551" calcext:value-type="float">
            <text:p>-0.453725697606551</text:p>
          </table:table-cell>
          <table:table-cell office:value-type="float" office:value="-0.453507916427102" calcext:value-type="float">
            <text:p>-0.453507916427102</text:p>
          </table:table-cell>
          <table:table-cell office:value-type="float" office:value="-0.453594715751207" calcext:value-type="float">
            <text:p>-0.453594715751207</text:p>
          </table:table-cell>
          <table:table-cell office:value-type="float" office:value="-0.454075368880486" calcext:value-type="float">
            <text:p>-0.454075368880486</text:p>
          </table:table-cell>
          <table:table-cell office:value-type="float" office:value="-0.453244211929835" calcext:value-type="float">
            <text:p>-0.453244211929835</text:p>
          </table:table-cell>
          <table:table-cell office:value-type="float" office:value="-0.45364747636925" calcext:value-type="float">
            <text:p>-0.45364747636925</text:p>
          </table:table-cell>
          <table:table-cell office:value-type="float" office:value="-0.453287379105194" calcext:value-type="float">
            <text:p>-0.453287379105194</text:p>
          </table:table-cell>
          <table:table-cell office:value-type="float" office:value="-0.45386376623139" calcext:value-type="float">
            <text:p>-0.45386376623139</text:p>
          </table:table-cell>
          <table:table-cell office:value-type="float" office:value="-0.453598491722245" calcext:value-type="float">
            <text:p>-0.453598491722245</text:p>
          </table:table-cell>
          <table:table-cell office:value-type="float" office:value="-0.454058349651332" calcext:value-type="float">
            <text:p>-0.454058349651332</text:p>
          </table:table-cell>
          <table:table-cell office:value-type="float" office:value="-0.453168096963439" calcext:value-type="float">
            <text:p>-0.453168096963439</text:p>
          </table:table-cell>
          <table:table-cell office:value-type="float" office:value="-0.453941970725196" calcext:value-type="float">
            <text:p>-0.453941970725196</text:p>
          </table:table-cell>
          <table:table-cell office:value-type="float" office:value="-0.453673080161859" calcext:value-type="float">
            <text:p>-0.453673080161859</text:p>
          </table:table-cell>
          <table:table-cell office:value-type="float" office:value="-0.453548366440878" calcext:value-type="float">
            <text:p>-0.453548366440878</text:p>
          </table:table-cell>
          <table:table-cell office:value-type="float" office:value="-0.453648154053942" calcext:value-type="float">
            <text:p>-0.453648154053942</text:p>
          </table:table-cell>
          <table:table-cell office:value-type="float" office:value="-0.453714743747897" calcext:value-type="float">
            <text:p>-0.453714743747897</text:p>
          </table:table-cell>
          <table:table-cell office:value-type="float" office:value="-0.454549613869326" calcext:value-type="float">
            <text:p>-0.454549613869326</text:p>
          </table:table-cell>
          <table:table-cell office:value-type="float" office:value="-0.453494650778103" calcext:value-type="float">
            <text:p>-0.453494650778103</text:p>
          </table:table-cell>
          <table:table-cell office:value-type="float" office:value="-0.453578050387502" calcext:value-type="float">
            <text:p>-0.453578050387502</text:p>
          </table:table-cell>
          <table:table-cell office:value-type="float" office:value="-0.453816313842355" calcext:value-type="float">
            <text:p>-0.453816313842355</text:p>
          </table:table-cell>
          <table:table-cell office:value-type="float" office:value="-0.455163343436442" calcext:value-type="float">
            <text:p>-0.455163343436442</text:p>
          </table:table-cell>
          <table:table-cell office:value-type="float" office:value="-0.453538352876305" calcext:value-type="float">
            <text:p>-0.453538352876305</text:p>
          </table:table-cell>
          <table:table-cell office:value-type="float" office:value="-0.453282376475262" calcext:value-type="float">
            <text:p>-0.453282376475262</text:p>
          </table:table-cell>
          <table:table-cell office:value-type="float" office:value="-0.455535937361469" calcext:value-type="float">
            <text:p>-0.455535937361469</text:p>
          </table:table-cell>
          <table:table-cell office:value-type="float" office:value="-0.453932309634759" calcext:value-type="float">
            <text:p>-0.453932309634759</text:p>
          </table:table-cell>
          <table:table-cell office:value-type="float" office:value="-0.45558918696722" calcext:value-type="float">
            <text:p>-0.45558918696722</text:p>
          </table:table-cell>
          <table:table-cell office:value-type="float" office:value="-0.45421103444752" calcext:value-type="float">
            <text:p>-0.45421103444752</text:p>
          </table:table-cell>
          <table:table-cell office:value-type="float" office:value="-0.45342153221505" calcext:value-type="float">
            <text:p>-0.45342153221505</text:p>
          </table:table-cell>
          <table:table-cell office:value-type="float" office:value="-0.453564080961332" calcext:value-type="float">
            <text:p>-0.453564080961332</text:p>
          </table:table-cell>
          <table:table-cell office:value-type="float" office:value="-0.454066294751885" calcext:value-type="float">
            <text:p>-0.454066294751885</text:p>
          </table:table-cell>
          <table:table-cell office:value-type="float" office:value="-0.454373917229728" calcext:value-type="float">
            <text:p>-0.454373917229728</text:p>
          </table:table-cell>
          <table:table-cell office:value-type="float" office:value="-0.456003289901272" calcext:value-type="float">
            <text:p>-0.456003289901272</text:p>
          </table:table-cell>
          <table:table-cell office:value-type="float" office:value="-0.453534908925456" calcext:value-type="float">
            <text:p>-0.453534908925456</text:p>
          </table:table-cell>
          <table:table-cell office:value-type="float" office:value="-0.45303608407984" calcext:value-type="float">
            <text:p>-0.45303608407984</text:p>
          </table:table-cell>
          <table:table-cell office:value-type="float" office:value="-0.452961149883506" calcext:value-type="float">
            <text:p>-0.452961149883506</text:p>
          </table:table-cell>
          <table:table-cell office:value-type="float" office:value="-0.453514705776162" calcext:value-type="float">
            <text:p>-0.453514705776162</text:p>
          </table:table-cell>
          <table:table-cell office:value-type="float" office:value="-0.45517035507581" calcext:value-type="float">
            <text:p>-0.45517035507581</text:p>
          </table:table-cell>
          <table:table-cell office:value-type="float" office:value="-0.455828015373374" calcext:value-type="float">
            <text:p>-0.455828015373374</text:p>
          </table:table-cell>
          <table:table-cell office:value-type="float" office:value="-0.453836110100044" calcext:value-type="float">
            <text:p>-0.453836110100044</text:p>
          </table:table-cell>
          <table:table-cell office:value-type="float" office:value="-0.453337454938811" calcext:value-type="float">
            <text:p>-0.453337454938811</text:p>
          </table:table-cell>
          <table:table-cell office:value-type="float" office:value="-0.456085816757672" calcext:value-type="float">
            <text:p>-0.456085816757672</text:p>
          </table:table-cell>
          <table:table-cell office:value-type="float" office:value="-0.454519508965357" calcext:value-type="float">
            <text:p>-0.454519508965357</text:p>
          </table:table-cell>
          <table:table-cell office:value-type="float" office:value="-0.454908285111021" calcext:value-type="float">
            <text:p>-0.454908285111021</text:p>
          </table:table-cell>
          <table:table-cell office:value-type="float" office:value="-0.457169385620732" calcext:value-type="float">
            <text:p>-0.457169385620732</text:p>
          </table:table-cell>
          <table:table-cell office:value-type="float" office:value="-0.456716935994334" calcext:value-type="float">
            <text:p>-0.456716935994334</text:p>
          </table:table-cell>
          <table:table-cell office:value-type="float" office:value="-0.455657536286102" calcext:value-type="float">
            <text:p>-0.455657536286102</text:p>
          </table:table-cell>
          <table:table-cell office:value-type="float" office:value="-0.456257139938326" calcext:value-type="float">
            <text:p>-0.456257139938326</text:p>
          </table:table-cell>
          <table:table-cell office:value-type="float" office:value="-0.455685504595526" calcext:value-type="float">
            <text:p>-0.455685504595526</text:p>
          </table:table-cell>
          <table:table-cell office:value-type="float" office:value="-0.456131906080212" calcext:value-type="float">
            <text:p>-0.456131906080212</text:p>
          </table:table-cell>
          <table:table-cell office:value-type="float" office:value="-0.453845959909317" calcext:value-type="float">
            <text:p>-0.453845959909317</text:p>
          </table:table-cell>
          <table:table-cell office:value-type="float" office:value="-0.453094354514371" calcext:value-type="float">
            <text:p>-0.453094354514371</text:p>
          </table:table-cell>
          <table:table-cell office:value-type="float" office:value="-0.454149276496062" calcext:value-type="float">
            <text:p>-0.454149276496062</text:p>
          </table:table-cell>
          <table:table-cell office:value-type="float" office:value="-0.455218992772051" calcext:value-type="float">
            <text:p>-0.455218992772051</text:p>
          </table:table-cell>
          <table:table-cell office:value-type="float" office:value="-0.45550424879383" calcext:value-type="float">
            <text:p>-0.45550424879383</text:p>
          </table:table-cell>
          <table:table-cell office:value-type="float" office:value="-0.455085982717805" calcext:value-type="float">
            <text:p>-0.455085982717805</text:p>
          </table:table-cell>
          <table:table-cell office:value-type="float" office:value="-0.455815700771323" calcext:value-type="float">
            <text:p>-0.455815700771323</text:p>
          </table:table-cell>
          <table:table-cell office:value-type="float" office:value="-0.455891810892927" calcext:value-type="float">
            <text:p>-0.455891810892927</text:p>
          </table:table-cell>
          <table:table-cell office:value-type="float" office:value="-0.454997062244672" calcext:value-type="float">
            <text:p>-0.454997062244672</text:p>
          </table:table-cell>
          <table:table-cell office:value-type="float" office:value="-0.455600583979865" calcext:value-type="float">
            <text:p>-0.455600583979865</text:p>
          </table:table-cell>
          <table:table-cell office:value-type="float" office:value="-0.455531155140821" calcext:value-type="float">
            <text:p>-0.455531155140821</text:p>
          </table:table-cell>
          <table:table-cell office:value-type="float" office:value="-0.455003275696708" calcext:value-type="float">
            <text:p>-0.455003275696708</text:p>
          </table:table-cell>
          <table:table-cell office:value-type="float" office:value="-0.457156924316846" calcext:value-type="float">
            <text:p>-0.457156924316846</text:p>
          </table:table-cell>
          <table:table-cell office:value-type="float" office:value="-0.455245590098812" calcext:value-type="float">
            <text:p>-0.455245590098812</text:p>
          </table:table-cell>
          <table:table-cell office:value-type="float" office:value="-0.455661224885617" calcext:value-type="float">
            <text:p>-0.455661224885617</text:p>
          </table:table-cell>
          <table:table-cell office:value-type="float" office:value="-0.455748304182101" calcext:value-type="float">
            <text:p>-0.455748304182101</text:p>
          </table:table-cell>
          <table:table-cell office:value-type="float" office:value="-0.456772593048517" calcext:value-type="float">
            <text:p>-0.456772593048517</text:p>
          </table:table-cell>
          <table:table-cell office:value-type="float" office:value="-0.460213593703118" calcext:value-type="float">
            <text:p>-0.460213593703118</text:p>
          </table:table-cell>
          <table:table-cell office:value-type="float" office:value="-0.464953663748817" calcext:value-type="float">
            <text:p>-0.464953663748817</text:p>
          </table:table-cell>
          <table:table-cell office:value-type="float" office:value="-0.46094120906228" calcext:value-type="float">
            <text:p>-0.46094120906228</text:p>
          </table:table-cell>
          <table:table-cell office:value-type="float" office:value="-0.462409287468364" calcext:value-type="float">
            <text:p>-0.462409287468364</text:p>
          </table:table-cell>
          <table:table-cell office:value-type="float" office:value="-0.454899941796066" calcext:value-type="float">
            <text:p>-0.454899941796066</text:p>
          </table:table-cell>
          <table:table-cell office:value-type="float" office:value="-0.45287424806707" calcext:value-type="float">
            <text:p>-0.45287424806707</text:p>
          </table:table-cell>
          <table:table-cell office:value-type="float" office:value="-0.454757078019715" calcext:value-type="float">
            <text:p>-0.454757078019715</text:p>
          </table:table-cell>
          <table:table-cell office:value-type="float" office:value="-0.468210204264343" calcext:value-type="float">
            <text:p>-0.468210204264343</text:p>
          </table:table-cell>
          <table:table-cell office:value-type="float" office:value="-0.432572870000548" calcext:value-type="float">
            <text:p>-0.432572870000548</text:p>
          </table:table-cell>
          <table:table-cell office:value-type="float" office:value="-0.430431176653409" calcext:value-type="float">
            <text:p>-0.430431176653409</text:p>
          </table:table-cell>
          <table:table-cell office:value-type="float" office:value="-0.41048261989299" calcext:value-type="float">
            <text:p>-0.41048261989299</text:p>
          </table:table-cell>
          <table:table-cell office:value-type="float" office:value="-0.393772590646324" calcext:value-type="float">
            <text:p>-0.393772590646324</text:p>
          </table:table-cell>
          <table:table-cell office:value-type="float" office:value="-0.373654214774435" calcext:value-type="float">
            <text:p>-0.373654214774435</text:p>
          </table:table-cell>
          <table:table-cell office:value-type="float" office:value="-0.377346403358072" calcext:value-type="float">
            <text:p>-0.377346403358072</text:p>
          </table:table-cell>
          <table:table-cell office:value-type="float" office:value="-0.382228122220488" calcext:value-type="float">
            <text:p>-0.382228122220488</text:p>
          </table:table-cell>
          <table:table-cell office:value-type="float" office:value="-0.376707907583441" calcext:value-type="float">
            <text:p>-0.376707907583441</text:p>
          </table:table-cell>
          <table:table-cell office:value-type="float" office:value="-0.37342107543865" calcext:value-type="float">
            <text:p>-0.37342107543865</text:p>
          </table:table-cell>
          <table:table-cell office:value-type="float" office:value="-0.36488548331878" calcext:value-type="float">
            <text:p>-0.36488548331878</text:p>
          </table:table-cell>
          <table:table-cell office:value-type="float" office:value="-0.345797757996946" calcext:value-type="float">
            <text:p>-0.345797757996946</text:p>
          </table:table-cell>
          <table:table-cell office:value-type="float" office:value="-0.350763621157098" calcext:value-type="float">
            <text:p>-0.350763621157098</text:p>
          </table:table-cell>
          <table:table-cell office:value-type="float" office:value="-0.358993753230208" calcext:value-type="float">
            <text:p>-0.358993753230208</text:p>
          </table:table-cell>
          <table:table-cell office:value-type="float" office:value="-0.355074114221521" calcext:value-type="float">
            <text:p>-0.355074114221521</text:p>
          </table:table-cell>
          <table:table-cell office:value-type="float" office:value="-0.361530908771727" calcext:value-type="float">
            <text:p>-0.361530908771727</text:p>
          </table:table-cell>
          <table:table-cell office:value-type="float" office:value="-0.369074196024404" calcext:value-type="float">
            <text:p>-0.369074196024404</text:p>
          </table:table-cell>
          <table:table-cell office:value-type="float" office:value="-0.362574709701738" calcext:value-type="float">
            <text:p>-0.362574709701738</text:p>
          </table:table-cell>
          <table:table-cell office:value-type="float" office:value="-0.358979538162773" calcext:value-type="float">
            <text:p>-0.358979538162773</text:p>
          </table:table-cell>
          <table:table-cell office:value-type="float" office:value="-0.350230485693397" calcext:value-type="float">
            <text:p>-0.350230485693397</text:p>
          </table:table-cell>
          <table:table-cell office:value-type="float" office:value="-0.336518901571639" calcext:value-type="float">
            <text:p>-0.336518901571639</text:p>
          </table:table-cell>
          <table:table-cell office:value-type="float" office:value="-0.350397088709056" calcext:value-type="float">
            <text:p>-0.350397088709056</text:p>
          </table:table-cell>
          <table:table-cell office:value-type="float" office:value="-0.358527146451861" calcext:value-type="float">
            <text:p>-0.358527146451861</text:p>
          </table:table-cell>
          <table:table-cell office:value-type="float" office:value="-0.363584255643176" calcext:value-type="float">
            <text:p>-0.363584255643176</text:p>
          </table:table-cell>
          <table:table-cell office:value-type="float" office:value="-0.364328231085549" calcext:value-type="float">
            <text:p>-0.364328231085549</text:p>
          </table:table-cell>
          <table:table-cell office:value-type="float" office:value="-0.366153863160042" calcext:value-type="float">
            <text:p>-0.366153863160042</text:p>
          </table:table-cell>
          <table:table-cell office:value-type="float" office:value="-0.371776803538202" calcext:value-type="float">
            <text:p>-0.371776803538202</text:p>
          </table:table-cell>
          <table:table-cell office:value-type="float" office:value="-0.363379613359969" calcext:value-type="float">
            <text:p>-0.363379613359969</text:p>
          </table:table-cell>
          <table:table-cell office:value-type="float" office:value="-0.35873993693854" calcext:value-type="float">
            <text:p>-0.35873993693854</text:p>
          </table:table-cell>
          <table:table-cell office:value-type="float" office:value="-0.359843933477059" calcext:value-type="float">
            <text:p>-0.359843933477059</text:p>
          </table:table-cell>
          <table:table-cell office:value-type="float" office:value="-0.350674606280379" calcext:value-type="float">
            <text:p>-0.350674606280379</text:p>
          </table:table-cell>
          <table:table-cell office:value-type="float" office:value="-0.326895268972757" calcext:value-type="float">
            <text:p>-0.326895268972757</text:p>
          </table:table-cell>
          <table:table-cell office:value-type="float" office:value="-0.335808001348196" calcext:value-type="float">
            <text:p>-0.335808001348196</text:p>
          </table:table-cell>
          <table:table-cell office:value-type="float" office:value="-0.337205992150031" calcext:value-type="float">
            <text:p>-0.337205992150031</text:p>
          </table:table-cell>
          <table:table-cell office:value-type="float" office:value="-0.340399460960353" calcext:value-type="float">
            <text:p>-0.340399460960353</text:p>
          </table:table-cell>
          <table:table-cell office:value-type="float" office:value="-0.348401493519942" calcext:value-type="float">
            <text:p>-0.348401493519942</text:p>
          </table:table-cell>
          <table:table-cell office:value-type="float" office:value="-0.349879496833929" calcext:value-type="float">
            <text:p>-0.349879496833929</text:p>
          </table:table-cell>
          <table:table-cell office:value-type="float" office:value="-0.350142711666214" calcext:value-type="float">
            <text:p>-0.350142711666214</text:p>
          </table:table-cell>
          <table:table-cell office:value-type="float" office:value="-0.353199691975788" calcext:value-type="float">
            <text:p>-0.353199691975788</text:p>
          </table:table-cell>
          <table:table-cell office:value-type="float" office:value="-0.343572482340274" calcext:value-type="float">
            <text:p>-0.343572482340274</text:p>
          </table:table-cell>
          <table:table-cell office:value-type="float" office:value="-0.334442239621219" calcext:value-type="float">
            <text:p>-0.334442239621219</text:p>
          </table:table-cell>
          <table:table-cell office:value-type="float" office:value="-0.366143911813562" calcext:value-type="float">
            <text:p>-0.366143911813562</text:p>
          </table:table-cell>
          <table:table-cell office:value-type="float" office:value="-0.362897027057051" calcext:value-type="float">
            <text:p>-0.362897027057051</text:p>
          </table:table-cell>
          <table:table-cell office:value-type="float" office:value="-0.352432186441223" calcext:value-type="float">
            <text:p>-0.352432186441223</text:p>
          </table:table-cell>
          <table:table-cell office:value-type="float" office:value="-0.35075895563817" calcext:value-type="float">
            <text:p>-0.35075895563817</text:p>
          </table:table-cell>
          <table:table-cell office:value-type="float" office:value="-0.333101554188914" calcext:value-type="float">
            <text:p>-0.333101554188914</text:p>
          </table:table-cell>
          <table:table-cell office:value-type="float" office:value="-0.364183220490555" calcext:value-type="float">
            <text:p>-0.364183220490555</text:p>
          </table:table-cell>
          <table:table-cell office:value-type="float" office:value="-0.356986100974324" calcext:value-type="float">
            <text:p>-0.356986100974324</text:p>
          </table:table-cell>
          <table:table-cell office:value-type="float" office:value="-0.352685199390293" calcext:value-type="float">
            <text:p>-0.352685199390293</text:p>
          </table:table-cell>
          <table:table-cell office:value-type="float" office:value="-0.341523826579651" calcext:value-type="float">
            <text:p>-0.341523826579651</text:p>
          </table:table-cell>
          <table:table-cell office:value-type="float" office:value="-0.353175909281625" calcext:value-type="float">
            <text:p>-0.353175909281625</text:p>
          </table:table-cell>
          <table:table-cell office:value-type="float" office:value="-0.34878705531537" calcext:value-type="float">
            <text:p>-0.34878705531537</text:p>
          </table:table-cell>
          <table:table-cell office:value-type="float" office:value="-0.33501511878628" calcext:value-type="float">
            <text:p>-0.33501511878628</text:p>
          </table:table-cell>
          <table:table-cell office:value-type="float" office:value="-0.335768048165966" calcext:value-type="float">
            <text:p>-0.335768048165966</text:p>
          </table:table-cell>
          <table:table-cell office:value-type="float" office:value="-0.329809634227108" calcext:value-type="float">
            <text:p>-0.329809634227108</text:p>
          </table:table-cell>
          <table:table-cell office:value-type="float" office:value="-0.332409439976022" calcext:value-type="float">
            <text:p>-0.332409439976022</text:p>
          </table:table-cell>
          <table:table-cell office:value-type="float" office:value="-0.350782261636499" calcext:value-type="float">
            <text:p>-0.350782261636499</text:p>
          </table:table-cell>
          <table:table-cell office:value-type="float" office:value="-0.349142320382213" calcext:value-type="float">
            <text:p>-0.349142320382213</text:p>
          </table:table-cell>
          <table:table-cell office:value-type="float" office:value="-0.346328853740573" calcext:value-type="float">
            <text:p>-0.346328853740573</text:p>
          </table:table-cell>
          <table:table-cell office:value-type="float" office:value="-0.371271266911985" calcext:value-type="float">
            <text:p>-0.371271266911985</text:p>
          </table:table-cell>
          <table:table-cell office:value-type="float" office:value="-0.348160685380786" calcext:value-type="float">
            <text:p>-0.348160685380786</text:p>
          </table:table-cell>
          <table:table-cell office:value-type="float" office:value="-0.357802110197803" calcext:value-type="float">
            <text:p>-0.357802110197803</text:p>
          </table:table-cell>
          <table:table-cell office:value-type="float" office:value="-0.388672624301181" calcext:value-type="float">
            <text:p>-0.388672624301181</text:p>
          </table:table-cell>
          <table:table-cell office:value-type="float" office:value="-0.371784707137056" calcext:value-type="float">
            <text:p>-0.371784707137056</text:p>
          </table:table-cell>
          <table:table-cell office:value-type="float" office:value="-0.364160351054386" calcext:value-type="float">
            <text:p>-0.364160351054386</text:p>
          </table:table-cell>
          <table:table-cell office:value-type="float" office:value="-0.358859201259296" calcext:value-type="float">
            <text:p>-0.358859201259296</text:p>
          </table:table-cell>
          <table:table-cell office:value-type="float" office:value="-0.353634583565815" calcext:value-type="float">
            <text:p>-0.353634583565815</text:p>
          </table:table-cell>
          <table:table-cell office:value-type="float" office:value="-0.363012127320252" calcext:value-type="float">
            <text:p>-0.363012127320252</text:p>
          </table:table-cell>
          <table:table-cell office:value-type="float" office:value="-0.339114018104165" calcext:value-type="float">
            <text:p>-0.339114018104165</text:p>
          </table:table-cell>
          <table:table-cell office:value-type="float" office:value="-0.418835663674075" calcext:value-type="float">
            <text:p>-0.418835663674075</text:p>
          </table:table-cell>
          <table:table-cell office:value-type="float" office:value="-0.372430311530531" calcext:value-type="float">
            <text:p>-0.372430311530531</text:p>
          </table:table-cell>
          <table:table-cell office:value-type="float" office:value="-0.378427255496661" calcext:value-type="float">
            <text:p>-0.378427255496661</text:p>
          </table:table-cell>
          <table:table-cell office:value-type="float" office:value="-0.384770206654321" calcext:value-type="float">
            <text:p>-0.384770206654321</text:p>
          </table:table-cell>
          <table:table-cell office:value-type="float" office:value="-0.3847871434214" calcext:value-type="float">
            <text:p>-0.3847871434214</text:p>
          </table:table-cell>
          <table:table-cell office:value-type="float" office:value="-0.383364753676918" calcext:value-type="float">
            <text:p>-0.383364753676918</text:p>
          </table:table-cell>
          <table:table-cell office:value-type="float" office:value="-0.374014611864404" calcext:value-type="float">
            <text:p>-0.374014611864404</text:p>
          </table:table-cell>
          <table:table-cell office:value-type="float" office:value="-0.388162680214119" calcext:value-type="float">
            <text:p>-0.388162680214119</text:p>
          </table:table-cell>
          <table:table-cell office:value-type="float" office:value="-0.412542489207485" calcext:value-type="float">
            <text:p>-0.412542489207485</text:p>
          </table:table-cell>
          <table:table-cell office:value-type="float" office:value="-0.396310021262294" calcext:value-type="float">
            <text:p>-0.396310021262294</text:p>
          </table:table-cell>
          <table:table-cell office:value-type="float" office:value="-0.410336729516291" calcext:value-type="float">
            <text:p>-0.410336729516291</text:p>
          </table:table-cell>
          <table:table-cell office:value-type="float" office:value="-0.387160526430296" calcext:value-type="float">
            <text:p>-0.387160526430296</text:p>
          </table:table-cell>
          <table:table-cell office:value-type="float" office:value="-0.369000516267259" calcext:value-type="float">
            <text:p>-0.369000516267259</text:p>
          </table:table-cell>
          <table:table-cell office:value-type="float" office:value="-0.363728845597362" calcext:value-type="float">
            <text:p>-0.363728845597362</text:p>
          </table:table-cell>
          <table:table-cell office:value-type="float" office:value="-0.371603282762521" calcext:value-type="float">
            <text:p>-0.371603282762521</text:p>
          </table:table-cell>
          <table:table-cell office:value-type="float" office:value="-0.3521891937751" calcext:value-type="float">
            <text:p>-0.3521891937751</text:p>
          </table:table-cell>
          <table:table-cell office:value-type="float" office:value="-0.355399611404113" calcext:value-type="float">
            <text:p>-0.355399611404113</text:p>
          </table:table-cell>
          <table:table-cell office:value-type="float" office:value="-0.359231376468252" calcext:value-type="float">
            <text:p>-0.359231376468252</text:p>
          </table:table-cell>
          <table:table-cell office:value-type="float" office:value="-0.346249868965185" calcext:value-type="float">
            <text:p>-0.346249868965185</text:p>
          </table:table-cell>
          <table:table-cell office:value-type="float" office:value="-0.36452721922344" calcext:value-type="float">
            <text:p>-0.36452721922344</text:p>
          </table:table-cell>
          <table:table-cell office:value-type="float" office:value="-0.365205292262541" calcext:value-type="float">
            <text:p>-0.365205292262541</text:p>
          </table:table-cell>
          <table:table-cell office:value-type="float" office:value="-0.408469371942051" calcext:value-type="float">
            <text:p>-0.408469371942051</text:p>
          </table:table-cell>
          <table:table-cell office:value-type="float" office:value="-0.396013224849332" calcext:value-type="float">
            <text:p>-0.396013224849332</text:p>
          </table:table-cell>
          <table:table-cell office:value-type="float" office:value="-0.387900091493289" calcext:value-type="float">
            <text:p>-0.387900091493289</text:p>
          </table:table-cell>
          <table:table-cell office:value-type="float" office:value="-0.359942357551671" calcext:value-type="float">
            <text:p>-0.359942357551671</text:p>
          </table:table-cell>
          <table:table-cell office:value-type="float" office:value="-0.361374642197146" calcext:value-type="float">
            <text:p>-0.361374642197146</text:p>
          </table:table-cell>
          <table:table-cell office:value-type="float" office:value="-0.381827594240501" calcext:value-type="float">
            <text:p>-0.381827594240501</text:p>
          </table:table-cell>
          <table:table-cell office:value-type="float" office:value="-0.380258367625719" calcext:value-type="float">
            <text:p>-0.380258367625719</text:p>
          </table:table-cell>
          <table:table-cell office:value-type="float" office:value="-0.373063938196315" calcext:value-type="float">
            <text:p>-0.373063938196315</text:p>
          </table:table-cell>
          <table:table-cell office:value-type="float" office:value="-0.376448440817107" calcext:value-type="float">
            <text:p>-0.376448440817107</text:p>
          </table:table-cell>
          <table:table-cell office:value-type="float" office:value="-0.366236918887929" calcext:value-type="float">
            <text:p>-0.366236918887929</text:p>
          </table:table-cell>
          <table:table-cell office:value-type="float" office:value="-0.365195024269247" calcext:value-type="float">
            <text:p>-0.365195024269247</text:p>
          </table:table-cell>
          <table:table-cell office:value-type="float" office:value="-0.361409051239012" calcext:value-type="float">
            <text:p>-0.361409051239012</text:p>
          </table:table-cell>
          <table:table-cell office:value-type="float" office:value="-0.356218654744091" calcext:value-type="float">
            <text:p>-0.356218654744091</text:p>
          </table:table-cell>
          <table:table-cell office:value-type="float" office:value="-0.362214083527938" calcext:value-type="float">
            <text:p>-0.362214083527938</text:p>
          </table:table-cell>
          <table:table-cell office:value-type="float" office:value="-0.360600296895708" calcext:value-type="float">
            <text:p>-0.360600296895708</text:p>
          </table:table-cell>
          <table:table-cell office:value-type="float" office:value="-0.350535967578674" calcext:value-type="float">
            <text:p>-0.350535967578674</text:p>
          </table:table-cell>
          <table:table-cell office:value-type="float" office:value="-0.347520341182668" calcext:value-type="float">
            <text:p>-0.347520341182668</text:p>
          </table:table-cell>
          <table:table-cell office:value-type="float" office:value="-0.343566919494608" calcext:value-type="float">
            <text:p>-0.343566919494608</text:p>
          </table:table-cell>
          <table:table-cell office:value-type="float" office:value="-0.355916932389363" calcext:value-type="float">
            <text:p>-0.355916932389363</text:p>
          </table:table-cell>
          <table:table-cell office:value-type="float" office:value="-0.330705550758206" calcext:value-type="float">
            <text:p>-0.330705550758206</text:p>
          </table:table-cell>
          <table:table-cell office:value-type="float" office:value="-0.331849539545518" calcext:value-type="float">
            <text:p>-0.331849539545518</text:p>
          </table:table-cell>
          <table:table-cell office:value-type="float" office:value="-0.327573772391343" calcext:value-type="float">
            <text:p>-0.327573772391343</text:p>
          </table:table-cell>
          <table:table-cell office:value-type="float" office:value="-0.334220680182672" calcext:value-type="float">
            <text:p>-0.334220680182672</text:p>
          </table:table-cell>
          <table:table-cell office:value-type="float" office:value="-0.335097149119746" calcext:value-type="float">
            <text:p>-0.335097149119746</text:p>
          </table:table-cell>
          <table:table-cell office:value-type="float" office:value="-0.34007643110349" calcext:value-type="float">
            <text:p>-0.34007643110349</text:p>
          </table:table-cell>
          <table:table-cell office:value-type="float" office:value="-0.3445173026016" calcext:value-type="float">
            <text:p>-0.3445173026016</text:p>
          </table:table-cell>
          <table:table-cell office:value-type="float" office:value="-0.322414343962829" calcext:value-type="float">
            <text:p>-0.322414343962829</text:p>
          </table:table-cell>
          <table:table-cell office:value-type="float" office:value="-0.394476837523936" calcext:value-type="float">
            <text:p>-0.394476837523936</text:p>
          </table:table-cell>
          <table:table-cell office:value-type="float" office:value="-0.399835911641898" calcext:value-type="float">
            <text:p>-0.399835911641898</text:p>
          </table:table-cell>
          <table:table-cell office:value-type="float" office:value="-0.395674883869221" calcext:value-type="float">
            <text:p>-0.395674883869221</text:p>
          </table:table-cell>
          <table:table-cell office:value-type="float" office:value="-0.40181590082489" calcext:value-type="float">
            <text:p>-0.40181590082489</text:p>
          </table:table-cell>
          <table:table-cell table:number-columns-repeated="637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162102373920114" calcext:value-type="float">
            <text:p>-1.62102373920114E-05</text:p>
          </table:table-cell>
          <table:table-cell office:value-type="float" office:value="0.0000133240271735779" calcext:value-type="float">
            <text:p>1.33240271735779E-05</text:p>
          </table:table-cell>
          <table:table-cell office:value-type="float" office:value="-0.0000350912623120481" calcext:value-type="float">
            <text:p>-3.50912623120481E-05</text:p>
          </table:table-cell>
          <table:table-cell office:value-type="float" office:value="0.0000525796550112645" calcext:value-type="float">
            <text:p>5.25796550112645E-05</text:p>
          </table:table-cell>
          <table:table-cell office:value-type="float" office:value="-0.0000257661705450052" calcext:value-type="float">
            <text:p>-2.57661705450052E-05</text:p>
          </table:table-cell>
          <table:table-cell office:value-type="float" office:value="-0.0000032598041393439" calcext:value-type="float">
            <text:p>-3.2598041393439E-06</text:p>
          </table:table-cell>
          <table:table-cell office:value-type="float" office:value="0.0000468176134736931" calcext:value-type="float">
            <text:p>4.68176134736931E-05</text:p>
          </table:table-cell>
          <table:table-cell office:value-type="float" office:value="-0.0000198200872771337" calcext:value-type="float">
            <text:p>-1.98200872771337E-05</text:p>
          </table:table-cell>
          <table:table-cell office:value-type="float" office:value="-0.0000199375003099855" calcext:value-type="float">
            <text:p>-1.99375003099855E-05</text:p>
          </table:table-cell>
          <table:table-cell office:value-type="float" office:value="0.000101683602354075" calcext:value-type="float">
            <text:p>0.000101683602354</text:p>
          </table:table-cell>
          <table:table-cell office:value-type="float" office:value="-0.0000766416042466966" calcext:value-type="float">
            <text:p>-7.66416042466966E-05</text:p>
          </table:table-cell>
          <table:table-cell office:value-type="float" office:value="0.0000160834033475221" calcext:value-type="float">
            <text:p>1.60834033475221E-05</text:p>
          </table:table-cell>
          <table:table-cell office:value-type="float" office:value="-0.00000843614946427485" calcext:value-type="float">
            <text:p>-8.43614946427485E-06</text:p>
          </table:table-cell>
          <table:table-cell office:value-type="float" office:value="-0.00000390352959561691" calcext:value-type="float">
            <text:p>-3.90352959561691E-06</text:p>
          </table:table-cell>
          <table:table-cell office:value-type="float" office:value="0.00000573090329142323" calcext:value-type="float">
            <text:p>5.73090329142323E-06</text:p>
          </table:table-cell>
          <table:table-cell office:value-type="float" office:value="-0.0000160787417766706" calcext:value-type="float">
            <text:p>-1.60787417766706E-05</text:p>
          </table:table-cell>
          <table:table-cell office:value-type="float" office:value="-0.0000109476953500942" calcext:value-type="float">
            <text:p>-1.09476953500942E-05</text:p>
          </table:table-cell>
          <table:table-cell office:value-type="float" office:value="-0.00000160528063103405" calcext:value-type="float">
            <text:p>-1.60528063103405E-06</text:p>
          </table:table-cell>
          <table:table-cell office:value-type="float" office:value="0.0000216713093755261" calcext:value-type="float">
            <text:p>2.16713093755261E-05</text:p>
          </table:table-cell>
          <table:table-cell office:value-type="float" office:value="-0.0000508893219987039" calcext:value-type="float">
            <text:p>-5.08893219987039E-05</text:p>
          </table:table-cell>
          <table:table-cell office:value-type="float" office:value="0.0000411737034716753" calcext:value-type="float">
            <text:p>4.11737034716753E-05</text:p>
          </table:table-cell>
          <table:table-cell office:value-type="float" office:value="0.0000275885237080442" calcext:value-type="float">
            <text:p>2.75885237080442E-05</text:p>
          </table:table-cell>
          <table:table-cell office:value-type="float" office:value="-0.0000237182985382556" calcext:value-type="float">
            <text:p>-2.37182985382556E-05</text:p>
          </table:table-cell>
          <table:table-cell office:value-type="float" office:value="0.000011288212443672" calcext:value-type="float">
            <text:p>1.1288212443672E-05</text:p>
          </table:table-cell>
          <table:table-cell office:value-type="float" office:value="-0.00000545318691075325" calcext:value-type="float">
            <text:p>-5.45318691075325E-06</text:p>
          </table:table-cell>
          <table:table-cell office:value-type="float" office:value="-0.00000439917736316797" calcext:value-type="float">
            <text:p>-4.39917736316797E-06</text:p>
          </table:table-cell>
          <table:table-cell office:value-type="float" office:value="-0.000000556215915492597" calcext:value-type="float">
            <text:p>-5.56215915492597E-07</text:p>
          </table:table-cell>
          <table:table-cell office:value-type="float" office:value="-0.0000102118426085207" calcext:value-type="float">
            <text:p>-1.02118426085207E-05</text:p>
          </table:table-cell>
          <table:table-cell office:value-type="float" office:value="0.0000122540453918463" calcext:value-type="float">
            <text:p>1.22540453918463E-05</text:p>
          </table:table-cell>
          <table:table-cell office:value-type="float" office:value="-0.00000156510657045583" calcext:value-type="float">
            <text:p>-1.56510657045583E-06</text:p>
          </table:table-cell>
          <table:table-cell office:value-type="float" office:value="-0.00000912329388447208" calcext:value-type="float">
            <text:p>-9.12329388447208E-06</text:p>
          </table:table-cell>
          <table:table-cell office:value-type="float" office:value="0.0000332001740223631" calcext:value-type="float">
            <text:p>3.32001740223631E-05</text:p>
          </table:table-cell>
          <table:table-cell office:value-type="float" office:value="0.0000557109543842804" calcext:value-type="float">
            <text:p>5.57109543842804E-05</text:p>
          </table:table-cell>
          <table:table-cell office:value-type="float" office:value="-0.0000940305403318575" calcext:value-type="float">
            <text:p>-9.40305403318575E-05</text:p>
          </table:table-cell>
          <table:table-cell office:value-type="float" office:value="0.0000210378736972272" calcext:value-type="float">
            <text:p>2.10378736972272E-05</text:p>
          </table:table-cell>
          <table:table-cell office:value-type="float" office:value="0.000101842487106762" calcext:value-type="float">
            <text:p>0.000101842487107</text:p>
          </table:table-cell>
          <table:table-cell office:value-type="float" office:value="-0.0000958236126875622" calcext:value-type="float">
            <text:p>-9.58236126875622E-05</text:p>
          </table:table-cell>
          <table:table-cell office:value-type="float" office:value="0.0000921657408514132" calcext:value-type="float">
            <text:p>9.21657408514132E-05</text:p>
          </table:table-cell>
          <table:table-cell office:value-type="float" office:value="-0.000120368894467093" calcext:value-type="float">
            <text:p>-0.000120368894467</text:p>
          </table:table-cell>
          <table:table-cell office:value-type="float" office:value="-0.0000118015401516236" calcext:value-type="float">
            <text:p>-1.18015401516236E-05</text:p>
          </table:table-cell>
          <table:table-cell office:value-type="float" office:value="0.0000956127427975129" calcext:value-type="float">
            <text:p>9.56127427975129E-05</text:p>
          </table:table-cell>
          <table:table-cell office:value-type="float" office:value="0.000000200945406647612" calcext:value-type="float">
            <text:p>2.00945406647612E-07</text:p>
          </table:table-cell>
          <table:table-cell office:value-type="float" office:value="-0.0000468642716865975" calcext:value-type="float">
            <text:p>-4.68642716865975E-05</text:p>
          </table:table-cell>
          <table:table-cell office:value-type="float" office:value="0.000108976236077585" calcext:value-type="float">
            <text:p>0.000108976236078</text:p>
          </table:table-cell>
          <table:table-cell office:value-type="float" office:value="-0.000132815799262942" calcext:value-type="float">
            <text:p>-0.000132815799263</text:p>
          </table:table-cell>
          <table:table-cell office:value-type="float" office:value="0.0000128406333494424" calcext:value-type="float">
            <text:p>1.28406333494424E-05</text:p>
          </table:table-cell>
          <table:table-cell office:value-type="float" office:value="-0.0000030462080365945" calcext:value-type="float">
            <text:p>-3.0462080365945E-06</text:p>
          </table:table-cell>
          <table:table-cell office:value-type="float" office:value="0.0000100933433068162" calcext:value-type="float">
            <text:p>1.00933433068162E-05</text:p>
          </table:table-cell>
          <table:table-cell office:value-type="float" office:value="0.000100255813407557" calcext:value-type="float">
            <text:p>0.000100255813408</text:p>
          </table:table-cell>
          <table:table-cell office:value-type="float" office:value="0.0000220059861011368" calcext:value-type="float">
            <text:p>2.20059861011368E-05</text:p>
          </table:table-cell>
          <table:table-cell office:value-type="float" office:value="-0.000168251162718569" calcext:value-type="float">
            <text:p>-0.000168251162719</text:p>
          </table:table-cell>
          <table:table-cell office:value-type="float" office:value="-0.000013808893817524" calcext:value-type="float">
            <text:p>-1.3808893817524E-05</text:p>
          </table:table-cell>
          <table:table-cell office:value-type="float" office:value="0.0000951829699661344" calcext:value-type="float">
            <text:p>9.51829699661344E-05</text:p>
          </table:table-cell>
          <table:table-cell office:value-type="float" office:value="-0.0000727726209927004" calcext:value-type="float">
            <text:p>-7.27726209927004E-05</text:p>
          </table:table-cell>
          <table:table-cell office:value-type="float" office:value="-0.0000763102848255759" calcext:value-type="float">
            <text:p>-7.63102848255759E-05</text:p>
          </table:table-cell>
          <table:table-cell office:value-type="float" office:value="0.0000585473782533374" calcext:value-type="float">
            <text:p>5.85473782533374E-05</text:p>
          </table:table-cell>
          <table:table-cell office:value-type="float" office:value="0.0000148663164209473" calcext:value-type="float">
            <text:p>1.48663164209473E-05</text:p>
          </table:table-cell>
          <table:table-cell office:value-type="float" office:value="0.00000560707643726399" calcext:value-type="float">
            <text:p>5.60707643726399E-06</text:p>
          </table:table-cell>
          <table:table-cell office:value-type="float" office:value="0.00001161894459073" calcext:value-type="float">
            <text:p>1.161894459073E-05</text:p>
          </table:table-cell>
          <table:table-cell office:value-type="float" office:value="0.0000753731891025566" calcext:value-type="float">
            <text:p>7.53731891025566E-05</text:p>
          </table:table-cell>
          <table:table-cell office:value-type="float" office:value="-0.00000479086395571704" calcext:value-type="float">
            <text:p>-4.79086395571704E-06</text:p>
          </table:table-cell>
          <table:table-cell office:value-type="float" office:value="-0.000126691005714386" calcext:value-type="float">
            <text:p>-0.000126691005714</text:p>
          </table:table-cell>
          <table:table-cell office:value-type="float" office:value="0.0000324571158130116" calcext:value-type="float">
            <text:p>3.24571158130116E-05</text:p>
          </table:table-cell>
          <table:table-cell office:value-type="float" office:value="0.0000659598863966826" calcext:value-type="float">
            <text:p>6.59598863966826E-05</text:p>
          </table:table-cell>
          <table:table-cell office:value-type="float" office:value="0.0000920529195831965" calcext:value-type="float">
            <text:p>9.20529195831965E-05</text:p>
          </table:table-cell>
          <table:table-cell office:value-type="float" office:value="0.00000072887804275501" calcext:value-type="float">
            <text:p>7.2887804275501E-07</text:p>
          </table:table-cell>
          <table:table-cell office:value-type="float" office:value="-0.00000282106078569599" calcext:value-type="float">
            <text:p>-2.82106078569599E-06</text:p>
          </table:table-cell>
          <table:table-cell office:value-type="float" office:value="-0.0000529950275837132" calcext:value-type="float">
            <text:p>-5.29950275837132E-05</text:p>
          </table:table-cell>
          <table:table-cell office:value-type="float" office:value="0.000055980525139665" calcext:value-type="float">
            <text:p>5.5980525139665E-05</text:p>
          </table:table-cell>
          <table:table-cell office:value-type="float" office:value="-0.0000150182261486331" calcext:value-type="float">
            <text:p>-1.50182261486331E-05</text:p>
          </table:table-cell>
          <table:table-cell office:value-type="float" office:value="0.0000285636106628351" calcext:value-type="float">
            <text:p>2.85636106628351E-05</text:p>
          </table:table-cell>
          <table:table-cell office:value-type="float" office:value="-0.0000760249139662439" calcext:value-type="float">
            <text:p>-7.60249139662439E-05</text:p>
          </table:table-cell>
          <table:table-cell office:value-type="float" office:value="0.0000502356321822051" calcext:value-type="float">
            <text:p>5.02356321822051E-05</text:p>
          </table:table-cell>
          <table:table-cell office:value-type="float" office:value="-0.0000121088768546551" calcext:value-type="float">
            <text:p>-1.21088768546551E-05</text:p>
          </table:table-cell>
          <table:table-cell office:value-type="float" office:value="0.0000509045621234217" calcext:value-type="float">
            <text:p>5.09045621234217E-05</text:p>
          </table:table-cell>
          <table:table-cell office:value-type="float" office:value="-0.0000697587257326715" calcext:value-type="float">
            <text:p>-6.97587257326715E-05</text:p>
          </table:table-cell>
          <table:table-cell office:value-type="float" office:value="0.0000462112303892814" calcext:value-type="float">
            <text:p>4.62112303892814E-05</text:p>
          </table:table-cell>
          <table:table-cell office:value-type="float" office:value="0.000322625393860354" calcext:value-type="float">
            <text:p>0.00032262539386</text:p>
          </table:table-cell>
          <table:table-cell office:value-type="float" office:value="-0.000844688781625136" calcext:value-type="float">
            <text:p>-0.000844688781625</text:p>
          </table:table-cell>
          <table:table-cell office:value-type="float" office:value="-0.000873481874445525" calcext:value-type="float">
            <text:p>-0.000873481874446</text:p>
          </table:table-cell>
          <table:table-cell office:value-type="float" office:value="0.00265583040807249" calcext:value-type="float">
            <text:p>0.002655830408072</text:p>
          </table:table-cell>
          <table:table-cell office:value-type="float" office:value="-0.000269993415431158" calcext:value-type="float">
            <text:p>-0.000269993415431</text:p>
          </table:table-cell>
          <table:table-cell office:value-type="float" office:value="-0.00156508515447029" calcext:value-type="float">
            <text:p>-0.00156508515447</text:p>
          </table:table-cell>
          <table:table-cell office:value-type="float" office:value="0.00140158458632556" calcext:value-type="float">
            <text:p>0.001401584586326</text:p>
          </table:table-cell>
          <table:table-cell office:value-type="float" office:value="0.000222551261165216" calcext:value-type="float">
            <text:p>0.000222551261165</text:p>
          </table:table-cell>
          <table:table-cell office:value-type="float" office:value="0.00595660423854916" calcext:value-type="float">
            <text:p>0.005956604238549</text:p>
          </table:table-cell>
          <table:table-cell office:value-type="float" office:value="-0.00222776148240683" calcext:value-type="float">
            <text:p>-0.002227761482407</text:p>
          </table:table-cell>
          <table:table-cell office:value-type="float" office:value="0.0020718641997865" calcext:value-type="float">
            <text:p>0.002071864199787</text:p>
          </table:table-cell>
          <table:table-cell office:value-type="float" office:value="0.00150209056705541" calcext:value-type="float">
            <text:p>0.001502090567055</text:p>
          </table:table-cell>
          <table:table-cell office:value-type="float" office:value="-0.00357374515733777" calcext:value-type="float">
            <text:p>-0.003573745157338</text:p>
          </table:table-cell>
          <table:table-cell office:value-type="float" office:value="-0.000366205702781452" calcext:value-type="float">
            <text:p>-0.000366205702781</text:p>
          </table:table-cell>
          <table:table-cell office:value-type="float" office:value="0.00665975673170099" calcext:value-type="float">
            <text:p>0.006659756731701</text:p>
          </table:table-cell>
          <table:table-cell office:value-type="float" office:value="0.00112347246012801" calcext:value-type="float">
            <text:p>0.001123472460128</text:p>
          </table:table-cell>
          <table:table-cell office:value-type="float" office:value="-0.00252150396591971" calcext:value-type="float">
            <text:p>-0.00252150396592</text:p>
          </table:table-cell>
          <table:table-cell office:value-type="float" office:value="0.0005191732982745" calcext:value-type="float">
            <text:p>0.000519173298275</text:p>
          </table:table-cell>
          <table:table-cell office:value-type="float" office:value="-0.00214727795585756" calcext:value-type="float">
            <text:p>-0.002147277955858</text:p>
          </table:table-cell>
          <table:table-cell office:value-type="float" office:value="-0.00120633384455354" calcext:value-type="float">
            <text:p>-0.001206333844554</text:p>
          </table:table-cell>
          <table:table-cell office:value-type="float" office:value="0.00727942928083725" calcext:value-type="float">
            <text:p>0.007279429280837</text:p>
          </table:table-cell>
          <table:table-cell office:value-type="float" office:value="-0.00130979708960993" calcext:value-type="float">
            <text:p>-0.00130979708961</text:p>
          </table:table-cell>
          <table:table-cell office:value-type="float" office:value="-0.00289397806771779" calcext:value-type="float">
            <text:p>-0.002893978067718</text:p>
          </table:table-cell>
          <table:table-cell office:value-type="float" office:value="0.000472323762056637" calcext:value-type="float">
            <text:p>0.000472323762057</text:p>
          </table:table-cell>
          <table:table-cell office:value-type="float" office:value="-0.00225413608430303" calcext:value-type="float">
            <text:p>-0.002254136084303</text:p>
          </table:table-cell>
          <table:table-cell office:value-type="float" office:value="-0.00191334054009779" calcext:value-type="float">
            <text:p>-0.001913340540098</text:p>
          </table:table-cell>
          <table:table-cell office:value-type="float" office:value="0.00176489505268645" calcext:value-type="float">
            <text:p>0.001764895052686</text:p>
          </table:table-cell>
          <table:table-cell office:value-type="float" office:value="-0.00139631007178842" calcext:value-type="float">
            <text:p>-0.001396310071788</text:p>
          </table:table-cell>
          <table:table-cell office:value-type="float" office:value="-0.00200673770553861" calcext:value-type="float">
            <text:p>-0.002006737705539</text:p>
          </table:table-cell>
          <table:table-cell office:value-type="float" office:value="0.00801144651495978" calcext:value-type="float">
            <text:p>0.00801144651496</text:p>
          </table:table-cell>
          <table:table-cell office:value-type="float" office:value="-0.000467664363409059" calcext:value-type="float">
            <text:p>-0.000467664363409</text:p>
          </table:table-cell>
          <table:table-cell office:value-type="float" office:value="-0.00191451485078559" calcext:value-type="float">
            <text:p>-0.001914514850786</text:p>
          </table:table-cell>
          <table:table-cell office:value-type="float" office:value="-0.000576403287697369" calcext:value-type="float">
            <text:p>-0.000576403287697</text:p>
          </table:table-cell>
          <table:table-cell office:value-type="float" office:value="0.000748701380175854" calcext:value-type="float">
            <text:p>0.000748701380176</text:p>
          </table:table-cell>
          <table:table-cell office:value-type="float" office:value="-0.00126278593703011" calcext:value-type="float">
            <text:p>-0.00126278593703</text:p>
          </table:table-cell>
          <table:table-cell office:value-type="float" office:value="-0.00284604074544326" calcext:value-type="float">
            <text:p>-0.002846040745443</text:p>
          </table:table-cell>
          <table:table-cell office:value-type="float" office:value="0.000582818531481788" calcext:value-type="float">
            <text:p>0.000582818531482</text:p>
          </table:table-cell>
          <table:table-cell office:value-type="float" office:value="0.00112018435964512" calcext:value-type="float">
            <text:p>0.001120184359645</text:p>
          </table:table-cell>
          <table:table-cell office:value-type="float" office:value="-0.00114028249554649" calcext:value-type="float">
            <text:p>-0.001140282495546</text:p>
          </table:table-cell>
          <table:table-cell office:value-type="float" office:value="-0.00291327974341804" calcext:value-type="float">
            <text:p>-0.002913279743418</text:p>
          </table:table-cell>
          <table:table-cell office:value-type="float" office:value="0.00288102797969569" calcext:value-type="float">
            <text:p>0.002881027979696</text:p>
          </table:table-cell>
          <table:table-cell office:value-type="float" office:value="0.00374467162673425" calcext:value-type="float">
            <text:p>0.003744671626734</text:p>
          </table:table-cell>
          <table:table-cell office:value-type="float" office:value="0.00123334380795714" calcext:value-type="float">
            <text:p>0.001233343807957</text:p>
          </table:table-cell>
          <table:table-cell office:value-type="float" office:value="-0.00102011201670682" calcext:value-type="float">
            <text:p>-0.001020112016707</text:p>
          </table:table-cell>
          <table:table-cell office:value-type="float" office:value="-0.00236330849967764" calcext:value-type="float">
            <text:p>-0.002363308499678</text:p>
          </table:table-cell>
          <table:table-cell office:value-type="float" office:value="-0.000767432938149459" calcext:value-type="float">
            <text:p>-0.000767432938149</text:p>
          </table:table-cell>
          <table:table-cell office:value-type="float" office:value="0.0010381608536732" calcext:value-type="float">
            <text:p>0.001038160853673</text:p>
          </table:table-cell>
          <table:table-cell office:value-type="float" office:value="-0.00306219265490459" calcext:value-type="float">
            <text:p>-0.003062192654905</text:p>
          </table:table-cell>
          <table:table-cell office:value-type="float" office:value="0.00015747248900283" calcext:value-type="float">
            <text:p>0.000157472489003</text:p>
          </table:table-cell>
          <table:table-cell office:value-type="float" office:value="0.00638712393361213" calcext:value-type="float">
            <text:p>0.006387123933612</text:p>
          </table:table-cell>
          <table:table-cell office:value-type="float" office:value="-0.00188243945881811" calcext:value-type="float">
            <text:p>-0.001882439458818</text:p>
          </table:table-cell>
          <table:table-cell office:value-type="float" office:value="-0.00229867805593087" calcext:value-type="float">
            <text:p>-0.002298678055931</text:p>
          </table:table-cell>
          <table:table-cell office:value-type="float" office:value="0.000244829077655828" calcext:value-type="float">
            <text:p>0.000244829077656</text:p>
          </table:table-cell>
          <table:table-cell office:value-type="float" office:value="-0.00330335350278083" calcext:value-type="float">
            <text:p>-0.003303353502781</text:p>
          </table:table-cell>
          <table:table-cell office:value-type="float" office:value="0.0048232646239525" calcext:value-type="float">
            <text:p>0.004823264623953</text:p>
          </table:table-cell>
          <table:table-cell office:value-type="float" office:value="-0.00150061923509659" calcext:value-type="float">
            <text:p>-0.001500619235097</text:p>
          </table:table-cell>
          <table:table-cell office:value-type="float" office:value="-0.000562038461446479" calcext:value-type="float">
            <text:p>-0.000562038461446</text:p>
          </table:table-cell>
          <table:table-cell office:value-type="float" office:value="-0.00149567210509294" calcext:value-type="float">
            <text:p>-0.001495672105093</text:p>
          </table:table-cell>
          <table:table-cell office:value-type="float" office:value="0.001158146050593" calcext:value-type="float">
            <text:p>0.001158146050593</text:p>
          </table:table-cell>
          <table:table-cell office:value-type="float" office:value="0.00220124993294368" calcext:value-type="float">
            <text:p>0.002201249932944</text:p>
          </table:table-cell>
          <table:table-cell office:value-type="float" office:value="0.000642383107213429" calcext:value-type="float">
            <text:p>0.000642383107213</text:p>
          </table:table-cell>
          <table:table-cell office:value-type="float" office:value="-0.00119281651475867" calcext:value-type="float">
            <text:p>-0.001192816514759</text:p>
          </table:table-cell>
          <table:table-cell office:value-type="float" office:value="-0.00313710604767731" calcext:value-type="float">
            <text:p>-0.003137106047677</text:p>
          </table:table-cell>
          <table:table-cell office:value-type="float" office:value="0.00030035658122135" calcext:value-type="float">
            <text:p>0.000300356581221</text:p>
          </table:table-cell>
          <table:table-cell office:value-type="float" office:value="0.0000766394715202567" calcext:value-type="float">
            <text:p>7.66394715202567E-05</text:p>
          </table:table-cell>
          <table:table-cell office:value-type="float" office:value="-0.00131951379703299" calcext:value-type="float">
            <text:p>-0.001319513797033</text:p>
          </table:table-cell>
          <table:table-cell office:value-type="float" office:value="-0.0000589189902660547" calcext:value-type="float">
            <text:p>-5.89189902660547E-05</text:p>
          </table:table-cell>
          <table:table-cell office:value-type="float" office:value="0.000662279646169439" calcext:value-type="float">
            <text:p>0.000662279646169</text:p>
          </table:table-cell>
          <table:table-cell office:value-type="float" office:value="-0.0000490812105005123" calcext:value-type="float">
            <text:p>-4.90812105005123E-05</text:p>
          </table:table-cell>
          <table:table-cell office:value-type="float" office:value="0.00379935379252727" calcext:value-type="float">
            <text:p>0.003799353792527</text:p>
          </table:table-cell>
          <table:table-cell office:value-type="float" office:value="0.000971357466374334" calcext:value-type="float">
            <text:p>0.000971357466374</text:p>
          </table:table-cell>
          <table:table-cell office:value-type="float" office:value="-0.00250249007018533" calcext:value-type="float">
            <text:p>-0.002502490070185</text:p>
          </table:table-cell>
          <table:table-cell office:value-type="float" office:value="-0.00117424986233772" calcext:value-type="float">
            <text:p>-0.001174249862338</text:p>
          </table:table-cell>
          <table:table-cell office:value-type="float" office:value="0.000821685967308416" calcext:value-type="float">
            <text:p>0.000821685967308</text:p>
          </table:table-cell>
          <table:table-cell office:value-type="float" office:value="0.000072243275614392" calcext:value-type="float">
            <text:p>7.2243275614392E-05</text:p>
          </table:table-cell>
          <table:table-cell office:value-type="float" office:value="-0.00285789961334193" calcext:value-type="float">
            <text:p>-0.002857899613342</text:p>
          </table:table-cell>
          <table:table-cell office:value-type="float" office:value="0.00643447099681388" calcext:value-type="float">
            <text:p>0.006434470996814</text:p>
          </table:table-cell>
          <table:table-cell office:value-type="float" office:value="-0.00503769748978339" calcext:value-type="float">
            <text:p>-0.005037697489783</text:p>
          </table:table-cell>
          <table:table-cell office:value-type="float" office:value="-0.00133892791704038" calcext:value-type="float">
            <text:p>-0.00133892791704</text:p>
          </table:table-cell>
          <table:table-cell office:value-type="float" office:value="-0.000659319085488108" calcext:value-type="float">
            <text:p>-0.000659319085488</text:p>
          </table:table-cell>
          <table:table-cell office:value-type="float" office:value="0.00124358299992144" calcext:value-type="float">
            <text:p>0.001243582999921</text:p>
          </table:table-cell>
          <table:table-cell office:value-type="float" office:value="0.000683408928712048" calcext:value-type="float">
            <text:p>0.000683408928712</text:p>
          </table:table-cell>
          <table:table-cell office:value-type="float" office:value="-0.000936269778112342" calcext:value-type="float">
            <text:p>-0.000936269778112</text:p>
          </table:table-cell>
          <table:table-cell office:value-type="float" office:value="-0.00528322614902727" calcext:value-type="float">
            <text:p>-0.005283226149027</text:p>
          </table:table-cell>
          <table:table-cell office:value-type="float" office:value="0.00118683352397514" calcext:value-type="float">
            <text:p>0.001186833523975</text:p>
          </table:table-cell>
          <table:table-cell office:value-type="float" office:value="0.00800652343170066" calcext:value-type="float">
            <text:p>0.008006523431701</text:p>
          </table:table-cell>
          <table:table-cell office:value-type="float" office:value="-0.000152923041031094" calcext:value-type="float">
            <text:p>-0.000152923041031</text:p>
          </table:table-cell>
          <table:table-cell office:value-type="float" office:value="-0.0000215619473829531" calcext:value-type="float">
            <text:p>-2.15619473829531E-05</text:p>
          </table:table-cell>
          <table:table-cell office:value-type="float" office:value="-0.00469530329486373" calcext:value-type="float">
            <text:p>-0.004695303294864</text:p>
          </table:table-cell>
          <table:table-cell office:value-type="float" office:value="0.00356925419637455" calcext:value-type="float">
            <text:p>0.003569254196375</text:p>
          </table:table-cell>
          <table:table-cell office:value-type="float" office:value="0.00112883655475071" calcext:value-type="float">
            <text:p>0.001128836554751</text:p>
          </table:table-cell>
          <table:table-cell office:value-type="float" office:value="-0.00206821278209734" calcext:value-type="float">
            <text:p>-0.002068212782097</text:p>
          </table:table-cell>
          <table:table-cell office:value-type="float" office:value="0.000263958682650334" calcext:value-type="float">
            <text:p>0.00026395868265</text:p>
          </table:table-cell>
          <table:table-cell office:value-type="float" office:value="-0.000347714162377055" calcext:value-type="float">
            <text:p>-0.000347714162377</text:p>
          </table:table-cell>
          <table:table-cell office:value-type="float" office:value="0.00323734368590733" calcext:value-type="float">
            <text:p>0.003237343685907</text:p>
          </table:table-cell>
          <table:table-cell office:value-type="float" office:value="0.00057037218550321" calcext:value-type="float">
            <text:p>0.000570372185503</text:p>
          </table:table-cell>
          <table:table-cell office:value-type="float" office:value="-0.00285007209587185" calcext:value-type="float">
            <text:p>-0.002850072095872</text:p>
          </table:table-cell>
          <table:table-cell office:value-type="float" office:value="0.000599890728034569" calcext:value-type="float">
            <text:p>0.000599890728035</text:p>
          </table:table-cell>
          <table:table-cell office:value-type="float" office:value="0.000814528287777561" calcext:value-type="float">
            <text:p>0.000814528287778</text:p>
          </table:table-cell>
          <table:table-cell office:value-type="float" office:value="-0.0027186555337948" calcext:value-type="float">
            <text:p>-0.002718655533795</text:p>
          </table:table-cell>
          <table:table-cell office:value-type="float" office:value="-0.00227288249985974" calcext:value-type="float">
            <text:p>-0.00227288249986</text:p>
          </table:table-cell>
          <table:table-cell office:value-type="float" office:value="0.000419293631164719" calcext:value-type="float">
            <text:p>0.000419293631165</text:p>
          </table:table-cell>
          <table:table-cell office:value-type="float" office:value="-0.000602122882408795" calcext:value-type="float">
            <text:p>-0.000602122882409</text:p>
          </table:table-cell>
          <table:table-cell office:value-type="float" office:value="0.00293298400548753" calcext:value-type="float">
            <text:p>0.002932984005488</text:p>
          </table:table-cell>
          <table:table-cell office:value-type="float" office:value="-0.00287943184958694" calcext:value-type="float">
            <text:p>-0.002879431849587</text:p>
          </table:table-cell>
          <table:table-cell office:value-type="float" office:value="0.00141493261081099" calcext:value-type="float">
            <text:p>0.001414932610811</text:p>
          </table:table-cell>
          <table:table-cell office:value-type="float" office:value="0.00327952941777421" calcext:value-type="float">
            <text:p>0.003279529417774</text:p>
          </table:table-cell>
          <table:table-cell office:value-type="float" office:value="0.00113397968911694" calcext:value-type="float">
            <text:p>0.001133979689117</text:p>
          </table:table-cell>
          <table:table-cell office:value-type="float" office:value="-0.000924430127853648" calcext:value-type="float">
            <text:p>-0.000924430127854</text:p>
          </table:table-cell>
          <table:table-cell office:value-type="float" office:value="-0.0019031982604174" calcext:value-type="float">
            <text:p>-0.001903198260417</text:p>
          </table:table-cell>
          <table:table-cell office:value-type="float" office:value="-0.000502982549293152" calcext:value-type="float">
            <text:p>-0.000502982549293</text:p>
          </table:table-cell>
          <table:table-cell office:value-type="float" office:value="-0.00043704852458265" calcext:value-type="float">
            <text:p>-0.000437048524583</text:p>
          </table:table-cell>
          <table:table-cell office:value-type="float" office:value="0.00293732165975114" calcext:value-type="float">
            <text:p>0.002937321659751</text:p>
          </table:table-cell>
          <table:table-cell office:value-type="float" office:value="-0.00412488615768875" calcext:value-type="float">
            <text:p>-0.004124886157689</text:p>
          </table:table-cell>
          <table:table-cell office:value-type="float" office:value="-0.0000132691169905663" calcext:value-type="float">
            <text:p>-1.32691169905663E-05</text:p>
          </table:table-cell>
          <table:table-cell office:value-type="float" office:value="-0.000492427620807256" calcext:value-type="float">
            <text:p>-0.000492427620807</text:p>
          </table:table-cell>
          <table:table-cell office:value-type="float" office:value="0.0014453171051188" calcext:value-type="float">
            <text:p>0.001445317105119</text:p>
          </table:table-cell>
          <table:table-cell office:value-type="float" office:value="0.00269599891754102" calcext:value-type="float">
            <text:p>0.002695998917541</text:p>
          </table:table-cell>
          <table:table-cell office:value-type="float" office:value="0.000990521036380865" calcext:value-type="float">
            <text:p>0.000990521036381</text:p>
          </table:table-cell>
          <table:table-cell office:value-type="float" office:value="-0.00205588041729798" calcext:value-type="float">
            <text:p>-0.002055880417298</text:p>
          </table:table-cell>
          <table:table-cell office:value-type="float" office:value="0.000554541805482312" calcext:value-type="float">
            <text:p>0.000554541805482</text:p>
          </table:table-cell>
          <table:table-cell office:value-type="float" office:value="0.00040512358061906" calcext:value-type="float">
            <text:p>0.000405123580619</text:p>
          </table:table-cell>
          <table:table-cell office:value-type="float" office:value="0.00124125740040126" calcext:value-type="float">
            <text:p>0.001241257400401</text:p>
          </table:table-cell>
          <table:table-cell office:value-type="float" office:value="-0.00221655030982826" calcext:value-type="float">
            <text:p>-0.002216550309828</text:p>
          </table:table-cell>
          <table:table-cell office:value-type="float" office:value="-0.000485736550536964" calcext:value-type="float">
            <text:p>-0.000485736550537</text:p>
          </table:table-cell>
          <table:table-cell office:value-type="float" office:value="0.00226232061106518" calcext:value-type="float">
            <text:p>0.002262320611065</text:p>
          </table:table-cell>
          <table:table-cell office:value-type="float" office:value="0.00383027278962783" calcext:value-type="float">
            <text:p>0.003830272789628</text:p>
          </table:table-cell>
          <table:table-cell office:value-type="float" office:value="0.00129755542378446" calcext:value-type="float">
            <text:p>0.001297555423784</text:p>
          </table:table-cell>
          <table:table-cell office:value-type="float" office:value="-0.0000854972472972837" calcext:value-type="float">
            <text:p>-8.54972472972837E-05</text:p>
          </table:table-cell>
          <table:table-cell table:number-columns-repeated="637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245584539541222" calcext:value-type="float">
            <text:p>0.245584539541222</text:p>
          </table:table-cell>
          <table:table-cell table:formula="of:=[.B9]*9.8" office:value-type="float" office:value="2.40672848750398" calcext:value-type="float">
            <text:p>2.40672848750398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917194619914559" calcext:value-type="float">
            <text:p>9.17194619914559E-07</text:p>
          </table:table-cell>
          <table:table-cell table:formula="of:=0.5*[.D12]*(([.D5]-[.C5])/([.D1]-[.C1]))^2" office:value-type="float" office:value="0.000000133725834837875" calcext:value-type="float">
            <text:p>1.33725834837875E-07</text:p>
          </table:table-cell>
          <table:table-cell table:formula="of:=0.5*[.E12]*(([.E5]-[.D5])/([.E1]-[.D1]))^2" office:value-type="float" office:value="0.000000241367382325763" calcext:value-type="float">
            <text:p>2.41367382325763E-07</text:p>
          </table:table-cell>
          <table:table-cell table:formula="of:=0.5*[.F12]*(([.F5]-[.E5])/([.F1]-[.E1]))^2" office:value-type="float" office:value="0.0000000754946630029263" calcext:value-type="float">
            <text:p>7.54946630029263E-08</text:p>
          </table:table-cell>
          <table:table-cell table:formula="of:=0.5*[.G12]*(([.G5]-[.F5])/([.G1]-[.F1]))^2" office:value-type="float" office:value="0.00000979496848574221" calcext:value-type="float">
            <text:p>9.79496848574221E-06</text:p>
          </table:table-cell>
          <table:table-cell table:formula="of:=0.5*[.H12]*(([.H5]-[.G5])/([.H1]-[.G1]))^2" office:value-type="float" office:value="0.0000614263607502905" calcext:value-type="float">
            <text:p>6.14263607502905E-05</text:p>
          </table:table-cell>
          <table:table-cell table:formula="of:=0.5*[.I12]*(([.I5]-[.H5])/([.I1]-[.H1]))^2" office:value-type="float" office:value="0.0000000830140179451808" calcext:value-type="float">
            <text:p>8.30140179451808E-08</text:p>
          </table:table-cell>
          <table:table-cell table:formula="of:=0.5*[.J12]*(([.J5]-[.I5])/([.J1]-[.I1]))^2" office:value-type="float" office:value="0.0000803465900874254" calcext:value-type="float">
            <text:p>8.03465900874254E-05</text:p>
          </table:table-cell>
          <table:table-cell table:formula="of:=0.5*[.K12]*(([.K5]-[.J5])/([.K1]-[.J1]))^2" office:value-type="float" office:value="0.0000408408143802732" calcext:value-type="float">
            <text:p>4.08408143802732E-05</text:p>
          </table:table-cell>
          <table:table-cell table:formula="of:=0.5*[.L12]*(([.L5]-[.K5])/([.L1]-[.K1]))^2" office:value-type="float" office:value="0.000134078357486572" calcext:value-type="float">
            <text:p>0.000134078357487</text:p>
          </table:table-cell>
          <table:table-cell table:formula="of:=0.5*[.M12]*(([.M5]-[.L5])/([.M1]-[.L1]))^2" office:value-type="float" office:value="0.0000124323918246719" calcext:value-type="float">
            <text:p>1.24323918246719E-05</text:p>
          </table:table-cell>
          <table:table-cell table:formula="of:=0.5*[.N12]*(([.N5]-[.M5])/([.N1]-[.M1]))^2" office:value-type="float" office:value="0.00000279426856637696" calcext:value-type="float">
            <text:p>2.79426856637696E-06</text:p>
          </table:table-cell>
          <table:table-cell table:formula="of:=0.5*[.O12]*(([.O5]-[.N5])/([.O1]-[.N1]))^2" office:value-type="float" office:value="0.00000738347830774254" calcext:value-type="float">
            <text:p>7.38347830774254E-06</text:p>
          </table:table-cell>
          <table:table-cell table:formula="of:=0.5*[.P12]*(([.P5]-[.O5])/([.P1]-[.O1]))^2" office:value-type="float" office:value="0.00000291415458267339" calcext:value-type="float">
            <text:p>2.91415458267339E-06</text:p>
          </table:table-cell>
          <table:table-cell table:formula="of:=0.5*[.Q12]*(([.Q5]-[.P5])/([.Q1]-[.P1]))^2" office:value-type="float" office:value="0.0000195837106367818" calcext:value-type="float">
            <text:p>1.95837106367818E-05</text:p>
          </table:table-cell>
          <table:table-cell table:formula="of:=0.5*[.R12]*(([.R5]-[.Q5])/([.R1]-[.Q1]))^2" office:value-type="float" office:value="0.00000959433631603892" calcext:value-type="float">
            <text:p>9.59433631603892E-06</text:p>
          </table:table-cell>
          <table:table-cell table:formula="of:=0.5*[.S12]*(([.S5]-[.R5])/([.S1]-[.R1]))^2" office:value-type="float" office:value="0.00000305524378911131" calcext:value-type="float">
            <text:p>3.05524378911131E-06</text:p>
          </table:table-cell>
          <table:table-cell table:formula="of:=0.5*[.T12]*(([.T5]-[.S5])/([.T1]-[.S1]))^2" office:value-type="float" office:value="0.0000138826636670678" calcext:value-type="float">
            <text:p>1.38826636670678E-05</text:p>
          </table:table-cell>
          <table:table-cell table:formula="of:=0.5*[.U12]*(([.U5]-[.T5])/([.U1]-[.T1]))^2" office:value-type="float" office:value="0.00000662465983452158" calcext:value-type="float">
            <text:p>6.62465983452158E-06</text:p>
          </table:table-cell>
          <table:table-cell table:formula="of:=0.5*[.V12]*(([.V5]-[.U5])/([.V1]-[.U1]))^2" office:value-type="float" office:value="0.000000575628500814698" calcext:value-type="float">
            <text:p>5.75628500814698E-07</text:p>
          </table:table-cell>
          <table:table-cell table:formula="of:=0.5*[.W12]*(([.W5]-[.V5])/([.W1]-[.V1]))^2" office:value-type="float" office:value="0.0000179428457324744" calcext:value-type="float">
            <text:p>1.79428457324744E-05</text:p>
          </table:table-cell>
          <table:table-cell table:formula="of:=0.5*[.X12]*(([.X5]-[.W5])/([.X1]-[.W1]))^2" office:value-type="float" office:value="0.0000476816139369457" calcext:value-type="float">
            <text:p>4.76816139369457E-05</text:p>
          </table:table-cell>
          <table:table-cell table:formula="of:=0.5*[.Y12]*(([.Y5]-[.X5])/([.Y1]-[.X1]))^2" office:value-type="float" office:value="0.0000458836275113041" calcext:value-type="float">
            <text:p>4.58836275113041E-05</text:p>
          </table:table-cell>
          <table:table-cell table:formula="of:=0.5*[.Z12]*(([.Z5]-[.Y5])/([.Z1]-[.Y1]))^2" office:value-type="float" office:value="0.000000950611010752838" calcext:value-type="float">
            <text:p>9.50611010752838E-07</text:p>
          </table:table-cell>
          <table:table-cell table:formula="of:=0.5*[.AA12]*(([.AA5]-[.Z5])/([.AA1]-[.Z1]))^2" office:value-type="float" office:value="0.00000260919316839151" calcext:value-type="float">
            <text:p>2.60919316839151E-06</text:p>
          </table:table-cell>
          <table:table-cell table:formula="of:=0.5*[.AB12]*(([.AB5]-[.AA5])/([.AB1]-[.AA1]))^2" office:value-type="float" office:value="0.0000000824897622564974" calcext:value-type="float">
            <text:p>8.24897622564974E-08</text:p>
          </table:table-cell>
          <table:table-cell table:formula="of:=0.5*[.AC12]*(([.AC5]-[.AB5])/([.AC1]-[.AB1]))^2" office:value-type="float" office:value="0.0000000211176446431582" calcext:value-type="float">
            <text:p>2.11176446431582E-08</text:p>
          </table:table-cell>
          <table:table-cell table:formula="of:=0.5*[.AD12]*(([.AD5]-[.AC5])/([.AD1]-[.AC1]))^2" office:value-type="float" office:value="0.0000490835471430662" calcext:value-type="float">
            <text:p>4.90835471430662E-05</text:p>
          </table:table-cell>
          <table:table-cell table:formula="of:=0.5*[.AE12]*(([.AE5]-[.AD5])/([.AE1]-[.AD1]))^2" office:value-type="float" office:value="0.0000764806306727288" calcext:value-type="float">
            <text:p>7.64806306727288E-05</text:p>
          </table:table-cell>
          <table:table-cell table:formula="of:=0.5*[.AF12]*(([.AF5]-[.AE5])/([.AF1]-[.AE1]))^2" office:value-type="float" office:value="0.000000268008239472997" calcext:value-type="float">
            <text:p>2.68008239472997E-07</text:p>
          </table:table-cell>
          <table:table-cell table:formula="of:=0.5*[.AG12]*(([.AG5]-[.AF5])/([.AG1]-[.AF1]))^2" office:value-type="float" office:value="0.00000592446408069003" calcext:value-type="float">
            <text:p>5.92446408069003E-06</text:p>
          </table:table-cell>
          <table:table-cell table:formula="of:=0.5*[.AH12]*(([.AH5]-[.AG5])/([.AH1]-[.AG1]))^2" office:value-type="float" office:value="0.0000253392263615922" calcext:value-type="float">
            <text:p>2.53392263615922E-05</text:p>
          </table:table-cell>
          <table:table-cell table:formula="of:=0.5*[.AI12]*(([.AI5]-[.AH5])/([.AI1]-[.AH1]))^2" office:value-type="float" office:value="0.000152476566923733" calcext:value-type="float">
            <text:p>0.000152476566924</text:p>
          </table:table-cell>
          <table:table-cell table:formula="of:=0.5*[.AJ12]*(([.AJ5]-[.AI5])/([.AJ1]-[.AI1]))^2" office:value-type="float" office:value="0.000000467232902127111" calcext:value-type="float">
            <text:p>4.67232902127111E-07</text:p>
          </table:table-cell>
          <table:table-cell table:formula="of:=0.5*[.AK12]*(([.AK5]-[.AJ5])/([.AK1]-[.AJ1]))^2" office:value-type="float" office:value="0.000357673606306088" calcext:value-type="float">
            <text:p>0.000357673606306</text:p>
          </table:table-cell>
          <table:table-cell table:formula="of:=0.5*[.AL12]*(([.AL5]-[.AK5])/([.AL1]-[.AK1]))^2" office:value-type="float" office:value="0.0000426045591032775" calcext:value-type="float">
            <text:p>4.26045591032775E-05</text:p>
          </table:table-cell>
          <table:table-cell table:formula="of:=0.5*[.AM12]*(([.AM5]-[.AL5])/([.AM1]-[.AL1]))^2" office:value-type="float" office:value="0.0000382212221826299" calcext:value-type="float">
            <text:p>3.82212221826299E-05</text:p>
          </table:table-cell>
          <table:table-cell table:formula="of:=0.5*[.AN12]*(([.AN5]-[.AM5])/([.AN1]-[.AM1]))^2" office:value-type="float" office:value="0.0000313532314324482" calcext:value-type="float">
            <text:p>3.13532314324482E-05</text:p>
          </table:table-cell>
          <table:table-cell table:formula="of:=0.5*[.AO12]*(([.AO5]-[.AN5])/([.AO1]-[.AN1]))^2" office:value-type="float" office:value="0.0000125511696827658" calcext:value-type="float">
            <text:p>1.25511696827658E-05</text:p>
          </table:table-cell>
          <table:table-cell table:formula="of:=0.5*[.AP12]*(([.AP5]-[.AO5])/([.AP1]-[.AO1]))^2" office:value-type="float" office:value="0.000000288174049788395" calcext:value-type="float">
            <text:p>2.88174049788395E-07</text:p>
          </table:table-cell>
          <table:table-cell table:formula="of:=0.5*[.AQ12]*(([.AQ5]-[.AP5])/([.AQ1]-[.AP1]))^2" office:value-type="float" office:value="0.000015878664688692" calcext:value-type="float">
            <text:p>1.5878664688692E-05</text:p>
          </table:table-cell>
          <table:table-cell table:formula="of:=0.5*[.AR12]*(([.AR5]-[.AQ5])/([.AR1]-[.AQ1]))^2" office:value-type="float" office:value="0.00000313146461622013" calcext:value-type="float">
            <text:p>3.13146461622013E-06</text:p>
          </table:table-cell>
          <table:table-cell table:formula="of:=0.5*[.AS12]*(([.AS5]-[.AR5])/([.AS1]-[.AR1]))^2" office:value-type="float" office:value="0.0000690529734443685" calcext:value-type="float">
            <text:p>6.90529734443685E-05</text:p>
          </table:table-cell>
          <table:table-cell table:formula="of:=0.5*[.AT12]*(([.AT5]-[.AS5])/([.AT1]-[.AS1]))^2" office:value-type="float" office:value="0.000505840280183972" calcext:value-type="float">
            <text:p>0.000505840280184</text:p>
          </table:table-cell>
          <table:table-cell table:formula="of:=0.5*[.AU12]*(([.AU5]-[.AT5])/([.AU1]-[.AT1]))^2" office:value-type="float" office:value="0.0000224773385646651" calcext:value-type="float">
            <text:p>2.24773385646651E-05</text:p>
          </table:table-cell>
          <table:table-cell table:formula="of:=0.5*[.AV12]*(([.AV5]-[.AU5])/([.AV1]-[.AU1]))^2" office:value-type="float" office:value="0.000000980625881134949" calcext:value-type="float">
            <text:p>9.80625881134949E-07</text:p>
          </table:table-cell>
          <table:table-cell table:formula="of:=0.5*[.AW12]*(([.AW5]-[.AV5])/([.AW1]-[.AV1]))^2" office:value-type="float" office:value="0.0000193519928943992" calcext:value-type="float">
            <text:p>1.93519928943992E-05</text:p>
          </table:table-cell>
          <table:table-cell table:formula="of:=0.5*[.AX12]*(([.AX5]-[.AW5])/([.AX1]-[.AW1]))^2" office:value-type="float" office:value="0.000213308159899222" calcext:value-type="float">
            <text:p>0.000213308159899</text:p>
          </table:table-cell>
          <table:table-cell table:formula="of:=0.5*[.AY12]*(([.AY5]-[.AX5])/([.AY1]-[.AX1]))^2" office:value-type="float" office:value="0.0000159411776084129" calcext:value-type="float">
            <text:p>1.59411776084129E-05</text:p>
          </table:table-cell>
          <table:table-cell table:formula="of:=0.5*[.AZ12]*(([.AZ5]-[.AY5])/([.AZ1]-[.AY1]))^2" office:value-type="float" office:value="0.0000837296091339387" calcext:value-type="float">
            <text:p>8.37296091339387E-05</text:p>
          </table:table-cell>
          <table:table-cell table:formula="of:=0.5*[.BA12]*(([.BA5]-[.AZ5])/([.BA1]-[.AZ1]))^2" office:value-type="float" office:value="0.00000502298847140808" calcext:value-type="float">
            <text:p>5.02298847140808E-06</text:p>
          </table:table-cell>
          <table:table-cell table:formula="of:=0.5*[.BB12]*(([.BB5]-[.BA5])/([.BB1]-[.BA1]))^2" office:value-type="float" office:value="0.000539232257180089" calcext:value-type="float">
            <text:p>0.00053923225718</text:p>
          </table:table-cell>
          <table:table-cell table:formula="of:=0.5*[.BC12]*(([.BC5]-[.BB5])/([.BC1]-[.BB1]))^2" office:value-type="float" office:value="0.0000299470483871317" calcext:value-type="float">
            <text:p>2.99470483871317E-05</text:p>
          </table:table-cell>
          <table:table-cell table:formula="of:=0.5*[.BD12]*(([.BD5]-[.BC5])/([.BD1]-[.BC1]))^2" office:value-type="float" office:value="0.0000386266077176509" calcext:value-type="float">
            <text:p>3.86266077176509E-05</text:p>
          </table:table-cell>
          <table:table-cell table:formula="of:=0.5*[.BE12]*(([.BE5]-[.BD5])/([.BE1]-[.BD1]))^2" office:value-type="float" office:value="0.000430935293477994" calcext:value-type="float">
            <text:p>0.000430935293478</text:p>
          </table:table-cell>
          <table:table-cell table:formula="of:=0.5*[.BF12]*(([.BF5]-[.BE5])/([.BF1]-[.BE1]))^2" office:value-type="float" office:value="0.0000057823161433776" calcext:value-type="float">
            <text:p>5.7823161433776E-06</text:p>
          </table:table-cell>
          <table:table-cell table:formula="of:=0.5*[.BG12]*(([.BG5]-[.BF5])/([.BG1]-[.BF1]))^2" office:value-type="float" office:value="0.000095060596116969" calcext:value-type="float">
            <text:p>9.5060596116969E-05</text:p>
          </table:table-cell>
          <table:table-cell table:formula="of:=0.5*[.BH12]*(([.BH5]-[.BG5])/([.BH1]-[.BG1]))^2" office:value-type="float" office:value="0.00000576533274187446" calcext:value-type="float">
            <text:p>5.76533274187446E-06</text:p>
          </table:table-cell>
          <table:table-cell table:formula="of:=0.5*[.BI12]*(([.BI5]-[.BH5])/([.BI1]-[.BH1]))^2" office:value-type="float" office:value="0.0000142213892786553" calcext:value-type="float">
            <text:p>1.42213892786553E-05</text:p>
          </table:table-cell>
          <table:table-cell table:formula="of:=0.5*[.BJ12]*(([.BJ5]-[.BI5])/([.BJ1]-[.BI1]))^2" office:value-type="float" office:value="0.00000116285230573909" calcext:value-type="float">
            <text:p>1.16285230573909E-06</text:p>
          </table:table-cell>
          <table:table-cell table:formula="of:=0.5*[.BK12]*(([.BK5]-[.BJ5])/([.BK1]-[.BJ1]))^2" office:value-type="float" office:value="0.000450954524328419" calcext:value-type="float">
            <text:p>0.000450954524328</text:p>
          </table:table-cell>
          <table:table-cell table:formula="of:=0.5*[.BL12]*(([.BL5]-[.BK5])/([.BL1]-[.BK1]))^2" office:value-type="float" office:value="0.0000797260322838488" calcext:value-type="float">
            <text:p>7.97260322838488E-05</text:p>
          </table:table-cell>
          <table:table-cell table:formula="of:=0.5*[.BM12]*(([.BM5]-[.BL5])/([.BM1]-[.BL1]))^2" office:value-type="float" office:value="0.000087865237741297" calcext:value-type="float">
            <text:p>8.7865237741297E-05</text:p>
          </table:table-cell>
          <table:table-cell table:formula="of:=0.5*[.BN12]*(([.BN5]-[.BM5])/([.BN1]-[.BM1]))^2" office:value-type="float" office:value="0.0000425996929230705" calcext:value-type="float">
            <text:p>4.25996929230705E-05</text:p>
          </table:table-cell>
          <table:table-cell table:formula="of:=0.5*[.BO12]*(([.BO5]-[.BN5])/([.BO1]-[.BN1]))^2" office:value-type="float" office:value="0.000000861627265423518" calcext:value-type="float">
            <text:p>8.61627265423518E-07</text:p>
          </table:table-cell>
          <table:table-cell table:formula="of:=0.5*[.BP12]*(([.BP5]-[.BO5])/([.BP1]-[.BO1]))^2" office:value-type="float" office:value="0.00000234917872105173" calcext:value-type="float">
            <text:p>2.34917872105173E-06</text:p>
          </table:table-cell>
          <table:table-cell table:formula="of:=0.5*[.BQ12]*(([.BQ5]-[.BP5])/([.BQ1]-[.BP1]))^2" office:value-type="float" office:value="0.0000206543052280001" calcext:value-type="float">
            <text:p>2.06543052280001E-05</text:p>
          </table:table-cell>
          <table:table-cell table:formula="of:=0.5*[.BR12]*(([.BR5]-[.BQ5])/([.BR1]-[.BQ1]))^2" office:value-type="float" office:value="0.000000297904195256483" calcext:value-type="float">
            <text:p>2.97904195256483E-07</text:p>
          </table:table-cell>
          <table:table-cell table:formula="of:=0.5*[.BS12]*(([.BS5]-[.BR5])/([.BS1]-[.BR1]))^2" office:value-type="float" office:value="0.0000795371370225497" calcext:value-type="float">
            <text:p>7.95371370225497E-05</text:p>
          </table:table-cell>
          <table:table-cell table:formula="of:=0.5*[.BT12]*(([.BT5]-[.BS5])/([.BT1]-[.BS1]))^2" office:value-type="float" office:value="0.0000110058948894129" calcext:value-type="float">
            <text:p>1.10058948894129E-05</text:p>
          </table:table-cell>
          <table:table-cell table:formula="of:=0.5*[.BU12]*(([.BU5]-[.BT5])/([.BU1]-[.BT1]))^2" office:value-type="float" office:value="0.00000195482926997859" calcext:value-type="float">
            <text:p>1.95482926997859E-06</text:p>
          </table:table-cell>
          <table:table-cell table:formula="of:=0.5*[.BV12]*(([.BV5]-[.BU5])/([.BV1]-[.BU1]))^2" office:value-type="float" office:value="0.00000385469111894524" calcext:value-type="float">
            <text:p>3.85469111894524E-06</text:p>
          </table:table-cell>
          <table:table-cell table:formula="of:=0.5*[.BW12]*(([.BW5]-[.BV5])/([.BW1]-[.BV1]))^2" office:value-type="float" office:value="0.000291987758412979" calcext:value-type="float">
            <text:p>0.000291987758413</text:p>
          </table:table-cell>
          <table:table-cell table:formula="of:=0.5*[.BX12]*(([.BX5]-[.BW5])/([.BX1]-[.BW1]))^2" office:value-type="float" office:value="0.000241731536119486" calcext:value-type="float">
            <text:p>0.000241731536119</text:p>
          </table:table-cell>
          <table:table-cell table:formula="of:=0.5*[.BY12]*(([.BY5]-[.BX5])/([.BY1]-[.BX1]))^2" office:value-type="float" office:value="0.00000688607909586964" calcext:value-type="float">
            <text:p>6.88607909586964E-06</text:p>
          </table:table-cell>
          <table:table-cell table:formula="of:=0.5*[.BZ12]*(([.BZ5]-[.BY5])/([.BZ1]-[.BY1]))^2" office:value-type="float" office:value="0.00000177628351940044" calcext:value-type="float">
            <text:p>1.77628351940044E-06</text:p>
          </table:table-cell>
          <table:table-cell table:formula="of:=0.5*[.CA12]*(([.CA5]-[.BZ5])/([.CA1]-[.BZ1]))^2" office:value-type="float" office:value="0.00105995037784569" calcext:value-type="float">
            <text:p>0.001059950377846</text:p>
          </table:table-cell>
          <table:table-cell table:formula="of:=0.5*[.CB12]*(([.CB5]-[.CA5])/([.CB1]-[.CA1]))^2" office:value-type="float" office:value="0.0144203744591922" calcext:value-type="float">
            <text:p>0.014420374459192</text:p>
          </table:table-cell>
          <table:table-cell table:formula="of:=0.5*[.CC12]*(([.CC5]-[.CB5])/([.CC1]-[.CB1]))^2" office:value-type="float" office:value="0.000140791358784909" calcext:value-type="float">
            <text:p>0.000140791358785</text:p>
          </table:table-cell>
          <table:table-cell table:formula="of:=0.5*[.CD12]*(([.CD5]-[.CC5])/([.CD1]-[.CC1]))^2" office:value-type="float" office:value="0.0207799372384229" calcext:value-type="float">
            <text:p>0.020779937238423</text:p>
          </table:table-cell>
          <table:table-cell table:formula="of:=0.5*[.CE12]*(([.CE5]-[.CD5])/([.CE1]-[.CD1]))^2" office:value-type="float" office:value="0.00202287591217059" calcext:value-type="float">
            <text:p>0.002022875912171</text:p>
          </table:table-cell>
          <table:table-cell table:formula="of:=0.5*[.CF12]*(([.CF5]-[.CE5])/([.CF1]-[.CE1]))^2" office:value-type="float" office:value="0.0040359930065868" calcext:value-type="float">
            <text:p>0.004035993006587</text:p>
          </table:table-cell>
          <table:table-cell table:formula="of:=0.5*[.CG12]*(([.CG5]-[.CF5])/([.CG1]-[.CF1]))^2" office:value-type="float" office:value="0.00332905319157848" calcext:value-type="float">
            <text:p>0.003329053191578</text:p>
          </table:table-cell>
          <table:table-cell table:formula="of:=0.5*[.CH12]*(([.CH5]-[.CG5])/([.CH1]-[.CG1]))^2" office:value-type="float" office:value="0.0122846206876472" calcext:value-type="float">
            <text:p>0.012284620687647</text:p>
          </table:table-cell>
          <table:table-cell table:formula="of:=0.5*[.CI12]*(([.CI5]-[.CH5])/([.CI1]-[.CH1]))^2" office:value-type="float" office:value="0.0946867366213033" calcext:value-type="float">
            <text:p>0.094686736621303</text:p>
          </table:table-cell>
          <table:table-cell table:formula="of:=0.5*[.CJ12]*(([.CJ5]-[.CI5])/([.CJ1]-[.CI1]))^2" office:value-type="float" office:value="0.00547713454079764" calcext:value-type="float">
            <text:p>0.005477134540798</text:p>
          </table:table-cell>
          <table:table-cell table:formula="of:=0.5*[.CK12]*(([.CK5]-[.CJ5])/([.CK1]-[.CJ1]))^2" office:value-type="float" office:value="0.0287090852231574" calcext:value-type="float">
            <text:p>0.028709085223157</text:p>
          </table:table-cell>
          <table:table-cell table:formula="of:=0.5*[.CL12]*(([.CL5]-[.CK5])/([.CL1]-[.CK1]))^2" office:value-type="float" office:value="0.0592563564470725" calcext:value-type="float">
            <text:p>0.059256356447073</text:p>
          </table:table-cell>
          <table:table-cell table:formula="of:=0.5*[.CM12]*(([.CM5]-[.CL5])/([.CM1]-[.CL1]))^2" office:value-type="float" office:value="0.0252243279549104" calcext:value-type="float">
            <text:p>0.025224327954911</text:p>
          </table:table-cell>
          <table:table-cell table:formula="of:=0.5*[.CN12]*(([.CN5]-[.CM5])/([.CN1]-[.CM1]))^2" office:value-type="float" office:value="0.000589425053712616" calcext:value-type="float">
            <text:p>0.000589425053713</text:p>
          </table:table-cell>
          <table:table-cell table:formula="of:=0.5*[.CO12]*(([.CO5]-[.CN5])/([.CO1]-[.CN1]))^2" office:value-type="float" office:value="0.0694203968250707" calcext:value-type="float">
            <text:p>0.069420396825071</text:p>
          </table:table-cell>
          <table:table-cell table:formula="of:=0.5*[.CP12]*(([.CP5]-[.CO5])/([.CP1]-[.CO1]))^2" office:value-type="float" office:value="0.00830111757309056" calcext:value-type="float">
            <text:p>0.008301117573091</text:p>
          </table:table-cell>
          <table:table-cell table:formula="of:=0.5*[.CQ12]*(([.CQ5]-[.CP5])/([.CQ1]-[.CP1]))^2" office:value-type="float" office:value="0.0365827645424979" calcext:value-type="float">
            <text:p>0.036582764542498</text:p>
          </table:table-cell>
          <table:table-cell table:formula="of:=0.5*[.CR12]*(([.CR5]-[.CQ5])/([.CR1]-[.CQ1]))^2" office:value-type="float" office:value="0.0884538812473107" calcext:value-type="float">
            <text:p>0.088453881247311</text:p>
          </table:table-cell>
          <table:table-cell table:formula="of:=0.5*[.CS12]*(([.CS5]-[.CR5])/([.CS1]-[.CR1]))^2" office:value-type="float" office:value="0.0403373817872172" calcext:value-type="float">
            <text:p>0.040337381787217</text:p>
          </table:table-cell>
          <table:table-cell table:formula="of:=0.5*[.CT12]*(([.CT5]-[.CS5])/([.CT1]-[.CS1]))^2" office:value-type="float" office:value="0.0154647124196045" calcext:value-type="float">
            <text:p>0.015464712419605</text:p>
          </table:table-cell>
          <table:table-cell table:formula="of:=0.5*[.CU12]*(([.CU5]-[.CT5])/([.CU1]-[.CT1]))^2" office:value-type="float" office:value="0.0525658522760103" calcext:value-type="float">
            <text:p>0.05256585227601</text:p>
          </table:table-cell>
          <table:table-cell table:formula="of:=0.5*[.CV12]*(([.CV5]-[.CU5])/([.CV1]-[.CU1]))^2" office:value-type="float" office:value="0.049330664427071" calcext:value-type="float">
            <text:p>0.049330664427071</text:p>
          </table:table-cell>
          <table:table-cell table:formula="of:=0.5*[.CW12]*(([.CW5]-[.CV5])/([.CW1]-[.CV1]))^2" office:value-type="float" office:value="0.00246526597057209" calcext:value-type="float">
            <text:p>0.002465265970572</text:p>
          </table:table-cell>
          <table:table-cell table:formula="of:=0.5*[.CX12]*(([.CX5]-[.CW5])/([.CX1]-[.CW1]))^2" office:value-type="float" office:value="0.00263985350085425" calcext:value-type="float">
            <text:p>0.002639853500854</text:p>
          </table:table-cell>
          <table:table-cell table:formula="of:=0.5*[.CY12]*(([.CY5]-[.CX5])/([.CY1]-[.CX1]))^2" office:value-type="float" office:value="0.000167348229475732" calcext:value-type="float">
            <text:p>0.000167348229476</text:p>
          </table:table-cell>
          <table:table-cell table:formula="of:=0.5*[.CZ12]*(([.CZ5]-[.CY5])/([.CZ1]-[.CY1]))^2" office:value-type="float" office:value="0.0707293172601569" calcext:value-type="float">
            <text:p>0.070729317260157</text:p>
          </table:table-cell>
          <table:table-cell table:formula="of:=0.5*[.DA12]*(([.DA5]-[.CZ5])/([.DA1]-[.CZ1]))^2" office:value-type="float" office:value="0.0600539486892378" calcext:value-type="float">
            <text:p>0.060053948689238</text:p>
          </table:table-cell>
          <table:table-cell table:formula="of:=0.5*[.DB12]*(([.DB5]-[.DA5])/([.DB1]-[.DA1]))^2" office:value-type="float" office:value="0.0292578572990813" calcext:value-type="float">
            <text:p>0.029257857299081</text:p>
          </table:table-cell>
          <table:table-cell table:formula="of:=0.5*[.DC12]*(([.DC5]-[.DB5])/([.DC1]-[.DB1]))^2" office:value-type="float" office:value="0.00665954463788005" calcext:value-type="float">
            <text:p>0.00665954463788</text:p>
          </table:table-cell>
          <table:table-cell table:formula="of:=0.5*[.DD12]*(([.DD5]-[.DC5])/([.DD1]-[.DC1]))^2" office:value-type="float" office:value="0.0430635426934737" calcext:value-type="float">
            <text:p>0.043063542693474</text:p>
          </table:table-cell>
          <table:table-cell table:formula="of:=0.5*[.DE12]*(([.DE5]-[.DD5])/([.DE1]-[.DD1]))^2" office:value-type="float" office:value="0.0176019796252274" calcext:value-type="float">
            <text:p>0.017601979625228</text:p>
          </table:table-cell>
          <table:table-cell table:formula="of:=0.5*[.DF12]*(([.DF5]-[.DE5])/([.DF1]-[.DE1]))^2" office:value-type="float" office:value="0.00219636731562799" calcext:value-type="float">
            <text:p>0.002196367315628</text:p>
          </table:table-cell>
          <table:table-cell table:formula="of:=0.5*[.DG12]*(([.DG5]-[.DF5])/([.DG1]-[.DF1]))^2" office:value-type="float" office:value="0.00630320628886857" calcext:value-type="float">
            <text:p>0.006303206288869</text:p>
          </table:table-cell>
          <table:table-cell table:formula="of:=0.5*[.DH12]*(([.DH5]-[.DG5])/([.DH1]-[.DG1]))^2" office:value-type="float" office:value="0.00110737380456207" calcext:value-type="float">
            <text:p>0.001107373804562</text:p>
          </table:table-cell>
          <table:table-cell table:formula="of:=0.5*[.DI12]*(([.DI5]-[.DH5])/([.DI1]-[.DH1]))^2" office:value-type="float" office:value="0.00223549889913699" calcext:value-type="float">
            <text:p>0.002235498899137</text:p>
          </table:table-cell>
          <table:table-cell table:formula="of:=0.5*[.DJ12]*(([.DJ5]-[.DI5])/([.DJ1]-[.DI1]))^2" office:value-type="float" office:value="0.034064575601484" calcext:value-type="float">
            <text:p>0.034064575601484</text:p>
          </table:table-cell>
          <table:table-cell table:formula="of:=0.5*[.DK12]*(([.DK5]-[.DJ5])/([.DK1]-[.DJ1]))^2" office:value-type="float" office:value="0.0527013955853015" calcext:value-type="float">
            <text:p>0.052701395585302</text:p>
          </table:table-cell>
          <table:table-cell table:formula="of:=0.5*[.DL12]*(([.DL5]-[.DK5])/([.DL1]-[.DK1]))^2" office:value-type="float" office:value="0.0281103361575448" calcext:value-type="float">
            <text:p>0.028110336157545</text:p>
          </table:table-cell>
          <table:table-cell table:formula="of:=0.5*[.DM12]*(([.DM5]-[.DL5])/([.DM1]-[.DL1]))^2" office:value-type="float" office:value="0.0504963441239396" calcext:value-type="float">
            <text:p>0.05049634412394</text:p>
          </table:table-cell>
          <table:table-cell table:formula="of:=0.5*[.DN12]*(([.DN5]-[.DM5])/([.DN1]-[.DM1]))^2" office:value-type="float" office:value="0.0152200631770053" calcext:value-type="float">
            <text:p>0.015220063177005</text:p>
          </table:table-cell>
          <table:table-cell table:formula="of:=0.5*[.DO12]*(([.DO5]-[.DN5])/([.DO1]-[.DN1]))^2" office:value-type="float" office:value="0.0243804202476985" calcext:value-type="float">
            <text:p>0.024380420247699</text:p>
          </table:table-cell>
          <table:table-cell table:formula="of:=0.5*[.DP12]*(([.DP5]-[.DO5])/([.DP1]-[.DO1]))^2" office:value-type="float" office:value="0.0104424248605528" calcext:value-type="float">
            <text:p>0.010442424860553</text:p>
          </table:table-cell>
          <table:table-cell table:formula="of:=0.5*[.DQ12]*(([.DQ5]-[.DP5])/([.DQ1]-[.DP1]))^2" office:value-type="float" office:value="0.0152788997244254" calcext:value-type="float">
            <text:p>0.015278899724425</text:p>
          </table:table-cell>
          <table:table-cell table:formula="of:=0.5*[.DR12]*(([.DR5]-[.DQ5])/([.DR1]-[.DQ1]))^2" office:value-type="float" office:value="0.0306537091994599" calcext:value-type="float">
            <text:p>0.03065370919946</text:p>
          </table:table-cell>
          <table:table-cell table:formula="of:=0.5*[.DS12]*(([.DS5]-[.DR5])/([.DS1]-[.DR1]))^2" office:value-type="float" office:value="0.0222462813225344" calcext:value-type="float">
            <text:p>0.022246281322534</text:p>
          </table:table-cell>
          <table:table-cell table:formula="of:=0.5*[.DT12]*(([.DT5]-[.DS5])/([.DT1]-[.DS1]))^2" office:value-type="float" office:value="0.00345224176285743" calcext:value-type="float">
            <text:p>0.003452241762857</text:p>
          </table:table-cell>
          <table:table-cell table:formula="of:=0.5*[.DU12]*(([.DU5]-[.DT5])/([.DU1]-[.DT1]))^2" office:value-type="float" office:value="0.00150503087243336" calcext:value-type="float">
            <text:p>0.001505030872433</text:p>
          </table:table-cell>
          <table:table-cell table:formula="of:=0.5*[.DV12]*(([.DV5]-[.DU5])/([.DV1]-[.DU1]))^2" office:value-type="float" office:value="0.0818838553363333" calcext:value-type="float">
            <text:p>0.081883855336333</text:p>
          </table:table-cell>
          <table:table-cell table:formula="of:=0.5*[.DW12]*(([.DW5]-[.DV5])/([.DW1]-[.DV1]))^2" office:value-type="float" office:value="0.00127021082954506" calcext:value-type="float">
            <text:p>0.001270210829545</text:p>
          </table:table-cell>
          <table:table-cell table:formula="of:=0.5*[.DX12]*(([.DX5]-[.DW5])/([.DX1]-[.DW1]))^2" office:value-type="float" office:value="0.000157436107327167" calcext:value-type="float">
            <text:p>0.000157436107327</text:p>
          </table:table-cell>
          <table:table-cell table:formula="of:=0.5*[.DY12]*(([.DY5]-[.DX5])/([.DY1]-[.DX1]))^2" office:value-type="float" office:value="0.00600324932106058" calcext:value-type="float">
            <text:p>0.006003249321061</text:p>
          </table:table-cell>
          <table:table-cell table:formula="of:=0.5*[.DZ12]*(([.DZ5]-[.DY5])/([.DZ1]-[.DY1]))^2" office:value-type="float" office:value="0.00396082805136995" calcext:value-type="float">
            <text:p>0.00396082805137</text:p>
          </table:table-cell>
          <table:table-cell table:formula="of:=0.5*[.EA12]*(([.EA5]-[.DZ5])/([.EA1]-[.DZ1]))^2" office:value-type="float" office:value="0.0111925591619995" calcext:value-type="float">
            <text:p>0.011192559162</text:p>
          </table:table-cell>
          <table:table-cell table:formula="of:=0.5*[.EB12]*(([.EB5]-[.EA5])/([.EB1]-[.EA1]))^2" office:value-type="float" office:value="0.000722664983799371" calcext:value-type="float">
            <text:p>0.000722664983799</text:p>
          </table:table-cell>
          <table:table-cell table:formula="of:=0.5*[.EC12]*(([.EC5]-[.EB5])/([.EC1]-[.EB1]))^2" office:value-type="float" office:value="0.0000337334476371777" calcext:value-type="float">
            <text:p>3.37334476371777E-05</text:p>
          </table:table-cell>
          <table:table-cell table:formula="of:=0.5*[.ED12]*(([.ED5]-[.EC5])/([.ED1]-[.EC1]))^2" office:value-type="float" office:value="0.00956516001400351" calcext:value-type="float">
            <text:p>0.009565160014004</text:p>
          </table:table-cell>
          <table:table-cell table:formula="of:=0.5*[.EE12]*(([.EE5]-[.ED5])/([.EE1]-[.ED1]))^2" office:value-type="float" office:value="0.00429912576434641" calcext:value-type="float">
            <text:p>0.004299125764346</text:p>
          </table:table-cell>
          <table:table-cell table:formula="of:=0.5*[.EF12]*(([.EF5]-[.EE5])/([.EF1]-[.EE1]))^2" office:value-type="float" office:value="0.00185967043307481" calcext:value-type="float">
            <text:p>0.001859670433075</text:p>
          </table:table-cell>
          <table:table-cell table:formula="of:=0.5*[.EG12]*(([.EG5]-[.EF5])/([.EG1]-[.EF1]))^2" office:value-type="float" office:value="0.0208018716866302" calcext:value-type="float">
            <text:p>0.02080187168663</text:p>
          </table:table-cell>
          <table:table-cell table:formula="of:=0.5*[.EH12]*(([.EH5]-[.EG5])/([.EH1]-[.EG1]))^2" office:value-type="float" office:value="0.00581243622240043" calcext:value-type="float">
            <text:p>0.0058124362224</text:p>
          </table:table-cell>
          <table:table-cell table:formula="of:=0.5*[.EI12]*(([.EI5]-[.EH5])/([.EI1]-[.EH1]))^2" office:value-type="float" office:value="0.001306787888435" calcext:value-type="float">
            <text:p>0.001306787888435</text:p>
          </table:table-cell>
          <table:table-cell table:formula="of:=0.5*[.EJ12]*(([.EJ5]-[.EI5])/([.EJ1]-[.EI1]))^2" office:value-type="float" office:value="0.0181501489305582" calcext:value-type="float">
            <text:p>0.018150148930558</text:p>
          </table:table-cell>
          <table:table-cell table:formula="of:=0.5*[.EK12]*(([.EK5]-[.EJ5])/([.EK1]-[.EJ1]))^2" office:value-type="float" office:value="0.00371890248781639" calcext:value-type="float">
            <text:p>0.003718902487816</text:p>
          </table:table-cell>
          <table:table-cell table:formula="of:=0.5*[.EL12]*(([.EL5]-[.EK5])/([.EL1]-[.EK1]))^2" office:value-type="float" office:value="0.000066596244392823" calcext:value-type="float">
            <text:p>6.6596244392823E-05</text:p>
          </table:table-cell>
          <table:table-cell table:formula="of:=0.5*[.EM12]*(([.EM5]-[.EL5])/([.EM1]-[.EL1]))^2" office:value-type="float" office:value="0.0608669740820684" calcext:value-type="float">
            <text:p>0.060866974082068</text:p>
          </table:table-cell>
          <table:table-cell table:formula="of:=0.5*[.EN12]*(([.EN5]-[.EM5])/([.EN1]-[.EM1]))^2" office:value-type="float" office:value="0.000365620656165717" calcext:value-type="float">
            <text:p>0.000365620656166</text:p>
          </table:table-cell>
          <table:table-cell table:formula="of:=0.5*[.EO12]*(([.EO5]-[.EN5])/([.EO1]-[.EN1]))^2" office:value-type="float" office:value="0.00010512574055277" calcext:value-type="float">
            <text:p>0.000105125740553</text:p>
          </table:table-cell>
          <table:table-cell table:formula="of:=0.5*[.EP12]*(([.EP5]-[.EO5])/([.EP1]-[.EO1]))^2" office:value-type="float" office:value="0.0603535349977789" calcext:value-type="float">
            <text:p>0.060353534997779</text:p>
          </table:table-cell>
          <table:table-cell table:formula="of:=0.5*[.EQ12]*(([.EQ5]-[.EP5])/([.EQ1]-[.EP1]))^2" office:value-type="float" office:value="0.0256711959417169" calcext:value-type="float">
            <text:p>0.025671195941717</text:p>
          </table:table-cell>
          <table:table-cell table:formula="of:=0.5*[.ER12]*(([.ER5]-[.EQ5])/([.ER1]-[.EQ1]))^2" office:value-type="float" office:value="0.00151191998683707" calcext:value-type="float">
            <text:p>0.001511919986837</text:p>
          </table:table-cell>
          <table:table-cell table:formula="of:=0.5*[.ES12]*(([.ES5]-[.ER5])/([.ES1]-[.ER1]))^2" office:value-type="float" office:value="0.116252409990288" calcext:value-type="float">
            <text:p>0.116252409990288</text:p>
          </table:table-cell>
          <table:table-cell table:formula="of:=0.5*[.ET12]*(([.ET5]-[.ES5])/([.ET1]-[.ES1]))^2" office:value-type="float" office:value="0.0350272204366541" calcext:value-type="float">
            <text:p>0.035027220436654</text:p>
          </table:table-cell>
          <table:table-cell table:formula="of:=0.5*[.EU12]*(([.EU5]-[.ET5])/([.EU1]-[.ET1]))^2" office:value-type="float" office:value="0.00262922632335272" calcext:value-type="float">
            <text:p>0.002629226323353</text:p>
          </table:table-cell>
          <table:table-cell table:formula="of:=0.5*[.EV12]*(([.EV5]-[.EU5])/([.EV1]-[.EU1]))^2" office:value-type="float" office:value="0.00270556351165177" calcext:value-type="float">
            <text:p>0.002705563511652</text:p>
          </table:table-cell>
          <table:table-cell table:formula="of:=0.5*[.EW12]*(([.EW5]-[.EV5])/([.EW1]-[.EV1]))^2" office:value-type="float" office:value="0.00160853192395799" calcext:value-type="float">
            <text:p>0.001608531923958</text:p>
          </table:table-cell>
          <table:table-cell table:formula="of:=0.5*[.EX12]*(([.EX5]-[.EW5])/([.EX1]-[.EW1]))^2" office:value-type="float" office:value="0.0307301194170822" calcext:value-type="float">
            <text:p>0.030730119417082</text:p>
          </table:table-cell>
          <table:table-cell table:formula="of:=0.5*[.EY12]*(([.EY5]-[.EX5])/([.EY1]-[.EX1]))^2" office:value-type="float" office:value="0.0760417455994013" calcext:value-type="float">
            <text:p>0.076041745599401</text:p>
          </table:table-cell>
          <table:table-cell table:formula="of:=0.5*[.EZ12]*(([.EZ5]-[.EY5])/([.EZ1]-[.EY1]))^2" office:value-type="float" office:value="0.082263118223503" calcext:value-type="float">
            <text:p>0.082263118223503</text:p>
          </table:table-cell>
          <table:table-cell table:formula="of:=0.5*[.FA12]*(([.FA5]-[.EZ5])/([.FA1]-[.EZ1]))^2" office:value-type="float" office:value="0.0411212080911551" calcext:value-type="float">
            <text:p>0.041121208091155</text:p>
          </table:table-cell>
          <table:table-cell table:formula="of:=0.5*[.FB12]*(([.FB5]-[.FA5])/([.FB1]-[.FA1]))^2" office:value-type="float" office:value="0.0000461357195314566" calcext:value-type="float">
            <text:p>4.61357195314566E-05</text:p>
          </table:table-cell>
          <table:table-cell table:formula="of:=0.5*[.FC12]*(([.FC5]-[.FB5])/([.FC1]-[.FB1]))^2" office:value-type="float" office:value="0.0193090243672346" calcext:value-type="float">
            <text:p>0.019309024367235</text:p>
          </table:table-cell>
          <table:table-cell table:formula="of:=0.5*[.FD12]*(([.FD5]-[.FC5])/([.FD1]-[.FC1]))^2" office:value-type="float" office:value="0.0505184751741217" calcext:value-type="float">
            <text:p>0.050518475174122</text:p>
          </table:table-cell>
          <table:table-cell table:formula="of:=0.5*[.FE12]*(([.FE5]-[.FD5])/([.FE1]-[.FD1]))^2" office:value-type="float" office:value="0.0279793583041434" calcext:value-type="float">
            <text:p>0.027979358304143</text:p>
          </table:table-cell>
          <table:table-cell table:formula="of:=0.5*[.FF12]*(([.FF5]-[.FE5])/([.FF1]-[.FE1]))^2" office:value-type="float" office:value="0.0145721772648932" calcext:value-type="float">
            <text:p>0.014572177264893</text:p>
          </table:table-cell>
          <table:table-cell table:formula="of:=0.5*[.FG12]*(([.FG5]-[.FF5])/([.FG1]-[.FF1]))^2" office:value-type="float" office:value="0.0055784031169633" calcext:value-type="float">
            <text:p>0.005578403116963</text:p>
          </table:table-cell>
          <table:table-cell table:formula="of:=0.5*[.FH12]*(([.FH5]-[.FG5])/([.FH1]-[.FG1]))^2" office:value-type="float" office:value="0.177205143289876" calcext:value-type="float">
            <text:p>0.177205143289876</text:p>
          </table:table-cell>
          <table:table-cell table:formula="of:=0.5*[.FI12]*(([.FI5]-[.FH5])/([.FI1]-[.FH1]))^2" office:value-type="float" office:value="0.0120395145931575" calcext:value-type="float">
            <text:p>0.012039514593158</text:p>
          </table:table-cell>
          <table:table-cell table:formula="of:=0.5*[.FJ12]*(([.FJ5]-[.FI5])/([.FJ1]-[.FI1]))^2" office:value-type="float" office:value="0.0107701091256391" calcext:value-type="float">
            <text:p>0.010770109125639</text:p>
          </table:table-cell>
          <table:table-cell table:formula="of:=0.5*[.FK12]*(([.FK5]-[.FJ5])/([.FK1]-[.FJ1]))^2" office:value-type="float" office:value="0.0937669580088893" calcext:value-type="float">
            <text:p>0.093766958008889</text:p>
          </table:table-cell>
          <table:table-cell table:formula="of:=0.5*[.FL12]*(([.FL5]-[.FK5])/([.FL1]-[.FK1]))^2" office:value-type="float" office:value="0.0441970355488514" calcext:value-type="float">
            <text:p>0.044197035548851</text:p>
          </table:table-cell>
          <table:table-cell table:formula="of:=0.5*[.FM12]*(([.FM5]-[.FL5])/([.FM1]-[.FL1]))^2" office:value-type="float" office:value="0.0000156863768013666" calcext:value-type="float">
            <text:p>1.56863768013666E-05</text:p>
          </table:table-cell>
          <table:table-cell table:formula="of:=0.5*[.FN12]*(([.FN5]-[.FM5])/([.FN1]-[.FM1]))^2" office:value-type="float" office:value="0.0818382499725284" calcext:value-type="float">
            <text:p>0.081838249972529</text:p>
          </table:table-cell>
          <table:table-cell table:formula="of:=0.5*[.FO12]*(([.FO5]-[.FN5])/([.FO1]-[.FN1]))^2" office:value-type="float" office:value="0.0475810852558696" calcext:value-type="float">
            <text:p>0.04758108525587</text:p>
          </table:table-cell>
          <table:table-cell table:formula="of:=0.5*[.FP12]*(([.FP5]-[.FO5])/([.FP1]-[.FO1]))^2" office:value-type="float" office:value="0.00907690032109715" calcext:value-type="float">
            <text:p>0.009076900321097</text:p>
          </table:table-cell>
          <table:table-cell table:formula="of:=0.5*[.FQ12]*(([.FQ5]-[.FP5])/([.FQ1]-[.FP1]))^2" office:value-type="float" office:value="0.0914348428398575" calcext:value-type="float">
            <text:p>0.091434842839858</text:p>
          </table:table-cell>
          <table:table-cell table:formula="of:=0.5*[.FR12]*(([.FR5]-[.FQ5])/([.FR1]-[.FQ1]))^2" office:value-type="float" office:value="0.0245796116127654" calcext:value-type="float">
            <text:p>0.024579611612765</text:p>
          </table:table-cell>
          <table:table-cell table:formula="of:=0.5*[.FS12]*(([.FS5]-[.FR5])/([.FS1]-[.FR1]))^2" office:value-type="float" office:value="0.0648763472190942" calcext:value-type="float">
            <text:p>0.064876347219094</text:p>
          </table:table-cell>
          <table:table-cell table:formula="of:=0.5*[.FT12]*(([.FT5]-[.FS5])/([.FT1]-[.FS1]))^2" office:value-type="float" office:value="0.00756972181696008" calcext:value-type="float">
            <text:p>0.00756972181696</text:p>
          </table:table-cell>
          <table:table-cell table:formula="of:=0.5*[.FU12]*(([.FU5]-[.FT5])/([.FU1]-[.FT1]))^2" office:value-type="float" office:value="0.0000299015778720697" calcext:value-type="float">
            <text:p>2.99015778720697E-05</text:p>
          </table:table-cell>
          <table:table-cell table:formula="of:=0.5*[.FV12]*(([.FV5]-[.FU5])/([.FV1]-[.FU1]))^2" office:value-type="float" office:value="0.000300957652772107" calcext:value-type="float">
            <text:p>0.000300957652772</text:p>
          </table:table-cell>
          <table:table-cell table:formula="of:=0.5*[.FW12]*(([.FW5]-[.FV5])/([.FW1]-[.FV1]))^2" office:value-type="float" office:value="0.0034467362240905" calcext:value-type="float">
            <text:p>0.003446736224091</text:p>
          </table:table-cell>
          <table:table-cell table:formula="of:=0.5*[.FX12]*(([.FX5]-[.FW5])/([.FX1]-[.FW1]))^2" office:value-type="float" office:value="0.0366676711614085" calcext:value-type="float">
            <text:p>0.036667671161409</text:p>
          </table:table-cell>
          <table:table-cell table:formula="of:=0.5*[.FY12]*(([.FY5]-[.FX5])/([.FY1]-[.FX1]))^2" office:value-type="float" office:value="0.00186409337986084" calcext:value-type="float">
            <text:p>0.001864093379861</text:p>
          </table:table-cell>
          <table:table-cell table:formula="of:=0.5*[.FZ12]*(([.FZ5]-[.FY5])/([.FZ1]-[.FY1]))^2" office:value-type="float" office:value="0.0298472601351049" calcext:value-type="float">
            <text:p>0.029847260135105</text:p>
          </table:table-cell>
          <table:table-cell table:formula="of:=0.5*[.GA12]*(([.GA5]-[.FZ5])/([.GA1]-[.FZ1]))^2" office:value-type="float" office:value="0.00150294616385832" calcext:value-type="float">
            <text:p>0.001502946163858</text:p>
          </table:table-cell>
          <table:table-cell table:formula="of:=0.5*[.GB12]*(([.GB5]-[.GA5])/([.GB1]-[.GA1]))^2" office:value-type="float" office:value="0.0124854325839264" calcext:value-type="float">
            <text:p>0.012485432583927</text:p>
          </table:table-cell>
          <table:table-cell table:formula="of:=0.5*[.GC12]*(([.GC5]-[.GB5])/([.GC1]-[.GB1]))^2" office:value-type="float" office:value="0.0396283486525192" calcext:value-type="float">
            <text:p>0.039628348652519</text:p>
          </table:table-cell>
          <table:table-cell table:formula="of:=0.5*[.GD12]*(([.GD5]-[.GC5])/([.GD1]-[.GC1]))^2" office:value-type="float" office:value="0.000204045890657718" calcext:value-type="float">
            <text:p>0.000204045890658</text:p>
          </table:table-cell>
          <table:table-cell table:formula="of:=0.5*[.GE12]*(([.GE5]-[.GD5])/([.GE1]-[.GD1]))^2" office:value-type="float" office:value="0.0198017481392309" calcext:value-type="float">
            <text:p>0.019801748139231</text:p>
          </table:table-cell>
          <table:table-cell table:formula="of:=0.5*[.GF12]*(([.GF5]-[.GE5])/([.GF1]-[.GE1]))^2" office:value-type="float" office:value="0.0106419530531056" calcext:value-type="float">
            <text:p>0.010641953053106</text:p>
          </table:table-cell>
          <table:table-cell table:formula="of:=0.5*[.GG12]*(([.GG5]-[.GF5])/([.GG1]-[.GF1]))^2" office:value-type="float" office:value="0.0013430604233164" calcext:value-type="float">
            <text:p>0.001343060423316</text:p>
          </table:table-cell>
          <table:table-cell table:formula="of:=0.5*[.GH12]*(([.GH5]-[.GG5])/([.GH1]-[.GG1]))^2" office:value-type="float" office:value="0.000168302700735104" calcext:value-type="float">
            <text:p>0.000168302700735</text:p>
          </table:table-cell>
          <table:table-cell table:formula="of:=0.5*[.GI12]*(([.GI5]-[.GH5])/([.GI1]-[.GH1]))^2" office:value-type="float" office:value="0.0748965744622619" calcext:value-type="float">
            <text:p>0.074896574462262</text:p>
          </table:table-cell>
          <table:table-cell table:formula="of:=0.5*[.GJ12]*(([.GJ5]-[.GI5])/([.GJ1]-[.GI1]))^2" office:value-type="float" office:value="0.0235530663939374" calcext:value-type="float">
            <text:p>0.023553066393938</text:p>
          </table:table-cell>
          <table:table-cell table:formula="of:=0.5*[.GK12]*(([.GK5]-[.GJ5])/([.GK1]-[.GJ1]))^2" office:value-type="float" office:value="0.00108462711081594" calcext:value-type="float">
            <text:p>0.001084627110816</text:p>
          </table:table-cell>
          <table:table-cell table:formula="of:=0.5*[.GL12]*(([.GL5]-[.GK5])/([.GL1]-[.GK1]))^2" office:value-type="float" office:value="0.0108538235685303" calcext:value-type="float">
            <text:p>0.01085382356853</text:p>
          </table:table-cell>
          <table:table-cell table:formula="of:=0.5*[.GM12]*(([.GM5]-[.GL5])/([.GM1]-[.GL1]))^2" office:value-type="float" office:value="0.0717081675714704" calcext:value-type="float">
            <text:p>0.07170816757147</text:p>
          </table:table-cell>
          <table:table-cell table:formula="of:=0.5*[.GN12]*(([.GN5]-[.GM5])/([.GN1]-[.GM1]))^2" office:value-type="float" office:value="0.0226641799812356" calcext:value-type="float">
            <text:p>0.022664179981236</text:p>
          </table:table-cell>
          <table:table-cell table:formula="of:=0.5*[.GO12]*(([.GO5]-[.GN5])/([.GO1]-[.GN1]))^2" office:value-type="float" office:value="0.0240967530327678" calcext:value-type="float">
            <text:p>0.024096753032768</text:p>
          </table:table-cell>
          <table:table-cell table:formula="of:=0.5*[.GP12]*(([.GP5]-[.GO5])/([.GP1]-[.GO1]))^2" office:value-type="float" office:value="0.0389058620594902" calcext:value-type="float">
            <text:p>0.03890586205949</text:p>
          </table:table-cell>
          <table:table-cell table:formula="of:=0.5*[.GQ12]*(([.GQ5]-[.GP5])/([.GQ1]-[.GP1]))^2" office:value-type="float" office:value="0.00997014475279401" calcext:value-type="float">
            <text:p>0.009970144752794</text:p>
          </table:table-cell>
          <table:table-cell table:formula="of:=0.5*[.GR12]*(([.GR5]-[.GQ5])/([.GR1]-[.GQ1]))^2" office:value-type="float" office:value="0.0371910823775433" calcext:value-type="float">
            <text:p>0.037191082377543</text:p>
          </table:table-cell>
          <table:table-cell table:formula="of:=0.5*[.GS12]*(([.GS5]-[.GR5])/([.GS1]-[.GR1]))^2" office:value-type="float" office:value="0.0837362144648594" calcext:value-type="float">
            <text:p>0.083736214464859</text:p>
          </table:table-cell>
          <table:table-cell table:formula="of:=0.5*[.GT12]*(([.GT5]-[.GS5])/([.GT1]-[.GS1]))^2" office:value-type="float" office:value="0.0251944435190835" calcext:value-type="float">
            <text:p>0.025194443519084</text:p>
          </table:table-cell>
          <table:table-cell table:formula="of:=0.5*[.GU12]*(([.GU5]-[.GT5])/([.GU1]-[.GT1]))^2" office:value-type="float" office:value="0.0167991330754404" calcext:value-type="float">
            <text:p>0.01679913307544</text:p>
          </table:table-cell>
          <table:table-cell table:formula="of:=0.5*[.GV12]*(([.GV5]-[.GU5])/([.GV1]-[.GU1]))^2" office:value-type="float" office:value="0.000208356321169869" calcext:value-type="float">
            <text:p>0.00020835632117</text:p>
          </table:table-cell>
          <table:table-cell table:formula="of:=0.5*[.GW12]*(([.GW5]-[.GV5])/([.GW1]-[.GV1]))^2" office:value-type="float" office:value="0.0000153475536064379" calcext:value-type="float">
            <text:p>1.53475536064379E-05</text:p>
          </table:table-cell>
          <table:table-cell table:formula="of:=0.5*[.GX12]*(([.GX5]-[.GW5])/([.GX1]-[.GW1]))^2" office:value-type="float" office:value="0.0000981316448907375" calcext:value-type="float">
            <text:p>9.81316448907375E-05</text:p>
          </table:table-cell>
          <table:table-cell table:formula="of:=0.5*[.GY12]*(([.GY5]-[.GX5])/([.GY1]-[.GX1]))^2" office:value-type="float" office:value="0.0314602222736555" calcext:value-type="float">
            <text:p>0.031460222273656</text:p>
          </table:table-cell>
          <table:table-cell table:formula="of:=0.5*[.GZ12]*(([.GZ5]-[.GY5])/([.GZ1]-[.GY1]))^2" office:value-type="float" office:value="0.000281516139900341" calcext:value-type="float">
            <text:p>0.0002815161399</text:p>
          </table:table-cell>
          <table:table-cell table:formula="of:=0.5*[.HA12]*(([.HA5]-[.GZ5])/([.HA1]-[.GZ1]))^2" office:value-type="string" office:string-value="" calcext:value-type="error">
            <text:p>#DIV/0!</text:p>
          </table:table-cell>
          <table:table-cell table:formula="of:=0.5*[.HB12]*(([.HB5]-[.HA5])/([.HB1]-[.HA1]))^2" office:value-type="string" office:string-value="" calcext:value-type="error">
            <text:p>#DIV/0!</text:p>
          </table:table-cell>
          <table:table-cell table:formula="of:=0.5*[.HC12]*(([.HC5]-[.HB5])/([.HC1]-[.HB1]))^2" office:value-type="string" office:string-value="" calcext:value-type="error">
            <text:p>#DIV/0!</text:p>
          </table:table-cell>
          <table:table-cell table:formula="of:=0.5*[.HD12]*(([.HD5]-[.HC5])/([.HD1]-[.HC1]))^2" office:value-type="string" office:string-value="" calcext:value-type="error">
            <text:p>#DIV/0!</text:p>
          </table:table-cell>
          <table:table-cell table:formula="of:=0.5*[.HE12]*(([.HE5]-[.HD5])/([.HE1]-[.HD1]))^2" office:value-type="string" office:string-value="" calcext:value-type="error">
            <text:p>#DIV/0!</text:p>
          </table:table-cell>
          <table:table-cell table:formula="of:=0.5*[.HF12]*(([.HF5]-[.HE5])/([.HF1]-[.HE1]))^2" office:value-type="string" office:string-value="" calcext:value-type="error">
            <text:p>#DIV/0!</text:p>
          </table:table-cell>
          <table:table-cell table:formula="of:=0.5*[.HG12]*(([.HG5]-[.HF5])/([.HG1]-[.HF1]))^2" office:value-type="string" office:string-value="" calcext:value-type="error">
            <text:p>#DIV/0!</text:p>
          </table:table-cell>
          <table:table-cell table:formula="of:=0.5*[.HH12]*(([.HH5]-[.HG5])/([.HH1]-[.HG1]))^2" office:value-type="string" office:string-value="" calcext:value-type="error">
            <text:p>#DIV/0!</text:p>
          </table:table-cell>
          <table:table-cell table:formula="of:=0.5*[.HI12]*(([.HI5]-[.HH5])/([.HI1]-[.HH1]))^2" office:value-type="string" office:string-value="" calcext:value-type="error">
            <text:p>#DIV/0!</text:p>
          </table:table-cell>
          <table:table-cell table:formula="of:=0.5*[.HJ12]*(([.HJ5]-[.HI5])/([.HJ1]-[.HI1]))^2" office:value-type="string" office:string-value="" calcext:value-type="error">
            <text:p>#DIV/0!</text:p>
          </table:table-cell>
          <table:table-cell table:formula="of:=0.5*[.HK12]*(([.HK5]-[.HJ5])/([.HK1]-[.HJ1]))^2" office:value-type="string" office:string-value="" calcext:value-type="error">
            <text:p>#DIV/0!</text:p>
          </table:table-cell>
          <table:table-cell table:formula="of:=0.5*[.HL12]*(([.HL5]-[.HK5])/([.HL1]-[.HK1]))^2" office:value-type="string" office:string-value="" calcext:value-type="error">
            <text:p>#DIV/0!</text:p>
          </table:table-cell>
          <table:table-cell table:formula="of:=0.5*[.HM12]*(([.HM5]-[.HL5])/([.HM1]-[.HL1]))^2" office:value-type="string" office:string-value="" calcext:value-type="error">
            <text:p>#DIV/0!</text:p>
          </table:table-cell>
          <table:table-cell table:formula="of:=0.5*[.HN12]*(([.HN5]-[.HM5])/([.HN1]-[.HM1]))^2" office:value-type="string" office:string-value="" calcext:value-type="error">
            <text:p>#DIV/0!</text:p>
          </table:table-cell>
          <table:table-cell table:formula="of:=0.5*[.HO12]*(([.HO5]-[.HN5])/([.HO1]-[.HN1]))^2" office:value-type="string" office:string-value="" calcext:value-type="error">
            <text:p>#DIV/0!</text:p>
          </table:table-cell>
          <table:table-cell table:formula="of:=0.5*[.HP12]*(([.HP5]-[.HO5])/([.HP1]-[.HO1]))^2" office:value-type="string" office:string-value="" calcext:value-type="error">
            <text:p>#DIV/0!</text:p>
          </table:table-cell>
          <table:table-cell table:formula="of:=0.5*[.HQ12]*(([.HQ5]-[.HP5])/([.HQ1]-[.HP1]))^2" office:value-type="string" office:string-value="" calcext:value-type="error">
            <text:p>#DIV/0!</text:p>
          </table:table-cell>
          <table:table-cell table:formula="of:=0.5*[.HR12]*(([.HR5]-[.HQ5])/([.HR1]-[.HQ1]))^2" office:value-type="string" office:string-value="" calcext:value-type="error">
            <text:p>#DIV/0!</text:p>
          </table:table-cell>
          <table:table-cell table:formula="of:=0.5*[.HS12]*(([.HS5]-[.HR5])/([.HS1]-[.HR1]))^2" office:value-type="string" office:string-value="" calcext:value-type="error">
            <text:p>#DIV/0!</text:p>
          </table:table-cell>
          <table:table-cell table:formula="of:=0.5*[.HT12]*(([.HT5]-[.HS5])/([.HT1]-[.HS1]))^2" office:value-type="string" office:string-value="" calcext:value-type="error">
            <text:p>#DIV/0!</text:p>
          </table:table-cell>
          <table:table-cell table:formula="of:=0.5*[.HU12]*(([.HU5]-[.HT5])/([.HU1]-[.HT1]))^2" office:value-type="string" office:string-value="" calcext:value-type="error">
            <text:p>#DIV/0!</text:p>
          </table:table-cell>
          <table:table-cell table:formula="of:=0.5*[.HV12]*(([.HV5]-[.HU5])/([.HV1]-[.HU1]))^2" office:value-type="string" office:string-value="" calcext:value-type="error">
            <text:p>#DIV/0!</text:p>
          </table:table-cell>
          <table:table-cell table:formula="of:=0.5*[.HW12]*(([.HW5]-[.HV5])/([.HW1]-[.HV1]))^2" office:value-type="string" office:string-value="" calcext:value-type="error">
            <text:p>#DIV/0!</text:p>
          </table:table-cell>
          <table:table-cell table:formula="of:=0.5*[.HX12]*(([.HX5]-[.HW5])/([.HX1]-[.HW1]))^2" office:value-type="string" office:string-value="" calcext:value-type="error">
            <text:p>#DIV/0!</text:p>
          </table:table-cell>
          <table:table-cell table:formula="of:=0.5*[.HY12]*(([.HY5]-[.HX5])/([.HY1]-[.HX1]))^2" office:value-type="string" office:string-value="" calcext:value-type="error">
            <text:p>#DIV/0!</text:p>
          </table:table-cell>
          <table:table-cell table:formula="of:=0.5*[.HZ12]*(([.HZ5]-[.HY5])/([.HZ1]-[.HY1]))^2" office:value-type="string" office:string-value="" calcext:value-type="error">
            <text:p>#DIV/0!</text:p>
          </table:table-cell>
          <table:table-cell table:formula="of:=0.5*[.IA12]*(([.IA5]-[.HZ5])/([.IA1]-[.HZ1]))^2" office:value-type="string" office:string-value="" calcext:value-type="error">
            <text:p>#DIV/0!</text:p>
          </table:table-cell>
          <table:table-cell table:formula="of:=0.5*[.IB12]*(([.IB5]-[.IA5])/([.IB1]-[.IA1]))^2" office:value-type="string" office:string-value="" calcext:value-type="error">
            <text:p>#DIV/0!</text:p>
          </table:table-cell>
          <table:table-cell table:formula="of:=0.5*[.IC12]*(([.IC5]-[.IB5])/([.IC1]-[.IB1]))^2" office:value-type="string" office:string-value="" calcext:value-type="error">
            <text:p>#DIV/0!</text:p>
          </table:table-cell>
          <table:table-cell table:formula="of:=0.5*[.ID12]*(([.ID5]-[.IC5])/([.ID1]-[.IC1]))^2" office:value-type="string" office:string-value="" calcext:value-type="error">
            <text:p>#DIV/0!</text:p>
          </table:table-cell>
          <table:table-cell table:formula="of:=0.5*[.IE12]*(([.IE5]-[.ID5])/([.IE1]-[.ID1]))^2" office:value-type="string" office:string-value="" calcext:value-type="error">
            <text:p>#DIV/0!</text:p>
          </table:table-cell>
          <table:table-cell table:formula="of:=0.5*[.IF12]*(([.IF5]-[.IE5])/([.IF1]-[.IE1]))^2" office:value-type="string" office:string-value="" calcext:value-type="error">
            <text:p>#DIV/0!</text:p>
          </table:table-cell>
          <table:table-cell table:formula="of:=0.5*[.IG12]*(([.IG5]-[.IF5])/([.IG1]-[.IF1]))^2" office:value-type="string" office:string-value="" calcext:value-type="error">
            <text:p>#DIV/0!</text:p>
          </table:table-cell>
          <table:table-cell table:formula="of:=0.5*[.IH12]*(([.IH5]-[.IG5])/([.IH1]-[.IG1]))^2" office:value-type="string" office:string-value="" calcext:value-type="error">
            <text:p>#DIV/0!</text:p>
          </table:table-cell>
          <table:table-cell table:formula="of:=0.5*[.II12]*(([.II5]-[.IH5])/([.II1]-[.IH1]))^2" office:value-type="string" office:string-value="" calcext:value-type="error">
            <text:p>#DIV/0!</text:p>
          </table:table-cell>
          <table:table-cell table:formula="of:=0.5*[.IJ12]*(([.IJ5]-[.II5])/([.IJ1]-[.II1]))^2" office:value-type="string" office:string-value="" calcext:value-type="error">
            <text:p>#DIV/0!</text:p>
          </table:table-cell>
          <table:table-cell table:formula="of:=0.5*[.IK12]*(([.IK5]-[.IJ5])/([.IK1]-[.IJ1]))^2" office:value-type="string" office:string-value="" calcext:value-type="error">
            <text:p>#DIV/0!</text:p>
          </table:table-cell>
          <table:table-cell table:formula="of:=0.5*[.IL12]*(([.IL5]-[.IK5])/([.IL1]-[.IK1]))^2" office:value-type="string" office:string-value="" calcext:value-type="error">
            <text:p>#DIV/0!</text:p>
          </table:table-cell>
          <table:table-cell table:formula="of:=0.5*[.IM12]*(([.IM5]-[.IL5])/([.IM1]-[.IL1]))^2" office:value-type="string" office:string-value="" calcext:value-type="error">
            <text:p>#DIV/0!</text:p>
          </table:table-cell>
          <table:table-cell table:formula="of:=0.5*[.IN12]*(([.IN5]-[.IM5])/([.IN1]-[.IM1]))^2" office:value-type="string" office:string-value="" calcext:value-type="error">
            <text:p>#DIV/0!</text:p>
          </table:table-cell>
          <table:table-cell table:formula="of:=0.5*[.IO12]*(([.IO5]-[.IN5])/([.IO1]-[.IN1]))^2" office:value-type="string" office:string-value="" calcext:value-type="error">
            <text:p>#DIV/0!</text:p>
          </table:table-cell>
          <table:table-cell table:formula="of:=0.5*[.IP12]*(([.IP5]-[.IO5])/([.IP1]-[.IO1]))^2" office:value-type="string" office:string-value="" calcext:value-type="error">
            <text:p>#DIV/0!</text:p>
          </table:table-cell>
          <table:table-cell table:formula="of:=0.5*[.IQ12]*(([.IQ5]-[.IP5])/([.IQ1]-[.IP1]))^2" office:value-type="string" office:string-value="" calcext:value-type="error">
            <text:p>#DIV/0!</text:p>
          </table:table-cell>
          <table:table-cell table:formula="of:=0.5*[.IR12]*(([.IR5]-[.IQ5])/([.IR1]-[.IQ1]))^2" office:value-type="string" office:string-value="" calcext:value-type="error">
            <text:p>#DIV/0!</text:p>
          </table:table-cell>
          <table:table-cell table:formula="of:=0.5*[.IS12]*(([.IS5]-[.IR5])/([.IS1]-[.IR1]))^2" office:value-type="string" office:string-value="" calcext:value-type="error">
            <text:p>#DIV/0!</text:p>
          </table:table-cell>
          <table:table-cell table:formula="of:=0.5*[.IT12]*(([.IT5]-[.IS5])/([.IT1]-[.IS1]))^2" office:value-type="string" office:string-value="" calcext:value-type="error">
            <text:p>#DIV/0!</text:p>
          </table:table-cell>
          <table:table-cell table:formula="of:=0.5*[.IU12]*(([.IU5]-[.IT5])/([.IU1]-[.IT1]))^2" office:value-type="string" office:string-value="" calcext:value-type="error">
            <text:p>#DIV/0!</text:p>
          </table:table-cell>
          <table:table-cell table:formula="of:=0.5*[.IV12]*(([.IV5]-[.IU5])/([.IV1]-[.IU1]))^2" office:value-type="string" office:string-value="" calcext:value-type="error">
            <text:p>#DIV/0!</text:p>
          </table:table-cell>
          <table:table-cell table:formula="of:=0.5*[.IW12]*(([.IW5]-[.IV5])/([.IW1]-[.IV1]))^2" office:value-type="string" office:string-value="" calcext:value-type="error">
            <text:p>#DIV/0!</text:p>
          </table:table-cell>
          <table:table-cell table:formula="of:=0.5*[.IX12]*(([.IX5]-[.IW5])/([.IX1]-[.IW1]))^2" office:value-type="string" office:string-value="" calcext:value-type="error">
            <text:p>#DIV/0!</text:p>
          </table:table-cell>
          <table:table-cell table:formula="of:=0.5*[.IY12]*(([.IY5]-[.IX5])/([.IY1]-[.IX1]))^2" office:value-type="string" office:string-value="" calcext:value-type="error">
            <text:p>#DIV/0!</text:p>
          </table:table-cell>
          <table:table-cell table:formula="of:=0.5*[.IZ12]*(([.IZ5]-[.IY5])/([.IZ1]-[.IY1]))^2" office:value-type="string" office:string-value="" calcext:value-type="error">
            <text:p>#DIV/0!</text:p>
          </table:table-cell>
          <table:table-cell table:formula="of:=0.5*[.JA12]*(([.JA5]-[.IZ5])/([.JA1]-[.IZ1]))^2" office:value-type="string" office:string-value="" calcext:value-type="error">
            <text:p>#DIV/0!</text:p>
          </table:table-cell>
          <table:table-cell table:formula="of:=0.5*[.JB12]*(([.JB5]-[.JA5])/([.JB1]-[.JA1]))^2" office:value-type="string" office:string-value="" calcext:value-type="error">
            <text:p>#DIV/0!</text:p>
          </table:table-cell>
          <table:table-cell table:formula="of:=0.5*[.JC12]*(([.JC5]-[.JB5])/([.JC1]-[.JB1]))^2" office:value-type="string" office:string-value="" calcext:value-type="error">
            <text:p>#DIV/0!</text:p>
          </table:table-cell>
          <table:table-cell table:formula="of:=0.5*[.JD12]*(([.JD5]-[.JC5])/([.JD1]-[.JC1]))^2" office:value-type="string" office:string-value="" calcext:value-type="error">
            <text:p>#DIV/0!</text:p>
          </table:table-cell>
          <table:table-cell table:formula="of:=0.5*[.JE12]*(([.JE5]-[.JD5])/([.JE1]-[.JD1]))^2" office:value-type="string" office:string-value="" calcext:value-type="error">
            <text:p>#DIV/0!</text:p>
          </table:table-cell>
          <table:table-cell table:formula="of:=0.5*[.JF12]*(([.JF5]-[.JE5])/([.JF1]-[.JE1]))^2" office:value-type="string" office:string-value="" calcext:value-type="error">
            <text:p>#DIV/0!</text:p>
          </table:table-cell>
          <table:table-cell table:formula="of:=0.5*[.JG12]*(([.JG5]-[.JF5])/([.JG1]-[.JF1]))^2" office:value-type="string" office:string-value="" calcext:value-type="error">
            <text:p>#DIV/0!</text:p>
          </table:table-cell>
          <table:table-cell table:formula="of:=0.5*[.JH12]*(([.JH5]-[.JG5])/([.JH1]-[.JG1]))^2" office:value-type="string" office:string-value="" calcext:value-type="error">
            <text:p>#DIV/0!</text:p>
          </table:table-cell>
          <table:table-cell table:formula="of:=0.5*[.JI12]*(([.JI5]-[.JH5])/([.JI1]-[.JH1]))^2" office:value-type="string" office:string-value="" calcext:value-type="error">
            <text:p>#DIV/0!</text:p>
          </table:table-cell>
          <table:table-cell table:formula="of:=0.5*[.JJ12]*(([.JJ5]-[.JI5])/([.JJ1]-[.JI1]))^2" office:value-type="string" office:string-value="" calcext:value-type="error">
            <text:p>#DIV/0!</text:p>
          </table:table-cell>
          <table:table-cell table:formula="of:=0.5*[.JK12]*(([.JK5]-[.JJ5])/([.JK1]-[.JJ1]))^2" office:value-type="string" office:string-value="" calcext:value-type="error">
            <text:p>#DIV/0!</text:p>
          </table:table-cell>
          <table:table-cell table:formula="of:=0.5*[.JL12]*(([.JL5]-[.JK5])/([.JL1]-[.JK1]))^2" office:value-type="string" office:string-value="" calcext:value-type="error">
            <text:p>#DIV/0!</text:p>
          </table:table-cell>
          <table:table-cell table:formula="of:=0.5*[.JM12]*(([.JM5]-[.JL5])/([.JM1]-[.JL1]))^2" office:value-type="string" office:string-value="" calcext:value-type="error">
            <text:p>#DIV/0!</text:p>
          </table:table-cell>
          <table:table-cell table:formula="of:=0.5*[.JN12]*(([.JN5]-[.JM5])/([.JN1]-[.JM1]))^2" office:value-type="string" office:string-value="" calcext:value-type="error">
            <text:p>#DIV/0!</text:p>
          </table:table-cell>
          <table:table-cell table:formula="of:=0.5*[.JO12]*(([.JO5]-[.JN5])/([.JO1]-[.JN1]))^2" office:value-type="string" office:string-value="" calcext:value-type="error">
            <text:p>#DIV/0!</text:p>
          </table:table-cell>
          <table:table-cell table:formula="of:=0.5*[.JP12]*(([.JP5]-[.JO5])/([.JP1]-[.JO1]))^2" office:value-type="string" office:string-value="" calcext:value-type="error">
            <text:p>#DIV/0!</text:p>
          </table:table-cell>
          <table:table-cell table:formula="of:=0.5*[.JQ12]*(([.JQ5]-[.JP5])/([.JQ1]-[.JP1]))^2" office:value-type="string" office:string-value="" calcext:value-type="error">
            <text:p>#DIV/0!</text:p>
          </table:table-cell>
          <table:table-cell table:formula="of:=0.5*[.JR12]*(([.JR5]-[.JQ5])/([.JR1]-[.JQ1]))^2" office:value-type="string" office:string-value="" calcext:value-type="error">
            <text:p>#DIV/0!</text:p>
          </table:table-cell>
          <table:table-cell table:formula="of:=0.5*[.JS12]*(([.JS5]-[.JR5])/([.JS1]-[.JR1]))^2" office:value-type="string" office:string-value="" calcext:value-type="error">
            <text:p>#DIV/0!</text:p>
          </table:table-cell>
          <table:table-cell table:formula="of:=0.5*[.JT12]*(([.JT5]-[.JS5])/([.JT1]-[.JS1]))^2" office:value-type="string" office:string-value="" calcext:value-type="error">
            <text:p>#DIV/0!</text:p>
          </table:table-cell>
          <table:table-cell table:formula="of:=0.5*[.JU12]*(([.JU5]-[.JT5])/([.JU1]-[.JT1]))^2" office:value-type="string" office:string-value="" calcext:value-type="error">
            <text:p>#DIV/0!</text:p>
          </table:table-cell>
          <table:table-cell table:formula="of:=0.5*[.JV12]*(([.JV5]-[.JU5])/([.JV1]-[.JU1]))^2" office:value-type="string" office:string-value="" calcext:value-type="error">
            <text:p>#DIV/0!</text:p>
          </table:table-cell>
          <table:table-cell table:formula="of:=0.5*[.JW12]*(([.JW5]-[.JV5])/([.JW1]-[.JV1]))^2" office:value-type="string" office:string-value="" calcext:value-type="error">
            <text:p>#DIV/0!</text:p>
          </table:table-cell>
          <table:table-cell table:formula="of:=0.5*[.JX12]*(([.JX5]-[.JW5])/([.JX1]-[.JW1]))^2" office:value-type="string" office:string-value="" calcext:value-type="error">
            <text:p>#DIV/0!</text:p>
          </table:table-cell>
          <table:table-cell table:formula="of:=0.5*[.JY12]*(([.JY5]-[.JX5])/([.JY1]-[.JX1]))^2" office:value-type="string" office:string-value="" calcext:value-type="error">
            <text:p>#DIV/0!</text:p>
          </table:table-cell>
          <table:table-cell table:formula="of:=0.5*[.JZ12]*(([.JZ5]-[.JY5])/([.JZ1]-[.JY1]))^2" office:value-type="string" office:string-value="" calcext:value-type="error">
            <text:p>#DIV/0!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698135409030686" calcext:value-type="float">
            <text:p>6.98135409030686E-08</text:p>
          </table:table-cell>
          <table:table-cell table:formula="of:=0.5*[.D12]*(([.D6]-[.C6])/([.D1]-[.C1]))^2" office:value-type="float" office:value="0.00000193695892418709" calcext:value-type="float">
            <text:p>1.93695892418709E-06</text:p>
          </table:table-cell>
          <table:table-cell table:formula="of:=0.5*[.E12]*(([.E6]-[.D6])/([.E1]-[.D1]))^2" office:value-type="float" office:value="0.00000434874659894321" calcext:value-type="float">
            <text:p>4.34874659894321E-06</text:p>
          </table:table-cell>
          <table:table-cell table:formula="of:=0.5*[.F12]*(([.F6]-[.E6])/([.F1]-[.E1]))^2" office:value-type="float" office:value="0.000000261075005601922" calcext:value-type="float">
            <text:p>2.61075005601922E-07</text:p>
          </table:table-cell>
          <table:table-cell table:formula="of:=0.5*[.G12]*(([.G6]-[.F6])/([.G1]-[.F1]))^2" office:value-type="float" office:value="0.0000000167154418111876" calcext:value-type="float">
            <text:p>1.67154418111876E-08</text:p>
          </table:table-cell>
          <table:table-cell table:formula="of:=0.5*[.H12]*(([.H6]-[.G6])/([.H1]-[.G1]))^2" office:value-type="float" office:value="0.000000861917025972985" calcext:value-type="float">
            <text:p>8.61917025972985E-07</text:p>
          </table:table-cell>
          <table:table-cell table:formula="of:=0.5*[.I12]*(([.I6]-[.H6])/([.I1]-[.H1]))^2" office:value-type="float" office:value="0.000000617904185254965" calcext:value-type="float">
            <text:p>6.17904185254965E-07</text:p>
          </table:table-cell>
          <table:table-cell table:formula="of:=0.5*[.J12]*(([.J6]-[.I6])/([.J1]-[.I1]))^2" office:value-type="float" office:value="0.000000625237787361299" calcext:value-type="float">
            <text:p>6.25237787361299E-07</text:p>
          </table:table-cell>
          <table:table-cell table:formula="of:=0.5*[.K12]*(([.K6]-[.J6])/([.K1]-[.J1]))^2" office:value-type="float" office:value="0.00000406585482413034" calcext:value-type="float">
            <text:p>4.06585482413034E-06</text:p>
          </table:table-cell>
          <table:table-cell table:formula="of:=0.5*[.L12]*(([.L6]-[.K6])/([.L1]-[.K1]))^2" office:value-type="float" office:value="0.00000923930247436803" calcext:value-type="float">
            <text:p>9.23930247436803E-06</text:p>
          </table:table-cell>
          <table:table-cell table:formula="of:=0.5*[.M12]*(([.M6]-[.L6])/([.M1]-[.L1]))^2" office:value-type="float" office:value="0.000000101719900681191" calcext:value-type="float">
            <text:p>1.01719900681191E-07</text:p>
          </table:table-cell>
          <table:table-cell table:formula="of:=0.5*[.N12]*(([.N6]-[.M6])/([.N1]-[.M1]))^2" office:value-type="float" office:value="0.000000111943412760975" calcext:value-type="float">
            <text:p>1.11943412760975E-07</text:p>
          </table:table-cell>
          <table:table-cell table:formula="of:=0.5*[.O12]*(([.O6]-[.N6])/([.O1]-[.N1]))^2" office:value-type="float" office:value="0.0000000239676229877729" calcext:value-type="float">
            <text:p>2.39676229877729E-08</text:p>
          </table:table-cell>
          <table:table-cell table:formula="of:=0.5*[.P12]*(([.P6]-[.O6])/([.P1]-[.O1]))^2" office:value-type="float" office:value="0.0000000516602104910785" calcext:value-type="float">
            <text:p>5.16602104910785E-08</text:p>
          </table:table-cell>
          <table:table-cell table:formula="of:=0.5*[.Q12]*(([.Q6]-[.P6])/([.Q1]-[.P1]))^2" office:value-type="float" office:value="0.000000406643779101094" calcext:value-type="float">
            <text:p>4.06643779101094E-07</text:p>
          </table:table-cell>
          <table:table-cell table:formula="of:=0.5*[.R12]*(([.R6]-[.Q6])/([.R1]-[.Q1]))^2" office:value-type="float" office:value="0.000000047130118487498" calcext:value-type="float">
            <text:p>4.7130118487498E-08</text:p>
          </table:table-cell>
          <table:table-cell table:formula="of:=0.5*[.S12]*(([.S6]-[.R6])/([.S1]-[.R1]))^2" office:value-type="float" office:value="0.00000000405332981242774" calcext:value-type="float">
            <text:p>4.05332981242774E-09</text:p>
          </table:table-cell>
          <table:table-cell table:formula="of:=0.5*[.T12]*(([.T6]-[.S6])/([.T1]-[.S1]))^2" office:value-type="float" office:value="0.000000738731340870348" calcext:value-type="float">
            <text:p>7.38731340870348E-07</text:p>
          </table:table-cell>
          <table:table-cell table:formula="of:=0.5*[.U12]*(([.U6]-[.T6])/([.U1]-[.T1]))^2" office:value-type="float" office:value="0.00000101837928932824" calcext:value-type="float">
            <text:p>1.01837928932824E-06</text:p>
          </table:table-cell>
          <table:table-cell table:formula="of:=0.5*[.V12]*(([.V6]-[.U6])/([.V1]-[.U1]))^2" office:value-type="float" office:value="0.000000666642487885229" calcext:value-type="float">
            <text:p>6.66642487885229E-07</text:p>
          </table:table-cell>
          <table:table-cell table:formula="of:=0.5*[.W12]*(([.W6]-[.V6])/([.W1]-[.V1]))^2" office:value-type="float" office:value="0.00000119721773973072" calcext:value-type="float">
            <text:p>1.19721773973072E-06</text:p>
          </table:table-cell>
          <table:table-cell table:formula="of:=0.5*[.X12]*(([.X6]-[.W6])/([.X1]-[.W1]))^2" office:value-type="float" office:value="0.000000884877765436777" calcext:value-type="float">
            <text:p>8.84877765436777E-07</text:p>
          </table:table-cell>
          <table:table-cell table:formula="of:=0.5*[.Y12]*(([.Y6]-[.X6])/([.Y1]-[.X1]))^2" office:value-type="float" office:value="0.000000200431773246677" calcext:value-type="float">
            <text:p>2.00431773246677E-07</text:p>
          </table:table-cell>
          <table:table-cell table:formula="of:=0.5*[.Z12]*(([.Z6]-[.Y6])/([.Z1]-[.Y1]))^2" office:value-type="float" office:value="0.0000000116938359298299" calcext:value-type="float">
            <text:p>1.16938359298299E-08</text:p>
          </table:table-cell>
          <table:table-cell table:formula="of:=0.5*[.AA12]*(([.AA6]-[.Z6])/([.AA1]-[.Z1]))^2" office:value-type="float" office:value="0.000000030441017457928" calcext:value-type="float">
            <text:p>3.0441017457928E-08</text:p>
          </table:table-cell>
          <table:table-cell table:formula="of:=0.5*[.AB12]*(([.AB6]-[.AA6])/([.AB1]-[.AA1]))^2" office:value-type="float" office:value="0.00000000048663466634893" calcext:value-type="float">
            <text:p>4.8663466634893E-10</text:p>
          </table:table-cell>
          <table:table-cell table:formula="of:=0.5*[.AC12]*(([.AC6]-[.AB6])/([.AC1]-[.AB1]))^2" office:value-type="float" office:value="0.0000000410079027001156" calcext:value-type="float">
            <text:p>4.10079027001156E-08</text:p>
          </table:table-cell>
          <table:table-cell table:formula="of:=0.5*[.AD12]*(([.AD6]-[.AC6])/([.AD1]-[.AC1]))^2" office:value-type="float" office:value="0.000000236194065304218" calcext:value-type="float">
            <text:p>2.36194065304218E-07</text:p>
          </table:table-cell>
          <table:table-cell table:formula="of:=0.5*[.AE12]*(([.AE6]-[.AD6])/([.AE1]-[.AD1]))^2" office:value-type="float" office:value="0.00000000385298963781717" calcext:value-type="float">
            <text:p>3.85298963781717E-09</text:p>
          </table:table-cell>
          <table:table-cell table:formula="of:=0.5*[.AF12]*(([.AF6]-[.AE6])/([.AF1]-[.AE1]))^2" office:value-type="float" office:value="0.0000000327310214413791" calcext:value-type="float">
            <text:p>3.27310214413791E-08</text:p>
          </table:table-cell>
          <table:table-cell table:formula="of:=0.5*[.AG12]*(([.AG6]-[.AF6])/([.AG1]-[.AF1]))^2" office:value-type="float" office:value="0.00000173376699794176" calcext:value-type="float">
            <text:p>1.73376699794176E-06</text:p>
          </table:table-cell>
          <table:table-cell table:formula="of:=0.5*[.AH12]*(([.AH6]-[.AG6])/([.AH1]-[.AG1]))^2" office:value-type="float" office:value="0.00000122049027010706" calcext:value-type="float">
            <text:p>1.22049027010706E-06</text:p>
          </table:table-cell>
          <table:table-cell table:formula="of:=0.5*[.AI12]*(([.AI6]-[.AH6])/([.AI1]-[.AH1]))^2" office:value-type="float" office:value="0.0000139076606013893" calcext:value-type="float">
            <text:p>1.39076606013893E-05</text:p>
          </table:table-cell>
          <table:table-cell table:formula="of:=0.5*[.AJ12]*(([.AJ6]-[.AI6])/([.AJ1]-[.AI1]))^2" office:value-type="float" office:value="0.000000174044344602884" calcext:value-type="float">
            <text:p>1.74044344602884E-07</text:p>
          </table:table-cell>
          <table:table-cell table:formula="of:=0.5*[.AK12]*(([.AK6]-[.AJ6])/([.AK1]-[.AJ1]))^2" office:value-type="float" office:value="0.0000163145167356306" calcext:value-type="float">
            <text:p>1.63145167356306E-05</text:p>
          </table:table-cell>
          <table:table-cell table:formula="of:=0.5*[.AL12]*(([.AL6]-[.AK6])/([.AL1]-[.AK1]))^2" office:value-type="float" office:value="0.00000361078233985031" calcext:value-type="float">
            <text:p>3.61078233985031E-06</text:p>
          </table:table-cell>
          <table:table-cell table:formula="of:=0.5*[.AM12]*(([.AM6]-[.AL6])/([.AM1]-[.AL1]))^2" office:value-type="float" office:value="0.00000334037531611947" calcext:value-type="float">
            <text:p>3.34037531611947E-06</text:p>
          </table:table-cell>
          <table:table-cell table:formula="of:=0.5*[.AN12]*(([.AN6]-[.AM6])/([.AN1]-[.AM1]))^2" office:value-type="float" office:value="0.00000569750575422993" calcext:value-type="float">
            <text:p>5.69750575422993E-06</text:p>
          </table:table-cell>
          <table:table-cell table:formula="of:=0.5*[.AO12]*(([.AO6]-[.AN6])/([.AO1]-[.AN1]))^2" office:value-type="float" office:value="0.0000000547696309021161" calcext:value-type="float">
            <text:p>5.47696309021161E-08</text:p>
          </table:table-cell>
          <table:table-cell table:formula="of:=0.5*[.AP12]*(([.AP6]-[.AO6])/([.AP1]-[.AO1]))^2" office:value-type="float" office:value="0.00000359495940936767" calcext:value-type="float">
            <text:p>3.59495940936767E-06</text:p>
          </table:table-cell>
          <table:table-cell table:formula="of:=0.5*[.AQ12]*(([.AQ6]-[.AP6])/([.AQ1]-[.AP1]))^2" office:value-type="float" office:value="0.0000000000635144273417132" calcext:value-type="float">
            <text:p>6.35144273417132E-11</text:p>
          </table:table-cell>
          <table:table-cell table:formula="of:=0.5*[.AR12]*(([.AR6]-[.AQ6])/([.AR1]-[.AQ1]))^2" office:value-type="float" office:value="0.0000034546668535274" calcext:value-type="float">
            <text:p>3.4546668535274E-06</text:p>
          </table:table-cell>
          <table:table-cell table:formula="of:=0.5*[.AS12]*(([.AS6]-[.AR6])/([.AS1]-[.AR1]))^2" office:value-type="float" office:value="0.00000467009854806588" calcext:value-type="float">
            <text:p>4.67009854806588E-06</text:p>
          </table:table-cell>
          <table:table-cell table:formula="of:=0.5*[.AT12]*(([.AT6]-[.AS6])/([.AT1]-[.AS1]))^2" office:value-type="float" office:value="0.0000277473753556353" calcext:value-type="float">
            <text:p>2.77473753556353E-05</text:p>
          </table:table-cell>
          <table:table-cell table:formula="of:=0.5*[.AU12]*(([.AU6]-[.AT6])/([.AU1]-[.AT1]))^2" office:value-type="float" office:value="0.000000259355414801635" calcext:value-type="float">
            <text:p>2.59355414801635E-07</text:p>
          </table:table-cell>
          <table:table-cell table:formula="of:=0.5*[.AV12]*(([.AV6]-[.AU6])/([.AV1]-[.AU1]))^2" office:value-type="float" office:value="0.0000000145962585641992" calcext:value-type="float">
            <text:p>1.45962585641992E-08</text:p>
          </table:table-cell>
          <table:table-cell table:formula="of:=0.5*[.AW12]*(([.AW6]-[.AV6])/([.AW1]-[.AV1]))^2" office:value-type="float" office:value="0.000000160250254559342" calcext:value-type="float">
            <text:p>1.60250254559342E-07</text:p>
          </table:table-cell>
          <table:table-cell table:formula="of:=0.5*[.AX12]*(([.AX6]-[.AW6])/([.AX1]-[.AW1]))^2" office:value-type="float" office:value="0.0000158103527139136" calcext:value-type="float">
            <text:p>1.58103527139136E-05</text:p>
          </table:table-cell>
          <table:table-cell table:formula="of:=0.5*[.AY12]*(([.AY6]-[.AX6])/([.AY1]-[.AX1]))^2" office:value-type="float" office:value="0.000000761713548451407" calcext:value-type="float">
            <text:p>7.61713548451407E-07</text:p>
          </table:table-cell>
          <table:table-cell table:formula="of:=0.5*[.AZ12]*(([.AZ6]-[.AY6])/([.AZ1]-[.AY1]))^2" office:value-type="float" office:value="0.0000111318198321973" calcext:value-type="float">
            <text:p>1.11318198321973E-05</text:p>
          </table:table-cell>
          <table:table-cell table:formula="of:=0.5*[.BA12]*(([.BA6]-[.AZ6])/([.BA1]-[.AZ1]))^2" office:value-type="float" office:value="0.000000299939733041483" calcext:value-type="float">
            <text:p>2.99939733041483E-07</text:p>
          </table:table-cell>
          <table:table-cell table:formula="of:=0.5*[.BB12]*(([.BB6]-[.BA6])/([.BB1]-[.BA1]))^2" office:value-type="float" office:value="0.0000142504479231512" calcext:value-type="float">
            <text:p>1.42504479231512E-05</text:p>
          </table:table-cell>
          <table:table-cell table:formula="of:=0.5*[.BC12]*(([.BC6]-[.BB6])/([.BC1]-[.BB1]))^2" office:value-type="float" office:value="0.00000208251989161185" calcext:value-type="float">
            <text:p>2.08251989161185E-06</text:p>
          </table:table-cell>
          <table:table-cell table:formula="of:=0.5*[.BD12]*(([.BD6]-[.BC6])/([.BD1]-[.BC1]))^2" office:value-type="float" office:value="0.00000915959266860616" calcext:value-type="float">
            <text:p>9.15959266860616E-06</text:p>
          </table:table-cell>
          <table:table-cell table:formula="of:=0.5*[.BE12]*(([.BE6]-[.BD6])/([.BE1]-[.BD1]))^2" office:value-type="float" office:value="0.00000539176710340387" calcext:value-type="float">
            <text:p>5.39176710340387E-06</text:p>
          </table:table-cell>
          <table:table-cell table:formula="of:=0.5*[.BF12]*(([.BF6]-[.BE6])/([.BF1]-[.BE1]))^2" office:value-type="float" office:value="0.000000347629606056626" calcext:value-type="float">
            <text:p>3.47629606056626E-07</text:p>
          </table:table-cell>
          <table:table-cell table:formula="of:=0.5*[.BG12]*(([.BG6]-[.BF6])/([.BG1]-[.BF1]))^2" office:value-type="float" office:value="0.0000000494526049650196" calcext:value-type="float">
            <text:p>4.94526049650196E-08</text:p>
          </table:table-cell>
          <table:table-cell table:formula="of:=0.5*[.BH12]*(([.BH6]-[.BG6])/([.BH1]-[.BG1]))^2" office:value-type="float" office:value="0.0000000530871719376908" calcext:value-type="float">
            <text:p>5.30871719376908E-08</text:p>
          </table:table-cell>
          <table:table-cell table:formula="of:=0.5*[.BI12]*(([.BI6]-[.BH6])/([.BI1]-[.BH1]))^2" office:value-type="float" office:value="0.00000893614078627754" calcext:value-type="float">
            <text:p>8.93614078627754E-06</text:p>
          </table:table-cell>
          <table:table-cell table:formula="of:=0.5*[.BJ12]*(([.BJ6]-[.BI6])/([.BJ1]-[.BI1]))^2" office:value-type="float" office:value="0.0000000361035665073808" calcext:value-type="float">
            <text:p>3.61035665073808E-08</text:p>
          </table:table-cell>
          <table:table-cell table:formula="of:=0.5*[.BK12]*(([.BK6]-[.BJ6])/([.BK1]-[.BJ1]))^2" office:value-type="float" office:value="0.0000252468841818395" calcext:value-type="float">
            <text:p>2.52468841818395E-05</text:p>
          </table:table-cell>
          <table:table-cell table:formula="of:=0.5*[.BL12]*(([.BL6]-[.BK6])/([.BL1]-[.BK1]))^2" office:value-type="float" office:value="0.00000165705174579207" calcext:value-type="float">
            <text:p>1.65705174579207E-06</text:p>
          </table:table-cell>
          <table:table-cell table:formula="of:=0.5*[.BM12]*(([.BM6]-[.BL6])/([.BM1]-[.BL1]))^2" office:value-type="float" office:value="0.00000684356232677455" calcext:value-type="float">
            <text:p>6.84356232677455E-06</text:p>
          </table:table-cell>
          <table:table-cell table:formula="of:=0.5*[.BN12]*(([.BN6]-[.BM6])/([.BN1]-[.BM1]))^2" office:value-type="float" office:value="0.00000333222614719472" calcext:value-type="float">
            <text:p>3.33222614719472E-06</text:p>
          </table:table-cell>
          <table:table-cell table:formula="of:=0.5*[.BO12]*(([.BO6]-[.BN6])/([.BO1]-[.BN1]))^2" office:value-type="float" office:value="0.000000000208914732966046" calcext:value-type="float">
            <text:p>2.08914732966046E-10</text:p>
          </table:table-cell>
          <table:table-cell table:formula="of:=0.5*[.BP12]*(([.BP6]-[.BO6])/([.BP1]-[.BO1]))^2" office:value-type="float" office:value="0.00000000312956676717806" calcext:value-type="float">
            <text:p>3.12956676717806E-09</text:p>
          </table:table-cell>
          <table:table-cell table:formula="of:=0.5*[.BQ12]*(([.BQ6]-[.BP6])/([.BQ1]-[.BP1]))^2" office:value-type="float" office:value="0.00000441766392780378" calcext:value-type="float">
            <text:p>4.41766392780378E-06</text:p>
          </table:table-cell>
          <table:table-cell table:formula="of:=0.5*[.BR12]*(([.BR6]-[.BQ6])/([.BR1]-[.BQ1]))^2" office:value-type="float" office:value="0.00000123236534809838" calcext:value-type="float">
            <text:p>1.23236534809838E-06</text:p>
          </table:table-cell>
          <table:table-cell table:formula="of:=0.5*[.BS12]*(([.BS6]-[.BR6])/([.BS1]-[.BR1]))^2" office:value-type="float" office:value="0.000000354780473050571" calcext:value-type="float">
            <text:p>3.54780473050571E-07</text:p>
          </table:table-cell>
          <table:table-cell table:formula="of:=0.5*[.BT12]*(([.BT6]-[.BS6])/([.BT1]-[.BS1]))^2" office:value-type="float" office:value="0.000000320840103042189" calcext:value-type="float">
            <text:p>3.20840103042189E-07</text:p>
          </table:table-cell>
          <table:table-cell table:formula="of:=0.5*[.BU12]*(([.BU6]-[.BT6])/([.BU1]-[.BT1]))^2" office:value-type="float" office:value="0.00000909147405333382" calcext:value-type="float">
            <text:p>9.09147405333382E-06</text:p>
          </table:table-cell>
          <table:table-cell table:formula="of:=0.5*[.BV12]*(([.BV6]-[.BU6])/([.BV1]-[.BU1]))^2" office:value-type="float" office:value="0.000000992384500952547" calcext:value-type="float">
            <text:p>9.92384500952547E-07</text:p>
          </table:table-cell>
          <table:table-cell table:formula="of:=0.5*[.BW12]*(([.BW6]-[.BV6])/([.BW1]-[.BV1]))^2" office:value-type="float" office:value="0.000000230637623248756" calcext:value-type="float">
            <text:p>2.30637623248756E-07</text:p>
          </table:table-cell>
          <table:table-cell table:formula="of:=0.5*[.BX12]*(([.BX6]-[.BW6])/([.BX1]-[.BW1]))^2" office:value-type="float" office:value="0.00000407595736295717" calcext:value-type="float">
            <text:p>4.07595736295717E-06</text:p>
          </table:table-cell>
          <table:table-cell table:formula="of:=0.5*[.BY12]*(([.BY6]-[.BX6])/([.BY1]-[.BX1]))^2" office:value-type="float" office:value="0.00000765454722140063" calcext:value-type="float">
            <text:p>7.65454722140063E-06</text:p>
          </table:table-cell>
          <table:table-cell table:formula="of:=0.5*[.BZ12]*(([.BZ6]-[.BY6])/([.BZ1]-[.BY1]))^2" office:value-type="float" office:value="0.000000839764480610679" calcext:value-type="float">
            <text:p>8.39764480610679E-07</text:p>
          </table:table-cell>
          <table:table-cell table:formula="of:=0.5*[.CA12]*(([.CA6]-[.BZ6])/([.CA1]-[.BZ1]))^2" office:value-type="float" office:value="0.0000409316765006087" calcext:value-type="float">
            <text:p>4.09316765006087E-05</text:p>
          </table:table-cell>
          <table:table-cell table:formula="of:=0.5*[.CB12]*(([.CB6]-[.CA6])/([.CB1]-[.CA1]))^2" office:value-type="float" office:value="0.00112231787924926" calcext:value-type="float">
            <text:p>0.001122317879249</text:p>
          </table:table-cell>
          <table:table-cell table:formula="of:=0.5*[.CC12]*(([.CC6]-[.CB6])/([.CC1]-[.CB1]))^2" office:value-type="float" office:value="0.00120013533794315" calcext:value-type="float">
            <text:p>0.001200135337943</text:p>
          </table:table-cell>
          <table:table-cell table:formula="of:=0.5*[.CD12]*(([.CD6]-[.CC6])/([.CD1]-[.CC1]))^2" office:value-type="float" office:value="0.00277374300533584" calcext:value-type="float">
            <text:p>0.002773743005336</text:p>
          </table:table-cell>
          <table:table-cell table:formula="of:=0.5*[.CE12]*(([.CE6]-[.CD6])/([.CE1]-[.CD1]))^2" office:value-type="float" office:value="0.0000286663162299857" calcext:value-type="float">
            <text:p>2.86663162299857E-05</text:p>
          </table:table-cell>
          <table:table-cell table:formula="of:=0.5*[.CF12]*(([.CF6]-[.CE6])/([.CF1]-[.CE1]))^2" office:value-type="float" office:value="0.000963262359775368" calcext:value-type="float">
            <text:p>0.000963262359775</text:p>
          </table:table-cell>
          <table:table-cell table:formula="of:=0.5*[.CG12]*(([.CG6]-[.CF6])/([.CG1]-[.CF1]))^2" office:value-type="float" office:value="0.00309006249659657" calcext:value-type="float">
            <text:p>0.003090062496597</text:p>
          </table:table-cell>
          <table:table-cell table:formula="of:=0.5*[.CH12]*(([.CH6]-[.CG6])/([.CH1]-[.CG1]))^2" office:value-type="float" office:value="0.0000779092021743518" calcext:value-type="float">
            <text:p>7.79092021743518E-05</text:p>
          </table:table-cell>
          <table:table-cell table:formula="of:=0.5*[.CI12]*(([.CI6]-[.CH6])/([.CI1]-[.CH1]))^2" office:value-type="float" office:value="0.00113902124301421" calcext:value-type="float">
            <text:p>0.001139021243014</text:p>
          </table:table-cell>
          <table:table-cell table:formula="of:=0.5*[.CJ12]*(([.CJ6]-[.CI6])/([.CJ1]-[.CI1]))^2" office:value-type="float" office:value="0.0019516823392067" calcext:value-type="float">
            <text:p>0.001951682339207</text:p>
          </table:table-cell>
          <table:table-cell table:formula="of:=0.5*[.CK12]*(([.CK6]-[.CJ6])/([.CK1]-[.CJ1]))^2" office:value-type="float" office:value="0.00168803678234548" calcext:value-type="float">
            <text:p>0.001688036782345</text:p>
          </table:table-cell>
          <table:table-cell table:formula="of:=0.5*[.CL12]*(([.CL6]-[.CK6])/([.CL1]-[.CK1]))^2" office:value-type="float" office:value="0.000887229655262968" calcext:value-type="float">
            <text:p>0.000887229655263</text:p>
          </table:table-cell>
          <table:table-cell table:formula="of:=0.5*[.CM12]*(([.CM6]-[.CL6])/([.CM1]-[.CL1]))^2" office:value-type="float" office:value="0.00502220083435459" calcext:value-type="float">
            <text:p>0.005022200834355</text:p>
          </table:table-cell>
          <table:table-cell table:formula="of:=0.5*[.CN12]*(([.CN6]-[.CM6])/([.CN1]-[.CM1]))^2" office:value-type="float" office:value="0.0000527347780344895" calcext:value-type="float">
            <text:p>5.27347780344895E-05</text:p>
          </table:table-cell>
          <table:table-cell table:formula="of:=0.5*[.CO12]*(([.CO6]-[.CN6])/([.CO1]-[.CN1]))^2" office:value-type="float" office:value="0.00109005087722422" calcext:value-type="float">
            <text:p>0.001090050877224</text:p>
          </table:table-cell>
          <table:table-cell table:formula="of:=0.5*[.CP12]*(([.CP6]-[.CO6])/([.CP1]-[.CO1]))^2" office:value-type="float" office:value="0.00198533991279739" calcext:value-type="float">
            <text:p>0.001985339912797</text:p>
          </table:table-cell>
          <table:table-cell table:formula="of:=0.5*[.CQ12]*(([.CQ6]-[.CP6])/([.CQ1]-[.CP1]))^2" office:value-type="float" office:value="0.000625044434283204" calcext:value-type="float">
            <text:p>0.000625044434283</text:p>
          </table:table-cell>
          <table:table-cell table:formula="of:=0.5*[.CR12]*(([.CR6]-[.CQ6])/([.CR1]-[.CQ1]))^2" office:value-type="float" office:value="0.000423969590696096" calcext:value-type="float">
            <text:p>0.000423969590696</text:p>
          </table:table-cell>
          <table:table-cell table:formula="of:=0.5*[.CS12]*(([.CS6]-[.CR6])/([.CS1]-[.CR1]))^2" office:value-type="float" office:value="0.00181313297307154" calcext:value-type="float">
            <text:p>0.001813132973072</text:p>
          </table:table-cell>
          <table:table-cell table:formula="of:=0.5*[.CT12]*(([.CT6]-[.CS6])/([.CT1]-[.CS1]))^2" office:value-type="float" office:value="0.000572257184544275" calcext:value-type="float">
            <text:p>0.000572257184544</text:p>
          </table:table-cell>
          <table:table-cell table:formula="of:=0.5*[.CU12]*(([.CU6]-[.CT6])/([.CU1]-[.CT1]))^2" office:value-type="float" office:value="0.00231527282015337" calcext:value-type="float">
            <text:p>0.002315272820153</text:p>
          </table:table-cell>
          <table:table-cell table:formula="of:=0.5*[.CV12]*(([.CV6]-[.CU6])/([.CV1]-[.CU1]))^2" office:value-type="float" office:value="0.0026983185564483" calcext:value-type="float">
            <text:p>0.002698318556448</text:p>
          </table:table-cell>
          <table:table-cell table:formula="of:=0.5*[.CW12]*(([.CW6]-[.CV6])/([.CW1]-[.CV1]))^2" office:value-type="float" office:value="0.0131727257095277" calcext:value-type="float">
            <text:p>0.013172725709528</text:p>
          </table:table-cell>
          <table:table-cell table:formula="of:=0.5*[.CX12]*(([.CX6]-[.CW6])/([.CX1]-[.CW1]))^2" office:value-type="float" office:value="0.000350884971624431" calcext:value-type="float">
            <text:p>0.000350884971624</text:p>
          </table:table-cell>
          <table:table-cell table:formula="of:=0.5*[.CY12]*(([.CY6]-[.CX6])/([.CY1]-[.CX1]))^2" office:value-type="float" office:value="0.00199795383469098" calcext:value-type="float">
            <text:p>0.001997953834691</text:p>
          </table:table-cell>
          <table:table-cell table:formula="of:=0.5*[.CZ12]*(([.CZ6]-[.CY6])/([.CZ1]-[.CY1]))^2" office:value-type="float" office:value="0.00575805664897174" calcext:value-type="float">
            <text:p>0.005758056648972</text:p>
          </table:table-cell>
          <table:table-cell table:formula="of:=0.5*[.DA12]*(([.DA6]-[.CZ6])/([.DA1]-[.CZ1]))^2" office:value-type="float" office:value="0.00122479373988458" calcext:value-type="float">
            <text:p>0.001224793739885</text:p>
          </table:table-cell>
          <table:table-cell table:formula="of:=0.5*[.DB12]*(([.DB6]-[.DA6])/([.DB1]-[.DA1]))^2" office:value-type="float" office:value="0.000766635503418102" calcext:value-type="float">
            <text:p>0.000766635503418</text:p>
          </table:table-cell>
          <table:table-cell table:formula="of:=0.5*[.DC12]*(([.DC6]-[.DB6])/([.DC1]-[.DB1]))^2" office:value-type="float" office:value="0.00158346880699789" calcext:value-type="float">
            <text:p>0.001583468806998</text:p>
          </table:table-cell>
          <table:table-cell table:formula="of:=0.5*[.DD12]*(([.DD6]-[.DC6])/([.DD1]-[.DC1]))^2" office:value-type="float" office:value="0.00403801833133144" calcext:value-type="float">
            <text:p>0.004038018331331</text:p>
          </table:table-cell>
          <table:table-cell table:formula="of:=0.5*[.DE12]*(([.DE6]-[.DD6])/([.DE1]-[.DD1]))^2" office:value-type="float" office:value="0.0000859996820353805" calcext:value-type="float">
            <text:p>8.59996820353805E-05</text:p>
          </table:table-cell>
          <table:table-cell table:formula="of:=0.5*[.DF12]*(([.DF6]-[.DE6])/([.DF1]-[.DE1]))^2" office:value-type="float" office:value="0.0057651268200459" calcext:value-type="float">
            <text:p>0.005765126820046</text:p>
          </table:table-cell>
          <table:table-cell table:formula="of:=0.5*[.DG12]*(([.DG6]-[.DF6])/([.DG1]-[.DF1]))^2" office:value-type="float" office:value="0.000522562302256592" calcext:value-type="float">
            <text:p>0.000522562302257</text:p>
          </table:table-cell>
          <table:table-cell table:formula="of:=0.5*[.DH12]*(([.DH6]-[.DG6])/([.DH1]-[.DG1]))^2" office:value-type="float" office:value="0.000881675258246623" calcext:value-type="float">
            <text:p>0.000881675258247</text:p>
          </table:table-cell>
          <table:table-cell table:formula="of:=0.5*[.DI12]*(([.DI6]-[.DH6])/([.DI1]-[.DH1]))^2" office:value-type="float" office:value="0.00250813471773279" calcext:value-type="float">
            <text:p>0.002508134717733</text:p>
          </table:table-cell>
          <table:table-cell table:formula="of:=0.5*[.DJ12]*(([.DJ6]-[.DI6])/([.DJ1]-[.DI1]))^2" office:value-type="float" office:value="0.0127399406449403" calcext:value-type="float">
            <text:p>0.01273994064494</text:p>
          </table:table-cell>
          <table:table-cell table:formula="of:=0.5*[.DK12]*(([.DK6]-[.DJ6])/([.DK1]-[.DJ1]))^2" office:value-type="float" office:value="0.000133565715601368" calcext:value-type="float">
            <text:p>0.000133565715601</text:p>
          </table:table-cell>
          <table:table-cell table:formula="of:=0.5*[.DL12]*(([.DL6]-[.DK6])/([.DL1]-[.DK1]))^2" office:value-type="float" office:value="0.00197362295213386" calcext:value-type="float">
            <text:p>0.001973622952134</text:p>
          </table:table-cell>
          <table:table-cell table:formula="of:=0.5*[.DM12]*(([.DM6]-[.DL6])/([.DM1]-[.DL1]))^2" office:value-type="float" office:value="0.00204510825305143" calcext:value-type="float">
            <text:p>0.002045108253051</text:p>
          </table:table-cell>
          <table:table-cell table:formula="of:=0.5*[.DN12]*(([.DN6]-[.DM6])/([.DN1]-[.DM1]))^2" office:value-type="float" office:value="0.00148325330443044" calcext:value-type="float">
            <text:p>0.00148325330443</text:p>
          </table:table-cell>
          <table:table-cell table:formula="of:=0.5*[.DO12]*(([.DO6]-[.DN6])/([.DO1]-[.DN1]))^2" office:value-type="float" office:value="0.00326386776787818" calcext:value-type="float">
            <text:p>0.003263867767878</text:p>
          </table:table-cell>
          <table:table-cell table:formula="of:=0.5*[.DP12]*(([.DP6]-[.DO6])/([.DP1]-[.DO1]))^2" office:value-type="float" office:value="0.0055139786922725" calcext:value-type="float">
            <text:p>0.005513978692273</text:p>
          </table:table-cell>
          <table:table-cell table:formula="of:=0.5*[.DQ12]*(([.DQ6]-[.DP6])/([.DQ1]-[.DP1]))^2" office:value-type="float" office:value="0.00239257692686346" calcext:value-type="float">
            <text:p>0.002392576926863</text:p>
          </table:table-cell>
          <table:table-cell table:formula="of:=0.5*[.DR12]*(([.DR6]-[.DQ6])/([.DR1]-[.DQ1]))^2" office:value-type="float" office:value="0.00163679135169165" calcext:value-type="float">
            <text:p>0.001636791351692</text:p>
          </table:table-cell>
          <table:table-cell table:formula="of:=0.5*[.DS12]*(([.DS6]-[.DR6])/([.DS1]-[.DR1]))^2" office:value-type="float" office:value="0.0087849324929221" calcext:value-type="float">
            <text:p>0.008784932492922</text:p>
          </table:table-cell>
          <table:table-cell table:formula="of:=0.5*[.DT12]*(([.DT6]-[.DS6])/([.DT1]-[.DS1]))^2" office:value-type="float" office:value="0.000926357165067193" calcext:value-type="float">
            <text:p>0.000926357165067</text:p>
          </table:table-cell>
          <table:table-cell table:formula="of:=0.5*[.DU12]*(([.DU6]-[.DT6])/([.DU1]-[.DT1]))^2" office:value-type="float" office:value="0.0016952232191583" calcext:value-type="float">
            <text:p>0.001695223219158</text:p>
          </table:table-cell>
          <table:table-cell table:formula="of:=0.5*[.DV12]*(([.DV6]-[.DU6])/([.DV1]-[.DU1]))^2" office:value-type="float" office:value="0.00023045479343999" calcext:value-type="float">
            <text:p>0.00023045479344</text:p>
          </table:table-cell>
          <table:table-cell table:formula="of:=0.5*[.DW12]*(([.DW6]-[.DV6])/([.DW1]-[.DV1]))^2" office:value-type="float" office:value="0.00000975102099623519" calcext:value-type="float">
            <text:p>9.75102099623519E-06</text:p>
          </table:table-cell>
          <table:table-cell table:formula="of:=0.5*[.DX12]*(([.DX6]-[.DW6])/([.DX1]-[.DW1]))^2" office:value-type="float" office:value="0.000327364672383497" calcext:value-type="float">
            <text:p>0.000327364672383</text:p>
          </table:table-cell>
          <table:table-cell table:formula="of:=0.5*[.DY12]*(([.DY6]-[.DX6])/([.DY1]-[.DX1]))^2" office:value-type="float" office:value="0.00557277283062201" calcext:value-type="float">
            <text:p>0.005572772830622</text:p>
          </table:table-cell>
          <table:table-cell table:formula="of:=0.5*[.DZ12]*(([.DZ6]-[.DY6])/([.DZ1]-[.DY1]))^2" office:value-type="float" office:value="0.00830970495736839" calcext:value-type="float">
            <text:p>0.008309704957368</text:p>
          </table:table-cell>
          <table:table-cell table:formula="of:=0.5*[.EA12]*(([.EA6]-[.DZ6])/([.EA1]-[.DZ1]))^2" office:value-type="float" office:value="0.0000942660473624536" calcext:value-type="float">
            <text:p>9.42660473624536E-05</text:p>
          </table:table-cell>
          <table:table-cell table:formula="of:=0.5*[.EB12]*(([.EB6]-[.EA6])/([.EB1]-[.EA1]))^2" office:value-type="float" office:value="0.00429021854553284" calcext:value-type="float">
            <text:p>0.004290218545533</text:p>
          </table:table-cell>
          <table:table-cell table:formula="of:=0.5*[.EC12]*(([.EC6]-[.EB6])/([.EC1]-[.EB1]))^2" office:value-type="float" office:value="0.000254066520392252" calcext:value-type="float">
            <text:p>0.000254066520392</text:p>
          </table:table-cell>
          <table:table-cell table:formula="of:=0.5*[.ED12]*(([.ED6]-[.EC6])/([.ED1]-[.EC1]))^2" office:value-type="float" office:value="0.000393482791254274" calcext:value-type="float">
            <text:p>0.000393482791254</text:p>
          </table:table-cell>
          <table:table-cell table:formula="of:=0.5*[.EE12]*(([.EE6]-[.ED6])/([.EE1]-[.ED1]))^2" office:value-type="float" office:value="0.000496776881389351" calcext:value-type="float">
            <text:p>0.000496776881389</text:p>
          </table:table-cell>
          <table:table-cell table:formula="of:=0.5*[.EF12]*(([.EF6]-[.EE6])/([.EF1]-[.EE1]))^2" office:value-type="float" office:value="0.000879506385436696" calcext:value-type="float">
            <text:p>0.000879506385437</text:p>
          </table:table-cell>
          <table:table-cell table:formula="of:=0.5*[.EG12]*(([.EG6]-[.EF6])/([.EG1]-[.EF1]))^2" office:value-type="float" office:value="0.000527350154995265" calcext:value-type="float">
            <text:p>0.000527350154995</text:p>
          </table:table-cell>
          <table:table-cell table:formula="of:=0.5*[.EH12]*(([.EH6]-[.EG6])/([.EH1]-[.EG1]))^2" office:value-type="float" office:value="0.00762099142024645" calcext:value-type="float">
            <text:p>0.007620991420246</text:p>
          </table:table-cell>
          <table:table-cell table:formula="of:=0.5*[.EI12]*(([.EI6]-[.EH6])/([.EI1]-[.EH1]))^2" office:value-type="float" office:value="0.000649033618720044" calcext:value-type="float">
            <text:p>0.00064903361872</text:p>
          </table:table-cell>
          <table:table-cell table:formula="of:=0.5*[.EJ12]*(([.EJ6]-[.EI6])/([.EJ1]-[.EI1]))^2" office:value-type="float" office:value="0.00223782569546993" calcext:value-type="float">
            <text:p>0.00223782569547</text:p>
          </table:table-cell>
          <table:table-cell table:formula="of:=0.5*[.EK12]*(([.EK6]-[.EJ6])/([.EK1]-[.EJ1]))^2" office:value-type="float" office:value="0.00386964540098193" calcext:value-type="float">
            <text:p>0.003869645400982</text:p>
          </table:table-cell>
          <table:table-cell table:formula="of:=0.5*[.EL12]*(([.EL6]-[.EK6])/([.EL1]-[.EK1]))^2" office:value-type="float" office:value="0.00014189048534974" calcext:value-type="float">
            <text:p>0.00014189048535</text:p>
          </table:table-cell>
          <table:table-cell table:formula="of:=0.5*[.EM12]*(([.EM6]-[.EL6])/([.EM1]-[.EL1]))^2" office:value-type="float" office:value="0.000000256613441998743" calcext:value-type="float">
            <text:p>2.56613441998743E-07</text:p>
          </table:table-cell>
          <table:table-cell table:formula="of:=0.5*[.EN12]*(([.EN6]-[.EM6])/([.EN1]-[.EM1]))^2" office:value-type="float" office:value="0.000684615692172797" calcext:value-type="float">
            <text:p>0.000684615692173</text:p>
          </table:table-cell>
          <table:table-cell table:formula="of:=0.5*[.EO12]*(([.EO6]-[.EN6])/([.EO1]-[.EN1]))^2" office:value-type="float" office:value="0.00000136498055589055" calcext:value-type="float">
            <text:p>1.36498055589055E-06</text:p>
          </table:table-cell>
          <table:table-cell table:formula="of:=0.5*[.EP12]*(([.EP6]-[.EO6])/([.EP1]-[.EO1]))^2" office:value-type="float" office:value="0.000172464093566893" calcext:value-type="float">
            <text:p>0.000172464093567</text:p>
          </table:table-cell>
          <table:table-cell table:formula="of:=0.5*[.EQ12]*(([.EQ6]-[.EP6])/([.EQ1]-[.EP1]))^2" office:value-type="float" office:value="0.000000236803417281888" calcext:value-type="float">
            <text:p>2.36803417281888E-07</text:p>
          </table:table-cell>
          <table:table-cell table:formula="of:=0.5*[.ER12]*(([.ER6]-[.EQ6])/([.ER1]-[.EQ1]))^2" office:value-type="float" office:value="0.00567590799644186" calcext:value-type="float">
            <text:p>0.005675907996442</text:p>
          </table:table-cell>
          <table:table-cell table:formula="of:=0.5*[.ES12]*(([.ES6]-[.ER6])/([.ES1]-[.ER1]))^2" office:value-type="float" office:value="0.0000412223327653143" calcext:value-type="float">
            <text:p>4.12223327653143E-05</text:p>
          </table:table-cell>
          <table:table-cell table:formula="of:=0.5*[.ET12]*(([.ET6]-[.ES6])/([.ET1]-[.ES1]))^2" office:value-type="float" office:value="0.00984619654900624" calcext:value-type="float">
            <text:p>0.009846196549006</text:p>
          </table:table-cell>
          <table:table-cell table:formula="of:=0.5*[.EU12]*(([.EU6]-[.ET6])/([.EU1]-[.ET1]))^2" office:value-type="float" office:value="0.00216786581290861" calcext:value-type="float">
            <text:p>0.002167865812909</text:p>
          </table:table-cell>
          <table:table-cell table:formula="of:=0.5*[.EV12]*(([.EV6]-[.EU6])/([.EV1]-[.EU1]))^2" office:value-type="float" office:value="0.00106150758344184" calcext:value-type="float">
            <text:p>0.001061507583442</text:p>
          </table:table-cell>
          <table:table-cell table:formula="of:=0.5*[.EW12]*(([.EW6]-[.EV6])/([.EW1]-[.EV1]))^2" office:value-type="float" office:value="0.00000820563937495991" calcext:value-type="float">
            <text:p>8.20563937495991E-06</text:p>
          </table:table-cell>
          <table:table-cell table:formula="of:=0.5*[.EX12]*(([.EX6]-[.EW6])/([.EX1]-[.EW1]))^2" office:value-type="float" office:value="0.012841190834245" calcext:value-type="float">
            <text:p>0.012841190834245</text:p>
          </table:table-cell>
          <table:table-cell table:formula="of:=0.5*[.EY12]*(([.EY6]-[.EX6])/([.EY1]-[.EX1]))^2" office:value-type="float" office:value="0.00132840991592275" calcext:value-type="float">
            <text:p>0.001328409915923</text:p>
          </table:table-cell>
          <table:table-cell table:formula="of:=0.5*[.EZ12]*(([.EZ6]-[.EY6])/([.EZ1]-[.EY1]))^2" office:value-type="float" office:value="0.000398978470315329" calcext:value-type="float">
            <text:p>0.000398978470315</text:p>
          </table:table-cell>
          <table:table-cell table:formula="of:=0.5*[.FA12]*(([.FA6]-[.EZ6])/([.FA1]-[.EZ1]))^2" office:value-type="float" office:value="0.0000440354391294468" calcext:value-type="float">
            <text:p>4.40354391294468E-05</text:p>
          </table:table-cell>
          <table:table-cell table:formula="of:=0.5*[.FB12]*(([.FB6]-[.FA6])/([.FB1]-[.FA1]))^2" office:value-type="float" office:value="0.000170914627260912" calcext:value-type="float">
            <text:p>0.000170914627261</text:p>
          </table:table-cell>
          <table:table-cell table:formula="of:=0.5*[.FC12]*(([.FC6]-[.FB6])/([.FC1]-[.FB1]))^2" office:value-type="float" office:value="0.00243215513710017" calcext:value-type="float">
            <text:p>0.0024321551371</text:p>
          </table:table-cell>
          <table:table-cell table:formula="of:=0.5*[.FD12]*(([.FD6]-[.FC6])/([.FD1]-[.FC1]))^2" office:value-type="float" office:value="0.000734539971215327" calcext:value-type="float">
            <text:p>0.000734539971215</text:p>
          </table:table-cell>
          <table:table-cell table:formula="of:=0.5*[.FE12]*(([.FE6]-[.FD6])/([.FE1]-[.FD1]))^2" office:value-type="float" office:value="0.000344659256718473" calcext:value-type="float">
            <text:p>0.000344659256718</text:p>
          </table:table-cell>
          <table:table-cell table:formula="of:=0.5*[.FF12]*(([.FF6]-[.FE6])/([.FF1]-[.FE1]))^2" office:value-type="float" office:value="0.0109744619035943" calcext:value-type="float">
            <text:p>0.010974461903594</text:p>
          </table:table-cell>
          <table:table-cell table:formula="of:=0.5*[.FG12]*(([.FG6]-[.FF6])/([.FG1]-[.FF1]))^2" office:value-type="float" office:value="0.000553818612679769" calcext:value-type="float">
            <text:p>0.00055381861268</text:p>
          </table:table-cell>
          <table:table-cell table:formula="of:=0.5*[.FH12]*(([.FH6]-[.FG6])/([.FH1]-[.FG1]))^2" office:value-type="float" office:value="0.00157526485711869" calcext:value-type="float">
            <text:p>0.001575264857119</text:p>
          </table:table-cell>
          <table:table-cell table:formula="of:=0.5*[.FI12]*(([.FI6]-[.FH6])/([.FI1]-[.FH1]))^2" office:value-type="float" office:value="0.0000367784802991368" calcext:value-type="float">
            <text:p>3.67784802991368E-05</text:p>
          </table:table-cell>
          <table:table-cell table:formula="of:=0.5*[.FJ12]*(([.FJ6]-[.FI6])/([.FJ1]-[.FI1]))^2" office:value-type="float" office:value="0.000000731179307399356" calcext:value-type="float">
            <text:p>7.31179307399356E-07</text:p>
          </table:table-cell>
          <table:table-cell table:formula="of:=0.5*[.FK12]*(([.FK6]-[.FJ6])/([.FK1]-[.FJ1]))^2" office:value-type="float" office:value="0.000707581532635136" calcext:value-type="float">
            <text:p>0.000707581532635</text:p>
          </table:table-cell>
          <table:table-cell table:formula="of:=0.5*[.FL12]*(([.FL6]-[.FK6])/([.FL1]-[.FK1]))^2" office:value-type="float" office:value="0.000247309001698545" calcext:value-type="float">
            <text:p>0.000247309001699</text:p>
          </table:table-cell>
          <table:table-cell table:formula="of:=0.5*[.FM12]*(([.FM6]-[.FL6])/([.FM1]-[.FL1]))^2" office:value-type="float" office:value="0.000500874609186779" calcext:value-type="float">
            <text:p>0.000500874609187</text:p>
          </table:table-cell>
          <table:table-cell table:formula="of:=0.5*[.FN12]*(([.FN6]-[.FM6])/([.FN1]-[.FM1]))^2" office:value-type="float" office:value="0.000137251825925229" calcext:value-type="float">
            <text:p>0.000137251825925</text:p>
          </table:table-cell>
          <table:table-cell table:formula="of:=0.5*[.FO12]*(([.FO6]-[.FN6])/([.FO1]-[.FN1]))^2" office:value-type="float" office:value="0.000109545786954758" calcext:value-type="float">
            <text:p>0.000109545786955</text:p>
          </table:table-cell>
          <table:table-cell table:formula="of:=0.5*[.FP12]*(([.FP6]-[.FO6])/([.FP1]-[.FO1]))^2" office:value-type="float" office:value="0.000190091337997925" calcext:value-type="float">
            <text:p>0.000190091337998</text:p>
          </table:table-cell>
          <table:table-cell table:formula="of:=0.5*[.FQ12]*(([.FQ6]-[.FP6])/([.FQ1]-[.FP1]))^2" office:value-type="float" office:value="0.000336276441716339" calcext:value-type="float">
            <text:p>0.000336276441716</text:p>
          </table:table-cell>
          <table:table-cell table:formula="of:=0.5*[.FR12]*(([.FR6]-[.FQ6])/([.FR1]-[.FQ1]))^2" office:value-type="float" office:value="0.000511479271896716" calcext:value-type="float">
            <text:p>0.000511479271897</text:p>
          </table:table-cell>
          <table:table-cell table:formula="of:=0.5*[.FS12]*(([.FS6]-[.FR6])/([.FS1]-[.FR1]))^2" office:value-type="float" office:value="0.000199570981465741" calcext:value-type="float">
            <text:p>0.000199570981466</text:p>
          </table:table-cell>
          <table:table-cell table:formula="of:=0.5*[.FT12]*(([.FT6]-[.FS6])/([.FT1]-[.FS1]))^2" office:value-type="float" office:value="0.000565976547412044" calcext:value-type="float">
            <text:p>0.000565976547412</text:p>
          </table:table-cell>
          <table:table-cell table:formula="of:=0.5*[.FU12]*(([.FU6]-[.FT6])/([.FU1]-[.FT1]))^2" office:value-type="float" office:value="0.0000040759754396152" calcext:value-type="float">
            <text:p>4.0759754396152E-06</text:p>
          </table:table-cell>
          <table:table-cell table:formula="of:=0.5*[.FV12]*(([.FV6]-[.FU6])/([.FV1]-[.FU1]))^2" office:value-type="float" office:value="0.00290608773343465" calcext:value-type="float">
            <text:p>0.002906087733435</text:p>
          </table:table-cell>
          <table:table-cell table:formula="of:=0.5*[.FW12]*(([.FW6]-[.FV6])/([.FW1]-[.FV1]))^2" office:value-type="float" office:value="0.00203120764740015" calcext:value-type="float">
            <text:p>0.0020312076474</text:p>
          </table:table-cell>
          <table:table-cell table:formula="of:=0.5*[.FX12]*(([.FX6]-[.FW6])/([.FX1]-[.FW1]))^2" office:value-type="float" office:value="0.00000564281061859005" calcext:value-type="float">
            <text:p>5.64281061859005E-06</text:p>
          </table:table-cell>
          <table:table-cell table:formula="of:=0.5*[.FY12]*(([.FY6]-[.FX6])/([.FY1]-[.FX1]))^2" office:value-type="float" office:value="0.000570180006051397" calcext:value-type="float">
            <text:p>0.000570180006051</text:p>
          </table:table-cell>
          <table:table-cell table:formula="of:=0.5*[.FZ12]*(([.FZ6]-[.FY6])/([.FZ1]-[.FY1]))^2" office:value-type="float" office:value="0.000530880013187668" calcext:value-type="float">
            <text:p>0.000530880013188</text:p>
          </table:table-cell>
          <table:table-cell table:formula="of:=0.5*[.GA12]*(([.GA6]-[.FZ6])/([.GA1]-[.FZ1]))^2" office:value-type="float" office:value="0.00319660242453984" calcext:value-type="float">
            <text:p>0.00319660242454</text:p>
          </table:table-cell>
          <table:table-cell table:formula="of:=0.5*[.GB12]*(([.GB6]-[.GA6])/([.GB1]-[.GA1]))^2" office:value-type="float" office:value="0.000771688496594499" calcext:value-type="float">
            <text:p>0.000771688496595</text:p>
          </table:table-cell>
          <table:table-cell table:formula="of:=0.5*[.GC12]*(([.GC6]-[.GB6])/([.GC1]-[.GB1]))^2" office:value-type="float" office:value="0.00103603346047413" calcext:value-type="float">
            <text:p>0.001036033460474</text:p>
          </table:table-cell>
          <table:table-cell table:formula="of:=0.5*[.GD12]*(([.GD6]-[.GC6])/([.GD1]-[.GC1]))^2" office:value-type="float" office:value="0.0019813089649229" calcext:value-type="float">
            <text:p>0.001981308964923</text:p>
          </table:table-cell>
          <table:table-cell table:formula="of:=0.5*[.GE12]*(([.GE6]-[.GD6])/([.GE1]-[.GD1]))^2" office:value-type="float" office:value="0.00131654143964684" calcext:value-type="float">
            <text:p>0.001316541439647</text:p>
          </table:table-cell>
          <table:table-cell table:formula="of:=0.5*[.GF12]*(([.GF6]-[.GE6])/([.GF1]-[.GE1]))^2" office:value-type="float" office:value="0.00557962821812444" calcext:value-type="float">
            <text:p>0.005579628218124</text:p>
          </table:table-cell>
          <table:table-cell table:formula="of:=0.5*[.GG12]*(([.GG6]-[.GF6])/([.GG1]-[.GF1]))^2" office:value-type="float" office:value="0.0000974099169535712" calcext:value-type="float">
            <text:p>9.74099169535712E-05</text:p>
          </table:table-cell>
          <table:table-cell table:formula="of:=0.5*[.GH12]*(([.GH6]-[.GG6])/([.GH1]-[.GG1]))^2" office:value-type="float" office:value="0.000294128280767609" calcext:value-type="float">
            <text:p>0.000294128280768</text:p>
          </table:table-cell>
          <table:table-cell table:formula="of:=0.5*[.GI12]*(([.GI6]-[.GH6])/([.GI1]-[.GH1]))^2" office:value-type="float" office:value="0.00083009915810469" calcext:value-type="float">
            <text:p>0.000830099158105</text:p>
          </table:table-cell>
          <table:table-cell table:formula="of:=0.5*[.GJ12]*(([.GJ6]-[.GI6])/([.GJ1]-[.GI1]))^2" office:value-type="float" office:value="0.00654569570219359" calcext:value-type="float">
            <text:p>0.006545695702194</text:p>
          </table:table-cell>
          <table:table-cell table:formula="of:=0.5*[.GK12]*(([.GK6]-[.GJ6])/([.GK1]-[.GJ1]))^2" office:value-type="float" office:value="0.000000270886197659154" calcext:value-type="float">
            <text:p>2.70886197659154E-07</text:p>
          </table:table-cell>
          <table:table-cell table:formula="of:=0.5*[.GL12]*(([.GL6]-[.GK6])/([.GL1]-[.GK1]))^2" office:value-type="float" office:value="0.0000932524196218128" calcext:value-type="float">
            <text:p>9.32524196218128E-05</text:p>
          </table:table-cell>
          <table:table-cell table:formula="of:=0.5*[.GM12]*(([.GM6]-[.GL6])/([.GM1]-[.GL1]))^2" office:value-type="float" office:value="0.000803344055373942" calcext:value-type="float">
            <text:p>0.000803344055374</text:p>
          </table:table-cell>
          <table:table-cell table:formula="of:=0.5*[.GN12]*(([.GN6]-[.GM6])/([.GN1]-[.GM1]))^2" office:value-type="float" office:value="0.0114533377747404" calcext:value-type="float">
            <text:p>0.01145333777474</text:p>
          </table:table-cell>
          <table:table-cell table:formula="of:=0.5*[.GO12]*(([.GO6]-[.GN6])/([.GO1]-[.GN1]))^2" office:value-type="float" office:value="0.000386525988905695" calcext:value-type="float">
            <text:p>0.000386525988906</text:p>
          </table:table-cell>
          <table:table-cell table:formula="of:=0.5*[.GP12]*(([.GP6]-[.GO6])/([.GP1]-[.GO1]))^2" office:value-type="float" office:value="0.00166516132063972" calcext:value-type="float">
            <text:p>0.00166516132064</text:p>
          </table:table-cell>
          <table:table-cell table:formula="of:=0.5*[.GQ12]*(([.GQ6]-[.GP6])/([.GQ1]-[.GP1]))^2" office:value-type="float" office:value="0.000121155079686055" calcext:value-type="float">
            <text:p>0.000121155079686</text:p>
          </table:table-cell>
          <table:table-cell table:formula="of:=0.5*[.GR12]*(([.GR6]-[.GQ6])/([.GR1]-[.GQ1]))^2" office:value-type="float" office:value="0.000258656630607262" calcext:value-type="float">
            <text:p>0.000258656630607</text:p>
          </table:table-cell>
          <table:table-cell table:formula="of:=0.5*[.GS12]*(([.GS6]-[.GR6])/([.GS1]-[.GR1]))^2" office:value-type="float" office:value="0.000151764215086147" calcext:value-type="float">
            <text:p>0.000151764215086</text:p>
          </table:table-cell>
          <table:table-cell table:formula="of:=0.5*[.GT12]*(([.GT6]-[.GS6])/([.GT1]-[.GS1]))^2" office:value-type="float" office:value="0.00774356673095336" calcext:value-type="float">
            <text:p>0.007743566730953</text:p>
          </table:table-cell>
          <table:table-cell table:formula="of:=0.5*[.GU12]*(([.GU6]-[.GT6])/([.GU1]-[.GT1]))^2" office:value-type="float" office:value="0.0000929680349216429" calcext:value-type="float">
            <text:p>9.29680349216429E-05</text:p>
          </table:table-cell>
          <table:table-cell table:formula="of:=0.5*[.GV12]*(([.GV6]-[.GU6])/([.GV1]-[.GU1]))^2" office:value-type="float" office:value="0.0000014339500293562" calcext:value-type="float">
            <text:p>1.4339500293562E-06</text:p>
          </table:table-cell>
          <table:table-cell table:formula="of:=0.5*[.GW12]*(([.GW6]-[.GV6])/([.GW1]-[.GV1]))^2" office:value-type="float" office:value="0.00577935847023196" calcext:value-type="float">
            <text:p>0.005779358470232</text:p>
          </table:table-cell>
          <table:table-cell table:formula="of:=0.5*[.GX12]*(([.GX6]-[.GW6])/([.GX1]-[.GW1]))^2" office:value-type="float" office:value="0.00265304414610111" calcext:value-type="float">
            <text:p>0.002653044146101</text:p>
          </table:table-cell>
          <table:table-cell table:formula="of:=0.5*[.GY12]*(([.GY6]-[.GX6])/([.GY1]-[.GX1]))^2" office:value-type="float" office:value="0.0000115186907998257" calcext:value-type="float">
            <text:p>1.15186907998257E-05</text:p>
          </table:table-cell>
          <table:table-cell table:formula="of:=0.5*[.GZ12]*(([.GZ6]-[.GY6])/([.GZ1]-[.GY1]))^2" office:value-type="float" office:value="0.000570734733318388" calcext:value-type="float">
            <text:p>0.000570734733318</text:p>
          </table:table-cell>
          <table:table-cell table:formula="of:=0.5*[.HA12]*(([.HA6]-[.GZ6])/([.HA1]-[.GZ1]))^2" office:value-type="string" office:string-value="" calcext:value-type="error">
            <text:p>#DIV/0!</text:p>
          </table:table-cell>
          <table:table-cell table:formula="of:=0.5*[.HB12]*(([.HB6]-[.HA6])/([.HB1]-[.HA1]))^2" office:value-type="string" office:string-value="" calcext:value-type="error">
            <text:p>#DIV/0!</text:p>
          </table:table-cell>
          <table:table-cell table:formula="of:=0.5*[.HC12]*(([.HC6]-[.HB6])/([.HC1]-[.HB1]))^2" office:value-type="string" office:string-value="" calcext:value-type="error">
            <text:p>#DIV/0!</text:p>
          </table:table-cell>
          <table:table-cell table:formula="of:=0.5*[.HD12]*(([.HD6]-[.HC6])/([.HD1]-[.HC1]))^2" office:value-type="string" office:string-value="" calcext:value-type="error">
            <text:p>#DIV/0!</text:p>
          </table:table-cell>
          <table:table-cell table:formula="of:=0.5*[.HE12]*(([.HE6]-[.HD6])/([.HE1]-[.HD1]))^2" office:value-type="string" office:string-value="" calcext:value-type="error">
            <text:p>#DIV/0!</text:p>
          </table:table-cell>
          <table:table-cell table:formula="of:=0.5*[.HF12]*(([.HF6]-[.HE6])/([.HF1]-[.HE1]))^2" office:value-type="string" office:string-value="" calcext:value-type="error">
            <text:p>#DIV/0!</text:p>
          </table:table-cell>
          <table:table-cell table:formula="of:=0.5*[.HG12]*(([.HG6]-[.HF6])/([.HG1]-[.HF1]))^2" office:value-type="string" office:string-value="" calcext:value-type="error">
            <text:p>#DIV/0!</text:p>
          </table:table-cell>
          <table:table-cell table:formula="of:=0.5*[.HH12]*(([.HH6]-[.HG6])/([.HH1]-[.HG1]))^2" office:value-type="string" office:string-value="" calcext:value-type="error">
            <text:p>#DIV/0!</text:p>
          </table:table-cell>
          <table:table-cell table:formula="of:=0.5*[.HI12]*(([.HI6]-[.HH6])/([.HI1]-[.HH1]))^2" office:value-type="string" office:string-value="" calcext:value-type="error">
            <text:p>#DIV/0!</text:p>
          </table:table-cell>
          <table:table-cell table:formula="of:=0.5*[.HJ12]*(([.HJ6]-[.HI6])/([.HJ1]-[.HI1]))^2" office:value-type="string" office:string-value="" calcext:value-type="error">
            <text:p>#DIV/0!</text:p>
          </table:table-cell>
          <table:table-cell table:formula="of:=0.5*[.HK12]*(([.HK6]-[.HJ6])/([.HK1]-[.HJ1]))^2" office:value-type="string" office:string-value="" calcext:value-type="error">
            <text:p>#DIV/0!</text:p>
          </table:table-cell>
          <table:table-cell table:formula="of:=0.5*[.HL12]*(([.HL6]-[.HK6])/([.HL1]-[.HK1]))^2" office:value-type="string" office:string-value="" calcext:value-type="error">
            <text:p>#DIV/0!</text:p>
          </table:table-cell>
          <table:table-cell table:formula="of:=0.5*[.HM12]*(([.HM6]-[.HL6])/([.HM1]-[.HL1]))^2" office:value-type="string" office:string-value="" calcext:value-type="error">
            <text:p>#DIV/0!</text:p>
          </table:table-cell>
          <table:table-cell table:formula="of:=0.5*[.HN12]*(([.HN6]-[.HM6])/([.HN1]-[.HM1]))^2" office:value-type="string" office:string-value="" calcext:value-type="error">
            <text:p>#DIV/0!</text:p>
          </table:table-cell>
          <table:table-cell table:formula="of:=0.5*[.HO12]*(([.HO6]-[.HN6])/([.HO1]-[.HN1]))^2" office:value-type="string" office:string-value="" calcext:value-type="error">
            <text:p>#DIV/0!</text:p>
          </table:table-cell>
          <table:table-cell table:formula="of:=0.5*[.HP12]*(([.HP6]-[.HO6])/([.HP1]-[.HO1]))^2" office:value-type="string" office:string-value="" calcext:value-type="error">
            <text:p>#DIV/0!</text:p>
          </table:table-cell>
          <table:table-cell table:formula="of:=0.5*[.HQ12]*(([.HQ6]-[.HP6])/([.HQ1]-[.HP1]))^2" office:value-type="string" office:string-value="" calcext:value-type="error">
            <text:p>#DIV/0!</text:p>
          </table:table-cell>
          <table:table-cell table:formula="of:=0.5*[.HR12]*(([.HR6]-[.HQ6])/([.HR1]-[.HQ1]))^2" office:value-type="string" office:string-value="" calcext:value-type="error">
            <text:p>#DIV/0!</text:p>
          </table:table-cell>
          <table:table-cell table:formula="of:=0.5*[.HS12]*(([.HS6]-[.HR6])/([.HS1]-[.HR1]))^2" office:value-type="string" office:string-value="" calcext:value-type="error">
            <text:p>#DIV/0!</text:p>
          </table:table-cell>
          <table:table-cell table:formula="of:=0.5*[.HT12]*(([.HT6]-[.HS6])/([.HT1]-[.HS1]))^2" office:value-type="string" office:string-value="" calcext:value-type="error">
            <text:p>#DIV/0!</text:p>
          </table:table-cell>
          <table:table-cell table:formula="of:=0.5*[.HU12]*(([.HU6]-[.HT6])/([.HU1]-[.HT1]))^2" office:value-type="string" office:string-value="" calcext:value-type="error">
            <text:p>#DIV/0!</text:p>
          </table:table-cell>
          <table:table-cell table:formula="of:=0.5*[.HV12]*(([.HV6]-[.HU6])/([.HV1]-[.HU1]))^2" office:value-type="string" office:string-value="" calcext:value-type="error">
            <text:p>#DIV/0!</text:p>
          </table:table-cell>
          <table:table-cell table:formula="of:=0.5*[.HW12]*(([.HW6]-[.HV6])/([.HW1]-[.HV1]))^2" office:value-type="string" office:string-value="" calcext:value-type="error">
            <text:p>#DIV/0!</text:p>
          </table:table-cell>
          <table:table-cell table:formula="of:=0.5*[.HX12]*(([.HX6]-[.HW6])/([.HX1]-[.HW1]))^2" office:value-type="string" office:string-value="" calcext:value-type="error">
            <text:p>#DIV/0!</text:p>
          </table:table-cell>
          <table:table-cell table:formula="of:=0.5*[.HY12]*(([.HY6]-[.HX6])/([.HY1]-[.HX1]))^2" office:value-type="string" office:string-value="" calcext:value-type="error">
            <text:p>#DIV/0!</text:p>
          </table:table-cell>
          <table:table-cell table:formula="of:=0.5*[.HZ12]*(([.HZ6]-[.HY6])/([.HZ1]-[.HY1]))^2" office:value-type="string" office:string-value="" calcext:value-type="error">
            <text:p>#DIV/0!</text:p>
          </table:table-cell>
          <table:table-cell table:formula="of:=0.5*[.IA12]*(([.IA6]-[.HZ6])/([.IA1]-[.HZ1]))^2" office:value-type="string" office:string-value="" calcext:value-type="error">
            <text:p>#DIV/0!</text:p>
          </table:table-cell>
          <table:table-cell table:formula="of:=0.5*[.IB12]*(([.IB6]-[.IA6])/([.IB1]-[.IA1]))^2" office:value-type="string" office:string-value="" calcext:value-type="error">
            <text:p>#DIV/0!</text:p>
          </table:table-cell>
          <table:table-cell table:formula="of:=0.5*[.IC12]*(([.IC6]-[.IB6])/([.IC1]-[.IB1]))^2" office:value-type="string" office:string-value="" calcext:value-type="error">
            <text:p>#DIV/0!</text:p>
          </table:table-cell>
          <table:table-cell table:formula="of:=0.5*[.ID12]*(([.ID6]-[.IC6])/([.ID1]-[.IC1]))^2" office:value-type="string" office:string-value="" calcext:value-type="error">
            <text:p>#DIV/0!</text:p>
          </table:table-cell>
          <table:table-cell table:formula="of:=0.5*[.IE12]*(([.IE6]-[.ID6])/([.IE1]-[.ID1]))^2" office:value-type="string" office:string-value="" calcext:value-type="error">
            <text:p>#DIV/0!</text:p>
          </table:table-cell>
          <table:table-cell table:formula="of:=0.5*[.IF12]*(([.IF6]-[.IE6])/([.IF1]-[.IE1]))^2" office:value-type="string" office:string-value="" calcext:value-type="error">
            <text:p>#DIV/0!</text:p>
          </table:table-cell>
          <table:table-cell table:formula="of:=0.5*[.IG12]*(([.IG6]-[.IF6])/([.IG1]-[.IF1]))^2" office:value-type="string" office:string-value="" calcext:value-type="error">
            <text:p>#DIV/0!</text:p>
          </table:table-cell>
          <table:table-cell table:formula="of:=0.5*[.IH12]*(([.IH6]-[.IG6])/([.IH1]-[.IG1]))^2" office:value-type="string" office:string-value="" calcext:value-type="error">
            <text:p>#DIV/0!</text:p>
          </table:table-cell>
          <table:table-cell table:formula="of:=0.5*[.II12]*(([.II6]-[.IH6])/([.II1]-[.IH1]))^2" office:value-type="string" office:string-value="" calcext:value-type="error">
            <text:p>#DIV/0!</text:p>
          </table:table-cell>
          <table:table-cell table:formula="of:=0.5*[.IJ12]*(([.IJ6]-[.II6])/([.IJ1]-[.II1]))^2" office:value-type="string" office:string-value="" calcext:value-type="error">
            <text:p>#DIV/0!</text:p>
          </table:table-cell>
          <table:table-cell table:formula="of:=0.5*[.IK12]*(([.IK6]-[.IJ6])/([.IK1]-[.IJ1]))^2" office:value-type="string" office:string-value="" calcext:value-type="error">
            <text:p>#DIV/0!</text:p>
          </table:table-cell>
          <table:table-cell table:formula="of:=0.5*[.IL12]*(([.IL6]-[.IK6])/([.IL1]-[.IK1]))^2" office:value-type="string" office:string-value="" calcext:value-type="error">
            <text:p>#DIV/0!</text:p>
          </table:table-cell>
          <table:table-cell table:formula="of:=0.5*[.IM12]*(([.IM6]-[.IL6])/([.IM1]-[.IL1]))^2" office:value-type="string" office:string-value="" calcext:value-type="error">
            <text:p>#DIV/0!</text:p>
          </table:table-cell>
          <table:table-cell table:formula="of:=0.5*[.IN12]*(([.IN6]-[.IM6])/([.IN1]-[.IM1]))^2" office:value-type="string" office:string-value="" calcext:value-type="error">
            <text:p>#DIV/0!</text:p>
          </table:table-cell>
          <table:table-cell table:formula="of:=0.5*[.IO12]*(([.IO6]-[.IN6])/([.IO1]-[.IN1]))^2" office:value-type="string" office:string-value="" calcext:value-type="error">
            <text:p>#DIV/0!</text:p>
          </table:table-cell>
          <table:table-cell table:formula="of:=0.5*[.IP12]*(([.IP6]-[.IO6])/([.IP1]-[.IO1]))^2" office:value-type="string" office:string-value="" calcext:value-type="error">
            <text:p>#DIV/0!</text:p>
          </table:table-cell>
          <table:table-cell table:formula="of:=0.5*[.IQ12]*(([.IQ6]-[.IP6])/([.IQ1]-[.IP1]))^2" office:value-type="string" office:string-value="" calcext:value-type="error">
            <text:p>#DIV/0!</text:p>
          </table:table-cell>
          <table:table-cell table:formula="of:=0.5*[.IR12]*(([.IR6]-[.IQ6])/([.IR1]-[.IQ1]))^2" office:value-type="string" office:string-value="" calcext:value-type="error">
            <text:p>#DIV/0!</text:p>
          </table:table-cell>
          <table:table-cell table:formula="of:=0.5*[.IS12]*(([.IS6]-[.IR6])/([.IS1]-[.IR1]))^2" office:value-type="string" office:string-value="" calcext:value-type="error">
            <text:p>#DIV/0!</text:p>
          </table:table-cell>
          <table:table-cell table:formula="of:=0.5*[.IT12]*(([.IT6]-[.IS6])/([.IT1]-[.IS1]))^2" office:value-type="string" office:string-value="" calcext:value-type="error">
            <text:p>#DIV/0!</text:p>
          </table:table-cell>
          <table:table-cell table:formula="of:=0.5*[.IU12]*(([.IU6]-[.IT6])/([.IU1]-[.IT1]))^2" office:value-type="string" office:string-value="" calcext:value-type="error">
            <text:p>#DIV/0!</text:p>
          </table:table-cell>
          <table:table-cell table:formula="of:=0.5*[.IV12]*(([.IV6]-[.IU6])/([.IV1]-[.IU1]))^2" office:value-type="string" office:string-value="" calcext:value-type="error">
            <text:p>#DIV/0!</text:p>
          </table:table-cell>
          <table:table-cell table:formula="of:=0.5*[.IW12]*(([.IW6]-[.IV6])/([.IW1]-[.IV1]))^2" office:value-type="string" office:string-value="" calcext:value-type="error">
            <text:p>#DIV/0!</text:p>
          </table:table-cell>
          <table:table-cell table:formula="of:=0.5*[.IX12]*(([.IX6]-[.IW6])/([.IX1]-[.IW1]))^2" office:value-type="string" office:string-value="" calcext:value-type="error">
            <text:p>#DIV/0!</text:p>
          </table:table-cell>
          <table:table-cell table:formula="of:=0.5*[.IY12]*(([.IY6]-[.IX6])/([.IY1]-[.IX1]))^2" office:value-type="string" office:string-value="" calcext:value-type="error">
            <text:p>#DIV/0!</text:p>
          </table:table-cell>
          <table:table-cell table:formula="of:=0.5*[.IZ12]*(([.IZ6]-[.IY6])/([.IZ1]-[.IY1]))^2" office:value-type="string" office:string-value="" calcext:value-type="error">
            <text:p>#DIV/0!</text:p>
          </table:table-cell>
          <table:table-cell table:formula="of:=0.5*[.JA12]*(([.JA6]-[.IZ6])/([.JA1]-[.IZ1]))^2" office:value-type="string" office:string-value="" calcext:value-type="error">
            <text:p>#DIV/0!</text:p>
          </table:table-cell>
          <table:table-cell table:formula="of:=0.5*[.JB12]*(([.JB6]-[.JA6])/([.JB1]-[.JA1]))^2" office:value-type="string" office:string-value="" calcext:value-type="error">
            <text:p>#DIV/0!</text:p>
          </table:table-cell>
          <table:table-cell table:formula="of:=0.5*[.JC12]*(([.JC6]-[.JB6])/([.JC1]-[.JB1]))^2" office:value-type="string" office:string-value="" calcext:value-type="error">
            <text:p>#DIV/0!</text:p>
          </table:table-cell>
          <table:table-cell table:formula="of:=0.5*[.JD12]*(([.JD6]-[.JC6])/([.JD1]-[.JC1]))^2" office:value-type="string" office:string-value="" calcext:value-type="error">
            <text:p>#DIV/0!</text:p>
          </table:table-cell>
          <table:table-cell table:formula="of:=0.5*[.JE12]*(([.JE6]-[.JD6])/([.JE1]-[.JD1]))^2" office:value-type="string" office:string-value="" calcext:value-type="error">
            <text:p>#DIV/0!</text:p>
          </table:table-cell>
          <table:table-cell table:formula="of:=0.5*[.JF12]*(([.JF6]-[.JE6])/([.JF1]-[.JE1]))^2" office:value-type="string" office:string-value="" calcext:value-type="error">
            <text:p>#DIV/0!</text:p>
          </table:table-cell>
          <table:table-cell table:formula="of:=0.5*[.JG12]*(([.JG6]-[.JF6])/([.JG1]-[.JF1]))^2" office:value-type="string" office:string-value="" calcext:value-type="error">
            <text:p>#DIV/0!</text:p>
          </table:table-cell>
          <table:table-cell table:formula="of:=0.5*[.JH12]*(([.JH6]-[.JG6])/([.JH1]-[.JG1]))^2" office:value-type="string" office:string-value="" calcext:value-type="error">
            <text:p>#DIV/0!</text:p>
          </table:table-cell>
          <table:table-cell table:formula="of:=0.5*[.JI12]*(([.JI6]-[.JH6])/([.JI1]-[.JH1]))^2" office:value-type="string" office:string-value="" calcext:value-type="error">
            <text:p>#DIV/0!</text:p>
          </table:table-cell>
          <table:table-cell table:formula="of:=0.5*[.JJ12]*(([.JJ6]-[.JI6])/([.JJ1]-[.JI1]))^2" office:value-type="string" office:string-value="" calcext:value-type="error">
            <text:p>#DIV/0!</text:p>
          </table:table-cell>
          <table:table-cell table:formula="of:=0.5*[.JK12]*(([.JK6]-[.JJ6])/([.JK1]-[.JJ1]))^2" office:value-type="string" office:string-value="" calcext:value-type="error">
            <text:p>#DIV/0!</text:p>
          </table:table-cell>
          <table:table-cell table:formula="of:=0.5*[.JL12]*(([.JL6]-[.JK6])/([.JL1]-[.JK1]))^2" office:value-type="string" office:string-value="" calcext:value-type="error">
            <text:p>#DIV/0!</text:p>
          </table:table-cell>
          <table:table-cell table:formula="of:=0.5*[.JM12]*(([.JM6]-[.JL6])/([.JM1]-[.JL1]))^2" office:value-type="string" office:string-value="" calcext:value-type="error">
            <text:p>#DIV/0!</text:p>
          </table:table-cell>
          <table:table-cell table:formula="of:=0.5*[.JN12]*(([.JN6]-[.JM6])/([.JN1]-[.JM1]))^2" office:value-type="string" office:string-value="" calcext:value-type="error">
            <text:p>#DIV/0!</text:p>
          </table:table-cell>
          <table:table-cell table:formula="of:=0.5*[.JO12]*(([.JO6]-[.JN6])/([.JO1]-[.JN1]))^2" office:value-type="string" office:string-value="" calcext:value-type="error">
            <text:p>#DIV/0!</text:p>
          </table:table-cell>
          <table:table-cell table:formula="of:=0.5*[.JP12]*(([.JP6]-[.JO6])/([.JP1]-[.JO1]))^2" office:value-type="string" office:string-value="" calcext:value-type="error">
            <text:p>#DIV/0!</text:p>
          </table:table-cell>
          <table:table-cell table:formula="of:=0.5*[.JQ12]*(([.JQ6]-[.JP6])/([.JQ1]-[.JP1]))^2" office:value-type="string" office:string-value="" calcext:value-type="error">
            <text:p>#DIV/0!</text:p>
          </table:table-cell>
          <table:table-cell table:formula="of:=0.5*[.JR12]*(([.JR6]-[.JQ6])/([.JR1]-[.JQ1]))^2" office:value-type="string" office:string-value="" calcext:value-type="error">
            <text:p>#DIV/0!</text:p>
          </table:table-cell>
          <table:table-cell table:formula="of:=0.5*[.JS12]*(([.JS6]-[.JR6])/([.JS1]-[.JR1]))^2" office:value-type="string" office:string-value="" calcext:value-type="error">
            <text:p>#DIV/0!</text:p>
          </table:table-cell>
          <table:table-cell table:formula="of:=0.5*[.JT12]*(([.JT6]-[.JS6])/([.JT1]-[.JS1]))^2" office:value-type="string" office:string-value="" calcext:value-type="error">
            <text:p>#DIV/0!</text:p>
          </table:table-cell>
          <table:table-cell table:formula="of:=0.5*[.JU12]*(([.JU6]-[.JT6])/([.JU1]-[.JT1]))^2" office:value-type="string" office:string-value="" calcext:value-type="error">
            <text:p>#DIV/0!</text:p>
          </table:table-cell>
          <table:table-cell table:formula="of:=0.5*[.JV12]*(([.JV6]-[.JU6])/([.JV1]-[.JU1]))^2" office:value-type="string" office:string-value="" calcext:value-type="error">
            <text:p>#DIV/0!</text:p>
          </table:table-cell>
          <table:table-cell table:formula="of:=0.5*[.JW12]*(([.JW6]-[.JV6])/([.JW1]-[.JV1]))^2" office:value-type="string" office:string-value="" calcext:value-type="error">
            <text:p>#DIV/0!</text:p>
          </table:table-cell>
          <table:table-cell table:formula="of:=0.5*[.JX12]*(([.JX6]-[.JW6])/([.JX1]-[.JW1]))^2" office:value-type="string" office:string-value="" calcext:value-type="error">
            <text:p>#DIV/0!</text:p>
          </table:table-cell>
          <table:table-cell table:formula="of:=0.5*[.JY12]*(([.JY6]-[.JX6])/([.JY1]-[.JX1]))^2" office:value-type="string" office:string-value="" calcext:value-type="error">
            <text:p>#DIV/0!</text:p>
          </table:table-cell>
          <table:table-cell table:formula="of:=0.5*[.JZ12]*(([.JZ6]-[.JY6])/([.JZ1]-[.JY1]))^2" office:value-type="string" office:string-value="" calcext:value-type="error">
            <text:p>#DIV/0!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GY13])" office:value-type="float" office:value="3.29164255292608" calcext:value-type="float">
            <text:p>3.29164255292608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GY14])" office:value-type="float" office:value="0.262474398705972" calcext:value-type="float">
            <text:p>0.26247439870597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3.55411695163205" calcext:value-type="float">
            <text:p>3.55411695163205</text:p>
          </table:table-cell>
          <table:table-cell table:formula="of:=[.B17]+[.C9]" office:value-type="float" office:value="5.96084543913603" calcext:value-type="float">
            <text:p>5.96084543913603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7:36:50.387696379</dc:date>
    <meta:editing-duration>PT1M41S</meta:editing-duration>
    <meta:editing-cycles>2</meta:editing-cycles>
    <meta:generator>LibreOffice/6.4.7.2$Linux_X86_64 LibreOffice_project/40$Build-2</meta:generator>
    <meta:document-statistic meta:table-count="1" meta:cell-count="419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4.201cm" style:legend-expansion="high" chart:style-name="ch2"/>
        <chart:plot-area chart:style-name="ch3" table:cell-range-address="flat11.A1:flat11.GY1 flat11.A6:flat11.GY6" chart:data-source-has-labels="both" svg:x="0.32cm" svg:y="0.18cm" svg:width="12.27cm" svg:height="8.64cm">
          <chartooo:coordinate-region svg:x="1.418cm" svg:y="0.38cm" svg:width="10.985cm" svg:height="7.793cm"/>
          <chart:axis chart:dimension="x" chart:name="primary-x" chart:style-name="ch4" chartooo:axis-type="auto">
            <chart:categories table:cell-range-address="flat11.B1:flat11.GY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11.B6:flat11.GY6" chart:label-cell-address="flat11.A6:flat11.A6" chart:class="chart:scatter">
            <chart:domain table:cell-range-address="flat11.B1:flat11.GY1"/>
            <chart:data-point chart:repeated="2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11.B1:flat11.GY1</svg:desc>
                </draw:g>
              </table:table-cell>
              <table:table-cell office:value-type="float" office:value="0.066709041595459">
                <text:p>0.066709041595459</text:p>
              </table:table-cell>
              <table:table-cell office:value-type="float" office:value="0.100063800811768">
                <text:p>0.100063800811768</text:p>
              </table:table-cell>
              <table:table-cell office:value-type="float" office:value="0.133418321609497">
                <text:p>0.133418321609497</text:p>
              </table:table-cell>
              <table:table-cell office:value-type="float" office:value="0.200127601623535">
                <text:p>0.200127601623535</text:p>
              </table:table-cell>
              <table:table-cell office:value-type="float" office:value="0.233481884002686">
                <text:p>0.233481884002686</text:p>
              </table:table-cell>
              <table:table-cell office:value-type="float" office:value="0.300192594528198">
                <text:p>0.300192594528198</text:p>
              </table:table-cell>
              <table:table-cell office:value-type="float" office:value="0.333547830581665">
                <text:p>0.333547830581665</text:p>
              </table:table-cell>
              <table:table-cell office:value-type="float" office:value="0.366903305053711">
                <text:p>0.366903305053711</text:p>
              </table:table-cell>
              <table:table-cell office:value-type="float" office:value="0.433613777160645">
                <text:p>0.433613777160645</text:p>
              </table:table-cell>
              <table:table-cell office:value-type="float" office:value="0.466969013214111">
                <text:p>0.466969013214111</text:p>
              </table:table-cell>
              <table:table-cell office:value-type="float" office:value="0.533679485321045">
                <text:p>0.533679485321045</text:p>
              </table:table-cell>
              <table:table-cell office:value-type="float" office:value="0.567034721374512">
                <text:p>0.567034721374512</text:p>
              </table:table-cell>
              <table:table-cell office:value-type="float" office:value="0.600389957427979">
                <text:p>0.600389957427979</text:p>
              </table:table-cell>
              <table:table-cell office:value-type="float" office:value="0.633745193481445">
                <text:p>0.633745193481445</text:p>
              </table:table-cell>
              <table:table-cell office:value-type="float" office:value="0.667100429534912">
                <text:p>0.667100429534912</text:p>
              </table:table-cell>
              <table:table-cell office:value-type="float" office:value="0.733810663223267">
                <text:p>0.733810663223267</text:p>
              </table:table-cell>
              <table:table-cell office:value-type="float" office:value="0.767165899276733">
                <text:p>0.767165899276733</text:p>
              </table:table-cell>
              <table:table-cell office:value-type="float" office:value="0.800520896911621">
                <text:p>0.800520896911621</text:p>
              </table:table-cell>
              <table:table-cell office:value-type="float" office:value="0.867230892181397">
                <text:p>0.867230892181397</text:p>
              </table:table-cell>
              <table:table-cell office:value-type="float" office:value="0.933941125869751">
                <text:p>0.933941125869751</text:p>
              </table:table-cell>
              <table:table-cell office:value-type="float" office:value="0.967296123504639">
                <text:p>0.967296123504639</text:p>
              </table:table-cell>
              <table:table-cell office:value-type="float" office:value="1.00065112113953">
                <text:p>1.00065112113953</text:p>
              </table:table-cell>
              <table:table-cell office:value-type="float" office:value="1.03400611877441">
                <text:p>1.03400611877441</text:p>
              </table:table-cell>
              <table:table-cell office:value-type="float" office:value="1.10071611404419">
                <text:p>1.10071611404419</text:p>
              </table:table-cell>
              <table:table-cell office:value-type="float" office:value="1.13407111167908">
                <text:p>1.13407111167908</text:p>
              </table:table-cell>
              <table:table-cell office:value-type="float" office:value="1.16742610931396">
                <text:p>1.16742610931396</text:p>
              </table:table-cell>
              <table:table-cell office:value-type="float" office:value="1.23413586616516">
                <text:p>1.23413586616516</text:p>
              </table:table-cell>
              <table:table-cell office:value-type="float" office:value="1.26749110221863">
                <text:p>1.26749110221863</text:p>
              </table:table-cell>
              <table:table-cell office:value-type="float" office:value="1.30084633827209">
                <text:p>1.30084633827209</text:p>
              </table:table-cell>
              <table:table-cell office:value-type="float" office:value="1.36755633354187">
                <text:p>1.36755633354187</text:p>
              </table:table-cell>
              <table:table-cell office:value-type="float" office:value="1.40091156959534">
                <text:p>1.40091156959534</text:p>
              </table:table-cell>
              <table:table-cell office:value-type="float" office:value="1.46762180328369">
                <text:p>1.46762180328369</text:p>
              </table:table-cell>
              <table:table-cell office:value-type="float" office:value="1.50097680091858">
                <text:p>1.50097680091858</text:p>
              </table:table-cell>
              <table:table-cell office:value-type="float" office:value="1.56768679618835">
                <text:p>1.56768679618835</text:p>
              </table:table-cell>
              <table:table-cell office:value-type="float" office:value="1.60104179382324">
                <text:p>1.60104179382324</text:p>
              </table:table-cell>
              <table:table-cell office:value-type="float" office:value="1.66775178909302">
                <text:p>1.66775178909302</text:p>
              </table:table-cell>
              <table:table-cell office:value-type="float" office:value="1.73446178436279">
                <text:p>1.73446178436279</text:p>
              </table:table-cell>
              <table:table-cell office:value-type="float" office:value="1.80117177963257">
                <text:p>1.80117177963257</text:p>
              </table:table-cell>
              <table:table-cell office:value-type="float" office:value="1.86788129806519">
                <text:p>1.86788129806519</text:p>
              </table:table-cell>
              <table:table-cell office:value-type="float" office:value="1.9345908164978">
                <text:p>1.9345908164978</text:p>
              </table:table-cell>
              <table:table-cell office:value-type="float" office:value="1.96794581413269">
                <text:p>1.96794581413269</text:p>
              </table:table-cell>
              <table:table-cell office:value-type="float" office:value="2.001300573349">
                <text:p>2.001300573349</text:p>
              </table:table-cell>
              <table:table-cell office:value-type="float" office:value="2.06801009178162">
                <text:p>2.06801009178162</text:p>
              </table:table-cell>
              <table:table-cell office:value-type="float" office:value="2.10136485099792">
                <text:p>2.10136485099792</text:p>
              </table:table-cell>
              <table:table-cell office:value-type="float" office:value="2.13471961021423">
                <text:p>2.13471961021423</text:p>
              </table:table-cell>
              <table:table-cell office:value-type="float" office:value="2.16807436943054">
                <text:p>2.16807436943054</text:p>
              </table:table-cell>
              <table:table-cell office:value-type="float" office:value="2.20142889022827">
                <text:p>2.20142889022827</text:p>
              </table:table-cell>
              <table:table-cell office:value-type="float" office:value="2.23478364944458">
                <text:p>2.23478364944458</text:p>
              </table:table-cell>
              <table:table-cell office:value-type="float" office:value="2.26813888549805">
                <text:p>2.26813888549805</text:p>
              </table:table-cell>
              <table:table-cell office:value-type="float" office:value="2.33484935760498">
                <text:p>2.33484935760498</text:p>
              </table:table-cell>
              <table:table-cell office:value-type="float" office:value="2.36820435523987">
                <text:p>2.36820435523987</text:p>
              </table:table-cell>
              <table:table-cell office:value-type="float" office:value="2.40155959129333">
                <text:p>2.40155959129333</text:p>
              </table:table-cell>
              <table:table-cell office:value-type="float" office:value="2.46826982498169">
                <text:p>2.46826982498169</text:p>
              </table:table-cell>
              <table:table-cell office:value-type="float" office:value="2.50162506103516">
                <text:p>2.50162506103516</text:p>
              </table:table-cell>
              <table:table-cell office:value-type="float" office:value="2.53498005867004">
                <text:p>2.53498005867004</text:p>
              </table:table-cell>
              <table:table-cell office:value-type="float" office:value="2.56833529472351">
                <text:p>2.56833529472351</text:p>
              </table:table-cell>
              <table:table-cell office:value-type="float" office:value="2.6016902923584">
                <text:p>2.6016902923584</text:p>
              </table:table-cell>
              <table:table-cell office:value-type="float" office:value="2.66840028762817">
                <text:p>2.66840028762817</text:p>
              </table:table-cell>
              <table:table-cell office:value-type="float" office:value="2.70175528526306">
                <text:p>2.70175528526306</text:p>
              </table:table-cell>
              <table:table-cell office:value-type="float" office:value="2.73511004447937">
                <text:p>2.73511004447937</text:p>
              </table:table-cell>
              <table:table-cell office:value-type="float" office:value="2.76846504211426">
                <text:p>2.76846504211426</text:p>
              </table:table-cell>
              <table:table-cell office:value-type="float" office:value="2.80182003974915">
                <text:p>2.80182003974915</text:p>
              </table:table-cell>
              <table:table-cell office:value-type="float" office:value="2.83517479896545">
                <text:p>2.83517479896545</text:p>
              </table:table-cell>
              <table:table-cell office:value-type="float" office:value="2.90188455581665">
                <text:p>2.90188455581665</text:p>
              </table:table-cell>
              <table:table-cell office:value-type="float" office:value="2.96859431266785">
                <text:p>2.96859431266785</text:p>
              </table:table-cell>
              <table:table-cell office:value-type="float" office:value="3.03530406951904">
                <text:p>3.03530406951904</text:p>
              </table:table-cell>
              <table:table-cell office:value-type="float" office:value="3.06865882873535">
                <text:p>3.06865882873535</text:p>
              </table:table-cell>
              <table:table-cell office:value-type="float" office:value="3.13536810874939">
                <text:p>3.13536810874939</text:p>
              </table:table-cell>
              <table:table-cell office:value-type="float" office:value="3.1687228679657">
                <text:p>3.1687228679657</text:p>
              </table:table-cell>
              <table:table-cell office:value-type="float" office:value="3.23543238639832">
                <text:p>3.23543238639832</text:p>
              </table:table-cell>
              <table:table-cell office:value-type="float" office:value="3.26878714561462">
                <text:p>3.26878714561462</text:p>
              </table:table-cell>
              <table:table-cell office:value-type="float" office:value="3.3354971408844">
                <text:p>3.3354971408844</text:p>
              </table:table-cell>
              <table:table-cell office:value-type="float" office:value="3.36885190010071">
                <text:p>3.36885190010071</text:p>
              </table:table-cell>
              <table:table-cell office:value-type="float" office:value="3.4022068977356">
                <text:p>3.4022068977356</text:p>
              </table:table-cell>
              <table:table-cell office:value-type="float" office:value="3.4355616569519">
                <text:p>3.4355616569519</text:p>
              </table:table-cell>
              <table:table-cell office:value-type="float" office:value="3.50227117538452">
                <text:p>3.50227117538452</text:p>
              </table:table-cell>
              <table:table-cell office:value-type="float" office:value="3.56898069381714">
                <text:p>3.56898069381714</text:p>
              </table:table-cell>
              <table:table-cell office:value-type="float" office:value="3.60233545303345">
                <text:p>3.60233545303345</text:p>
              </table:table-cell>
              <table:table-cell office:value-type="float" office:value="3.63569021224976">
                <text:p>3.63569021224976</text:p>
              </table:table-cell>
              <table:table-cell office:value-type="float" office:value="3.70239949226379">
                <text:p>3.70239949226379</text:p>
              </table:table-cell>
              <table:table-cell office:value-type="float" office:value="3.76910877227783">
                <text:p>3.76910877227783</text:p>
              </table:table-cell>
              <table:table-cell office:value-type="float" office:value="3.83581781387329">
                <text:p>3.83581781387329</text:p>
              </table:table-cell>
              <table:table-cell office:value-type="float" office:value="3.86917233467102">
                <text:p>3.86917233467102</text:p>
              </table:table-cell>
              <table:table-cell office:value-type="float" office:value="3.90252685546875">
                <text:p>3.90252685546875</text:p>
              </table:table-cell>
              <table:table-cell office:value-type="float" office:value="4.1360080242157">
                <text:p>4.1360080242157</text:p>
              </table:table-cell>
              <table:table-cell office:value-type="float" office:value="4.20271682739258">
                <text:p>4.20271682739258</text:p>
              </table:table-cell>
              <table:table-cell office:value-type="float" office:value="4.26942658424377">
                <text:p>4.26942658424377</text:p>
              </table:table-cell>
              <table:table-cell office:value-type="float" office:value="4.33613753318787">
                <text:p>4.33613753318787</text:p>
              </table:table-cell>
              <table:table-cell office:value-type="float" office:value="4.40284824371338">
                <text:p>4.40284824371338</text:p>
              </table:table-cell>
              <table:table-cell office:value-type="float" office:value="4.46955895423889">
                <text:p>4.46955895423889</text:p>
              </table:table-cell>
              <table:table-cell office:value-type="float" office:value="4.73640084266663">
                <text:p>4.73640084266663</text:p>
              </table:table-cell>
              <table:table-cell office:value-type="float" office:value="4.76975607872009">
                <text:p>4.76975607872009</text:p>
              </table:table-cell>
              <table:table-cell office:value-type="float" office:value="4.90317678451538">
                <text:p>4.90317678451538</text:p>
              </table:table-cell>
              <table:table-cell office:value-type="float" office:value="4.93653202056885">
                <text:p>4.93653202056885</text:p>
              </table:table-cell>
              <table:table-cell office:value-type="float" office:value="5.0032422542572">
                <text:p>5.0032422542572</text:p>
              </table:table-cell>
              <table:table-cell office:value-type="float" office:value="5.06995224952698">
                <text:p>5.06995224952698</text:p>
              </table:table-cell>
              <table:table-cell office:value-type="float" office:value="5.27008366584778">
                <text:p>5.27008366584778</text:p>
              </table:table-cell>
              <table:table-cell office:value-type="float" office:value="5.30343985557556">
                <text:p>5.30343985557556</text:p>
              </table:table-cell>
              <table:table-cell office:value-type="float" office:value="5.33679604530335">
                <text:p>5.33679604530335</text:p>
              </table:table-cell>
              <table:table-cell office:value-type="float" office:value="5.37015223503113">
                <text:p>5.37015223503113</text:p>
              </table:table-cell>
              <table:table-cell office:value-type="float" office:value="5.43686461448669">
                <text:p>5.43686461448669</text:p>
              </table:table-cell>
              <table:table-cell office:value-type="float" office:value="5.4702205657959">
                <text:p>5.4702205657959</text:p>
              </table:table-cell>
              <table:table-cell office:value-type="float" office:value="5.53693294525147">
                <text:p>5.53693294525147</text:p>
              </table:table-cell>
              <table:table-cell office:value-type="float" office:value="5.60364532470703">
                <text:p>5.60364532470703</text:p>
              </table:table-cell>
              <table:table-cell office:value-type="float" office:value="5.67035746574402">
                <text:p>5.67035746574402</text:p>
              </table:table-cell>
              <table:table-cell office:value-type="float" office:value="5.83713817596436">
                <text:p>5.83713817596436</text:p>
              </table:table-cell>
              <table:table-cell office:value-type="float" office:value="5.90385031700134">
                <text:p>5.90385031700134</text:p>
              </table:table-cell>
              <table:table-cell office:value-type="float" office:value="5.93720626831055">
                <text:p>5.93720626831055</text:p>
              </table:table-cell>
              <table:table-cell office:value-type="float" office:value="5.97056245803833">
                <text:p>5.97056245803833</text:p>
              </table:table-cell>
              <table:table-cell office:value-type="float" office:value="6.00391840934753">
                <text:p>6.00391840934753</text:p>
              </table:table-cell>
              <table:table-cell office:value-type="float" office:value="6.03727436065674">
                <text:p>6.03727436065674</text:p>
              </table:table-cell>
              <table:table-cell office:value-type="float" office:value="6.07063055038452">
                <text:p>6.07063055038452</text:p>
              </table:table-cell>
              <table:table-cell office:value-type="float" office:value="6.13734269142151">
                <text:p>6.13734269142151</text:p>
              </table:table-cell>
              <table:table-cell office:value-type="float" office:value="6.17069888114929">
                <text:p>6.17069888114929</text:p>
              </table:table-cell>
              <table:table-cell office:value-type="float" office:value="6.2040548324585">
                <text:p>6.2040548324585</text:p>
              </table:table-cell>
              <table:table-cell office:value-type="float" office:value="6.30412244796753">
                <text:p>6.30412244796753</text:p>
              </table:table-cell>
              <table:table-cell office:value-type="float" office:value="6.37083387374878">
                <text:p>6.37083387374878</text:p>
              </table:table-cell>
              <table:table-cell office:value-type="float" office:value="6.43754529953003">
                <text:p>6.43754529953003</text:p>
              </table:table-cell>
              <table:table-cell office:value-type="float" office:value="6.47090101242065">
                <text:p>6.47090101242065</text:p>
              </table:table-cell>
              <table:table-cell office:value-type="float" office:value="6.50425672531128">
                <text:p>6.50425672531128</text:p>
              </table:table-cell>
              <table:table-cell office:value-type="float" office:value="6.5376124382019">
                <text:p>6.5376124382019</text:p>
              </table:table-cell>
              <table:table-cell office:value-type="float" office:value="6.57096815109253">
                <text:p>6.57096815109253</text:p>
              </table:table-cell>
              <table:table-cell office:value-type="float" office:value="6.60432386398315">
                <text:p>6.60432386398315</text:p>
              </table:table-cell>
              <table:table-cell office:value-type="float" office:value="6.87116861343384">
                <text:p>6.87116861343384</text:p>
              </table:table-cell>
              <table:table-cell office:value-type="float" office:value="6.93787980079651">
                <text:p>6.93787980079651</text:p>
              </table:table-cell>
              <table:table-cell office:value-type="float" office:value="7.4048707485199">
                <text:p>7.4048707485199</text:p>
              </table:table-cell>
              <table:table-cell office:value-type="float" office:value="7.43822908401489">
                <text:p>7.43822908401489</text:p>
              </table:table-cell>
              <table:table-cell office:value-type="float" office:value="7.47158741950989">
                <text:p>7.47158741950989</text:p>
              </table:table-cell>
              <table:table-cell office:value-type="float" office:value="7.50494575500488">
                <text:p>7.50494575500488</text:p>
              </table:table-cell>
              <table:table-cell office:value-type="float" office:value="7.57166242599487">
                <text:p>7.57166242599487</text:p>
              </table:table-cell>
              <table:table-cell office:value-type="float" office:value="7.97196316719055">
                <text:p>7.97196316719055</text:p>
              </table:table-cell>
              <table:table-cell office:value-type="float" office:value="8.07203841209412">
                <text:p>8.07203841209412</text:p>
              </table:table-cell>
              <table:table-cell office:value-type="float" office:value="8.10539674758911">
                <text:p>8.10539674758911</text:p>
              </table:table-cell>
              <table:table-cell office:value-type="float" office:value="8.17211365699768">
                <text:p>8.17211365699768</text:p>
              </table:table-cell>
              <table:table-cell office:value-type="float" office:value="8.23883008956909">
                <text:p>8.23883008956909</text:p>
              </table:table-cell>
              <table:table-cell office:value-type="float" office:value="8.27218675613403">
                <text:p>8.27218675613403</text:p>
              </table:table-cell>
              <table:table-cell office:value-type="float" office:value="8.3055431842804">
                <text:p>8.3055431842804</text:p>
              </table:table-cell>
              <table:table-cell office:value-type="float" office:value="8.33889961242676">
                <text:p>8.33889961242676</text:p>
              </table:table-cell>
              <table:table-cell office:value-type="float" office:value="8.40561294555664">
                <text:p>8.40561294555664</text:p>
              </table:table-cell>
              <table:table-cell office:value-type="float" office:value="8.438969373703">
                <text:p>8.438969373703</text:p>
              </table:table-cell>
              <table:table-cell office:value-type="float" office:value="8.63910841941834">
                <text:p>8.63910841941834</text:p>
              </table:table-cell>
              <table:table-cell office:value-type="float" office:value="8.70582127571106">
                <text:p>8.70582127571106</text:p>
              </table:table-cell>
              <table:table-cell office:value-type="float" office:value="8.77253437042236">
                <text:p>8.77253437042236</text:p>
              </table:table-cell>
              <table:table-cell office:value-type="float" office:value="8.83924746513367">
                <text:p>8.83924746513367</text:p>
              </table:table-cell>
              <table:table-cell office:value-type="float" office:value="8.9726734161377">
                <text:p>8.9726734161377</text:p>
              </table:table-cell>
              <table:table-cell office:value-type="float" office:value="9.039386510849">
                <text:p>9.039386510849</text:p>
              </table:table-cell>
              <table:table-cell office:value-type="float" office:value="9.23952555656433">
                <text:p>9.23952555656433</text:p>
              </table:table-cell>
              <table:table-cell office:value-type="float" office:value="9.27288794517517">
                <text:p>9.27288794517517</text:p>
              </table:table-cell>
              <table:table-cell office:value-type="float" office:value="9.30625081062317">
                <text:p>9.30625081062317</text:p>
              </table:table-cell>
              <table:table-cell office:value-type="float" office:value="9.33961367607117">
                <text:p>9.33961367607117</text:p>
              </table:table-cell>
              <table:table-cell office:value-type="float" office:value="9.37297630310059">
                <text:p>9.37297630310059</text:p>
              </table:table-cell>
              <table:table-cell office:value-type="float" office:value="9.40633916854858">
                <text:p>9.40633916854858</text:p>
              </table:table-cell>
              <table:table-cell office:value-type="float" office:value="9.63988161087036">
                <text:p>9.63988161087036</text:p>
              </table:table-cell>
              <table:table-cell office:value-type="float" office:value="9.97352027893066">
                <text:p>9.97352027893066</text:p>
              </table:table-cell>
              <table:table-cell office:value-type="float" office:value="10.2404365539551">
                <text:p>10.2404365539551</text:p>
              </table:table-cell>
              <table:table-cell office:value-type="float" office:value="10.3071517944336">
                <text:p>10.3071517944336</text:p>
              </table:table-cell>
              <table:table-cell office:value-type="float" office:value="10.3405096530914">
                <text:p>10.3405096530914</text:p>
              </table:table-cell>
              <table:table-cell office:value-type="float" office:value="10.3738670349121">
                <text:p>10.3738670349121</text:p>
              </table:table-cell>
              <table:table-cell office:value-type="float" office:value="10.4405822753906">
                <text:p>10.4405822753906</text:p>
              </table:table-cell>
              <table:table-cell office:value-type="float" office:value="10.5072977542877">
                <text:p>10.5072977542877</text:p>
              </table:table-cell>
              <table:table-cell office:value-type="float" office:value="10.5740129947662">
                <text:p>10.5740129947662</text:p>
              </table:table-cell>
              <table:table-cell office:value-type="float" office:value="10.840874671936">
                <text:p>10.840874671936</text:p>
              </table:table-cell>
              <table:table-cell office:value-type="float" office:value="10.8742322921753">
                <text:p>10.8742322921753</text:p>
              </table:table-cell>
              <table:table-cell office:value-type="float" office:value="10.9075899124146">
                <text:p>10.9075899124146</text:p>
              </table:table-cell>
              <table:table-cell office:value-type="float" office:value="11.1410939693451">
                <text:p>11.1410939693451</text:p>
              </table:table-cell>
              <table:table-cell office:value-type="float" office:value="11.4413394927979">
                <text:p>11.4413394927979</text:p>
              </table:table-cell>
              <table:table-cell office:value-type="float" office:value="11.508064031601">
                <text:p>11.508064031601</text:p>
              </table:table-cell>
              <table:table-cell office:value-type="float" office:value="11.7416007518768">
                <text:p>11.7416007518768</text:p>
              </table:table-cell>
              <table:table-cell office:value-type="float" office:value="11.7749631404877">
                <text:p>11.7749631404877</text:p>
              </table:table-cell>
              <table:table-cell office:value-type="float" office:value="11.8083257675171">
                <text:p>11.8083257675171</text:p>
              </table:table-cell>
              <table:table-cell office:value-type="float" office:value="12.0418648719788">
                <text:p>12.0418648719788</text:p>
              </table:table-cell>
              <table:table-cell office:value-type="float" office:value="12.0752277374268">
                <text:p>12.0752277374268</text:p>
              </table:table-cell>
              <table:table-cell office:value-type="float" office:value="12.3421139717102">
                <text:p>12.3421139717102</text:p>
              </table:table-cell>
              <table:table-cell office:value-type="float" office:value="12.3754713535309">
                <text:p>12.3754713535309</text:p>
              </table:table-cell>
              <table:table-cell office:value-type="float" office:value="12.9091863632202">
                <text:p>12.9091863632202</text:p>
              </table:table-cell>
              <table:table-cell office:value-type="float" office:value="12.9759006500244">
                <text:p>12.9759006500244</text:p>
              </table:table-cell>
              <table:table-cell office:value-type="float" office:value="13.0426149368286">
                <text:p>13.0426149368286</text:p>
              </table:table-cell>
              <table:table-cell office:value-type="float" office:value="13.2761163711548">
                <text:p>13.2761163711548</text:p>
              </table:table-cell>
              <table:table-cell office:value-type="float" office:value="13.3094742298126">
                <text:p>13.3094742298126</text:p>
              </table:table-cell>
              <table:table-cell office:value-type="float" office:value="13.4778697490692">
                <text:p>13.4778697490692</text:p>
              </table:table-cell>
              <table:table-cell office:value-type="float" office:value="13.5452420711517">
                <text:p>13.5452420711517</text:p>
              </table:table-cell>
              <table:table-cell office:value-type="float" office:value="13.6126224994659">
                <text:p>13.6126224994659</text:p>
              </table:table-cell>
              <table:table-cell office:value-type="float" office:value="13.7474081516266">
                <text:p>13.7474081516266</text:p>
              </table:table-cell>
              <table:table-cell office:value-type="float" office:value="13.7811095714569">
                <text:p>13.7811095714569</text:p>
              </table:table-cell>
              <table:table-cell office:value-type="float" office:value="13.8148131370544">
                <text:p>13.8148131370544</text:p>
              </table:table-cell>
              <table:table-cell office:value-type="float" office:value="13.8485186100006">
                <text:p>13.8485186100006</text:p>
              </table:table-cell>
              <table:table-cell office:value-type="float" office:value="13.915935754776">
                <text:p>13.915935754776</text:p>
              </table:table-cell>
              <table:table-cell office:value-type="float" office:value="13.9496474266052">
                <text:p>13.9496474266052</text:p>
              </table:table-cell>
              <table:table-cell office:value-type="float" office:value="14.0845143795013">
                <text:p>14.0845143795013</text:p>
              </table:table-cell>
              <table:table-cell office:value-type="float" office:value="14.1519598960876">
                <text:p>14.1519598960876</text:p>
              </table:table-cell>
              <table:table-cell office:value-type="float" office:value="14.1856861114502">
                <text:p>14.1856861114502</text:p>
              </table:table-cell>
              <table:table-cell office:value-type="float" office:value="14.253143787384">
                <text:p>14.253143787384</text:p>
              </table:table-cell>
              <table:table-cell office:value-type="float" office:value="14.3206014633179">
                <text:p>14.3206014633179</text:p>
              </table:table-cell>
              <table:table-cell office:value-type="float" office:value="14.3539266586304">
                <text:p>14.3539266586304</text:p>
              </table:table-cell>
              <table:table-cell office:value-type="float" office:value="14.4205756187439">
                <text:p>14.4205756187439</text:p>
              </table:table-cell>
              <table:table-cell office:value-type="float" office:value="14.4872238636017">
                <text:p>14.4872238636017</text:p>
              </table:table-cell>
              <table:table-cell office:value-type="float" office:value="14.5538711547852">
                <text:p>14.5538711547852</text:p>
              </table:table-cell>
              <table:table-cell office:value-type="float" office:value="14.5871942043304">
                <text:p>14.5871942043304</text:p>
              </table:table-cell>
              <table:table-cell office:value-type="float" office:value="14.7204837799072">
                <text:p>14.7204837799072</text:p>
              </table:table-cell>
              <table:table-cell office:value-type="float" office:value="14.753805398941">
                <text:p>14.753805398941</text:p>
              </table:table-cell>
              <table:table-cell office:value-type="float" office:value="14.8204481601715">
                <text:p>14.8204481601715</text:p>
              </table:table-cell>
              <table:table-cell office:value-type="float" office:value="17.3196778297424">
                <text:p>17.3196778297424</text:p>
              </table:table-cell>
              <table:table-cell office:value-type="float" office:value="17.3863291740417">
                <text:p>17.3863291740417</text:p>
              </table:table-cell>
              <table:table-cell office:value-type="float" office:value="17.4196543693542">
                <text:p>17.4196543693542</text:p>
              </table:table-cell>
              <table:table-cell office:value-type="float" office:value="17.4529793262482">
                <text:p>17.4529793262482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flat11.A6:flat11.A6</svg:desc>
                </draw:g>
              </table:table-cell>
              <table:table-cell office:value-type="float" office:value="0.300956249960925">
                <text:p>0.300956249960925</text:p>
                <draw:g>
                  <svg:desc>flat11.B6:flat11.GY6</svg:desc>
                </draw:g>
              </table:table-cell>
              <table:table-cell office:value-type="float" office:value="0.300969573988098">
                <text:p>0.300969573988098</text:p>
              </table:table-cell>
              <table:table-cell office:value-type="float" office:value="0.300934482725786">
                <text:p>0.300934482725786</text:p>
              </table:table-cell>
              <table:table-cell office:value-type="float" office:value="0.300987062380797">
                <text:p>0.300987062380797</text:p>
              </table:table-cell>
              <table:table-cell office:value-type="float" office:value="0.300961296210252">
                <text:p>0.300961296210252</text:p>
              </table:table-cell>
              <table:table-cell office:value-type="float" office:value="0.300958036406113">
                <text:p>0.300958036406113</text:p>
              </table:table-cell>
              <table:table-cell office:value-type="float" office:value="0.301004854019587">
                <text:p>0.301004854019587</text:p>
              </table:table-cell>
              <table:table-cell office:value-type="float" office:value="0.30098503393231">
                <text:p>0.30098503393231</text:p>
              </table:table-cell>
              <table:table-cell office:value-type="float" office:value="0.300965096432">
                <text:p>0.300965096432</text:p>
              </table:table-cell>
              <table:table-cell office:value-type="float" office:value="0.301066780034354">
                <text:p>0.301066780034354</text:p>
              </table:table-cell>
              <table:table-cell office:value-type="float" office:value="0.300990138430107">
                <text:p>0.300990138430107</text:p>
              </table:table-cell>
              <table:table-cell office:value-type="float" office:value="0.301006221833455">
                <text:p>0.301006221833455</text:p>
              </table:table-cell>
              <table:table-cell office:value-type="float" office:value="0.30099778568399">
                <text:p>0.30099778568399</text:p>
              </table:table-cell>
              <table:table-cell office:value-type="float" office:value="0.300993882154395">
                <text:p>0.300993882154395</text:p>
              </table:table-cell>
              <table:table-cell office:value-type="float" office:value="0.300999613057686">
                <text:p>0.300999613057686</text:p>
              </table:table-cell>
              <table:table-cell office:value-type="float" office:value="0.300983534315909">
                <text:p>0.300983534315909</text:p>
              </table:table-cell>
              <table:table-cell office:value-type="float" office:value="0.300972586620559">
                <text:p>0.300972586620559</text:p>
              </table:table-cell>
              <table:table-cell office:value-type="float" office:value="0.300970981339928">
                <text:p>0.300970981339928</text:p>
              </table:table-cell>
              <table:table-cell office:value-type="float" office:value="0.300992652649304">
                <text:p>0.300992652649304</text:p>
              </table:table-cell>
              <table:table-cell office:value-type="float" office:value="0.300941763327305">
                <text:p>0.300941763327305</text:p>
              </table:table-cell>
              <table:table-cell office:value-type="float" office:value="0.300982937030777">
                <text:p>0.300982937030777</text:p>
              </table:table-cell>
              <table:table-cell office:value-type="float" office:value="0.301010525554485">
                <text:p>0.301010525554485</text:p>
              </table:table-cell>
              <table:table-cell office:value-type="float" office:value="0.300986807255947">
                <text:p>0.300986807255947</text:p>
              </table:table-cell>
              <table:table-cell office:value-type="float" office:value="0.30099809546839">
                <text:p>0.30099809546839</text:p>
              </table:table-cell>
              <table:table-cell office:value-type="float" office:value="0.300992642281479">
                <text:p>0.300992642281479</text:p>
              </table:table-cell>
              <table:table-cell office:value-type="float" office:value="0.300988243104116">
                <text:p>0.300988243104116</text:p>
              </table:table-cell>
              <table:table-cell office:value-type="float" office:value="0.300987686888201">
                <text:p>0.300987686888201</text:p>
              </table:table-cell>
              <table:table-cell office:value-type="float" office:value="0.300977475045592">
                <text:p>0.300977475045592</text:p>
              </table:table-cell>
              <table:table-cell office:value-type="float" office:value="0.300989729090984">
                <text:p>0.300989729090984</text:p>
              </table:table-cell>
              <table:table-cell office:value-type="float" office:value="0.300988163984414">
                <text:p>0.300988163984414</text:p>
              </table:table-cell>
              <table:table-cell office:value-type="float" office:value="0.300979040690529">
                <text:p>0.300979040690529</text:p>
              </table:table-cell>
              <table:table-cell office:value-type="float" office:value="0.301012240864552">
                <text:p>0.301012240864552</text:p>
              </table:table-cell>
              <table:table-cell office:value-type="float" office:value="0.301067951818936">
                <text:p>0.301067951818936</text:p>
              </table:table-cell>
              <table:table-cell office:value-type="float" office:value="0.300973921278604">
                <text:p>0.300973921278604</text:p>
              </table:table-cell>
              <table:table-cell office:value-type="float" office:value="0.300994959152301">
                <text:p>0.300994959152301</text:p>
              </table:table-cell>
              <table:table-cell office:value-type="float" office:value="0.301096801639408">
                <text:p>0.301096801639408</text:p>
              </table:table-cell>
              <table:table-cell office:value-type="float" office:value="0.30100097802672">
                <text:p>0.30100097802672</text:p>
              </table:table-cell>
              <table:table-cell office:value-type="float" office:value="0.301093143767572">
                <text:p>0.301093143767572</text:p>
              </table:table-cell>
              <table:table-cell office:value-type="float" office:value="0.300972774873105">
                <text:p>0.300972774873105</text:p>
              </table:table-cell>
              <table:table-cell office:value-type="float" office:value="0.300960973332953">
                <text:p>0.300960973332953</text:p>
              </table:table-cell>
              <table:table-cell office:value-type="float" office:value="0.301056586075751">
                <text:p>0.301056586075751</text:p>
              </table:table-cell>
              <table:table-cell office:value-type="float" office:value="0.301056787021157">
                <text:p>0.301056787021157</text:p>
              </table:table-cell>
              <table:table-cell office:value-type="float" office:value="0.301009922749471">
                <text:p>0.301009922749471</text:p>
              </table:table-cell>
              <table:table-cell office:value-type="float" office:value="0.301118898985548">
                <text:p>0.301118898985548</text:p>
              </table:table-cell>
              <table:table-cell office:value-type="float" office:value="0.300986083186285">
                <text:p>0.300986083186285</text:p>
              </table:table-cell>
              <table:table-cell office:value-type="float" office:value="0.300998923819635">
                <text:p>0.300998923819635</text:p>
              </table:table-cell>
              <table:table-cell office:value-type="float" office:value="0.300995877611598">
                <text:p>0.300995877611598</text:p>
              </table:table-cell>
              <table:table-cell office:value-type="float" office:value="0.301005970954905">
                <text:p>0.301005970954905</text:p>
              </table:table-cell>
              <table:table-cell office:value-type="float" office:value="0.301106226768313">
                <text:p>0.301106226768313</text:p>
              </table:table-cell>
              <table:table-cell office:value-type="float" office:value="0.301128232754414">
                <text:p>0.301128232754414</text:p>
              </table:table-cell>
              <table:table-cell office:value-type="float" office:value="0.300959981591695">
                <text:p>0.300959981591695</text:p>
              </table:table-cell>
              <table:table-cell office:value-type="float" office:value="0.300946172697878">
                <text:p>0.300946172697878</text:p>
              </table:table-cell>
              <table:table-cell office:value-type="float" office:value="0.301041355667844">
                <text:p>0.301041355667844</text:p>
              </table:table-cell>
              <table:table-cell office:value-type="float" office:value="0.300968583046851">
                <text:p>0.300968583046851</text:p>
              </table:table-cell>
              <table:table-cell office:value-type="float" office:value="0.300892272762025">
                <text:p>0.300892272762025</text:p>
              </table:table-cell>
              <table:table-cell office:value-type="float" office:value="0.300950820140279">
                <text:p>0.300950820140279</text:p>
              </table:table-cell>
              <table:table-cell office:value-type="float" office:value="0.3009656864567">
                <text:p>0.3009656864567</text:p>
              </table:table-cell>
              <table:table-cell office:value-type="float" office:value="0.300971293533137">
                <text:p>0.300971293533137</text:p>
              </table:table-cell>
              <table:table-cell office:value-type="float" office:value="0.300982912477728">
                <text:p>0.300982912477728</text:p>
              </table:table-cell>
              <table:table-cell office:value-type="float" office:value="0.30105828566683">
                <text:p>0.30105828566683</text:p>
              </table:table-cell>
              <table:table-cell office:value-type="float" office:value="0.301053494802875">
                <text:p>0.301053494802875</text:p>
              </table:table-cell>
              <table:table-cell office:value-type="float" office:value="0.30092680379716">
                <text:p>0.30092680379716</text:p>
              </table:table-cell>
              <table:table-cell office:value-type="float" office:value="0.300959260912973">
                <text:p>0.300959260912973</text:p>
              </table:table-cell>
              <table:table-cell office:value-type="float" office:value="0.30102522079937">
                <text:p>0.30102522079937</text:p>
              </table:table-cell>
              <table:table-cell office:value-type="float" office:value="0.301117273718953">
                <text:p>0.301117273718953</text:p>
              </table:table-cell>
              <table:table-cell office:value-type="float" office:value="0.301118002596996">
                <text:p>0.301118002596996</text:p>
              </table:table-cell>
              <table:table-cell office:value-type="float" office:value="0.30111518153621">
                <text:p>0.30111518153621</text:p>
              </table:table-cell>
              <table:table-cell office:value-type="float" office:value="0.301062186508626">
                <text:p>0.301062186508626</text:p>
              </table:table-cell>
              <table:table-cell office:value-type="float" office:value="0.301118167033766">
                <text:p>0.301118167033766</text:p>
              </table:table-cell>
              <table:table-cell office:value-type="float" office:value="0.301103148807617">
                <text:p>0.301103148807617</text:p>
              </table:table-cell>
              <table:table-cell office:value-type="float" office:value="0.30113171241828">
                <text:p>0.30113171241828</text:p>
              </table:table-cell>
              <table:table-cell office:value-type="float" office:value="0.301055687504314">
                <text:p>0.301055687504314</text:p>
              </table:table-cell>
              <table:table-cell office:value-type="float" office:value="0.301105923136496">
                <text:p>0.301105923136496</text:p>
              </table:table-cell>
              <table:table-cell office:value-type="float" office:value="0.301093814259642">
                <text:p>0.301093814259642</text:p>
              </table:table-cell>
              <table:table-cell office:value-type="float" office:value="0.301144718821765">
                <text:p>0.301144718821765</text:p>
              </table:table-cell>
              <table:table-cell office:value-type="float" office:value="0.301074960096032">
                <text:p>0.301074960096032</text:p>
              </table:table-cell>
              <table:table-cell office:value-type="float" office:value="0.301121171326422">
                <text:p>0.301121171326422</text:p>
              </table:table-cell>
              <table:table-cell office:value-type="float" office:value="0.301443796720282">
                <text:p>0.301443796720282</text:p>
              </table:table-cell>
              <table:table-cell office:value-type="float" office:value="0.300599107938657">
                <text:p>0.300599107938657</text:p>
              </table:table-cell>
              <table:table-cell office:value-type="float" office:value="0.299725626064211">
                <text:p>0.299725626064211</text:p>
              </table:table-cell>
              <table:table-cell office:value-type="float" office:value="0.302381456472284">
                <text:p>0.302381456472284</text:p>
              </table:table-cell>
              <table:table-cell office:value-type="float" office:value="0.302111463056853">
                <text:p>0.302111463056853</text:p>
              </table:table-cell>
              <table:table-cell office:value-type="float" office:value="0.300546377902382">
                <text:p>0.300546377902382</text:p>
              </table:table-cell>
              <table:table-cell office:value-type="float" office:value="0.301947962488708">
                <text:p>0.301947962488708</text:p>
              </table:table-cell>
              <table:table-cell office:value-type="float" office:value="0.302170513749873">
                <text:p>0.302170513749873</text:p>
              </table:table-cell>
              <table:table-cell office:value-type="float" office:value="0.308127117988422">
                <text:p>0.308127117988422</text:p>
              </table:table-cell>
              <table:table-cell office:value-type="float" office:value="0.305899356506015">
                <text:p>0.305899356506015</text:p>
              </table:table-cell>
              <table:table-cell office:value-type="float" office:value="0.307971220705802">
                <text:p>0.307971220705802</text:p>
              </table:table-cell>
              <table:table-cell office:value-type="float" office:value="0.309473311272857">
                <text:p>0.309473311272857</text:p>
              </table:table-cell>
              <table:table-cell office:value-type="float" office:value="0.30589956611552">
                <text:p>0.30589956611552</text:p>
              </table:table-cell>
              <table:table-cell office:value-type="float" office:value="0.305533360412738">
                <text:p>0.305533360412738</text:p>
              </table:table-cell>
              <table:table-cell office:value-type="float" office:value="0.312193117144439">
                <text:p>0.312193117144439</text:p>
              </table:table-cell>
              <table:table-cell office:value-type="float" office:value="0.313316589604567">
                <text:p>0.313316589604567</text:p>
              </table:table-cell>
              <table:table-cell office:value-type="float" office:value="0.310795085638647">
                <text:p>0.310795085638647</text:p>
              </table:table-cell>
              <table:table-cell office:value-type="float" office:value="0.311314258936922">
                <text:p>0.311314258936922</text:p>
              </table:table-cell>
              <table:table-cell office:value-type="float" office:value="0.309166980981064">
                <text:p>0.309166980981064</text:p>
              </table:table-cell>
              <table:table-cell office:value-type="float" office:value="0.307960647136511">
                <text:p>0.307960647136511</text:p>
              </table:table-cell>
              <table:table-cell office:value-type="float" office:value="0.315240076417348">
                <text:p>0.315240076417348</text:p>
              </table:table-cell>
              <table:table-cell office:value-type="float" office:value="0.313930279327738">
                <text:p>0.313930279327738</text:p>
              </table:table-cell>
              <table:table-cell office:value-type="float" office:value="0.31103630126002">
                <text:p>0.31103630126002</text:p>
              </table:table-cell>
              <table:table-cell office:value-type="float" office:value="0.311508625022077">
                <text:p>0.311508625022077</text:p>
              </table:table-cell>
              <table:table-cell office:value-type="float" office:value="0.309254488937774">
                <text:p>0.309254488937774</text:p>
              </table:table-cell>
              <table:table-cell office:value-type="float" office:value="0.307341148397676">
                <text:p>0.307341148397676</text:p>
              </table:table-cell>
              <table:table-cell office:value-type="float" office:value="0.309106043450363">
                <text:p>0.309106043450363</text:p>
              </table:table-cell>
              <table:table-cell office:value-type="float" office:value="0.307709733378574">
                <text:p>0.307709733378574</text:p>
              </table:table-cell>
              <table:table-cell office:value-type="float" office:value="0.305702995673036">
                <text:p>0.305702995673036</text:p>
              </table:table-cell>
              <table:table-cell office:value-type="float" office:value="0.313714442187995">
                <text:p>0.313714442187995</text:p>
              </table:table-cell>
              <table:table-cell office:value-type="float" office:value="0.313246777824586">
                <text:p>0.313246777824586</text:p>
              </table:table-cell>
              <table:table-cell office:value-type="float" office:value="0.311332262973801">
                <text:p>0.311332262973801</text:p>
              </table:table-cell>
              <table:table-cell office:value-type="float" office:value="0.310755859686103">
                <text:p>0.310755859686103</text:p>
              </table:table-cell>
              <table:table-cell office:value-type="float" office:value="0.311504561066279">
                <text:p>0.311504561066279</text:p>
              </table:table-cell>
              <table:table-cell office:value-type="float" office:value="0.310241775129249">
                <text:p>0.310241775129249</text:p>
              </table:table-cell>
              <table:table-cell office:value-type="float" office:value="0.307395734383806">
                <text:p>0.307395734383806</text:p>
              </table:table-cell>
              <table:table-cell office:value-type="float" office:value="0.307978552915288">
                <text:p>0.307978552915288</text:p>
              </table:table-cell>
              <table:table-cell office:value-type="float" office:value="0.309098737274933">
                <text:p>0.309098737274933</text:p>
              </table:table-cell>
              <table:table-cell office:value-type="float" office:value="0.307958454779386">
                <text:p>0.307958454779386</text:p>
              </table:table-cell>
              <table:table-cell office:value-type="float" office:value="0.305045175035968">
                <text:p>0.305045175035968</text:p>
              </table:table-cell>
              <table:table-cell office:value-type="float" office:value="0.307926203015664">
                <text:p>0.307926203015664</text:p>
              </table:table-cell>
              <table:table-cell office:value-type="float" office:value="0.311670874642398">
                <text:p>0.311670874642398</text:p>
              </table:table-cell>
              <table:table-cell office:value-type="float" office:value="0.312904218450355">
                <text:p>0.312904218450355</text:p>
              </table:table-cell>
              <table:table-cell office:value-type="float" office:value="0.311884106433648">
                <text:p>0.311884106433648</text:p>
              </table:table-cell>
              <table:table-cell office:value-type="float" office:value="0.309520797933971">
                <text:p>0.309520797933971</text:p>
              </table:table-cell>
              <table:table-cell office:value-type="float" office:value="0.308753364995821">
                <text:p>0.308753364995821</text:p>
              </table:table-cell>
              <table:table-cell office:value-type="float" office:value="0.309791525849495">
                <text:p>0.309791525849495</text:p>
              </table:table-cell>
              <table:table-cell office:value-type="float" office:value="0.30672933319459">
                <text:p>0.30672933319459</text:p>
              </table:table-cell>
              <table:table-cell office:value-type="float" office:value="0.306886805683593">
                <text:p>0.306886805683593</text:p>
              </table:table-cell>
              <table:table-cell office:value-type="float" office:value="0.313273929617205">
                <text:p>0.313273929617205</text:p>
              </table:table-cell>
              <table:table-cell office:value-type="float" office:value="0.311391490158387">
                <text:p>0.311391490158387</text:p>
              </table:table-cell>
              <table:table-cell office:value-type="float" office:value="0.309092812102456">
                <text:p>0.309092812102456</text:p>
              </table:table-cell>
              <table:table-cell office:value-type="float" office:value="0.309337641180112">
                <text:p>0.309337641180112</text:p>
              </table:table-cell>
              <table:table-cell office:value-type="float" office:value="0.306034287677331">
                <text:p>0.306034287677331</text:p>
              </table:table-cell>
              <table:table-cell office:value-type="float" office:value="0.310857552301283">
                <text:p>0.310857552301283</text:p>
              </table:table-cell>
              <table:table-cell office:value-type="float" office:value="0.309356933066187">
                <text:p>0.309356933066187</text:p>
              </table:table-cell>
              <table:table-cell office:value-type="float" office:value="0.30879489460474">
                <text:p>0.30879489460474</text:p>
              </table:table-cell>
              <table:table-cell office:value-type="float" office:value="0.307299222499647">
                <text:p>0.307299222499647</text:p>
              </table:table-cell>
              <table:table-cell office:value-type="float" office:value="0.30845736855024">
                <text:p>0.30845736855024</text:p>
              </table:table-cell>
              <table:table-cell office:value-type="float" office:value="0.310658618483184">
                <text:p>0.310658618483184</text:p>
              </table:table-cell>
              <table:table-cell office:value-type="float" office:value="0.311301001590398">
                <text:p>0.311301001590398</text:p>
              </table:table-cell>
              <table:table-cell office:value-type="float" office:value="0.310108185075639">
                <text:p>0.310108185075639</text:p>
              </table:table-cell>
              <table:table-cell office:value-type="float" office:value="0.306971079027962">
                <text:p>0.306971079027962</text:p>
              </table:table-cell>
              <table:table-cell office:value-type="float" office:value="0.307271435609183">
                <text:p>0.307271435609183</text:p>
              </table:table-cell>
              <table:table-cell office:value-type="float" office:value="0.307348075080703">
                <text:p>0.307348075080703</text:p>
              </table:table-cell>
              <table:table-cell office:value-type="float" office:value="0.30602856128367">
                <text:p>0.30602856128367</text:p>
              </table:table-cell>
              <table:table-cell office:value-type="float" office:value="0.305969642293404">
                <text:p>0.305969642293404</text:p>
              </table:table-cell>
              <table:table-cell office:value-type="float" office:value="0.306631921939574">
                <text:p>0.306631921939574</text:p>
              </table:table-cell>
              <table:table-cell office:value-type="float" office:value="0.306582840729073">
                <text:p>0.306582840729073</text:p>
              </table:table-cell>
              <table:table-cell office:value-type="float" office:value="0.3103821945216">
                <text:p>0.3103821945216</text:p>
              </table:table-cell>
              <table:table-cell office:value-type="float" office:value="0.311353551987975">
                <text:p>0.311353551987975</text:p>
              </table:table-cell>
              <table:table-cell office:value-type="float" office:value="0.308851061917789">
                <text:p>0.308851061917789</text:p>
              </table:table-cell>
              <table:table-cell office:value-type="float" office:value="0.307676812055452">
                <text:p>0.307676812055452</text:p>
              </table:table-cell>
              <table:table-cell office:value-type="float" office:value="0.30849849802276">
                <text:p>0.30849849802276</text:p>
              </table:table-cell>
              <table:table-cell office:value-type="float" office:value="0.308570741298374">
                <text:p>0.308570741298374</text:p>
              </table:table-cell>
              <table:table-cell office:value-type="float" office:value="0.305712841685033">
                <text:p>0.305712841685033</text:p>
              </table:table-cell>
              <table:table-cell office:value-type="float" office:value="0.312147312681846">
                <text:p>0.312147312681846</text:p>
              </table:table-cell>
              <table:table-cell office:value-type="float" office:value="0.307109615192063">
                <text:p>0.307109615192063</text:p>
              </table:table-cell>
              <table:table-cell office:value-type="float" office:value="0.305770687275023">
                <text:p>0.305770687275023</text:p>
              </table:table-cell>
              <table:table-cell office:value-type="float" office:value="0.305111368189535">
                <text:p>0.305111368189535</text:p>
              </table:table-cell>
              <table:table-cell office:value-type="float" office:value="0.306354951189456">
                <text:p>0.306354951189456</text:p>
              </table:table-cell>
              <table:table-cell office:value-type="float" office:value="0.307038360118168">
                <text:p>0.307038360118168</text:p>
              </table:table-cell>
              <table:table-cell office:value-type="float" office:value="0.306102090340056">
                <text:p>0.306102090340056</text:p>
              </table:table-cell>
              <table:table-cell office:value-type="float" office:value="0.300818864191028">
                <text:p>0.300818864191028</text:p>
              </table:table-cell>
              <table:table-cell office:value-type="float" office:value="0.302005697715004">
                <text:p>0.302005697715004</text:p>
              </table:table-cell>
              <table:table-cell office:value-type="float" office:value="0.310012221146704">
                <text:p>0.310012221146704</text:p>
              </table:table-cell>
              <table:table-cell office:value-type="float" office:value="0.309859298105673">
                <text:p>0.309859298105673</text:p>
              </table:table-cell>
              <table:table-cell office:value-type="float" office:value="0.30983773615829">
                <text:p>0.30983773615829</text:p>
              </table:table-cell>
              <table:table-cell office:value-type="float" office:value="0.305142432863426">
                <text:p>0.305142432863426</text:p>
              </table:table-cell>
              <table:table-cell office:value-type="float" office:value="0.308711687059801">
                <text:p>0.308711687059801</text:p>
              </table:table-cell>
              <table:table-cell office:value-type="float" office:value="0.309840523614552">
                <text:p>0.309840523614552</text:p>
              </table:table-cell>
              <table:table-cell office:value-type="float" office:value="0.307772310832454">
                <text:p>0.307772310832454</text:p>
              </table:table-cell>
              <table:table-cell office:value-type="float" office:value="0.308036269515105">
                <text:p>0.308036269515105</text:p>
              </table:table-cell>
              <table:table-cell office:value-type="float" office:value="0.307688555352728">
                <text:p>0.307688555352728</text:p>
              </table:table-cell>
              <table:table-cell office:value-type="float" office:value="0.310925899038635">
                <text:p>0.310925899038635</text:p>
              </table:table-cell>
              <table:table-cell office:value-type="float" office:value="0.311496271224138">
                <text:p>0.311496271224138</text:p>
              </table:table-cell>
              <table:table-cell office:value-type="float" office:value="0.308646199128266">
                <text:p>0.308646199128266</text:p>
              </table:table-cell>
              <table:table-cell office:value-type="float" office:value="0.309246089856301">
                <text:p>0.309246089856301</text:p>
              </table:table-cell>
              <table:table-cell office:value-type="float" office:value="0.310060618144078">
                <text:p>0.310060618144078</text:p>
              </table:table-cell>
              <table:table-cell office:value-type="float" office:value="0.307341962610284">
                <text:p>0.307341962610284</text:p>
              </table:table-cell>
              <table:table-cell office:value-type="float" office:value="0.305069080110424">
                <text:p>0.305069080110424</text:p>
              </table:table-cell>
              <table:table-cell office:value-type="float" office:value="0.305488373741589">
                <text:p>0.305488373741589</text:p>
              </table:table-cell>
              <table:table-cell office:value-type="float" office:value="0.30488625085918">
                <text:p>0.30488625085918</text:p>
              </table:table-cell>
              <table:table-cell office:value-type="float" office:value="0.307819234864667">
                <text:p>0.307819234864667</text:p>
              </table:table-cell>
              <table:table-cell office:value-type="float" office:value="0.30493980301508">
                <text:p>0.30493980301508</text:p>
              </table:table-cell>
              <table:table-cell office:value-type="float" office:value="0.306354735625891">
                <text:p>0.306354735625891</text:p>
              </table:table-cell>
              <table:table-cell office:value-type="float" office:value="0.309634265043666">
                <text:p>0.309634265043666</text:p>
              </table:table-cell>
              <table:table-cell office:value-type="float" office:value="0.310768244732783">
                <text:p>0.310768244732783</text:p>
              </table:table-cell>
              <table:table-cell office:value-type="float" office:value="0.309843814604929">
                <text:p>0.309843814604929</text:p>
              </table:table-cell>
              <table:table-cell office:value-type="float" office:value="0.307940616344512">
                <text:p>0.307940616344512</text:p>
              </table:table-cell>
              <table:table-cell office:value-type="float" office:value="0.307437633795218">
                <text:p>0.307437633795218</text:p>
              </table:table-cell>
              <table:table-cell office:value-type="float" office:value="0.307000585270636">
                <text:p>0.307000585270636</text:p>
              </table:table-cell>
              <table:table-cell office:value-type="float" office:value="0.309937906930387">
                <text:p>0.309937906930387</text:p>
              </table:table-cell>
              <table:table-cell office:value-type="float" office:value="0.305813020772698">
                <text:p>0.305813020772698</text:p>
              </table:table-cell>
              <table:table-cell office:value-type="float" office:value="0.305799751655708">
                <text:p>0.305799751655708</text:p>
              </table:table-cell>
              <table:table-cell office:value-type="float" office:value="0.3053073240349">
                <text:p>0.3053073240349</text:p>
              </table:table-cell>
              <table:table-cell office:value-type="float" office:value="0.306752641140019">
                <text:p>0.306752641140019</text:p>
              </table:table-cell>
              <table:table-cell office:value-type="float" office:value="0.30944864005756">
                <text:p>0.30944864005756</text:p>
              </table:table-cell>
              <table:table-cell office:value-type="float" office:value="0.310439161093941">
                <text:p>0.310439161093941</text:p>
              </table:table-cell>
              <table:table-cell office:value-type="float" office:value="0.308383280676643">
                <text:p>0.308383280676643</text:p>
              </table:table-cell>
              <table:table-cell office:value-type="float" office:value="0.308937822482125">
                <text:p>0.308937822482125</text:p>
              </table:table-cell>
              <table:table-cell office:value-type="float" office:value="0.309342946062744">
                <text:p>0.309342946062744</text:p>
              </table:table-cell>
              <table:table-cell office:value-type="float" office:value="0.310584203463146">
                <text:p>0.310584203463146</text:p>
              </table:table-cell>
              <table:table-cell office:value-type="float" office:value="0.308367653153317">
                <text:p>0.308367653153317</text:p>
              </table:table-cell>
              <table:table-cell office:value-type="float" office:value="0.30788191660278">
                <text:p>0.30788191660278</text:p>
              </table:table-cell>
              <table:table-cell office:value-type="float" office:value="0.310144237213846">
                <text:p>0.310144237213846</text:p>
              </table:table-cell>
              <table:table-cell office:value-type="float" office:value="0.313974510003473">
                <text:p>0.313974510003473</text:p>
              </table:table-cell>
              <table:table-cell office:value-type="float" office:value="0.315272065427258">
                <text:p>0.315272065427258</text:p>
              </table:table-cell>
              <table:table-cell office:value-type="float" office:value="0.315186568179961">
                <text:p>0.315186568179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